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92mm"/>
    </style:style>
    <style:style style:name="co2" style:family="table-column">
      <style:table-column-properties fo:break-before="auto" style:column-width="43.92mm"/>
    </style:style>
    <style:style style:name="co3" style:family="table-column">
      <style:table-column-properties fo:break-before="auto" style:column-width="37.3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8.78mm"/>
    </style:style>
    <style:style style:name="co6" style:family="table-column">
      <style:table-column-properties fo:break-before="auto" style:column-width="30.85mm"/>
    </style:style>
    <style:style style:name="co7" style:family="table-column">
      <style:table-column-properties fo:break-before="auto" style:column-width="22.6mm"/>
    </style:style>
    <style:style style:name="co8" style:family="table-column">
      <style:table-column-properties fo:break-before="auto" style:column-width="90.77mm"/>
    </style:style>
    <style:style style:name="co9" style:family="table-column">
      <style:table-column-properties fo:break-before="auto" style:column-width="65.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 style:data-style-name="N99"/>
    <style:style style:name="ce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cc00"/>
    </style:style>
    <style:style style:name="ce8" style:family="table-cell" style:parent-style-name="Default" style:data-style-name="N37"/>
    <style:style style:name="ce9" style:family="table-cell" style:parent-style-name="Default">
      <style:table-cell-properties fo:background-color="#99ff66"/>
    </style:style>
    <style:style style:name="ce10" style:family="table-cell" style:parent-style-name="Default">
      <style:table-cell-properties fo:background-color="#ff6600"/>
    </style:style>
    <style:style style:name="ce11" style:family="table-cell" style:parent-style-name="Default">
      <style:table-cell-properties fo:background-color="#ffff99"/>
    </style:style>
    <style:style style:name="ce12" style:family="table-cell" style:parent-style-name="Default">
      <style:text-properties fo:color="#ff3333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2008" table:style-name="ta1">
        <table:shapes>
          <draw:frame draw:z-index="0" draw:style-name="gr1" draw:text-style-name="P1" svg:width="160.13mm" svg:height="90.05mm" svg:x="206.57mm" svg:y="5.03m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0.13mm" svg:height="90.05mm" svg:x="206.57mm" svg:y="108.66m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60.14mm" svg:height="90.04mm" svg:x="386.19mm" svg:y="5.31m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Countries</text:p>
          </table:table-cell>
          <table:table-cell office:value-type="string" calcext:value-type="string">
            <text:p>BirthRate(Per1000 - 2008)</text:p>
          </table:table-cell>
          <table:table-cell office:value-type="string" calcext:value-type="string">
            <text:p>LifeExpectancy(2008)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Me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46.613" calcext:value-type="float">
            <text:p>46.613</text:p>
          </table:table-cell>
          <table:table-cell office:value-type="float" office:value="47.532" calcext:value-type="float">
            <text:p>47.532</text:p>
          </table:table-cell>
          <table:table-cell office:value-type="string" calcext:value-type="string">
            <text:p>Nicaragua</text:p>
          </table:table-cell>
          <table:table-cell table:formula="of:=SQRT(([.B2]-VLOOKUP([.D2];[.A$1:.C$1048576];2;0))^2+([.C2]-VLOOKUP([.D2];[.A$1:.C$1048576];3;0))^2)" office:value-type="float" office:value="33.6177165494624" calcext:value-type="float">
            <text:p>33.6177165495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42.908" calcext:value-type="float">
            <text:p>42.908</text:p>
          </table:table-cell>
          <table:table-cell office:value-type="float" office:value="49.879" calcext:value-type="float">
            <text:p>49.879</text:p>
          </table:table-cell>
          <table:table-cell office:value-type="string" calcext:value-type="string">
            <text:p>Nicaragua</text:p>
          </table:table-cell>
          <table:table-cell table:formula="of:=SQRT(([.B3]-VLOOKUP([.D3];[.A$1:.C$1048576];2;0))^2+([.C3]-VLOOKUP([.D3];[.A$1:.C$1048576];3;0))^2)" office:value-type="float" office:value="29.4591696420656" calcext:value-type="float">
            <text:p>29.45916964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lize</text:p>
          </table:table-cell>
          <table:table-cell office:value-type="float" office:value="24.916" calcext:value-type="float">
            <text:p>24.916</text:p>
          </table:table-cell>
          <table:table-cell office:value-type="float" office:value="75.388" calcext:value-type="float">
            <text:p>75.388</text:p>
          </table:table-cell>
          <table:table-cell office:value-type="string" calcext:value-type="string">
            <text:p>Nicaragua</text:p>
          </table:table-cell>
          <table:table-cell table:formula="of:=SQRT(([.B4]-VLOOKUP([.D4];[.A$1:.C$1048576];2;0))^2+([.C4]-VLOOKUP([.D4];[.A$1:.C$1048576];3;0))^2)" office:value-type="float" office:value="2.2360342126184" calcext:value-type="float">
            <text:p>2.23603421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39.599" calcext:value-type="float">
            <text:p>39.599</text:p>
          </table:table-cell>
          <table:table-cell office:value-type="float" office:value="54.86" calcext:value-type="float">
            <text:p>54.86</text:p>
          </table:table-cell>
          <table:table-cell office:value-type="string" calcext:value-type="string">
            <text:p>Nicaragua</text:p>
          </table:table-cell>
          <table:table-cell table:formula="of:=SQRT(([.B5]-VLOOKUP([.D5];[.A$1:.C$1048576];2;0))^2+([.C5]-VLOOKUP([.D5];[.A$1:.C$1048576];3;0))^2)" office:value-type="float" office:value="23.4994861645952" calcext:value-type="float">
            <text:p>23.49948616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27.349" calcext:value-type="float">
            <text:p>27.349</text:p>
          </table:table-cell>
          <table:table-cell office:value-type="float" office:value="65.701" calcext:value-type="float">
            <text:p>65.701</text:p>
          </table:table-cell>
          <table:table-cell office:value-type="string" calcext:value-type="string">
            <text:p>Nicaragua</text:p>
          </table:table-cell>
          <table:table-cell table:formula="of:=SQRT(([.B6]-VLOOKUP([.D6];[.A$1:.C$1048576];2;0))^2+([.C6]-VLOOKUP([.D6];[.A$1:.C$1048576];3;0))^2)" office:value-type="float" office:value="7.86049012466781" calcext:value-type="float">
            <text:p>7.86049012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47.819" calcext:value-type="float">
            <text:p>47.819</text:p>
          </table:table-cell>
          <table:table-cell office:value-type="float" office:value="54.065" calcext:value-type="float">
            <text:p>54.065</text:p>
          </table:table-cell>
          <table:table-cell office:value-type="string" calcext:value-type="string">
            <text:p>Nicaragua</text:p>
          </table:table-cell>
          <table:table-cell table:formula="of:=SQRT(([.B7]-VLOOKUP([.D7];[.A$1:.C$1048576];2;0))^2+([.C7]-VLOOKUP([.D7];[.A$1:.C$1048576];3;0))^2)" office:value-type="float" office:value="29.8666801804285" calcext:value-type="float">
            <text:p>29.86668018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37.113" calcext:value-type="float">
            <text:p>37.113</text:p>
          </table:table-cell>
          <table:table-cell office:value-type="float" office:value="50.194" calcext:value-type="float">
            <text:p>50.194</text:p>
          </table:table-cell>
          <table:table-cell office:value-type="string" calcext:value-type="string">
            <text:p>Nicaragua</text:p>
          </table:table-cell>
          <table:table-cell table:formula="of:=SQRT(([.B8]-VLOOKUP([.D8];[.A$1:.C$1048576];2;0))^2+([.C8]-VLOOKUP([.D8];[.A$1:.C$1048576];3;0))^2)" office:value-type="float" office:value="26.0297119845764" calcext:value-type="float">
            <text:p>26.02971198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pe Verde</text:p>
          </table:table-cell>
          <table:table-cell office:value-type="float" office:value="24.261" calcext:value-type="float">
            <text:p>24.261</text:p>
          </table:table-cell>
          <table:table-cell office:value-type="float" office:value="73.587" calcext:value-type="float">
            <text:p>73.587</text:p>
          </table:table-cell>
          <table:table-cell office:value-type="string" calcext:value-type="string">
            <text:p>Nicaragua</text:p>
          </table:table-cell>
          <table:table-cell table:formula="of:=SQRT(([.B9]-VLOOKUP([.D9];[.A$1:.C$1048576];2;0))^2+([.C9]-VLOOKUP([.D9];[.A$1:.C$1048576];3;0))^2)" office:value-type="float" office:value="0.730017123086848" calcext:value-type="float">
            <text:p>0.73001712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45.84" calcext:value-type="float">
            <text:p>45.84</text:p>
          </table:table-cell>
          <table:table-cell office:value-type="float" office:value="48.634" calcext:value-type="float">
            <text:p>48.634</text:p>
          </table:table-cell>
          <table:table-cell office:value-type="string" calcext:value-type="string">
            <text:p>Nicaragua</text:p>
          </table:table-cell>
          <table:table-cell table:formula="of:=SQRT(([.B10]-VLOOKUP([.D10];[.A$1:.C$1048576];2;0))^2+([.C10]-VLOOKUP([.D10];[.A$1:.C$1048576];3;0))^2)" office:value-type="float" office:value="32.2776304117883" calcext:value-type="float">
            <text:p>32.27763041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oros</text:p>
          </table:table-cell>
          <table:table-cell office:value-type="float" office:value="32.746" calcext:value-type="float">
            <text:p>32.746</text:p>
          </table:table-cell>
          <table:table-cell office:value-type="float" office:value="59.882" calcext:value-type="float">
            <text:p>59.882</text:p>
          </table:table-cell>
          <table:table-cell office:value-type="string" calcext:value-type="string">
            <text:p>Nicaragua</text:p>
          </table:table-cell>
          <table:table-cell table:formula="of:=SQRT(([.B11]-VLOOKUP([.D11];[.A$1:.C$1048576];2;0))^2+([.C11]-VLOOKUP([.D11];[.A$1:.C$1048576];3;0))^2)" office:value-type="float" office:value="15.4433754406218" calcext:value-type="float">
            <text:p>15.44337544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go <text:s/>Dem. Rep.</text:p>
          </table:table-cell>
          <table:table-cell office:value-type="float" office:value="45.058" calcext:value-type="float">
            <text:p>45.058</text:p>
          </table:table-cell>
          <table:table-cell office:value-type="float" office:value="47.588" calcext:value-type="float">
            <text:p>47.588</text:p>
          </table:table-cell>
          <table:table-cell office:value-type="string" calcext:value-type="string">
            <text:p>Nicaragua</text:p>
          </table:table-cell>
          <table:table-cell table:formula="of:=SQRT(([.B12]-VLOOKUP([.D12];[.A$1:.C$1048576];2;0))^2+([.C12]-VLOOKUP([.D12];[.A$1:.C$1048576];3;0))^2)" office:value-type="float" office:value="32.5885459172391" calcext:value-type="float">
            <text:p>32.58854591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go <text:s/>Rep.</text:p>
          </table:table-cell>
          <table:table-cell office:value-type="float" office:value="34.744" calcext:value-type="float">
            <text:p>34.744</text:p>
          </table:table-cell>
          <table:table-cell office:value-type="float" office:value="56.187" calcext:value-type="float">
            <text:p>56.187</text:p>
          </table:table-cell>
          <table:table-cell office:value-type="string" calcext:value-type="string">
            <text:p>Nicaragua</text:p>
          </table:table-cell>
          <table:table-cell table:formula="of:=SQRT(([.B13]-VLOOKUP([.D13];[.A$1:.C$1048576];2;0))^2+([.C13]-VLOOKUP([.D13];[.A$1:.C$1048576];3;0))^2)" office:value-type="float" office:value="19.6411805144192" calcext:value-type="float">
            <text:p>19.64118051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te d'Ivoire</text:p>
          </table:table-cell>
          <table:table-cell office:value-type="float" office:value="35.127" calcext:value-type="float">
            <text:p>35.127</text:p>
          </table:table-cell>
          <table:table-cell office:value-type="float" office:value="53.328" calcext:value-type="float">
            <text:p>53.328</text:p>
          </table:table-cell>
          <table:table-cell office:value-type="string" calcext:value-type="string">
            <text:p>Nicaragua</text:p>
          </table:table-cell>
          <table:table-cell table:formula="of:=SQRT(([.B14]-VLOOKUP([.D14];[.A$1:.C$1048576];2;0))^2+([.C14]-VLOOKUP([.D14];[.A$1:.C$1048576];3;0))^2)" office:value-type="float" office:value="22.3313337264034" calcext:value-type="float">
            <text:p>22.33133372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24.83" calcext:value-type="float">
            <text:p>24.83</text:p>
          </table:table-cell>
          <table:table-cell office:value-type="float" office:value="72.507" calcext:value-type="float">
            <text:p>72.507</text:p>
          </table:table-cell>
          <table:table-cell office:value-type="string" calcext:value-type="string">
            <text:p>Nicaragua</text:p>
          </table:table-cell>
          <table:table-cell table:formula="of:=SQRT(([.B15]-VLOOKUP([.D15];[.A$1:.C$1048576];2;0))^2+([.C15]-VLOOKUP([.D15];[.A$1:.C$1048576];3;0))^2)" office:value-type="float" office:value="0.646250725338085" calcext:value-type="float">
            <text:p>0.64625072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float" office:value="38.027" calcext:value-type="float">
            <text:p>38.027</text:p>
          </table:table-cell>
          <table:table-cell office:value-type="float" office:value="50.2" calcext:value-type="float">
            <text:p>50.2</text:p>
          </table:table-cell>
          <table:table-cell office:value-type="string" calcext:value-type="string">
            <text:p>Nicaragua</text:p>
          </table:table-cell>
          <table:table-cell table:formula="of:=SQRT(([.B16]-VLOOKUP([.D16];[.A$1:.C$1048576];2;0))^2+([.C16]-VLOOKUP([.D16];[.A$1:.C$1048576];3;0))^2)" office:value-type="float" office:value="26.4674564323813" calcext:value-type="float">
            <text:p>26.46745643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itrea</text:p>
          </table:table-cell>
          <table:table-cell office:value-type="float" office:value="37.283" calcext:value-type="float">
            <text:p>37.283</text:p>
          </table:table-cell>
          <table:table-cell office:value-type="float" office:value="60.272" calcext:value-type="float">
            <text:p>60.272</text:p>
          </table:table-cell>
          <table:table-cell office:value-type="string" calcext:value-type="string">
            <text:p>Nicaragua</text:p>
          </table:table-cell>
          <table:table-cell table:formula="of:=SQRT(([.B17]-VLOOKUP([.D17];[.A$1:.C$1048576];2;0))^2+([.C17]-VLOOKUP([.D17];[.A$1:.C$1048576];3;0))^2)" office:value-type="float" office:value="17.9038930403418" calcext:value-type="float">
            <text:p>17.90389304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38.558" calcext:value-type="float">
            <text:p>38.558</text:p>
          </table:table-cell>
          <table:table-cell office:value-type="float" office:value="57.481" calcext:value-type="float">
            <text:p>57.481</text:p>
          </table:table-cell>
          <table:table-cell office:value-type="string" calcext:value-type="string">
            <text:p>Nicaragua</text:p>
          </table:table-cell>
          <table:table-cell table:formula="of:=SQRT(([.B18]-VLOOKUP([.D18];[.A$1:.C$1048576];2;0))^2+([.C18]-VLOOKUP([.D18];[.A$1:.C$1048576];3;0))^2)" office:value-type="float" office:value="20.8224802557236" calcext:value-type="float">
            <text:p>20.82248025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float" office:value="25.229" calcext:value-type="float">
            <text:p>25.229</text:p>
          </table:table-cell>
          <table:table-cell office:value-type="float" office:value="75.979" calcext:value-type="float">
            <text:p>75.979</text:p>
          </table:table-cell>
          <table:table-cell office:value-type="string" calcext:value-type="string">
            <text:p>Nicaragua</text:p>
          </table:table-cell>
          <table:table-cell table:formula="of:=SQRT(([.B19]-VLOOKUP([.D19];[.A$1:.C$1048576];2;0))^2+([.C19]-VLOOKUP([.D19];[.A$1:.C$1048576];3;0))^2)" office:value-type="float" office:value="2.8515674636943" calcext:value-type="float">
            <text:p>2.85156746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mbia</text:p>
          </table:table-cell>
          <table:table-cell office:value-type="float" office:value="36.993" calcext:value-type="float">
            <text:p>36.993</text:p>
          </table:table-cell>
          <table:table-cell office:value-type="float" office:value="57.522" calcext:value-type="float">
            <text:p>57.522</text:p>
          </table:table-cell>
          <table:table-cell office:value-type="string" calcext:value-type="string">
            <text:p>Nicaragua</text:p>
          </table:table-cell>
          <table:table-cell table:formula="of:=SQRT(([.B20]-VLOOKUP([.D20];[.A$1:.C$1048576];2;0))^2+([.C20]-VLOOKUP([.D20];[.A$1:.C$1048576];3;0))^2)" office:value-type="float" office:value="19.7946756982781" calcext:value-type="float">
            <text:p>19.79467569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32.507" calcext:value-type="float">
            <text:p>32.507</text:p>
          </table:table-cell>
          <table:table-cell office:value-type="float" office:value="62.88" calcext:value-type="float">
            <text:p>62.88</text:p>
          </table:table-cell>
          <table:table-cell office:value-type="string" calcext:value-type="string">
            <text:p>Nicaragua</text:p>
          </table:table-cell>
          <table:table-cell table:formula="of:=SQRT(([.B21]-VLOOKUP([.D21];[.A$1:.C$1048576];2;0))^2+([.C21]-VLOOKUP([.D21];[.A$1:.C$1048576];3;0))^2)" office:value-type="float" office:value="12.8138522701021" calcext:value-type="float">
            <text:p>12.81385227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33.25" calcext:value-type="float">
            <text:p>33.25</text:p>
          </table:table-cell>
          <table:table-cell office:value-type="float" office:value="70.447" calcext:value-type="float">
            <text:p>70.447</text:p>
          </table:table-cell>
          <table:table-cell office:value-type="string" calcext:value-type="string">
            <text:p>Nicaragua</text:p>
          </table:table-cell>
          <table:table-cell table:formula="of:=SQRT(([.B22]-VLOOKUP([.D22];[.A$1:.C$1048576];2;0))^2+([.C22]-VLOOKUP([.D22];[.A$1:.C$1048576];3;0))^2)" office:value-type="float" office:value="8.82700628752467" calcext:value-type="float">
            <text:p>8.82700628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39.88" calcext:value-type="float">
            <text:p>39.88</text:p>
          </table:table-cell>
          <table:table-cell office:value-type="float" office:value="52.692" calcext:value-type="float">
            <text:p>52.692</text:p>
          </table:table-cell>
          <table:table-cell office:value-type="string" calcext:value-type="string">
            <text:p>Nicaragua</text:p>
          </table:table-cell>
          <table:table-cell table:formula="of:=SQRT(([.B23]-VLOOKUP([.D23];[.A$1:.C$1048576];2;0))^2+([.C23]-VLOOKUP([.D23];[.A$1:.C$1048576];3;0))^2)" office:value-type="float" office:value="25.3892407330349" calcext:value-type="float">
            <text:p>25.3892407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float" office:value="41.357" calcext:value-type="float">
            <text:p>41.357</text:p>
          </table:table-cell>
          <table:table-cell office:value-type="float" office:value="46.979" calcext:value-type="float">
            <text:p>46.979</text:p>
          </table:table-cell>
          <table:table-cell office:value-type="string" calcext:value-type="string">
            <text:p>Nicaragua</text:p>
          </table:table-cell>
          <table:table-cell table:formula="of:=SQRT(([.B24]-VLOOKUP([.D24];[.A$1:.C$1048576];2;0))^2+([.C24]-VLOOKUP([.D24];[.A$1:.C$1048576];3;0))^2)" office:value-type="float" office:value="30.9455224063191" calcext:value-type="float">
            <text:p>30.94552240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7.748" calcext:value-type="float">
            <text:p>27.748</text:p>
          </table:table-cell>
          <table:table-cell office:value-type="float" office:value="72.247" calcext:value-type="float">
            <text:p>72.247</text:p>
          </table:table-cell>
          <table:table-cell office:value-type="string" calcext:value-type="string">
            <text:p>Nicaragua</text:p>
          </table:table-cell>
          <table:table-cell table:formula="of:=SQRT(([.B25]-VLOOKUP([.D25];[.A$1:.C$1048576];2;0))^2+([.C25]-VLOOKUP([.D25];[.A$1:.C$1048576];3;0))^2)" office:value-type="float" office:value="3.03822908945327" calcext:value-type="float">
            <text:p>3.03822908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31.585" calcext:value-type="float">
            <text:p>31.585</text:p>
          </table:table-cell>
          <table:table-cell office:value-type="float" office:value="67.812" calcext:value-type="float">
            <text:p>67.812</text:p>
          </table:table-cell>
          <table:table-cell office:value-type="string" calcext:value-type="string">
            <text:p>Nicaragua</text:p>
          </table:table-cell>
          <table:table-cell table:formula="of:=SQRT(([.B26]-VLOOKUP([.D26];[.A$1:.C$1048576];2;0))^2+([.C26]-VLOOKUP([.D26];[.A$1:.C$1048576];3;0))^2)" office:value-type="float" office:value="8.59729317866967" calcext:value-type="float">
            <text:p>8.59729317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26.04" calcext:value-type="float">
            <text:p>26.04</text:p>
          </table:table-cell>
          <table:table-cell office:value-type="float" office:value="72.989" calcext:value-type="float">
            <text:p>72.989</text:p>
          </table:table-cell>
          <table:table-cell office:value-type="string" calcext:value-type="string">
            <text:p>Nicaragua</text:p>
          </table:table-cell>
          <table:table-cell table:formula="of:=SQRT(([.B27]-VLOOKUP([.D27];[.A$1:.C$1048576];2;0))^2+([.C27]-VLOOKUP([.D27];[.A$1:.C$1048576];3;0))^2)" office:value-type="float" office:value="1.20322898901248" calcext:value-type="float">
            <text:p>1.2032289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39.026" calcext:value-type="float">
            <text:p>39.026</text:p>
          </table:table-cell>
          <table:table-cell office:value-type="float" office:value="55.179" calcext:value-type="float">
            <text:p>55.179</text:p>
          </table:table-cell>
          <table:table-cell office:value-type="string" calcext:value-type="string">
            <text:p>Nicaragua</text:p>
          </table:table-cell>
          <table:table-cell table:formula="of:=SQRT(([.B28]-VLOOKUP([.D28];[.A$1:.C$1048576];2;0))^2+([.C28]-VLOOKUP([.D28];[.A$1:.C$1048576];3;0))^2)" office:value-type="float" office:value="22.8928014886776" calcext:value-type="float">
            <text:p>22.89280148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os</text:p>
          </table:table-cell>
          <table:table-cell office:value-type="float" office:value="27.612" calcext:value-type="float">
            <text:p>27.612</text:p>
          </table:table-cell>
          <table:table-cell office:value-type="float" office:value="66.237" calcext:value-type="float">
            <text:p>66.237</text:p>
          </table:table-cell>
          <table:table-cell office:value-type="string" calcext:value-type="string">
            <text:p>Nicaragua</text:p>
          </table:table-cell>
          <table:table-cell table:formula="of:=SQRT(([.B29]-VLOOKUP([.D29];[.A$1:.C$1048576];2;0))^2+([.C29]-VLOOKUP([.D29];[.A$1:.C$1048576];3;0))^2)" office:value-type="float" office:value="7.44786895695676" calcext:value-type="float">
            <text:p>7.4478689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beria</text:p>
          </table:table-cell>
          <table:table-cell office:value-type="float" office:value="38.556" calcext:value-type="float">
            <text:p>38.556</text:p>
          </table:table-cell>
          <table:table-cell office:value-type="float" office:value="54.77" calcext:value-type="float">
            <text:p>54.77</text:p>
          </table:table-cell>
          <table:table-cell office:value-type="string" calcext:value-type="string">
            <text:p>Nicaragua</text:p>
          </table:table-cell>
          <table:table-cell table:formula="of:=SQRT(([.B30]-VLOOKUP([.D30];[.A$1:.C$1048576];2;0))^2+([.C30]-VLOOKUP([.D30];[.A$1:.C$1048576];3;0))^2)" office:value-type="float" office:value="22.9312876437413" calcext:value-type="float">
            <text:p>22.93128764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bya</text:p>
          </table:table-cell>
          <table:table-cell office:value-type="float" office:value="23.415" calcext:value-type="float">
            <text:p>23.415</text:p>
          </table:table-cell>
          <table:table-cell office:value-type="float" office:value="74.143" calcext:value-type="float">
            <text:p>74.143</text:p>
          </table:table-cell>
          <table:table-cell office:value-type="string" calcext:value-type="string">
            <text:p>Nicaragua</text:p>
          </table:table-cell>
          <table:table-cell table:formula="of:=SQRT(([.B31]-VLOOKUP([.D31];[.A$1:.C$1048576];2;0))^2+([.C31]-VLOOKUP([.D31];[.A$1:.C$1048576];3;0))^2)" office:value-type="float" office:value="1.74172012677123" calcext:value-type="float">
            <text:p>1.74172012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36.191" calcext:value-type="float">
            <text:p>36.191</text:p>
          </table:table-cell>
          <table:table-cell office:value-type="float" office:value="65.856" calcext:value-type="float">
            <text:p>65.856</text:p>
          </table:table-cell>
          <table:table-cell office:value-type="string" calcext:value-type="string">
            <text:p>Nicaragua</text:p>
          </table:table-cell>
          <table:table-cell table:formula="of:=SQRT(([.B32]-VLOOKUP([.D32];[.A$1:.C$1048576];2;0))^2+([.C32]-VLOOKUP([.D32];[.A$1:.C$1048576];3;0))^2)" office:value-type="float" office:value="13.4873962646613" calcext:value-type="float">
            <text:p>13.48739626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40.455" calcext:value-type="float">
            <text:p>40.455</text:p>
          </table:table-cell>
          <table:table-cell office:value-type="float" office:value="51.866" calcext:value-type="float">
            <text:p>51.866</text:p>
          </table:table-cell>
          <table:table-cell office:value-type="string" calcext:value-type="string">
            <text:p>Nicaragua</text:p>
          </table:table-cell>
          <table:table-cell table:formula="of:=SQRT(([.B33]-VLOOKUP([.D33];[.A$1:.C$1048576];2;0))^2+([.C33]-VLOOKUP([.D33];[.A$1:.C$1048576];3;0))^2)" office:value-type="float" office:value="26.395355993053" calcext:value-type="float">
            <text:p>26.39535599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42.79" calcext:value-type="float">
            <text:p>42.79</text:p>
          </table:table-cell>
          <table:table-cell office:value-type="float" office:value="50.194" calcext:value-type="float">
            <text:p>50.194</text:p>
          </table:table-cell>
          <table:table-cell office:value-type="string" calcext:value-type="string">
            <text:p>Nicaragua</text:p>
          </table:table-cell>
          <table:table-cell table:formula="of:=SQRT(([.B34]-VLOOKUP([.D34];[.A$1:.C$1048576];2;0))^2+([.C34]-VLOOKUP([.D34];[.A$1:.C$1048576];3;0))^2)" office:value-type="float" office:value="29.1381372946179" calcext:value-type="float">
            <text:p>29.13813729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uritania</text:p>
          </table:table-cell>
          <table:table-cell office:value-type="float" office:value="33.798" calcext:value-type="float">
            <text:p>33.798</text:p>
          </table:table-cell>
          <table:table-cell office:value-type="float" office:value="57.711" calcext:value-type="float">
            <text:p>57.711</text:p>
          </table:table-cell>
          <table:table-cell office:value-type="string" calcext:value-type="string">
            <text:p>Nicaragua</text:p>
          </table:table-cell>
          <table:table-cell table:formula="of:=SQRT(([.B35]-VLOOKUP([.D35];[.A$1:.C$1048576];2;0))^2+([.C35]-VLOOKUP([.D35];[.A$1:.C$1048576];3;0))^2)" office:value-type="float" office:value="17.8481893759563" calcext:value-type="float">
            <text:p>17.8481893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yotte</text:p>
          </table:table-cell>
          <table:table-cell office:value-type="float" office:value="25.391" calcext:value-type="float">
            <text:p>25.391</text:p>
          </table:table-cell>
          <table:table-cell office:value-type="float" office:value="77.147" calcext:value-type="float">
            <text:p>77.147</text:p>
          </table:table-cell>
          <table:table-cell office:value-type="string" calcext:value-type="string">
            <text:p>Nicaragua</text:p>
          </table:table-cell>
          <table:table-cell table:formula="of:=SQRT(([.B36]-VLOOKUP([.D36];[.A$1:.C$1048576];2;0))^2+([.C36]-VLOOKUP([.D36];[.A$1:.C$1048576];3;0))^2)" office:value-type="float" office:value="4.0307424874333" calcext:value-type="float">
            <text:p>4.03074248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cronesia <text:s/>Fed. Sts.</text:p>
          </table:table-cell>
          <table:table-cell office:value-type="float" office:value="25.487" calcext:value-type="float">
            <text:p>25.487</text:p>
          </table:table-cell>
          <table:table-cell office:value-type="float" office:value="68.434" calcext:value-type="float">
            <text:p>68.434</text:p>
          </table:table-cell>
          <table:table-cell office:value-type="string" calcext:value-type="string">
            <text:p>Nicaragua</text:p>
          </table:table-cell>
          <table:table-cell table:formula="of:=SQRT(([.B37]-VLOOKUP([.D37];[.A$1:.C$1048576];2;0))^2+([.C37]-VLOOKUP([.D37];[.A$1:.C$1048576];3;0))^2)" office:value-type="float" office:value="4.76206698818907" calcext:value-type="float">
            <text:p>4.76206698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39.509" calcext:value-type="float">
            <text:p>39.509</text:p>
          </table:table-cell>
          <table:table-cell office:value-type="float" office:value="48.976" calcext:value-type="float">
            <text:p>48.976</text:p>
          </table:table-cell>
          <table:table-cell office:value-type="string" calcext:value-type="string">
            <text:p>Nicaragua</text:p>
          </table:table-cell>
          <table:table-cell table:formula="of:=SQRT(([.B38]-VLOOKUP([.D38];[.A$1:.C$1048576];2;0))^2+([.C38]-VLOOKUP([.D38];[.A$1:.C$1048576];3;0))^2)" office:value-type="float" office:value="28.2749403182394" calcext:value-type="float">
            <text:p>28.27494031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25.611" calcext:value-type="float">
            <text:p>25.611</text:p>
          </table:table-cell>
          <table:table-cell office:value-type="float" office:value="67.589" calcext:value-type="float">
            <text:p>67.589</text:p>
          </table:table-cell>
          <table:table-cell office:value-type="string" calcext:value-type="string">
            <text:p>Nicaragua</text:p>
          </table:table-cell>
          <table:table-cell table:formula="of:=SQRT(([.B39]-VLOOKUP([.D39];[.A$1:.C$1048576];2;0))^2+([.C39]-VLOOKUP([.D39];[.A$1:.C$1048576];3;0))^2)" office:value-type="float" office:value="5.61607202589141" calcext:value-type="float">
            <text:p>5.61607202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24.848" calcext:value-type="float">
            <text:p>24.848</text:p>
          </table:table-cell>
          <table:table-cell office:value-type="float" office:value="73.153" calcext:value-type="float">
            <text:p>73.153</text:p>
          </table:table-cell>
          <table:table-cell office:value-type="string" calcext:value-type="string">
            <text:p>Nicaragua</text:p>
          </table:table-cell>
          <table:table-cell table:formula="of:=SQRT(([.B40]-VLOOKUP([.D40];[.A$1:.C$1048576];2;0))^2+([.C40]-VLOOKUP([.D40];[.A$1:.C$1048576];3;0))^2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54.053" calcext:value-type="float">
            <text:p>54.053</text:p>
          </table:table-cell>
          <table:table-cell office:value-type="float" office:value="53.322" calcext:value-type="float">
            <text:p>53.322</text:p>
          </table:table-cell>
          <table:table-cell office:value-type="string" calcext:value-type="string">
            <text:p>Nicaragua</text:p>
          </table:table-cell>
          <table:table-cell table:formula="of:=SQRT(([.B41]-VLOOKUP([.D41];[.A$1:.C$1048576];2;0))^2+([.C41]-VLOOKUP([.D41];[.A$1:.C$1048576];3;0))^2)" office:value-type="float" office:value="35.3015663391867" calcext:value-type="float">
            <text:p>35.30156633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40.134" calcext:value-type="float">
            <text:p>40.134</text:p>
          </table:table-cell>
          <table:table-cell office:value-type="float" office:value="50.497" calcext:value-type="float">
            <text:p>50.497</text:p>
          </table:table-cell>
          <table:table-cell office:value-type="string" calcext:value-type="string">
            <text:p>Nicaragua</text:p>
          </table:table-cell>
          <table:table-cell table:formula="of:=SQRT(([.B42]-VLOOKUP([.D42];[.A$1:.C$1048576];2;0))^2+([.C42]-VLOOKUP([.D42];[.A$1:.C$1048576];3;0))^2)" office:value-type="float" office:value="27.3304982025575" calcext:value-type="float">
            <text:p>27.33049820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30.209" calcext:value-type="float">
            <text:p>30.209</text:p>
          </table:table-cell>
          <table:table-cell office:value-type="float" office:value="64.709" calcext:value-type="float">
            <text:p>64.709</text:p>
          </table:table-cell>
          <table:table-cell office:value-type="string" calcext:value-type="string">
            <text:p>Nicaragua</text:p>
          </table:table-cell>
          <table:table-cell table:formula="of:=SQRT(([.B43]-VLOOKUP([.D43];[.A$1:.C$1048576];2;0))^2+([.C43]-VLOOKUP([.D43];[.A$1:.C$1048576];3;0))^2)" office:value-type="float" office:value="10.0020726352092" calcext:value-type="float">
            <text:p>10.00207263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float" office:value="31.684" calcext:value-type="float">
            <text:p>31.684</text:p>
          </table:table-cell>
          <table:table-cell office:value-type="float" office:value="61.683" calcext:value-type="float">
            <text:p>61.683</text:p>
          </table:table-cell>
          <table:table-cell office:value-type="string" calcext:value-type="string">
            <text:p>Nicaragua</text:p>
          </table:table-cell>
          <table:table-cell table:formula="of:=SQRT(([.B44]-VLOOKUP([.D44];[.A$1:.C$1048576];2;0))^2+([.C44]-VLOOKUP([.D44];[.A$1:.C$1048576];3;0))^2)" office:value-type="float" office:value="13.3525951035744" calcext:value-type="float">
            <text:p>13.35259510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4.822" calcext:value-type="float">
            <text:p>24.822</text:p>
          </table:table-cell>
          <table:table-cell office:value-type="float" office:value="71.854" calcext:value-type="float">
            <text:p>71.854</text:p>
          </table:table-cell>
          <table:table-cell office:value-type="string" calcext:value-type="string">
            <text:p>Nicaragua</text:p>
          </table:table-cell>
          <table:table-cell table:formula="of:=SQRT(([.B45]-VLOOKUP([.D45];[.A$1:.C$1048576];2;0))^2+([.C45]-VLOOKUP([.D45];[.A$1:.C$1048576];3;0))^2)" office:value-type="float" office:value="1.2992601740991" calcext:value-type="float">
            <text:p>1.29926017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24.963" calcext:value-type="float">
            <text:p>24.963</text:p>
          </table:table-cell>
          <table:table-cell office:value-type="float" office:value="67.963" calcext:value-type="float">
            <text:p>67.963</text:p>
          </table:table-cell>
          <table:table-cell office:value-type="string" calcext:value-type="string">
            <text:p>Nicaragua</text:p>
          </table:table-cell>
          <table:table-cell table:formula="of:=SQRT(([.B46]-VLOOKUP([.D46];[.A$1:.C$1048576];2;0))^2+([.C46]-VLOOKUP([.D46];[.A$1:.C$1048576];3;0))^2)" office:value-type="float" office:value="5.1912739284303" calcext:value-type="float">
            <text:p>5.19127392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41.033" calcext:value-type="float">
            <text:p>41.033</text:p>
          </table:table-cell>
          <table:table-cell office:value-type="float" office:value="54.252" calcext:value-type="float">
            <text:p>54.252</text:p>
          </table:table-cell>
          <table:table-cell office:value-type="string" calcext:value-type="string">
            <text:p>Nicaragua</text:p>
          </table:table-cell>
          <table:table-cell table:formula="of:=SQRT(([.B47]-VLOOKUP([.D47];[.A$1:.C$1048576];2;0))^2+([.C47]-VLOOKUP([.D47];[.A$1:.C$1048576];3;0))^2)" office:value-type="float" office:value="24.8837703332915" calcext:value-type="float">
            <text:p>24.8837703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oa</text:p>
          </table:table-cell>
          <table:table-cell office:value-type="float" office:value="23.764" calcext:value-type="float">
            <text:p>23.764</text:p>
          </table:table-cell>
          <table:table-cell office:value-type="float" office:value="71.679" calcext:value-type="float">
            <text:p>71.679</text:p>
          </table:table-cell>
          <table:table-cell office:value-type="string" calcext:value-type="string">
            <text:p>Nicaragua</text:p>
          </table:table-cell>
          <table:table-cell table:formula="of:=SQRT(([.B48]-VLOOKUP([.D48];[.A$1:.C$1048576];2;0))^2+([.C48]-VLOOKUP([.D48];[.A$1:.C$1048576];3;0))^2)" office:value-type="float" office:value="1.82968084648662" calcext:value-type="float">
            <text:p>1.82968084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float" office:value="32.399" calcext:value-type="float">
            <text:p>32.399</text:p>
          </table:table-cell>
          <table:table-cell office:value-type="float" office:value="63.935" calcext:value-type="float">
            <text:p>63.935</text:p>
          </table:table-cell>
          <table:table-cell office:value-type="string" calcext:value-type="string">
            <text:p>Nicaragua</text:p>
          </table:table-cell>
          <table:table-cell table:formula="of:=SQRT(([.B49]-VLOOKUP([.D49];[.A$1:.C$1048576];2;0))^2+([.C49]-VLOOKUP([.D49];[.A$1:.C$1048576];3;0))^2)" office:value-type="float" office:value="11.9159189742126" calcext:value-type="float">
            <text:p>11.91591897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23.569" calcext:value-type="float">
            <text:p>23.569</text:p>
          </table:table-cell>
          <table:table-cell office:value-type="float" office:value="73.25" calcext:value-type="float">
            <text:p>73.25</text:p>
          </table:table-cell>
          <table:table-cell office:value-type="string" calcext:value-type="string">
            <text:p>Nicaragua</text:p>
          </table:table-cell>
          <table:table-cell table:formula="of:=SQRT(([.B50]-VLOOKUP([.D50];[.A$1:.C$1048576];2;0))^2+([.C50]-VLOOKUP([.D50];[.A$1:.C$1048576];3;0))^2)" office:value-type="float" office:value="1.2826729902824" calcext:value-type="float">
            <text:p>1.28267299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38.776" calcext:value-type="float">
            <text:p>38.776</text:p>
          </table:table-cell>
          <table:table-cell office:value-type="float" office:value="58.348" calcext:value-type="float">
            <text:p>58.348</text:p>
          </table:table-cell>
          <table:table-cell office:value-type="string" calcext:value-type="string">
            <text:p>Nicaragua</text:p>
          </table:table-cell>
          <table:table-cell table:formula="of:=SQRT(([.B51]-VLOOKUP([.D51];[.A$1:.C$1048576];2;0))^2+([.C51]-VLOOKUP([.D51];[.A$1:.C$1048576];3;0))^2)" office:value-type="float" office:value="20.3267609077295" calcext:value-type="float">
            <text:p>20.32676090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40.441" calcext:value-type="float">
            <text:p>40.441</text:p>
          </table:table-cell>
          <table:table-cell office:value-type="float" office:value="46.44" calcext:value-type="float">
            <text:p>46.44</text:p>
          </table:table-cell>
          <table:table-cell office:value-type="string" calcext:value-type="string">
            <text:p>Nicaragua</text:p>
          </table:table-cell>
          <table:table-cell table:formula="of:=SQRT(([.B52]-VLOOKUP([.D52];[.A$1:.C$1048576];2;0))^2+([.C52]-VLOOKUP([.D52];[.A$1:.C$1048576];3;0))^2)" office:value-type="float" office:value="30.9309879893934" calcext:value-type="float">
            <text:p>30.93098798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omon Islands</text:p>
          </table:table-cell>
          <table:table-cell office:value-type="float" office:value="30.79" calcext:value-type="float">
            <text:p>30.79</text:p>
          </table:table-cell>
          <table:table-cell office:value-type="float" office:value="66.656" calcext:value-type="float">
            <text:p>66.656</text:p>
          </table:table-cell>
          <table:table-cell office:value-type="string" calcext:value-type="string">
            <text:p>Nicaragua</text:p>
          </table:table-cell>
          <table:table-cell table:formula="of:=SQRT(([.B53]-VLOOKUP([.D53];[.A$1:.C$1048576];2;0))^2+([.C53]-VLOOKUP([.D53];[.A$1:.C$1048576];3;0))^2)" office:value-type="float" office:value="8.80445188526804" calcext:value-type="float">
            <text:p>8.80445188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malia</text:p>
          </table:table-cell>
          <table:table-cell office:value-type="float" office:value="44.239" calcext:value-type="float">
            <text:p>44.239</text:p>
          </table:table-cell>
          <table:table-cell office:value-type="float" office:value="50.429" calcext:value-type="float">
            <text:p>50.429</text:p>
          </table:table-cell>
          <table:table-cell office:value-type="string" calcext:value-type="string">
            <text:p>Nicaragua</text:p>
          </table:table-cell>
          <table:table-cell table:formula="of:=SQRT(([.B54]-VLOOKUP([.D54];[.A$1:.C$1048576];2;0))^2+([.C54]-VLOOKUP([.D54];[.A$1:.C$1048576];3;0))^2)" office:value-type="float" office:value="29.8729151071669" calcext:value-type="float">
            <text:p>29.8729151072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31.616" calcext:value-type="float">
            <text:p>31.616</text:p>
          </table:table-cell>
          <table:table-cell office:value-type="float" office:value="60.485" calcext:value-type="float">
            <text:p>60.485</text:p>
          </table:table-cell>
          <table:table-cell office:value-type="string" calcext:value-type="string">
            <text:p>Nicaragua</text:p>
          </table:table-cell>
          <table:table-cell table:formula="of:=SQRT(([.B55]-VLOOKUP([.D55];[.A$1:.C$1048576];2;0))^2+([.C55]-VLOOKUP([.D55];[.A$1:.C$1048576];3;0))^2)" office:value-type="float" office:value="14.3625919666333" calcext:value-type="float">
            <text:p>14.3625919666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Syria</text:p>
          </table:table-cell>
          <table:table-cell office:value-type="float" office:value="28.231" calcext:value-type="float">
            <text:p>28.231</text:p>
          </table:table-cell>
          <table:table-cell office:value-type="float" office:value="75.417" calcext:value-type="float">
            <text:p>75.417</text:p>
          </table:table-cell>
          <table:table-cell office:value-type="string" calcext:value-type="string">
            <text:p>Nicaragua</text:p>
          </table:table-cell>
          <table:table-cell table:formula="of:=SQRT(([.B56]-VLOOKUP([.D56];[.A$1:.C$1048576];2;0))^2+([.C56]-VLOOKUP([.D56];[.A$1:.C$1048576];3;0))^2)" office:value-type="float" office:value="4.07067377715287" calcext:value-type="float">
            <text:p>4.0706737772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28.139" calcext:value-type="float">
            <text:p>28.139</text:p>
          </table:table-cell>
          <table:table-cell office:value-type="float" office:value="66.581" calcext:value-type="float">
            <text:p>66.581</text:p>
          </table:table-cell>
          <table:table-cell office:value-type="string" calcext:value-type="string">
            <text:p>Nicaragua</text:p>
          </table:table-cell>
          <table:table-cell table:formula="of:=SQRT(([.B57]-VLOOKUP([.D57];[.A$1:.C$1048576];2;0))^2+([.C57]-VLOOKUP([.D57];[.A$1:.C$1048576];3;0))^2)" office:value-type="float" office:value="7.34995680259415" calcext:value-type="float">
            <text:p>7.3499568026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Tanzania</text:p>
          </table:table-cell>
          <table:table-cell office:value-type="float" office:value="41.648" calcext:value-type="float">
            <text:p>41.648</text:p>
          </table:table-cell>
          <table:table-cell office:value-type="float" office:value="55.821" calcext:value-type="float">
            <text:p>55.821</text:p>
          </table:table-cell>
          <table:table-cell office:value-type="string" calcext:value-type="string">
            <text:p>Nicaragua</text:p>
          </table:table-cell>
          <table:table-cell table:formula="of:=SQRT(([.B58]-VLOOKUP([.D58];[.A$1:.C$1048576];2;0))^2+([.C58]-VLOOKUP([.D58];[.A$1:.C$1048576];3;0))^2)" office:value-type="float" office:value="24.1379001572216" calcext:value-type="float">
            <text:p>24.1379001572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float" office:value="40.201" calcext:value-type="float">
            <text:p>40.201</text:p>
          </table:table-cell>
          <table:table-cell office:value-type="float" office:value="61.095" calcext:value-type="float">
            <text:p>61.095</text:p>
          </table:table-cell>
          <table:table-cell office:value-type="string" calcext:value-type="string">
            <text:p>Nicaragua</text:p>
          </table:table-cell>
          <table:table-cell table:formula="of:=SQRT(([.B59]-VLOOKUP([.D59];[.A$1:.C$1048576];2;0))^2+([.C59]-VLOOKUP([.D59];[.A$1:.C$1048576];3;0))^2)" office:value-type="float" office:value="19.5220381364242" calcext:value-type="float">
            <text:p>19.5220381364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33.058" calcext:value-type="float">
            <text:p>33.058</text:p>
          </table:table-cell>
          <table:table-cell office:value-type="float" office:value="55.915" calcext:value-type="float">
            <text:p>55.915</text:p>
          </table:table-cell>
          <table:table-cell office:value-type="string" calcext:value-type="string">
            <text:p>Nicaragua</text:p>
          </table:table-cell>
          <table:table-cell table:formula="of:=SQRT(([.B60]-VLOOKUP([.D60];[.A$1:.C$1048576];2;0))^2+([.C60]-VLOOKUP([.D60];[.A$1:.C$1048576];3;0))^2)" office:value-type="float" office:value="19.0932643620728" calcext:value-type="float">
            <text:p>19.09326436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nga</text:p>
          </table:table-cell>
          <table:table-cell office:value-type="float" office:value="28.167" calcext:value-type="float">
            <text:p>28.167</text:p>
          </table:table-cell>
          <table:table-cell office:value-type="float" office:value="71.911" calcext:value-type="float">
            <text:p>71.911</text:p>
          </table:table-cell>
          <table:table-cell office:value-type="string" calcext:value-type="string">
            <text:p>Nicaragua</text:p>
          </table:table-cell>
          <table:table-cell table:formula="of:=SQRT(([.B61]-VLOOKUP([.D61];[.A$1:.C$1048576];2;0))^2+([.C61]-VLOOKUP([.D61];[.A$1:.C$1048576];3;0))^2)" office:value-type="float" office:value="3.54377270715829" calcext:value-type="float">
            <text:p>3.54377270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46.345" calcext:value-type="float">
            <text:p>46.345</text:p>
          </table:table-cell>
          <table:table-cell office:value-type="float" office:value="52.489" calcext:value-type="float">
            <text:p>52.489</text:p>
          </table:table-cell>
          <table:table-cell office:value-type="string" calcext:value-type="string">
            <text:p>Nicaragua</text:p>
          </table:table-cell>
          <table:table-cell table:formula="of:=SQRT(([.B62]-VLOOKUP([.D62];[.A$1:.C$1048576];2;0))^2+([.C62]-VLOOKUP([.D62];[.A$1:.C$1048576];3;0))^2)" office:value-type="float" office:value="29.8181472429123" calcext:value-type="float">
            <text:p>29.81814724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nuatu</text:p>
          </table:table-cell>
          <table:table-cell office:value-type="float" office:value="30.443" calcext:value-type="float">
            <text:p>30.443</text:p>
          </table:table-cell>
          <table:table-cell office:value-type="float" office:value="70.151" calcext:value-type="float">
            <text:p>70.151</text:p>
          </table:table-cell>
          <table:table-cell office:value-type="string" calcext:value-type="string">
            <text:p>Nicaragua</text:p>
          </table:table-cell>
          <table:table-cell table:formula="of:=SQRT(([.B63]-VLOOKUP([.D63];[.A$1:.C$1048576];2;0))^2+([.C63]-VLOOKUP([.D63];[.A$1:.C$1048576];3;0))^2)" office:value-type="float" office:value="6.34949045199692" calcext:value-type="float">
            <text:p>6.3494904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st Bank and Gaza</text:p>
          </table:table-cell>
          <table:table-cell office:value-type="float" office:value="35.855" calcext:value-type="float">
            <text:p>35.855</text:p>
          </table:table-cell>
          <table:table-cell office:value-type="float" office:value="72.274" calcext:value-type="float">
            <text:p>72.274</text:p>
          </table:table-cell>
          <table:table-cell office:value-type="string" calcext:value-type="string">
            <text:p>Nicaragua</text:p>
          </table:table-cell>
          <table:table-cell table:formula="of:=SQRT(([.B64]-VLOOKUP([.D64];[.A$1:.C$1048576];2;0))^2+([.C64]-VLOOKUP([.D64];[.A$1:.C$1048576];3;0))^2)" office:value-type="float" office:value="11.04204193073" calcext:value-type="float">
            <text:p>11.04204193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emen <text:s/>Rep.</text:p>
          </table:table-cell>
          <table:table-cell office:value-type="float" office:value="37.1" calcext:value-type="float">
            <text:p>37.1</text:p>
          </table:table-cell>
          <table:table-cell office:value-type="float" office:value="64.176" calcext:value-type="float">
            <text:p>64.176</text:p>
          </table:table-cell>
          <table:table-cell office:value-type="string" calcext:value-type="string">
            <text:p>Nicaragua</text:p>
          </table:table-cell>
          <table:table-cell table:formula="of:=SQRT(([.B65]-VLOOKUP([.D65];[.A$1:.C$1048576];2;0))^2+([.C65]-VLOOKUP([.D65];[.A$1:.C$1048576];3;0))^2)" office:value-type="float" office:value="15.1887469200063" calcext:value-type="float">
            <text:p>15.188746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43.152" calcext:value-type="float">
            <text:p>43.152</text:p>
          </table:table-cell>
          <table:table-cell office:value-type="float" office:value="47.112" calcext:value-type="float">
            <text:p>47.112</text:p>
          </table:table-cell>
          <table:table-cell office:value-type="string" calcext:value-type="string">
            <text:p>Nicaragua</text:p>
          </table:table-cell>
          <table:table-cell table:formula="of:=SQRT(([.B66]-VLOOKUP([.D66];[.A$1:.C$1048576];2;0))^2+([.C66]-VLOOKUP([.D66];[.A$1:.C$1048576];3;0))^2)" office:value-type="float" office:value="31.8303329702974" calcext:value-type="float">
            <text:p>31.83033297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menia</text:p>
          </table:table-cell>
          <table:table-cell office:value-type="float" office:value="15.222" calcext:value-type="float">
            <text:p>15.222</text:p>
          </table:table-cell>
          <table:table-cell office:value-type="float" office:value="73.794" calcext:value-type="float">
            <text:p>73.794</text:p>
          </table:table-cell>
          <table:table-cell office:value-type="string" calcext:value-type="string">
            <text:p>Suriname</text:p>
          </table:table-cell>
          <table:table-cell table:formula="of:=SQRT(([.B67]-VLOOKUP([.D67];[.A$1:.C$1048576];2;0))^2+([.C67]-VLOOKUP([.D67];[.A$1:.C$1048576];3;0))^2)" office:value-type="float" office:value="5.6239674607878" calcext:value-type="float">
            <text:p>5.62396746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uba</text:p>
          </table:table-cell>
          <table:table-cell office:value-type="float" office:value="11.846" calcext:value-type="float">
            <text:p>11.846</text:p>
          </table:table-cell>
          <table:table-cell office:value-type="float" office:value="74.811" calcext:value-type="float">
            <text:p>74.811</text:p>
          </table:table-cell>
          <table:table-cell office:value-type="string" calcext:value-type="string">
            <text:p>Suriname</text:p>
          </table:table-cell>
          <table:table-cell table:formula="of:=SQRT(([.B68]-VLOOKUP([.D68];[.A$1:.C$1048576];2;0))^2+([.C68]-VLOOKUP([.D68];[.A$1:.C$1048576];3;0))^2)" office:value-type="float" office:value="8.86738546585182" calcext:value-type="float">
            <text:p>8.86738546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19" calcext:value-type="float">
            <text:p>19</text:p>
          </table:table-cell>
          <table:table-cell office:value-type="float" office:value="70.15" calcext:value-type="float">
            <text:p>70.15</text:p>
          </table:table-cell>
          <table:table-cell office:value-type="string" calcext:value-type="string">
            <text:p>Suriname</text:p>
          </table:table-cell>
          <table:table-cell table:formula="of:=SQRT(([.B69]-VLOOKUP([.D69];[.A$1:.C$1048576];2;0))^2+([.C69]-VLOOKUP([.D69];[.A$1:.C$1048576];3;0))^2)" office:value-type="float" office:value="0.426523152947181" calcext:value-type="float">
            <text:p>0.42652315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1.589" calcext:value-type="float">
            <text:p>21.589</text:p>
          </table:table-cell>
          <table:table-cell office:value-type="float" office:value="68.007" calcext:value-type="float">
            <text:p>68.007</text:p>
          </table:table-cell>
          <table:table-cell office:value-type="string" calcext:value-type="string">
            <text:p>Suriname</text:p>
          </table:table-cell>
          <table:table-cell table:formula="of:=SQRT(([.B70]-VLOOKUP([.D70];[.A$1:.C$1048576];2;0))^2+([.C70]-VLOOKUP([.D70];[.A$1:.C$1048576];3;0))^2)" office:value-type="float" office:value="3.01625264193833" calcext:value-type="float">
            <text:p>3.01625264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11.237" calcext:value-type="float">
            <text:p>11.237</text:p>
          </table:table-cell>
          <table:table-cell office:value-type="float" office:value="76.343" calcext:value-type="float">
            <text:p>76.343</text:p>
          </table:table-cell>
          <table:table-cell office:value-type="string" calcext:value-type="string">
            <text:p>Suriname</text:p>
          </table:table-cell>
          <table:table-cell table:formula="of:=SQRT(([.B71]-VLOOKUP([.D71];[.A$1:.C$1048576];2;0))^2+([.C71]-VLOOKUP([.D71];[.A$1:.C$1048576];3;0))^2)" office:value-type="float" office:value="10.2831833592521" calcext:value-type="float">
            <text:p>10.28318335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9.97" calcext:value-type="float">
            <text:p>9.97</text:p>
          </table:table-cell>
          <table:table-cell office:value-type="float" office:value="69.194" calcext:value-type="float">
            <text:p>69.194</text:p>
          </table:table-cell>
          <table:table-cell office:value-type="string" calcext:value-type="string">
            <text:p>Suriname</text:p>
          </table:table-cell>
          <table:table-cell table:formula="of:=SQRT(([.B72]-VLOOKUP([.D72];[.A$1:.C$1048576];2;0))^2+([.C72]-VLOOKUP([.D72];[.A$1:.C$1048576];3;0))^2)" office:value-type="float" office:value="9.16733385450753" calcext:value-type="float">
            <text:p>9.16733385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hutan</text:p>
          </table:table-cell>
          <table:table-cell office:value-type="float" office:value="21.522" calcext:value-type="float">
            <text:p>21.522</text:p>
          </table:table-cell>
          <table:table-cell office:value-type="float" office:value="66.066" calcext:value-type="float">
            <text:p>66.066</text:p>
          </table:table-cell>
          <table:table-cell office:value-type="string" calcext:value-type="string">
            <text:p>Suriname</text:p>
          </table:table-cell>
          <table:table-cell table:formula="of:=SQRT(([.B73]-VLOOKUP([.D73];[.A$1:.C$1048576];2;0))^2+([.C73]-VLOOKUP([.D73];[.A$1:.C$1048576];3;0))^2)" office:value-type="float" office:value="4.38980933526731" calcext:value-type="float">
            <text:p>4.38980933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float" office:value="9.168" calcext:value-type="float">
            <text:p>9.168</text:p>
          </table:table-cell>
          <table:table-cell office:value-type="float" office:value="75.221" calcext:value-type="float">
            <text:p>75.221</text:p>
          </table:table-cell>
          <table:table-cell office:value-type="string" calcext:value-type="string">
            <text:p>Suriname</text:p>
          </table:table-cell>
          <table:table-cell table:formula="of:=SQRT(([.B74]-VLOOKUP([.D74];[.A$1:.C$1048576];2;0))^2+([.C74]-VLOOKUP([.D74];[.A$1:.C$1048576];3;0))^2)" office:value-type="float" office:value="11.3618928440643" calcext:value-type="float">
            <text:p>11.36189284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24.676" calcext:value-type="float">
            <text:p>24.676</text:p>
          </table:table-cell>
          <table:table-cell office:value-type="float" office:value="52.812" calcext:value-type="float">
            <text:p>52.812</text:p>
          </table:table-cell>
          <table:table-cell office:value-type="string" calcext:value-type="string">
            <text:p>Suriname</text:p>
          </table:table-cell>
          <table:table-cell table:formula="of:=SQRT(([.B75]-VLOOKUP([.D75];[.A$1:.C$1048576];2;0))^2+([.C75]-VLOOKUP([.D75];[.A$1:.C$1048576];3;0))^2)" office:value-type="float" office:value="17.8171003813752" calcext:value-type="float">
            <text:p>17.81710038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16.405" calcext:value-type="float">
            <text:p>16.405</text:p>
          </table:table-cell>
          <table:table-cell office:value-type="float" office:value="72.464" calcext:value-type="float">
            <text:p>72.464</text:p>
          </table:table-cell>
          <table:table-cell office:value-type="string" calcext:value-type="string">
            <text:p>Suriname</text:p>
          </table:table-cell>
          <table:table-cell table:formula="of:=SQRT(([.B76]-VLOOKUP([.D76];[.A$1:.C$1048576];2;0))^2+([.C76]-VLOOKUP([.D76];[.A$1:.C$1048576];3;0))^2)" office:value-type="float" office:value="3.84595696803799" calcext:value-type="float">
            <text:p>3.8459569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9.558" calcext:value-type="float">
            <text:p>9.558</text:p>
          </table:table-cell>
          <table:table-cell office:value-type="float" office:value="73.317" calcext:value-type="float">
            <text:p>73.317</text:p>
          </table:table-cell>
          <table:table-cell office:value-type="string" calcext:value-type="string">
            <text:p>Suriname</text:p>
          </table:table-cell>
          <table:table-cell table:formula="of:=SQRT(([.B77]-VLOOKUP([.D77];[.A$1:.C$1048576];2;0))^2+([.C77]-VLOOKUP([.D77];[.A$1:.C$1048576];3;0))^2)" office:value-type="float" office:value="10.2097377537329" calcext:value-type="float">
            <text:p>10.20973775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34.581" calcext:value-type="float">
            <text:p>34.581</text:p>
          </table:table-cell>
          <table:table-cell office:value-type="float" office:value="49.054" calcext:value-type="float">
            <text:p>49.054</text:p>
          </table:table-cell>
          <table:table-cell office:value-type="string" calcext:value-type="string">
            <text:p>Suriname</text:p>
          </table:table-cell>
          <table:table-cell table:formula="of:=SQRT(([.B78]-VLOOKUP([.D78];[.A$1:.C$1048576];2;0))^2+([.C78]-VLOOKUP([.D78];[.A$1:.C$1048576];3;0))^2)" office:value-type="float" office:value="25.8256378236821" calcext:value-type="float">
            <text:p>25.82563782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24.89" calcext:value-type="float">
            <text:p>24.89</text:p>
          </table:table-cell>
          <table:table-cell office:value-type="float" office:value="61.736" calcext:value-type="float">
            <text:p>61.736</text:p>
          </table:table-cell>
          <table:table-cell office:value-type="string" calcext:value-type="string">
            <text:p>Suriname</text:p>
          </table:table-cell>
          <table:table-cell table:formula="of:=SQRT(([.B79]-VLOOKUP([.D79];[.A$1:.C$1048576];2;0))^2+([.C79]-VLOOKUP([.D79];[.A$1:.C$1048576];3;0))^2)" office:value-type="float" office:value="9.8671873398654" calcext:value-type="float">
            <text:p>9.86718733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ral African Rep.</text:p>
          </table:table-cell>
          <table:table-cell office:value-type="float" office:value="35.623" calcext:value-type="float">
            <text:p>35.623</text:p>
          </table:table-cell>
          <table:table-cell office:value-type="float" office:value="46.217" calcext:value-type="float">
            <text:p>46.217</text:p>
          </table:table-cell>
          <table:table-cell office:value-type="string" calcext:value-type="string">
            <text:p>Suriname</text:p>
          </table:table-cell>
          <table:table-cell table:formula="of:=SQRT(([.B80]-VLOOKUP([.D80];[.A$1:.C$1048576];2;0))^2+([.C80]-VLOOKUP([.D80];[.A$1:.C$1048576];3;0))^2)" office:value-type="float" office:value="28.7349017746712" calcext:value-type="float">
            <text:p>28.73490177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13.536" calcext:value-type="float">
            <text:p>13.536</text:p>
          </table:table-cell>
          <table:table-cell office:value-type="float" office:value="73.099" calcext:value-type="float">
            <text:p>73.099</text:p>
          </table:table-cell>
          <table:table-cell office:value-type="string" calcext:value-type="string">
            <text:p>Suriname</text:p>
          </table:table-cell>
          <table:table-cell table:formula="of:=SQRT(([.B81]-VLOOKUP([.D81];[.A$1:.C$1048576];2;0))^2+([.C81]-VLOOKUP([.D81];[.A$1:.C$1048576];3;0))^2)" office:value-type="float" office:value="6.51677750118876" calcext:value-type="float">
            <text:p>6.51677750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9.556" calcext:value-type="float">
            <text:p>9.556</text:p>
          </table:table-cell>
          <table:table-cell office:value-type="float" office:value="76.075" calcext:value-type="float">
            <text:p>76.075</text:p>
          </table:table-cell>
          <table:table-cell office:value-type="string" calcext:value-type="string">
            <text:p>Suriname</text:p>
          </table:table-cell>
          <table:table-cell table:formula="of:=SQRT(([.B82]-VLOOKUP([.D82];[.A$1:.C$1048576];2;0))^2+([.C82]-VLOOKUP([.D82];[.A$1:.C$1048576];3;0))^2)" office:value-type="float" office:value="11.4720870376754" calcext:value-type="float">
            <text:p>11.47208703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zech Rep.</text:p>
          </table:table-cell>
          <table:table-cell office:value-type="float" office:value="10.564" calcext:value-type="float">
            <text:p>10.564</text:p>
          </table:table-cell>
          <table:table-cell office:value-type="float" office:value="77.26" calcext:value-type="float">
            <text:p>77.26</text:p>
          </table:table-cell>
          <table:table-cell office:value-type="string" calcext:value-type="string">
            <text:p>Suriname</text:p>
          </table:table-cell>
          <table:table-cell table:formula="of:=SQRT(([.B83]-VLOOKUP([.D83];[.A$1:.C$1048576];2;0))^2+([.C83]-VLOOKUP([.D83];[.A$1:.C$1048576];3;0))^2)" office:value-type="float" office:value="11.3911197869217" calcext:value-type="float">
            <text:p>11.39111978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28.687" calcext:value-type="float">
            <text:p>28.687</text:p>
          </table:table-cell>
          <table:table-cell office:value-type="float" office:value="56.784" calcext:value-type="float">
            <text:p>56.784</text:p>
          </table:table-cell>
          <table:table-cell office:value-type="string" calcext:value-type="string">
            <text:p>Suriname</text:p>
          </table:table-cell>
          <table:table-cell table:formula="of:=SQRT(([.B84]-VLOOKUP([.D84];[.A$1:.C$1048576];2;0))^2+([.C84]-VLOOKUP([.D84];[.A$1:.C$1048576];3;0))^2)" office:value-type="float" office:value="16.1056575463407" calcext:value-type="float">
            <text:p>16.10565754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20.377" calcext:value-type="float">
            <text:p>20.377</text:p>
          </table:table-cell>
          <table:table-cell office:value-type="float" office:value="71.543" calcext:value-type="float">
            <text:p>71.543</text:p>
          </table:table-cell>
          <table:table-cell office:value-type="string" calcext:value-type="string">
            <text:p>Suriname</text:p>
          </table:table-cell>
          <table:table-cell table:formula="of:=SQRT(([.B85]-VLOOKUP([.D85];[.A$1:.C$1048576];2;0))^2+([.C85]-VLOOKUP([.D85];[.A$1:.C$1048576];3;0))^2)" office:value-type="float" office:value="2.19652908016262" calcext:value-type="float">
            <text:p>2.19652908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11.766" calcext:value-type="float">
            <text:p>11.766</text:p>
          </table:table-cell>
          <table:table-cell office:value-type="float" office:value="73.23" calcext:value-type="float">
            <text:p>73.23</text:p>
          </table:table-cell>
          <table:table-cell office:value-type="string" calcext:value-type="string">
            <text:p>Suriname</text:p>
          </table:table-cell>
          <table:table-cell table:formula="of:=SQRT(([.B86]-VLOOKUP([.D86];[.A$1:.C$1048576];2;0))^2+([.C86]-VLOOKUP([.D86];[.A$1:.C$1048576];3;0))^2)" office:value-type="float" office:value="8.14058634251858" calcext:value-type="float">
            <text:p>8.14058634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ji</text:p>
          </table:table-cell>
          <table:table-cell office:value-type="float" office:value="21.11" calcext:value-type="float">
            <text:p>21.11</text:p>
          </table:table-cell>
          <table:table-cell office:value-type="float" office:value="68.858" calcext:value-type="float">
            <text:p>68.858</text:p>
          </table:table-cell>
          <table:table-cell office:value-type="string" calcext:value-type="string">
            <text:p>Suriname</text:p>
          </table:table-cell>
          <table:table-cell table:formula="of:=SQRT(([.B87]-VLOOKUP([.D87];[.A$1:.C$1048576];2;0))^2+([.C87]-VLOOKUP([.D87];[.A$1:.C$1048576];3;0))^2)" office:value-type="float" office:value="2.17619162759165" calcext:value-type="float">
            <text:p>2.17619162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bon</text:p>
          </table:table-cell>
          <table:table-cell office:value-type="float" office:value="27.483" calcext:value-type="float">
            <text:p>27.483</text:p>
          </table:table-cell>
          <table:table-cell office:value-type="float" office:value="61.391" calcext:value-type="float">
            <text:p>61.391</text:p>
          </table:table-cell>
          <table:table-cell office:value-type="string" calcext:value-type="string">
            <text:p>Suriname</text:p>
          </table:table-cell>
          <table:table-cell table:formula="of:=SQRT(([.B88]-VLOOKUP([.D88];[.A$1:.C$1048576];2;0))^2+([.C88]-VLOOKUP([.D88];[.A$1:.C$1048576];3;0))^2)" office:value-type="float" office:value="11.8171715736042" calcext:value-type="float">
            <text:p>11.81717157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12.116" calcext:value-type="float">
            <text:p>12.116</text:p>
          </table:table-cell>
          <table:table-cell office:value-type="float" office:value="73.19" calcext:value-type="float">
            <text:p>73.19</text:p>
          </table:table-cell>
          <table:table-cell office:value-type="string" calcext:value-type="string">
            <text:p>Suriname</text:p>
          </table:table-cell>
          <table:table-cell table:formula="of:=SQRT(([.B89]-VLOOKUP([.D89];[.A$1:.C$1048576];2;0))^2+([.C89]-VLOOKUP([.D89];[.A$1:.C$1048576];3;0))^2)" office:value-type="float" office:value="7.80804879595408" calcext:value-type="float">
            <text:p>7.8080487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18.043" calcext:value-type="float">
            <text:p>18.043</text:p>
          </table:table-cell>
          <table:table-cell office:value-type="float" office:value="68.841" calcext:value-type="float">
            <text:p>68.841</text:p>
          </table:table-cell>
          <table:table-cell office:value-type="string" calcext:value-type="string">
            <text:p>Suriname</text:p>
          </table:table-cell>
          <table:table-cell table:formula="of:=SQRT(([.B90]-VLOOKUP([.D90];[.A$1:.C$1048576];2;0))^2+([.C90]-VLOOKUP([.D90];[.A$1:.C$1048576];3;0))^2)" office:value-type="float" office:value="1.40430908278769" calcext:value-type="float">
            <text:p>1.40430908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27.852" calcext:value-type="float">
            <text:p>27.852</text:p>
          </table:table-cell>
          <table:table-cell office:value-type="float" office:value="61.106" calcext:value-type="float">
            <text:p>61.106</text:p>
          </table:table-cell>
          <table:table-cell office:value-type="string" calcext:value-type="string">
            <text:p>Suriname</text:p>
          </table:table-cell>
          <table:table-cell table:formula="of:=SQRT(([.B91]-VLOOKUP([.D91];[.A$1:.C$1048576];2;0))^2+([.C91]-VLOOKUP([.D91];[.A$1:.C$1048576];3;0))^2)" office:value-type="float" office:value="12.2798039886637" calcext:value-type="float">
            <text:p>12.27980398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9.858" calcext:value-type="float">
            <text:p>9.858</text:p>
          </table:table-cell>
          <table:table-cell office:value-type="float" office:value="73.48" calcext:value-type="float">
            <text:p>73.48</text:p>
          </table:table-cell>
          <table:table-cell office:value-type="string" calcext:value-type="string">
            <text:p>Suriname</text:p>
          </table:table-cell>
          <table:table-cell table:formula="of:=SQRT(([.B92]-VLOOKUP([.D92];[.A$1:.C$1048576];2;0))^2+([.C92]-VLOOKUP([.D92];[.A$1:.C$1048576];3;0))^2)" office:value-type="float" office:value="9.98915862322748" calcext:value-type="float">
            <text:p>9.98915862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22.966" calcext:value-type="float">
            <text:p>22.966</text:p>
          </table:table-cell>
          <table:table-cell office:value-type="float" office:value="64.382" calcext:value-type="float">
            <text:p>64.382</text:p>
          </table:table-cell>
          <table:table-cell office:value-type="string" calcext:value-type="string">
            <text:p>Suriname</text:p>
          </table:table-cell>
          <table:table-cell table:formula="of:=SQRT(([.B93]-VLOOKUP([.D93];[.A$1:.C$1048576];2;0))^2+([.C93]-VLOOKUP([.D93];[.A$1:.C$1048576];3;0))^2)" office:value-type="float" office:value="6.59567327874873" calcext:value-type="float">
            <text:p>6.59567327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18.756" calcext:value-type="float">
            <text:p>18.756</text:p>
          </table:table-cell>
          <table:table-cell office:value-type="float" office:value="68.118" calcext:value-type="float">
            <text:p>68.118</text:p>
          </table:table-cell>
          <table:table-cell office:value-type="string" calcext:value-type="string">
            <text:p>Suriname</text:p>
          </table:table-cell>
          <table:table-cell table:formula="of:=SQRT(([.B94]-VLOOKUP([.D94];[.A$1:.C$1048576];2;0))^2+([.C94]-VLOOKUP([.D94];[.A$1:.C$1048576];3;0))^2)" office:value-type="float" office:value="1.66353659412711" calcext:value-type="float">
            <text:p>1.66353659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ran</text:p>
          </table:table-cell>
          <table:table-cell office:value-type="float" office:value="18.94" calcext:value-type="float">
            <text:p>18.94</text:p>
          </table:table-cell>
          <table:table-cell office:value-type="float" office:value="72.199" calcext:value-type="float">
            <text:p>72.199</text:p>
          </table:table-cell>
          <table:table-cell office:value-type="string" calcext:value-type="string">
            <text:p>Suriname</text:p>
          </table:table-cell>
          <table:table-cell table:formula="of:=SQRT(([.B95]-VLOOKUP([.D95];[.A$1:.C$1048576];2;0))^2+([.C95]-VLOOKUP([.D95];[.A$1:.C$1048576];3;0))^2)" office:value-type="float" office:value="2.46465514829154" calcext:value-type="float">
            <text:p>2.46465514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zakhstan</text:p>
          </table:table-cell>
          <table:table-cell office:value-type="float" office:value="19.775" calcext:value-type="float">
            <text:p>19.775</text:p>
          </table:table-cell>
          <table:table-cell office:value-type="float" office:value="65.999" calcext:value-type="float">
            <text:p>65.999</text:p>
          </table:table-cell>
          <table:table-cell office:value-type="string" calcext:value-type="string">
            <text:p>Suriname</text:p>
          </table:table-cell>
          <table:table-cell table:formula="of:=SQRT(([.B96]-VLOOKUP([.D96];[.A$1:.C$1048576];2;0))^2+([.C96]-VLOOKUP([.D96];[.A$1:.C$1048576];3;0))^2)" office:value-type="float" office:value="3.79872083733459" calcext:value-type="float">
            <text:p>3.79872083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rea <text:s/>Dem. Rep.</text:p>
          </table:table-cell>
          <table:table-cell office:value-type="float" office:value="13.812" calcext:value-type="float">
            <text:p>13.812</text:p>
          </table:table-cell>
          <table:table-cell office:value-type="float" office:value="68.577" calcext:value-type="float">
            <text:p>68.577</text:p>
          </table:table-cell>
          <table:table-cell office:value-type="string" calcext:value-type="string">
            <text:p>Suriname</text:p>
          </table:table-cell>
          <table:table-cell table:formula="of:=SQRT(([.B97]-VLOOKUP([.D97];[.A$1:.C$1048576];2;0))^2+([.C97]-VLOOKUP([.D97];[.A$1:.C$1048576];3;0))^2)" office:value-type="float" office:value="5.43510597872755" calcext:value-type="float">
            <text:p>5.43510597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yrgyzstan</text:p>
          </table:table-cell>
          <table:table-cell office:value-type="float" office:value="22.38" calcext:value-type="float">
            <text:p>22.38</text:p>
          </table:table-cell>
          <table:table-cell office:value-type="float" office:value="66.899" calcext:value-type="float">
            <text:p>66.899</text:p>
          </table:table-cell>
          <table:table-cell office:value-type="string" calcext:value-type="string">
            <text:p>Suriname</text:p>
          </table:table-cell>
          <table:table-cell table:formula="of:=SQRT(([.B98]-VLOOKUP([.D98];[.A$1:.C$1048576];2;0))^2+([.C98]-VLOOKUP([.D98];[.A$1:.C$1048576];3;0))^2)" office:value-type="float" office:value="4.32412361062909" calcext:value-type="float">
            <text:p>4.32412361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10.143" calcext:value-type="float">
            <text:p>10.143</text:p>
          </table:table-cell>
          <table:table-cell office:value-type="float" office:value="72.518" calcext:value-type="float">
            <text:p>72.518</text:p>
          </table:table-cell>
          <table:table-cell office:value-type="string" calcext:value-type="string">
            <text:p>Suriname</text:p>
          </table:table-cell>
          <table:table-cell table:formula="of:=SQRT(([.B99]-VLOOKUP([.D99];[.A$1:.C$1048576];2;0))^2+([.C99]-VLOOKUP([.D99];[.A$1:.C$1048576];3;0))^2)" office:value-type="float" office:value="9.39767061563662" calcext:value-type="float">
            <text:p>9.39767061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banon</text:p>
          </table:table-cell>
          <table:table-cell office:value-type="float" office:value="15.844" calcext:value-type="float">
            <text:p>15.844</text:p>
          </table:table-cell>
          <table:table-cell office:value-type="float" office:value="72.079" calcext:value-type="float">
            <text:p>72.079</text:p>
          </table:table-cell>
          <table:table-cell office:value-type="string" calcext:value-type="string">
            <text:p>Suriname</text:p>
          </table:table-cell>
          <table:table-cell table:formula="of:=SQRT(([.B100]-VLOOKUP([.D100];[.A$1:.C$1048576];2;0))^2+([.C100]-VLOOKUP([.D100];[.A$1:.C$1048576];3;0))^2)" office:value-type="float" office:value="4.02554008798819" calcext:value-type="float">
            <text:p>4.0255400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29.112" calcext:value-type="float">
            <text:p>29.112</text:p>
          </table:table-cell>
          <table:table-cell office:value-type="float" office:value="46.119" calcext:value-type="float">
            <text:p>46.119</text:p>
          </table:table-cell>
          <table:table-cell office:value-type="string" calcext:value-type="string">
            <text:p>Suriname</text:p>
          </table:table-cell>
          <table:table-cell table:formula="of:=SQRT(([.B101]-VLOOKUP([.D101];[.A$1:.C$1048576];2;0))^2+([.C101]-VLOOKUP([.D101];[.A$1:.C$1048576];3;0))^2)" office:value-type="float" office:value="25.6479816944726" calcext:value-type="float">
            <text:p>25.64798169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thuania</text:p>
          </table:table-cell>
          <table:table-cell office:value-type="float" office:value="9.468" calcext:value-type="float">
            <text:p>9.468</text:p>
          </table:table-cell>
          <table:table-cell office:value-type="float" office:value="71.84" calcext:value-type="float">
            <text:p>71.84</text:p>
          </table:table-cell>
          <table:table-cell office:value-type="string" calcext:value-type="string">
            <text:p>Suriname</text:p>
          </table:table-cell>
          <table:table-cell table:formula="of:=SQRT(([.B102]-VLOOKUP([.D102];[.A$1:.C$1048576];2;0))^2+([.C102]-VLOOKUP([.D102];[.A$1:.C$1048576];3;0))^2)" office:value-type="float" office:value="9.8785732775538" calcext:value-type="float">
            <text:p>9.87857327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cedonia <text:s/>FYR</text:p>
          </table:table-cell>
          <table:table-cell office:value-type="float" office:value="10.918" calcext:value-type="float">
            <text:p>10.918</text:p>
          </table:table-cell>
          <table:table-cell office:value-type="float" office:value="74.32" calcext:value-type="float">
            <text:p>74.32</text:p>
          </table:table-cell>
          <table:table-cell office:value-type="string" calcext:value-type="string">
            <text:p>Suriname</text:p>
          </table:table-cell>
          <table:table-cell table:formula="of:=SQRT(([.B103]-VLOOKUP([.D103];[.A$1:.C$1048576];2;0))^2+([.C103]-VLOOKUP([.D103];[.A$1:.C$1048576];3;0))^2)" office:value-type="float" office:value="9.39449040661599" calcext:value-type="float">
            <text:p>9.39449040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14.112" calcext:value-type="float">
            <text:p>14.112</text:p>
          </table:table-cell>
          <table:table-cell office:value-type="float" office:value="72.916" calcext:value-type="float">
            <text:p>72.916</text:p>
          </table:table-cell>
          <table:table-cell office:value-type="string" calcext:value-type="string">
            <text:p>Suriname</text:p>
          </table:table-cell>
          <table:table-cell table:formula="of:=SQRT(([.B104]-VLOOKUP([.D104];[.A$1:.C$1048576];2;0))^2+([.C104]-VLOOKUP([.D104];[.A$1:.C$1048576];3;0))^2)" office:value-type="float" office:value="5.93048952448278" calcext:value-type="float">
            <text:p>5.93048952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dova</text:p>
          </table:table-cell>
          <table:table-cell office:value-type="float" office:value="12.291" calcext:value-type="float">
            <text:p>12.291</text:p>
          </table:table-cell>
          <table:table-cell office:value-type="float" office:value="68.438" calcext:value-type="float">
            <text:p>68.438</text:p>
          </table:table-cell>
          <table:table-cell office:value-type="string" calcext:value-type="string">
            <text:p>Suriname</text:p>
          </table:table-cell>
          <table:table-cell table:formula="of:=SQRT(([.B105]-VLOOKUP([.D105];[.A$1:.C$1048576];2;0))^2+([.C105]-VLOOKUP([.D105];[.A$1:.C$1048576];3;0))^2)" office:value-type="float" office:value="6.95317977618873" calcext:value-type="float">
            <text:p>6.95317977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18.955" calcext:value-type="float">
            <text:p>18.955</text:p>
          </table:table-cell>
          <table:table-cell office:value-type="float" office:value="67.466" calcext:value-type="float">
            <text:p>67.466</text:p>
          </table:table-cell>
          <table:table-cell office:value-type="string" calcext:value-type="string">
            <text:p>Suriname</text:p>
          </table:table-cell>
          <table:table-cell table:formula="of:=SQRT(([.B106]-VLOOKUP([.D106];[.A$1:.C$1048576];2;0))^2+([.C106]-VLOOKUP([.D106];[.A$1:.C$1048576];3;0))^2)" office:value-type="float" office:value="2.2810482239532" calcext:value-type="float">
            <text:p>2.2810482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tenegro</text:p>
          </table:table-cell>
          <table:table-cell office:value-type="float" office:value="12.076" calcext:value-type="float">
            <text:p>12.076</text:p>
          </table:table-cell>
          <table:table-cell office:value-type="float" office:value="74.096" calcext:value-type="float">
            <text:p>74.096</text:p>
          </table:table-cell>
          <table:table-cell office:value-type="string" calcext:value-type="string">
            <text:p>Suriname</text:p>
          </table:table-cell>
          <table:table-cell table:formula="of:=SQRT(([.B107]-VLOOKUP([.D107];[.A$1:.C$1048576];2;0))^2+([.C107]-VLOOKUP([.D107];[.A$1:.C$1048576];3;0))^2)" office:value-type="float" office:value="8.28239397758885" calcext:value-type="float">
            <text:p>8.28239397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20.536" calcext:value-type="float">
            <text:p>20.536</text:p>
          </table:table-cell>
          <table:table-cell office:value-type="float" office:value="71.323" calcext:value-type="float">
            <text:p>71.323</text:p>
          </table:table-cell>
          <table:table-cell office:value-type="string" calcext:value-type="string">
            <text:p>Suriname</text:p>
          </table:table-cell>
          <table:table-cell table:formula="of:=SQRT(([.B108]-VLOOKUP([.D108];[.A$1:.C$1048576];2;0))^2+([.C108]-VLOOKUP([.D108];[.A$1:.C$1048576];3;0))^2)" office:value-type="float" office:value="2.1224865135025" calcext:value-type="float">
            <text:p>2.12248651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20.651" calcext:value-type="float">
            <text:p>20.651</text:p>
          </table:table-cell>
          <table:table-cell office:value-type="float" office:value="63.823" calcext:value-type="float">
            <text:p>63.823</text:p>
          </table:table-cell>
          <table:table-cell office:value-type="string" calcext:value-type="string">
            <text:p>Suriname</text:p>
          </table:table-cell>
          <table:table-cell table:formula="of:=SQRT(([.B109]-VLOOKUP([.D109];[.A$1:.C$1048576];2;0))^2+([.C109]-VLOOKUP([.D109];[.A$1:.C$1048576];3;0))^2)" office:value-type="float" office:value="6.1125791610416" calcext:value-type="float">
            <text:p>6.1125791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27.8" calcext:value-type="float">
            <text:p>27.8</text:p>
          </table:table-cell>
          <table:table-cell office:value-type="float" office:value="61.112" calcext:value-type="float">
            <text:p>61.112</text:p>
          </table:table-cell>
          <table:table-cell office:value-type="string" calcext:value-type="string">
            <text:p>Suriname</text:p>
          </table:table-cell>
          <table:table-cell table:formula="of:=SQRT(([.B110]-VLOOKUP([.D110];[.A$1:.C$1048576];2;0))^2+([.C110]-VLOOKUP([.D110];[.A$1:.C$1048576];3;0))^2)" office:value-type="float" office:value="12.2386552365854" calcext:value-type="float">
            <text:p>12.23865523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9.792" calcext:value-type="float">
            <text:p>9.792</text:p>
          </table:table-cell>
          <table:table-cell office:value-type="float" office:value="75.678" calcext:value-type="float">
            <text:p>75.678</text:p>
          </table:table-cell>
          <table:table-cell office:value-type="string" calcext:value-type="string">
            <text:p>Suriname</text:p>
          </table:table-cell>
          <table:table-cell table:formula="of:=SQRT(([.B111]-VLOOKUP([.D111];[.A$1:.C$1048576];2;0))^2+([.C111]-VLOOKUP([.D111];[.A$1:.C$1048576];3;0))^2)" office:value-type="float" office:value="11.0579478204593" calcext:value-type="float">
            <text:p>11.05794782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10.045" calcext:value-type="float">
            <text:p>10.045</text:p>
          </table:table-cell>
          <table:table-cell office:value-type="float" office:value="73.275" calcext:value-type="float">
            <text:p>73.275</text:p>
          </table:table-cell>
          <table:table-cell office:value-type="string" calcext:value-type="string">
            <text:p>Suriname</text:p>
          </table:table-cell>
          <table:table-cell table:formula="of:=SQRT(([.B112]-VLOOKUP([.D112];[.A$1:.C$1048576];2;0))^2+([.C112]-VLOOKUP([.D112];[.A$1:.C$1048576];3;0))^2)" office:value-type="float" office:value="9.73976036666201" calcext:value-type="float">
            <text:p>9.7397603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ssia</text:p>
          </table:table-cell>
          <table:table-cell office:value-type="float" office:value="10.828" calcext:value-type="float">
            <text:p>10.828</text:p>
          </table:table-cell>
          <table:table-cell office:value-type="float" office:value="67.89" calcext:value-type="float">
            <text:p>67.89</text:p>
          </table:table-cell>
          <table:table-cell office:value-type="string" calcext:value-type="string">
            <text:p>Suriname</text:p>
          </table:table-cell>
          <table:table-cell table:formula="of:=SQRT(([.B113]-VLOOKUP([.D113];[.A$1:.C$1048576];2;0))^2+([.C113]-VLOOKUP([.D113];[.A$1:.C$1048576];3;0))^2)" office:value-type="float" office:value="8.4970612566934" calcext:value-type="float">
            <text:p>8.49706125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float" office:value="17.725" calcext:value-type="float">
            <text:p>17.725</text:p>
          </table:table-cell>
          <table:table-cell office:value-type="float" office:value="71.713" calcext:value-type="float">
            <text:p>71.713</text:p>
          </table:table-cell>
          <table:table-cell office:value-type="string" calcext:value-type="string">
            <text:p>Suriname</text:p>
          </table:table-cell>
          <table:table-cell table:formula="of:=SQRT(([.B114]-VLOOKUP([.D114];[.A$1:.C$1048576];2;0))^2+([.C114]-VLOOKUP([.D114];[.A$1:.C$1048576];3;0))^2)" office:value-type="float" office:value="2.41611258015846" calcext:value-type="float">
            <text:p>2.41611258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11.612" calcext:value-type="float">
            <text:p>11.612</text:p>
          </table:table-cell>
          <table:table-cell office:value-type="float" office:value="74.083" calcext:value-type="float">
            <text:p>74.083</text:p>
          </table:table-cell>
          <table:table-cell office:value-type="string" calcext:value-type="string">
            <text:p>Suriname</text:p>
          </table:table-cell>
          <table:table-cell table:formula="of:=SQRT(([.B115]-VLOOKUP([.D115];[.A$1:.C$1048576];2;0))^2+([.C115]-VLOOKUP([.D115];[.A$1:.C$1048576];3;0))^2)" office:value-type="float" office:value="8.67398668433379" calcext:value-type="float">
            <text:p>8.67398668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ovak Republic</text:p>
          </table:table-cell>
          <table:table-cell office:value-type="float" office:value="10.176" calcext:value-type="float">
            <text:p>10.176</text:p>
          </table:table-cell>
          <table:table-cell office:value-type="float" office:value="74.88" calcext:value-type="float">
            <text:p>74.88</text:p>
          </table:table-cell>
          <table:table-cell office:value-type="string" calcext:value-type="string">
            <text:p>Suriname</text:p>
          </table:table-cell>
          <table:table-cell table:formula="of:=SQRT(([.B116]-VLOOKUP([.D116];[.A$1:.C$1048576];2;0))^2+([.C116]-VLOOKUP([.D116];[.A$1:.C$1048576];3;0))^2)" office:value-type="float" office:value="10.3161206856066" calcext:value-type="float">
            <text:p>10.31612068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2.113" calcext:value-type="float">
            <text:p>22.113</text:p>
          </table:table-cell>
          <table:table-cell office:value-type="float" office:value="51.37" calcext:value-type="float">
            <text:p>51.37</text:p>
          </table:table-cell>
          <table:table-cell office:value-type="string" calcext:value-type="string">
            <text:p>Suriname</text:p>
          </table:table-cell>
          <table:table-cell table:formula="of:=SQRT(([.B117]-VLOOKUP([.D117];[.A$1:.C$1048576];2;0))^2+([.C117]-VLOOKUP([.D117];[.A$1:.C$1048576];3;0))^2)" office:value-type="float" office:value="18.6130520065894" calcext:value-type="float">
            <text:p>18.61305200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iname</text:p>
          </table:table-cell>
          <table:table-cell office:value-type="float" office:value="19.121" calcext:value-type="float">
            <text:p>19.121</text:p>
          </table:table-cell>
          <table:table-cell office:value-type="float" office:value="69.741" calcext:value-type="float">
            <text:p>69.741</text:p>
          </table:table-cell>
          <table:table-cell office:value-type="string" calcext:value-type="string">
            <text:p>Suriname</text:p>
          </table:table-cell>
          <table:table-cell table:formula="of:=SQRT(([.B118]-VLOOKUP([.D118];[.A$1:.C$1048576];2;0))^2+([.C118]-VLOOKUP([.D118];[.A$1:.C$1048576];3;0))^2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aziland</text:p>
          </table:table-cell>
          <table:table-cell office:value-type="float" office:value="30.014" calcext:value-type="float">
            <text:p>30.014</text:p>
          </table:table-cell>
          <table:table-cell office:value-type="float" office:value="47.391" calcext:value-type="float">
            <text:p>47.391</text:p>
          </table:table-cell>
          <table:table-cell office:value-type="string" calcext:value-type="string">
            <text:p>Suriname</text:p>
          </table:table-cell>
          <table:table-cell table:formula="of:=SQRT(([.B119]-VLOOKUP([.D119];[.A$1:.C$1048576];2;0))^2+([.C119]-VLOOKUP([.D119];[.A$1:.C$1048576];3;0))^2)" office:value-type="float" office:value="24.8632248310632" calcext:value-type="float">
            <text:p>24.86322483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14.577" calcext:value-type="float">
            <text:p>14.577</text:p>
          </table:table-cell>
          <table:table-cell office:value-type="float" office:value="73.646" calcext:value-type="float">
            <text:p>73.646</text:p>
          </table:table-cell>
          <table:table-cell office:value-type="string" calcext:value-type="string">
            <text:p>Suriname</text:p>
          </table:table-cell>
          <table:table-cell table:formula="of:=SQRT(([.B120]-VLOOKUP([.D120];[.A$1:.C$1048576];2;0))^2+([.C120]-VLOOKUP([.D120];[.A$1:.C$1048576];3;0))^2)" office:value-type="float" office:value="5.9914072637403" calcext:value-type="float">
            <text:p>5.99140726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float" office:value="14.828" calcext:value-type="float">
            <text:p>14.828</text:p>
          </table:table-cell>
          <table:table-cell office:value-type="float" office:value="69.445" calcext:value-type="float">
            <text:p>69.445</text:p>
          </table:table-cell>
          <table:table-cell office:value-type="string" calcext:value-type="string">
            <text:p>Suriname</text:p>
          </table:table-cell>
          <table:table-cell table:formula="of:=SQRT(([.B121]-VLOOKUP([.D121];[.A$1:.C$1048576];2;0))^2+([.C121]-VLOOKUP([.D121];[.A$1:.C$1048576];3;0))^2)" office:value-type="float" office:value="4.30319241958804" calcext:value-type="float">
            <text:p>4.30319241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16.093" calcext:value-type="float">
            <text:p>16.093</text:p>
          </table:table-cell>
          <table:table-cell office:value-type="float" office:value="73.995" calcext:value-type="float">
            <text:p>73.995</text:p>
          </table:table-cell>
          <table:table-cell office:value-type="string" calcext:value-type="string">
            <text:p>Suriname</text:p>
          </table:table-cell>
          <table:table-cell table:formula="of:=SQRT(([.B122]-VLOOKUP([.D122];[.A$1:.C$1048576];2;0))^2+([.C122]-VLOOKUP([.D122];[.A$1:.C$1048576];3;0))^2)" office:value-type="float" office:value="5.22161852302522" calcext:value-type="float">
            <text:p>5.2216185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float" office:value="22.014" calcext:value-type="float">
            <text:p>22.014</text:p>
          </table:table-cell>
          <table:table-cell office:value-type="float" office:value="64.658" calcext:value-type="float">
            <text:p>64.658</text:p>
          </table:table-cell>
          <table:table-cell office:value-type="string" calcext:value-type="string">
            <text:p>Suriname</text:p>
          </table:table-cell>
          <table:table-cell table:formula="of:=SQRT(([.B123]-VLOOKUP([.D123];[.A$1:.C$1048576];2;0))^2+([.C123]-VLOOKUP([.D123];[.A$1:.C$1048576];3;0))^2)" office:value-type="float" office:value="5.84861846934812" calcext:value-type="float">
            <text:p>5.84861846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9.879" calcext:value-type="float">
            <text:p>9.879</text:p>
          </table:table-cell>
          <table:table-cell office:value-type="float" office:value="68.306" calcext:value-type="float">
            <text:p>68.306</text:p>
          </table:table-cell>
          <table:table-cell office:value-type="string" calcext:value-type="string">
            <text:p>Suriname</text:p>
          </table:table-cell>
          <table:table-cell table:formula="of:=SQRT(([.B124]-VLOOKUP([.D124];[.A$1:.C$1048576];2;0))^2+([.C124]-VLOOKUP([.D124];[.A$1:.C$1048576];3;0))^2)" office:value-type="float" office:value="9.35274232511513" calcext:value-type="float">
            <text:p>9.35274232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0.36" calcext:value-type="float">
            <text:p>20.36</text:p>
          </table:table-cell>
          <table:table-cell office:value-type="float" office:value="67.585" calcext:value-type="float">
            <text:p>67.585</text:p>
          </table:table-cell>
          <table:table-cell office:value-type="string" calcext:value-type="string">
            <text:p>Suriname</text:p>
          </table:table-cell>
          <table:table-cell table:formula="of:=SQRT(([.B125]-VLOOKUP([.D125];[.A$1:.C$1048576];2;0))^2+([.C125]-VLOOKUP([.D125];[.A$1:.C$1048576];3;0))^2)" office:value-type="float" office:value="2.48665578639265" calcext:value-type="float">
            <text:p>2.48665578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stern Sahara</text:p>
          </table:table-cell>
          <table:table-cell office:value-type="float" office:value="23.34" calcext:value-type="float">
            <text:p>23.34</text:p>
          </table:table-cell>
          <table:table-cell office:value-type="float" office:value="66.168" calcext:value-type="float">
            <text:p>66.168</text:p>
          </table:table-cell>
          <table:table-cell office:value-type="string" calcext:value-type="string">
            <text:p>Suriname</text:p>
          </table:table-cell>
          <table:table-cell table:formula="of:=SQRT(([.B126]-VLOOKUP([.D126];[.A$1:.C$1048576];2;0))^2+([.C126]-VLOOKUP([.D126];[.A$1:.C$1048576];3;0))^2)" office:value-type="float" office:value="5.52867886569658" calcext:value-type="float">
            <text:p>5.52867886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30.028" calcext:value-type="float">
            <text:p>30.028</text:p>
          </table:table-cell>
          <table:table-cell office:value-type="float" office:value="47.199" calcext:value-type="float">
            <text:p>47.199</text:p>
          </table:table-cell>
          <table:table-cell office:value-type="string" calcext:value-type="string">
            <text:p>Suriname</text:p>
          </table:table-cell>
          <table:table-cell table:formula="of:=SQRT(([.B127]-VLOOKUP([.D127];[.A$1:.C$1048576];2;0))^2+([.C127]-VLOOKUP([.D127];[.A$1:.C$1048576];3;0))^2)" office:value-type="float" office:value="25.042052891087" calcext:value-type="float">
            <text:p>25.04205289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bania</text:p>
          </table:table-cell>
          <table:table-cell office:value-type="float" office:value="14.69" calcext:value-type="float">
            <text:p>14.69</text:p>
          </table:table-cell>
          <table:table-cell office:value-type="float" office:value="76.492" calcext:value-type="float">
            <text:p>76.492</text:p>
          </table:table-cell>
          <table:table-cell office:value-type="string" calcext:value-type="string">
            <text:p>Venezuela</text:p>
          </table:table-cell>
          <table:table-cell table:formula="of:=SQRT(([.B128]-VLOOKUP([.D128];[.A$1:.C$1048576];2;0))^2+([.C128]-VLOOKUP([.D128];[.A$1:.C$1048576];3;0))^2)" office:value-type="float" office:value="7.26053234962837" calcext:value-type="float">
            <text:p>7.26053234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20.804" calcext:value-type="float">
            <text:p>20.804</text:p>
          </table:table-cell>
          <table:table-cell office:value-type="float" office:value="72.44" calcext:value-type="float">
            <text:p>72.44</text:p>
          </table:table-cell>
          <table:table-cell office:value-type="string" calcext:value-type="string">
            <text:p>Venezuela</text:p>
          </table:table-cell>
          <table:table-cell table:formula="of:=SQRT(([.B129]-VLOOKUP([.D129];[.A$1:.C$1048576];2;0))^2+([.C129]-VLOOKUP([.D129];[.A$1:.C$1048576];3;0))^2)" office:value-type="float" office:value="1.51454613663632" calcext:value-type="float">
            <text:p>1.51454613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17.372" calcext:value-type="float">
            <text:p>17.372</text:p>
          </table:table-cell>
          <table:table-cell office:value-type="float" office:value="75.387" calcext:value-type="float">
            <text:p>75.387</text:p>
          </table:table-cell>
          <table:table-cell office:value-type="string" calcext:value-type="string">
            <text:p>Venezuela</text:p>
          </table:table-cell>
          <table:table-cell table:formula="of:=SQRT(([.B130]-VLOOKUP([.D130];[.A$1:.C$1048576];2;0))^2+([.C130]-VLOOKUP([.D130];[.A$1:.C$1048576];3;0))^2)" office:value-type="float" office:value="4.36023772287705" calcext:value-type="float">
            <text:p>4.36023772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2.741" calcext:value-type="float">
            <text:p>12.741</text:p>
          </table:table-cell>
          <table:table-cell office:value-type="float" office:value="81.567" calcext:value-type="float">
            <text:p>81.567</text:p>
          </table:table-cell>
          <table:table-cell office:value-type="string" calcext:value-type="string">
            <text:p>Venezuela</text:p>
          </table:table-cell>
          <table:table-cell table:formula="of:=SQRT(([.B131]-VLOOKUP([.D131];[.A$1:.C$1048576];2;0))^2+([.C131]-VLOOKUP([.D131];[.A$1:.C$1048576];3;0))^2)" office:value-type="float" office:value="11.6511247525722" calcext:value-type="float">
            <text:p>11.65112475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9.138" calcext:value-type="float">
            <text:p>9.138</text:p>
          </table:table-cell>
          <table:table-cell office:value-type="float" office:value="80.51" calcext:value-type="float">
            <text:p>80.51</text:p>
          </table:table-cell>
          <table:table-cell office:value-type="string" calcext:value-type="string">
            <text:p>Venezuela</text:p>
          </table:table-cell>
          <table:table-cell table:formula="of:=SQRT(([.B132]-VLOOKUP([.D132];[.A$1:.C$1048576];2;0))^2+([.C132]-VLOOKUP([.D132];[.A$1:.C$1048576];3;0))^2)" office:value-type="float" office:value="14.0049143517552" calcext:value-type="float">
            <text:p>14.00491435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hamas</text:p>
          </table:table-cell>
          <table:table-cell office:value-type="float" office:value="16.863" calcext:value-type="float">
            <text:p>16.863</text:p>
          </table:table-cell>
          <table:table-cell office:value-type="float" office:value="74.848" calcext:value-type="float">
            <text:p>74.848</text:p>
          </table:table-cell>
          <table:table-cell office:value-type="string" calcext:value-type="string">
            <text:p>Venezuela</text:p>
          </table:table-cell>
          <table:table-cell table:formula="of:=SQRT(([.B133]-VLOOKUP([.D133];[.A$1:.C$1048576];2;0))^2+([.C133]-VLOOKUP([.D133];[.A$1:.C$1048576];3;0))^2)" office:value-type="float" office:value="4.69114751420162" calcext:value-type="float">
            <text:p>4.69114751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hrain</text:p>
          </table:table-cell>
          <table:table-cell office:value-type="float" office:value="18.151" calcext:value-type="float">
            <text:p>18.151</text:p>
          </table:table-cell>
          <table:table-cell office:value-type="float" office:value="74.675" calcext:value-type="float">
            <text:p>74.675</text:p>
          </table:table-cell>
          <table:table-cell office:value-type="string" calcext:value-type="string">
            <text:p>Venezuela</text:p>
          </table:table-cell>
          <table:table-cell table:formula="of:=SQRT(([.B134]-VLOOKUP([.D134];[.A$1:.C$1048576];2;0))^2+([.C134]-VLOOKUP([.D134];[.A$1:.C$1048576];3;0))^2)" office:value-type="float" office:value="3.39860912727545" calcext:value-type="float">
            <text:p>3.39860912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11.293" calcext:value-type="float">
            <text:p>11.293</text:p>
          </table:table-cell>
          <table:table-cell office:value-type="float" office:value="79.777" calcext:value-type="float">
            <text:p>79.777</text:p>
          </table:table-cell>
          <table:table-cell office:value-type="string" calcext:value-type="string">
            <text:p>Venezuela</text:p>
          </table:table-cell>
          <table:table-cell table:formula="of:=SQRT(([.B135]-VLOOKUP([.D135];[.A$1:.C$1048576];2;0))^2+([.C135]-VLOOKUP([.D135];[.A$1:.C$1048576];3;0))^2)" office:value-type="float" office:value="11.7680397687975" calcext:value-type="float">
            <text:p>11.76803976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unei</text:p>
          </table:table-cell>
          <table:table-cell office:value-type="float" office:value="20.061" calcext:value-type="float">
            <text:p>20.061</text:p>
          </table:table-cell>
          <table:table-cell office:value-type="float" office:value="77.6" calcext:value-type="float">
            <text:p>77.6</text:p>
          </table:table-cell>
          <table:table-cell office:value-type="string" calcext:value-type="string">
            <text:p>Venezuela</text:p>
          </table:table-cell>
          <table:table-cell table:formula="of:=SQRT(([.B136]-VLOOKUP([.D136];[.A$1:.C$1048576];2;0))^2+([.C136]-VLOOKUP([.D136];[.A$1:.C$1048576];3;0))^2)" office:value-type="float" office:value="4.02804034239976" calcext:value-type="float">
            <text:p>4.02804034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10.625" calcext:value-type="float">
            <text:p>10.625</text:p>
          </table:table-cell>
          <table:table-cell office:value-type="float" office:value="80.743" calcext:value-type="float">
            <text:p>80.743</text:p>
          </table:table-cell>
          <table:table-cell office:value-type="string" calcext:value-type="string">
            <text:p>Venezuela</text:p>
          </table:table-cell>
          <table:table-cell table:formula="of:=SQRT(([.B137]-VLOOKUP([.D137];[.A$1:.C$1048576];2;0))^2+([.C137]-VLOOKUP([.D137];[.A$1:.C$1048576];3;0))^2)" office:value-type="float" office:value="12.8428883044275" calcext:value-type="float">
            <text:p>12.84288830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nnel Islands</text:p>
          </table:table-cell>
          <table:table-cell office:value-type="float" office:value="9.426" calcext:value-type="float">
            <text:p>9.426</text:p>
          </table:table-cell>
          <table:table-cell office:value-type="float" office:value="79.586" calcext:value-type="float">
            <text:p>79.586</text:p>
          </table:table-cell>
          <table:table-cell office:value-type="string" calcext:value-type="string">
            <text:p>Venezuela</text:p>
          </table:table-cell>
          <table:table-cell table:formula="of:=SQRT(([.B138]-VLOOKUP([.D138];[.A$1:.C$1048576];2;0))^2+([.C138]-VLOOKUP([.D138];[.A$1:.C$1048576];3;0))^2)" office:value-type="float" office:value="13.3272881712673" calcext:value-type="float">
            <text:p>13.32728817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15.04" calcext:value-type="float">
            <text:p>15.04</text:p>
          </table:table-cell>
          <table:table-cell office:value-type="float" office:value="78.561" calcext:value-type="float">
            <text:p>78.561</text:p>
          </table:table-cell>
          <table:table-cell office:value-type="string" calcext:value-type="string">
            <text:p>Venezuela</text:p>
          </table:table-cell>
          <table:table-cell table:formula="of:=SQRT(([.B139]-VLOOKUP([.D139];[.A$1:.C$1048576];2;0))^2+([.C139]-VLOOKUP([.D139];[.A$1:.C$1048576];3;0))^2)" office:value-type="float" office:value="7.96691389435082" calcext:value-type="float">
            <text:p>7.96691389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0.605" calcext:value-type="float">
            <text:p>20.605</text:p>
          </table:table-cell>
          <table:table-cell office:value-type="float" office:value="73.041" calcext:value-type="float">
            <text:p>73.041</text:p>
          </table:table-cell>
          <table:table-cell office:value-type="string" calcext:value-type="string">
            <text:p>Venezuela</text:p>
          </table:table-cell>
          <table:table-cell table:formula="of:=SQRT(([.B140]-VLOOKUP([.D140];[.A$1:.C$1048576];2;0))^2+([.C140]-VLOOKUP([.D140];[.A$1:.C$1048576];3;0))^2)" office:value-type="float" office:value="1.13781896626836" calcext:value-type="float">
            <text:p>1.13781896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16.643" calcext:value-type="float">
            <text:p>16.643</text:p>
          </table:table-cell>
          <table:table-cell office:value-type="float" office:value="78.94" calcext:value-type="float">
            <text:p>78.94</text:p>
          </table:table-cell>
          <table:table-cell office:value-type="string" calcext:value-type="string">
            <text:p>Venezuela</text:p>
          </table:table-cell>
          <table:table-cell table:formula="of:=SQRT(([.B141]-VLOOKUP([.D141];[.A$1:.C$1048576];2;0))^2+([.C141]-VLOOKUP([.D141];[.A$1:.C$1048576];3;0))^2)" office:value-type="float" office:value="7.01906268671252" calcext:value-type="float">
            <text:p>7.01906268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10.499" calcext:value-type="float">
            <text:p>10.499</text:p>
          </table:table-cell>
          <table:table-cell office:value-type="float" office:value="78.565" calcext:value-type="float">
            <text:p>78.565</text:p>
          </table:table-cell>
          <table:table-cell office:value-type="string" calcext:value-type="string">
            <text:p>Venezuela</text:p>
          </table:table-cell>
          <table:table-cell table:formula="of:=SQRT(([.B142]-VLOOKUP([.D142];[.A$1:.C$1048576];2;0))^2+([.C142]-VLOOKUP([.D142];[.A$1:.C$1048576];3;0))^2)" office:value-type="float" office:value="11.9266969442507" calcext:value-type="float">
            <text:p>11.92669694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prus</text:p>
          </table:table-cell>
          <table:table-cell office:value-type="float" office:value="11.514" calcext:value-type="float">
            <text:p>11.514</text:p>
          </table:table-cell>
          <table:table-cell office:value-type="float" office:value="79.058" calcext:value-type="float">
            <text:p>79.058</text:p>
          </table:table-cell>
          <table:table-cell office:value-type="string" calcext:value-type="string">
            <text:p>Venezuela</text:p>
          </table:table-cell>
          <table:table-cell table:formula="of:=SQRT(([.B143]-VLOOKUP([.D143];[.A$1:.C$1048576];2;0))^2+([.C143]-VLOOKUP([.D143];[.A$1:.C$1048576];3;0))^2)" office:value-type="float" office:value="11.224734918919" calcext:value-type="float">
            <text:p>11.22473491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11.546" calcext:value-type="float">
            <text:p>11.546</text:p>
          </table:table-cell>
          <table:table-cell office:value-type="float" office:value="78.408" calcext:value-type="float">
            <text:p>78.408</text:p>
          </table:table-cell>
          <table:table-cell office:value-type="string" calcext:value-type="string">
            <text:p>Venezuela</text:p>
          </table:table-cell>
          <table:table-cell table:formula="of:=SQRT(([.B144]-VLOOKUP([.D144];[.A$1:.C$1048576];2;0))^2+([.C144]-VLOOKUP([.D144];[.A$1:.C$1048576];3;0))^2)" office:value-type="float" office:value="10.9072039496839" calcext:value-type="float">
            <text:p>10.90720394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minican Rep.</text:p>
          </table:table-cell>
          <table:table-cell office:value-type="float" office:value="22.719" calcext:value-type="float">
            <text:p>22.719</text:p>
          </table:table-cell>
          <table:table-cell office:value-type="float" office:value="72.678" calcext:value-type="float">
            <text:p>72.678</text:p>
          </table:table-cell>
          <table:table-cell office:value-type="string" calcext:value-type="string">
            <text:p>Venezuela</text:p>
          </table:table-cell>
          <table:table-cell table:formula="of:=SQRT(([.B145]-VLOOKUP([.D145];[.A$1:.C$1048576];2;0))^2+([.C145]-VLOOKUP([.D145];[.A$1:.C$1048576];3;0))^2)" office:value-type="float" office:value="1.71206571135573" calcext:value-type="float">
            <text:p>1.71206571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.989" calcext:value-type="float">
            <text:p>20.989</text:p>
          </table:table-cell>
          <table:table-cell office:value-type="float" office:value="75.15" calcext:value-type="float">
            <text:p>75.15</text:p>
          </table:table-cell>
          <table:table-cell office:value-type="string" calcext:value-type="string">
            <text:p>Venezuela</text:p>
          </table:table-cell>
          <table:table-cell table:formula="of:=SQRT(([.B146]-VLOOKUP([.D146];[.A$1:.C$1048576];2;0))^2+([.C146]-VLOOKUP([.D146];[.A$1:.C$1048576];3;0))^2)" office:value-type="float" office:value="1.40880268313203" calcext:value-type="float">
            <text:p>1.40880268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11.127" calcext:value-type="float">
            <text:p>11.127</text:p>
          </table:table-cell>
          <table:table-cell office:value-type="float" office:value="79.699" calcext:value-type="float">
            <text:p>79.699</text:p>
          </table:table-cell>
          <table:table-cell office:value-type="string" calcext:value-type="string">
            <text:p>Venezuela</text:p>
          </table:table-cell>
          <table:table-cell table:formula="of:=SQRT(([.B147]-VLOOKUP([.D147];[.A$1:.C$1048576];2;0))^2+([.C147]-VLOOKUP([.D147];[.A$1:.C$1048576];3;0))^2)" office:value-type="float" office:value="11.8726071273331" calcext:value-type="float">
            <text:p>11.87260712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12.21" calcext:value-type="float">
            <text:p>12.21</text:p>
          </table:table-cell>
          <table:table-cell office:value-type="float" office:value="81.254" calcext:value-type="float">
            <text:p>81.254</text:p>
          </table:table-cell>
          <table:table-cell office:value-type="string" calcext:value-type="string">
            <text:p>Venezuela</text:p>
          </table:table-cell>
          <table:table-cell table:formula="of:=SQRT(([.B148]-VLOOKUP([.D148];[.A$1:.C$1048576];2;0))^2+([.C148]-VLOOKUP([.D148];[.A$1:.C$1048576];3;0))^2)" office:value-type="float" office:value="11.8538247835878" calcext:value-type="float">
            <text:p>11.85382478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nch Polynesia</text:p>
          </table:table-cell>
          <table:table-cell office:value-type="float" office:value="18.075" calcext:value-type="float">
            <text:p>18.075</text:p>
          </table:table-cell>
          <table:table-cell office:value-type="float" office:value="74.584" calcext:value-type="float">
            <text:p>74.584</text:p>
          </table:table-cell>
          <table:table-cell office:value-type="string" calcext:value-type="string">
            <text:p>Venezuela</text:p>
          </table:table-cell>
          <table:table-cell table:formula="of:=SQRT(([.B149]-VLOOKUP([.D149];[.A$1:.C$1048576];2;0))^2+([.C149]-VLOOKUP([.D149];[.A$1:.C$1048576];3;0))^2)" office:value-type="float" office:value="3.45077628947459" calcext:value-type="float">
            <text:p>3.45077628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8.136" calcext:value-type="float">
            <text:p>8.136</text:p>
          </table:table-cell>
          <table:table-cell office:value-type="float" office:value="80.06" calcext:value-type="float">
            <text:p>80.06</text:p>
          </table:table-cell>
          <table:table-cell office:value-type="string" calcext:value-type="string">
            <text:p>Venezuela</text:p>
          </table:table-cell>
          <table:table-cell table:formula="of:=SQRT(([.B150]-VLOOKUP([.D150];[.A$1:.C$1048576];2;0))^2+([.C150]-VLOOKUP([.D150];[.A$1:.C$1048576];3;0))^2)" office:value-type="float" office:value="14.6959121527042" calcext:value-type="float">
            <text:p>14.69591215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9.65" calcext:value-type="float">
            <text:p>9.65</text:p>
          </table:table-cell>
          <table:table-cell office:value-type="float" office:value="79.594" calcext:value-type="float">
            <text:p>79.594</text:p>
          </table:table-cell>
          <table:table-cell office:value-type="string" calcext:value-type="string">
            <text:p>Venezuela</text:p>
          </table:table-cell>
          <table:table-cell table:formula="of:=SQRT(([.B151]-VLOOKUP([.D151];[.A$1:.C$1048576];2;0))^2+([.C151]-VLOOKUP([.D151];[.A$1:.C$1048576];3;0))^2)" office:value-type="float" office:value="13.1292559575933" calcext:value-type="float">
            <text:p>13.12925595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enada</text:p>
          </table:table-cell>
          <table:table-cell office:value-type="float" office:value="19.412" calcext:value-type="float">
            <text:p>19.412</text:p>
          </table:table-cell>
          <table:table-cell office:value-type="float" office:value="75.457" calcext:value-type="float">
            <text:p>75.457</text:p>
          </table:table-cell>
          <table:table-cell office:value-type="string" calcext:value-type="string">
            <text:p>Venezuela</text:p>
          </table:table-cell>
          <table:table-cell table:formula="of:=SQRT(([.B152]-VLOOKUP([.D152];[.A$1:.C$1048576];2;0))^2+([.C152]-VLOOKUP([.D152];[.A$1:.C$1048576];3;0))^2)" office:value-type="float" office:value="2.60861898329365" calcext:value-type="float">
            <text:p>2.60861898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adeloupe</text:p>
          </table:table-cell>
          <table:table-cell office:value-type="float" office:value="14.452" calcext:value-type="float">
            <text:p>14.452</text:p>
          </table:table-cell>
          <table:table-cell office:value-type="float" office:value="79.437" calcext:value-type="float">
            <text:p>79.437</text:p>
          </table:table-cell>
          <table:table-cell office:value-type="string" calcext:value-type="string">
            <text:p>Venezuela</text:p>
          </table:table-cell>
          <table:table-cell table:formula="of:=SQRT(([.B153]-VLOOKUP([.D153];[.A$1:.C$1048576];2;0))^2+([.C153]-VLOOKUP([.D153];[.A$1:.C$1048576];3;0))^2)" office:value-type="float" office:value="8.9680016168598" calcext:value-type="float">
            <text:p>8.96800161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am</text:p>
          </table:table-cell>
          <table:table-cell office:value-type="float" office:value="18.459" calcext:value-type="float">
            <text:p>18.459</text:p>
          </table:table-cell>
          <table:table-cell office:value-type="float" office:value="75.606" calcext:value-type="float">
            <text:p>75.606</text:p>
          </table:table-cell>
          <table:table-cell office:value-type="string" calcext:value-type="string">
            <text:p>Venezuela</text:p>
          </table:table-cell>
          <table:table-cell table:formula="of:=SQRT(([.B154]-VLOOKUP([.D154];[.A$1:.C$1048576];2;0))^2+([.C154]-VLOOKUP([.D154];[.A$1:.C$1048576];3;0))^2)" office:value-type="float" office:value="3.47679176828294" calcext:value-type="float">
            <text:p>3.47679176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ng Kong <text:s/>China</text:p>
          </table:table-cell>
          <table:table-cell office:value-type="float" office:value="8.165" calcext:value-type="float">
            <text:p>8.165</text:p>
          </table:table-cell>
          <table:table-cell office:value-type="float" office:value="81.832" calcext:value-type="float">
            <text:p>81.832</text:p>
          </table:table-cell>
          <table:table-cell office:value-type="string" calcext:value-type="string">
            <text:p>Venezuela</text:p>
          </table:table-cell>
          <table:table-cell table:formula="of:=SQRT(([.B155]-VLOOKUP([.D155];[.A$1:.C$1048576];2;0))^2+([.C155]-VLOOKUP([.D155];[.A$1:.C$1048576];3;0))^2)" office:value-type="float" office:value="15.5071391623342" calcext:value-type="float">
            <text:p>15.50713916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14.738" calcext:value-type="float">
            <text:p>14.738</text:p>
          </table:table-cell>
          <table:table-cell office:value-type="float" office:value="81.846" calcext:value-type="float">
            <text:p>81.846</text:p>
          </table:table-cell>
          <table:table-cell office:value-type="string" calcext:value-type="string">
            <text:p>Venezuela</text:p>
          </table:table-cell>
          <table:table-cell table:formula="of:=SQRT(([.B156]-VLOOKUP([.D156];[.A$1:.C$1048576];2;0))^2+([.C156]-VLOOKUP([.D156];[.A$1:.C$1048576];3;0))^2)" office:value-type="float" office:value="10.4594627969127" calcext:value-type="float">
            <text:p>10.45946279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5.645" calcext:value-type="float">
            <text:p>15.645</text:p>
          </table:table-cell>
          <table:table-cell office:value-type="float" office:value="79.94" calcext:value-type="float">
            <text:p>79.94</text:p>
          </table:table-cell>
          <table:table-cell office:value-type="string" calcext:value-type="string">
            <text:p>Venezuela</text:p>
          </table:table-cell>
          <table:table-cell table:formula="of:=SQRT(([.B157]-VLOOKUP([.D157];[.A$1:.C$1048576];2;0))^2+([.C157]-VLOOKUP([.D157];[.A$1:.C$1048576];3;0))^2)" office:value-type="float" office:value="8.43125500741141" calcext:value-type="float">
            <text:p>8.43125500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20.028" calcext:value-type="float">
            <text:p>20.028</text:p>
          </table:table-cell>
          <table:table-cell office:value-type="float" office:value="80.836" calcext:value-type="float">
            <text:p>80.836</text:p>
          </table:table-cell>
          <table:table-cell office:value-type="string" calcext:value-type="string">
            <text:p>Venezuela</text:p>
          </table:table-cell>
          <table:table-cell table:formula="of:=SQRT(([.B158]-VLOOKUP([.D158];[.A$1:.C$1048576];2;0))^2+([.C158]-VLOOKUP([.D158];[.A$1:.C$1048576];3;0))^2)" office:value-type="float" office:value="7.16137989496438" calcext:value-type="float">
            <text:p>7.1613798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9.258" calcext:value-type="float">
            <text:p>9.258</text:p>
          </table:table-cell>
          <table:table-cell office:value-type="float" office:value="81.236" calcext:value-type="float">
            <text:p>81.236</text:p>
          </table:table-cell>
          <table:table-cell office:value-type="string" calcext:value-type="string">
            <text:p>Venezuela</text:p>
          </table:table-cell>
          <table:table-cell table:formula="of:=SQRT(([.B159]-VLOOKUP([.D159];[.A$1:.C$1048576];2;0))^2+([.C159]-VLOOKUP([.D159];[.A$1:.C$1048576];3;0))^2)" office:value-type="float" office:value="14.263519972293" calcext:value-type="float">
            <text:p>14.26351997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19.461" calcext:value-type="float">
            <text:p>19.461</text:p>
          </table:table-cell>
          <table:table-cell office:value-type="float" office:value="72.362" calcext:value-type="float">
            <text:p>72.362</text:p>
          </table:table-cell>
          <table:table-cell office:value-type="string" calcext:value-type="string">
            <text:p>Venezuela</text:p>
          </table:table-cell>
          <table:table-cell table:formula="of:=SQRT(([.B160]-VLOOKUP([.D160];[.A$1:.C$1048576];2;0))^2+([.C160]-VLOOKUP([.D160];[.A$1:.C$1048576];3;0))^2)" office:value-type="float" office:value="2.45432129111085" calcext:value-type="float">
            <text:p>2.45432129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8.201" calcext:value-type="float">
            <text:p>8.201</text:p>
          </table:table-cell>
          <table:table-cell office:value-type="float" office:value="82.81" calcext:value-type="float">
            <text:p>82.81</text:p>
          </table:table-cell>
          <table:table-cell office:value-type="string" calcext:value-type="string">
            <text:p>Venezuela</text:p>
          </table:table-cell>
          <table:table-cell table:formula="of:=SQRT(([.B161]-VLOOKUP([.D161];[.A$1:.C$1048576];2;0))^2+([.C161]-VLOOKUP([.D161];[.A$1:.C$1048576];3;0))^2)" office:value-type="float" office:value="16.0048326764137" calcext:value-type="float">
            <text:p>16.00483267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rea <text:s/>Rep.</text:p>
          </table:table-cell>
          <table:table-cell office:value-type="float" office:value="9.488" calcext:value-type="float">
            <text:p>9.488</text:p>
          </table:table-cell>
          <table:table-cell office:value-type="float" office:value="80.064" calcext:value-type="float">
            <text:p>80.064</text:p>
          </table:table-cell>
          <table:table-cell office:value-type="string" calcext:value-type="string">
            <text:p>Venezuela</text:p>
          </table:table-cell>
          <table:table-cell table:formula="of:=SQRT(([.B162]-VLOOKUP([.D162];[.A$1:.C$1048576];2;0))^2+([.C162]-VLOOKUP([.D162];[.A$1:.C$1048576];3;0))^2)" office:value-type="float" office:value="13.4861559385912" calcext:value-type="float">
            <text:p>13.48615593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17.911" calcext:value-type="float">
            <text:p>17.911</text:p>
          </table:table-cell>
          <table:table-cell office:value-type="float" office:value="74.234" calcext:value-type="float">
            <text:p>74.234</text:p>
          </table:table-cell>
          <table:table-cell office:value-type="string" calcext:value-type="string">
            <text:p>Venezuela</text:p>
          </table:table-cell>
          <table:table-cell table:formula="of:=SQRT(([.B163]-VLOOKUP([.D163];[.A$1:.C$1048576];2;0))^2+([.C163]-VLOOKUP([.D163];[.A$1:.C$1048576];3;0))^2)" office:value-type="float" office:value="3.55279397094737" calcext:value-type="float">
            <text:p>3.55279397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11.389" calcext:value-type="float">
            <text:p>11.389</text:p>
          </table:table-cell>
          <table:table-cell office:value-type="float" office:value="79.563" calcext:value-type="float">
            <text:p>79.563</text:p>
          </table:table-cell>
          <table:table-cell office:value-type="string" calcext:value-type="string">
            <text:p>Venezuela</text:p>
          </table:table-cell>
          <table:table-cell table:formula="of:=SQRT(([.B164]-VLOOKUP([.D164];[.A$1:.C$1048576];2;0))^2+([.C164]-VLOOKUP([.D164];[.A$1:.C$1048576];3;0))^2)" office:value-type="float" office:value="11.5776510571014" calcext:value-type="float">
            <text:p>11.57765105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cao <text:s/>China</text:p>
          </table:table-cell>
          <table:table-cell office:value-type="float" office:value="8.28" calcext:value-type="float">
            <text:p>8.28</text:p>
          </table:table-cell>
          <table:table-cell office:value-type="float" office:value="80.198" calcext:value-type="float">
            <text:p>80.198</text:p>
          </table:table-cell>
          <table:table-cell office:value-type="string" calcext:value-type="string">
            <text:p>Venezuela</text:p>
          </table:table-cell>
          <table:table-cell table:formula="of:=SQRT(([.B165]-VLOOKUP([.D165];[.A$1:.C$1048576];2;0))^2+([.C165]-VLOOKUP([.D165];[.A$1:.C$1048576];3;0))^2)" office:value-type="float" office:value="14.6253878581048" calcext:value-type="float">
            <text:p>14.62538785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20.534" calcext:value-type="float">
            <text:p>20.534</text:p>
          </table:table-cell>
          <table:table-cell office:value-type="float" office:value="73.52" calcext:value-type="float">
            <text:p>73.52</text:p>
          </table:table-cell>
          <table:table-cell office:value-type="string" calcext:value-type="string">
            <text:p>Venezuela</text:p>
          </table:table-cell>
          <table:table-cell table:formula="of:=SQRT(([.B166]-VLOOKUP([.D166];[.A$1:.C$1048576];2;0))^2+([.C166]-VLOOKUP([.D166];[.A$1:.C$1048576];3;0))^2)" office:value-type="float" office:value="0.951866587290468" calcext:value-type="float">
            <text:p>0.9518665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ldives</text:p>
          </table:table-cell>
          <table:table-cell office:value-type="float" office:value="18.82" calcext:value-type="float">
            <text:p>18.82</text:p>
          </table:table-cell>
          <table:table-cell office:value-type="float" office:value="75.791" calcext:value-type="float">
            <text:p>75.791</text:p>
          </table:table-cell>
          <table:table-cell office:value-type="string" calcext:value-type="string">
            <text:p>Venezuela</text:p>
          </table:table-cell>
          <table:table-cell table:formula="of:=SQRT(([.B167]-VLOOKUP([.D167];[.A$1:.C$1048576];2;0))^2+([.C167]-VLOOKUP([.D167];[.A$1:.C$1048576];3;0))^2)" office:value-type="float" office:value="3.28081346620011" calcext:value-type="float">
            <text:p>3.28081346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9.04" calcext:value-type="float">
            <text:p>9.04</text:p>
          </table:table-cell>
          <table:table-cell office:value-type="float" office:value="78.951" calcext:value-type="float">
            <text:p>78.951</text:p>
          </table:table-cell>
          <table:table-cell office:value-type="string" calcext:value-type="string">
            <text:p>Venezuela</text:p>
          </table:table-cell>
          <table:table-cell table:formula="of:=SQRT(([.B168]-VLOOKUP([.D168];[.A$1:.C$1048576];2;0))^2+([.C168]-VLOOKUP([.D168];[.A$1:.C$1048576];3;0))^2)" office:value-type="float" office:value="13.4206444331112" calcext:value-type="float">
            <text:p>13.42064443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float" office:value="12.643" calcext:value-type="float">
            <text:p>12.643</text:p>
          </table:table-cell>
          <table:table-cell office:value-type="float" office:value="80.131" calcext:value-type="float">
            <text:p>80.131</text:p>
          </table:table-cell>
          <table:table-cell office:value-type="string" calcext:value-type="string">
            <text:p>Venezuela</text:p>
          </table:table-cell>
          <table:table-cell table:formula="of:=SQRT(([.B169]-VLOOKUP([.D169];[.A$1:.C$1048576];2;0))^2+([.C169]-VLOOKUP([.D169];[.A$1:.C$1048576];3;0))^2)" office:value-type="float" office:value="10.8287336286382" calcext:value-type="float">
            <text:p>10.82873362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19.091" calcext:value-type="float">
            <text:p>19.091</text:p>
          </table:table-cell>
          <table:table-cell office:value-type="float" office:value="76.303" calcext:value-type="float">
            <text:p>76.303</text:p>
          </table:table-cell>
          <table:table-cell office:value-type="string" calcext:value-type="string">
            <text:p>Venezuela</text:p>
          </table:table-cell>
          <table:table-cell table:formula="of:=SQRT(([.B170]-VLOOKUP([.D170];[.A$1:.C$1048576];2;0))^2+([.C170]-VLOOKUP([.D170];[.A$1:.C$1048576];3;0))^2)" office:value-type="float" office:value="3.42100102309251" calcext:value-type="float">
            <text:p>3.42100102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11.259" calcext:value-type="float">
            <text:p>11.259</text:p>
          </table:table-cell>
          <table:table-cell office:value-type="float" office:value="80.024" calcext:value-type="float">
            <text:p>80.024</text:p>
          </table:table-cell>
          <table:table-cell office:value-type="string" calcext:value-type="string">
            <text:p>Venezuela</text:p>
          </table:table-cell>
          <table:table-cell table:formula="of:=SQRT(([.B171]-VLOOKUP([.D171];[.A$1:.C$1048576];2;0))^2+([.C171]-VLOOKUP([.D171];[.A$1:.C$1048576];3;0))^2)" office:value-type="float" office:value="11.9240966534157" calcext:value-type="float">
            <text:p>11.92409665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therlands Antilles</text:p>
          </table:table-cell>
          <table:table-cell office:value-type="float" office:value="13.401" calcext:value-type="float">
            <text:p>13.401</text:p>
          </table:table-cell>
          <table:table-cell office:value-type="float" office:value="76.184" calcext:value-type="float">
            <text:p>76.184</text:p>
          </table:table-cell>
          <table:table-cell office:value-type="string" calcext:value-type="string">
            <text:p>Venezuela</text:p>
          </table:table-cell>
          <table:table-cell table:formula="of:=SQRT(([.B172]-VLOOKUP([.D172];[.A$1:.C$1048576];2;0))^2+([.C172]-VLOOKUP([.D172];[.A$1:.C$1048576];3;0))^2)" office:value-type="float" office:value="8.37983323223082" calcext:value-type="float">
            <text:p>8.37983323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 Caledonia</text:p>
          </table:table-cell>
          <table:table-cell office:value-type="float" office:value="16.477" calcext:value-type="float">
            <text:p>16.477</text:p>
          </table:table-cell>
          <table:table-cell office:value-type="float" office:value="75.525" calcext:value-type="float">
            <text:p>75.525</text:p>
          </table:table-cell>
          <table:table-cell office:value-type="string" calcext:value-type="string">
            <text:p>Venezuela</text:p>
          </table:table-cell>
          <table:table-cell table:formula="of:=SQRT(([.B173]-VLOOKUP([.D173];[.A$1:.C$1048576];2;0))^2+([.C173]-VLOOKUP([.D173];[.A$1:.C$1048576];3;0))^2)" office:value-type="float" office:value="5.24838489442229" calcext:value-type="float">
            <text:p>5.24838489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3.831" calcext:value-type="float">
            <text:p>13.831</text:p>
          </table:table-cell>
          <table:table-cell office:value-type="float" office:value="80.301" calcext:value-type="float">
            <text:p>80.301</text:p>
          </table:table-cell>
          <table:table-cell office:value-type="string" calcext:value-type="string">
            <text:p>Venezuela</text:p>
          </table:table-cell>
          <table:table-cell table:formula="of:=SQRT(([.B174]-VLOOKUP([.D174];[.A$1:.C$1048576];2;0))^2+([.C174]-VLOOKUP([.D174];[.A$1:.C$1048576];3;0))^2)" office:value-type="float" office:value="9.99749268566874" calcext:value-type="float">
            <text:p>9.99749268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12.304" calcext:value-type="float">
            <text:p>12.304</text:p>
          </table:table-cell>
          <table:table-cell office:value-type="float" office:value="80.672" calcext:value-type="float">
            <text:p>80.672</text:p>
          </table:table-cell>
          <table:table-cell office:value-type="string" calcext:value-type="string">
            <text:p>Venezuela</text:p>
          </table:table-cell>
          <table:table-cell table:formula="of:=SQRT(([.B175]-VLOOKUP([.D175];[.A$1:.C$1048576];2;0))^2+([.C175]-VLOOKUP([.D175];[.A$1:.C$1048576];3;0))^2)" office:value-type="float" office:value="11.4222009262664" calcext:value-type="float">
            <text:p>11.4222009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22.058" calcext:value-type="float">
            <text:p>22.058</text:p>
          </table:table-cell>
          <table:table-cell office:value-type="float" office:value="72.765" calcext:value-type="float">
            <text:p>72.765</text:p>
          </table:table-cell>
          <table:table-cell office:value-type="string" calcext:value-type="string">
            <text:p>Venezuela</text:p>
          </table:table-cell>
          <table:table-cell table:formula="of:=SQRT(([.B176]-VLOOKUP([.D176];[.A$1:.C$1048576];2;0))^2+([.C176]-VLOOKUP([.D176];[.A$1:.C$1048576];3;0))^2)" office:value-type="float" office:value="1.21887694210695" calcext:value-type="float">
            <text:p>1.21887694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20.819" calcext:value-type="float">
            <text:p>20.819</text:p>
          </table:table-cell>
          <table:table-cell office:value-type="float" office:value="75.605" calcext:value-type="float">
            <text:p>75.605</text:p>
          </table:table-cell>
          <table:table-cell office:value-type="string" calcext:value-type="string">
            <text:p>Venezuela</text:p>
          </table:table-cell>
          <table:table-cell table:formula="of:=SQRT(([.B177]-VLOOKUP([.D177];[.A$1:.C$1048576];2;0))^2+([.C177]-VLOOKUP([.D177];[.A$1:.C$1048576];3;0))^2)" office:value-type="float" office:value="1.89433365593288" calcext:value-type="float">
            <text:p>1.89433365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1.342" calcext:value-type="float">
            <text:p>21.342</text:p>
          </table:table-cell>
          <table:table-cell office:value-type="float" office:value="73.315" calcext:value-type="float">
            <text:p>73.315</text:p>
          </table:table-cell>
          <table:table-cell office:value-type="string" calcext:value-type="string">
            <text:p>Venezuela</text:p>
          </table:table-cell>
          <table:table-cell table:formula="of:=SQRT(([.B178]-VLOOKUP([.D178];[.A$1:.C$1048576];2;0))^2+([.C178]-VLOOKUP([.D178];[.A$1:.C$1048576];3;0))^2)" office:value-type="float" office:value="0.509322098479931" calcext:value-type="float">
            <text:p>0.50932209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9.873" calcext:value-type="float">
            <text:p>9.873</text:p>
          </table:table-cell>
          <table:table-cell office:value-type="float" office:value="78.771" calcext:value-type="float">
            <text:p>78.771</text:p>
          </table:table-cell>
          <table:table-cell office:value-type="string" calcext:value-type="string">
            <text:p>Venezuela</text:p>
          </table:table-cell>
          <table:table-cell table:formula="of:=SQRT(([.B179]-VLOOKUP([.D179];[.A$1:.C$1048576];2;0))^2+([.C179]-VLOOKUP([.D179];[.A$1:.C$1048576];3;0))^2)" office:value-type="float" office:value="12.5830954856108" calcext:value-type="float">
            <text:p>12.58309548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float" office:value="13.19" calcext:value-type="float">
            <text:p>13.19</text:p>
          </table:table-cell>
          <table:table-cell office:value-type="float" office:value="78.823" calcext:value-type="float">
            <text:p>78.823</text:p>
          </table:table-cell>
          <table:table-cell office:value-type="string" calcext:value-type="string">
            <text:p>Venezuela</text:p>
          </table:table-cell>
          <table:table-cell table:formula="of:=SQRT(([.B180]-VLOOKUP([.D180];[.A$1:.C$1048576];2;0))^2+([.C180]-VLOOKUP([.D180];[.A$1:.C$1048576];3;0))^2)" office:value-type="float" office:value="9.65018471325808" calcext:value-type="float">
            <text:p>9.65018471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atar</text:p>
          </table:table-cell>
          <table:table-cell office:value-type="float" office:value="12.197" calcext:value-type="float">
            <text:p>12.197</text:p>
          </table:table-cell>
          <table:table-cell office:value-type="float" office:value="77.948" calcext:value-type="float">
            <text:p>77.948</text:p>
          </table:table-cell>
          <table:table-cell office:value-type="string" calcext:value-type="string">
            <text:p>Venezuela</text:p>
          </table:table-cell>
          <table:table-cell table:formula="of:=SQRT(([.B181]-VLOOKUP([.D181];[.A$1:.C$1048576];2;0))^2+([.C181]-VLOOKUP([.D181];[.A$1:.C$1048576];3;0))^2)" office:value-type="float" office:value="10.1240433128271" calcext:value-type="float">
            <text:p>10.12404331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union</text:p>
          </table:table-cell>
          <table:table-cell office:value-type="float" office:value="18.55" calcext:value-type="float">
            <text:p>18.55</text:p>
          </table:table-cell>
          <table:table-cell office:value-type="float" office:value="77.297" calcext:value-type="float">
            <text:p>77.297</text:p>
          </table:table-cell>
          <table:table-cell office:value-type="string" calcext:value-type="string">
            <text:p>Venezuela</text:p>
          </table:table-cell>
          <table:table-cell table:formula="of:=SQRT(([.B182]-VLOOKUP([.D182];[.A$1:.C$1048576];2;0))^2+([.C182]-VLOOKUP([.D182];[.A$1:.C$1048576];3;0))^2)" office:value-type="float" office:value="4.52444969029384" calcext:value-type="float">
            <text:p>4.52444969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float" office:value="18.049" calcext:value-type="float">
            <text:p>18.049</text:p>
          </table:table-cell>
          <table:table-cell office:value-type="float" office:value="73.995" calcext:value-type="float">
            <text:p>73.995</text:p>
          </table:table-cell>
          <table:table-cell office:value-type="string" calcext:value-type="string">
            <text:p>Venezuela</text:p>
          </table:table-cell>
          <table:table-cell table:formula="of:=SQRT(([.B183]-VLOOKUP([.D183];[.A$1:.C$1048576];2;0))^2+([.C183]-VLOOKUP([.D183];[.A$1:.C$1048576];3;0))^2)" office:value-type="float" office:value="3.39477539757787" calcext:value-type="float">
            <text:p>3.39477539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8.191" calcext:value-type="float">
            <text:p>8.191</text:p>
          </table:table-cell>
          <table:table-cell office:value-type="float" office:value="80.672" calcext:value-type="float">
            <text:p>80.672</text:p>
          </table:table-cell>
          <table:table-cell office:value-type="string" calcext:value-type="string">
            <text:p>Venezuela</text:p>
          </table:table-cell>
          <table:table-cell table:formula="of:=SQRT(([.B184]-VLOOKUP([.D184];[.A$1:.C$1048576];2;0))^2+([.C184]-VLOOKUP([.D184];[.A$1:.C$1048576];3;0))^2)" office:value-type="float" office:value="14.9173708474382" calcext:value-type="float">
            <text:p>14.91737084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9.628" calcext:value-type="float">
            <text:p>9.628</text:p>
          </table:table-cell>
          <table:table-cell office:value-type="float" office:value="78.414" calcext:value-type="float">
            <text:p>78.414</text:p>
          </table:table-cell>
          <table:table-cell office:value-type="string" calcext:value-type="string">
            <text:p>Venezuela</text:p>
          </table:table-cell>
          <table:table-cell table:formula="of:=SQRT(([.B185]-VLOOKUP([.D185];[.A$1:.C$1048576];2;0))^2+([.C185]-VLOOKUP([.D185];[.A$1:.C$1048576];3;0))^2)" office:value-type="float" office:value="12.6747986966263" calcext:value-type="float">
            <text:p>12.67479869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11.016" calcext:value-type="float">
            <text:p>11.016</text:p>
          </table:table-cell>
          <table:table-cell office:value-type="float" office:value="80.935" calcext:value-type="float">
            <text:p>80.935</text:p>
          </table:table-cell>
          <table:table-cell office:value-type="string" calcext:value-type="string">
            <text:p>Venezuela</text:p>
          </table:table-cell>
          <table:table-cell table:formula="of:=SQRT(([.B186]-VLOOKUP([.D186];[.A$1:.C$1048576];2;0))^2+([.C186]-VLOOKUP([.D186];[.A$1:.C$1048576];3;0))^2)" office:value-type="float" office:value="12.6227306475263" calcext:value-type="float">
            <text:p>12.62273064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18.287" calcext:value-type="float">
            <text:p>18.287</text:p>
          </table:table-cell>
          <table:table-cell office:value-type="float" office:value="74.456" calcext:value-type="float">
            <text:p>74.456</text:p>
          </table:table-cell>
          <table:table-cell office:value-type="string" calcext:value-type="string">
            <text:p>Venezuela</text:p>
          </table:table-cell>
          <table:table-cell table:formula="of:=SQRT(([.B187]-VLOOKUP([.D187];[.A$1:.C$1048576];2;0))^2+([.C187]-VLOOKUP([.D187];[.A$1:.C$1048576];3;0))^2)" office:value-type="float" office:value="3.21651752676711" calcext:value-type="float">
            <text:p>3.21651752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11.72" calcext:value-type="float">
            <text:p>11.72</text:p>
          </table:table-cell>
          <table:table-cell office:value-type="float" office:value="80.973" calcext:value-type="float">
            <text:p>80.973</text:p>
          </table:table-cell>
          <table:table-cell office:value-type="string" calcext:value-type="string">
            <text:p>Venezuela</text:p>
          </table:table-cell>
          <table:table-cell table:formula="of:=SQRT(([.B188]-VLOOKUP([.D188];[.A$1:.C$1048576];2;0))^2+([.C188]-VLOOKUP([.D188];[.A$1:.C$1048576];3;0))^2)" office:value-type="float" office:value="12.0704567022131" calcext:value-type="float">
            <text:p>12.0704567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9.69" calcext:value-type="float">
            <text:p>9.69</text:p>
          </table:table-cell>
          <table:table-cell office:value-type="float" office:value="81.898" calcext:value-type="float">
            <text:p>81.898</text:p>
          </table:table-cell>
          <table:table-cell office:value-type="string" calcext:value-type="string">
            <text:p>Venezuela</text:p>
          </table:table-cell>
          <table:table-cell table:formula="of:=SQRT(([.B189]-VLOOKUP([.D189];[.A$1:.C$1048576];2;0))^2+([.C189]-VLOOKUP([.D189];[.A$1:.C$1048576];3;0))^2)" office:value-type="float" office:value="14.2609217794643" calcext:value-type="float">
            <text:p>14.26092177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18.426" calcext:value-type="float">
            <text:p>18.426</text:p>
          </table:table-cell>
          <table:table-cell office:value-type="float" office:value="73.156" calcext:value-type="float">
            <text:p>73.156</text:p>
          </table:table-cell>
          <table:table-cell office:value-type="string" calcext:value-type="string">
            <text:p>Venezuela</text:p>
          </table:table-cell>
          <table:table-cell table:formula="of:=SQRT(([.B190]-VLOOKUP([.D190];[.A$1:.C$1048576];2;0))^2+([.C190]-VLOOKUP([.D190];[.A$1:.C$1048576];3;0))^2)" office:value-type="float" office:value="3.08422599690749" calcext:value-type="float">
            <text:p>3.08422599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float" office:value="14.027" calcext:value-type="float">
            <text:p>14.027</text:p>
          </table:table-cell>
          <table:table-cell office:value-type="float" office:value="76.035" calcext:value-type="float">
            <text:p>76.035</text:p>
          </table:table-cell>
          <table:table-cell office:value-type="string" calcext:value-type="string">
            <text:p>Venezuela</text:p>
          </table:table-cell>
          <table:table-cell table:formula="of:=SQRT(([.B191]-VLOOKUP([.D191];[.A$1:.C$1048576];2;0))^2+([.C191]-VLOOKUP([.D191];[.A$1:.C$1048576];3;0))^2)" office:value-type="float" office:value="7.73732150036432" calcext:value-type="float">
            <text:p>7.73732150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2.195" calcext:value-type="float">
            <text:p>12.195</text:p>
          </table:table-cell>
          <table:table-cell office:value-type="float" office:value="79.499" calcext:value-type="float">
            <text:p>79.499</text:p>
          </table:table-cell>
          <table:table-cell office:value-type="string" calcext:value-type="string">
            <text:p>Venezuela</text:p>
          </table:table-cell>
          <table:table-cell table:formula="of:=SQRT(([.B192]-VLOOKUP([.D192];[.A$1:.C$1048576];2;0))^2+([.C192]-VLOOKUP([.D192];[.A$1:.C$1048576];3;0))^2)" office:value-type="float" office:value="10.8516999589926" calcext:value-type="float">
            <text:p>10.8516999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14.191" calcext:value-type="float">
            <text:p>14.191</text:p>
          </table:table-cell>
          <table:table-cell office:value-type="float" office:value="77.8" calcext:value-type="float">
            <text:p>77.8</text:p>
          </table:table-cell>
          <table:table-cell office:value-type="string" calcext:value-type="string">
            <text:p>Venezuela</text:p>
          </table:table-cell>
          <table:table-cell table:formula="of:=SQRT(([.B193]-VLOOKUP([.D193];[.A$1:.C$1048576];2;0))^2+([.C193]-VLOOKUP([.D193];[.A$1:.C$1048576];3;0))^2)" office:value-type="float" office:value="8.27125921489588" calcext:value-type="float">
            <text:p>8.27125921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15.089" calcext:value-type="float">
            <text:p>15.089</text:p>
          </table:table-cell>
          <table:table-cell office:value-type="float" office:value="76.453" calcext:value-type="float">
            <text:p>76.453</text:p>
          </table:table-cell>
          <table:table-cell office:value-type="string" calcext:value-type="string">
            <text:p>Venezuela</text:p>
          </table:table-cell>
          <table:table-cell table:formula="of:=SQRT(([.B194]-VLOOKUP([.D194];[.A$1:.C$1048576];2;0))^2+([.C194]-VLOOKUP([.D194];[.A$1:.C$1048576];3;0))^2)" office:value-type="float" office:value="6.87615764798918" calcext:value-type="float">
            <text:p>6.8761576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21.439" calcext:value-type="float">
            <text:p>21.439</text:p>
          </table:table-cell>
          <table:table-cell office:value-type="float" office:value="73.815" calcext:value-type="float">
            <text:p>73.815</text:p>
          </table:table-cell>
          <table:table-cell office:value-type="string" calcext:value-type="string">
            <text:p>Venezuela</text:p>
          </table:table-cell>
          <table:table-cell table:formula="of:=SQRT(([.B195]-VLOOKUP([.D195];[.A$1:.C$1048576];2;0))^2+([.C195]-VLOOKUP([.D195];[.A$1:.C$1048576];3;0))^2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etnam</text:p>
          </table:table-cell>
          <table:table-cell office:value-type="float" office:value="17.312" calcext:value-type="float">
            <text:p>17.312</text:p>
          </table:table-cell>
          <table:table-cell office:value-type="float" office:value="74.51" calcext:value-type="float">
            <text:p>74.51</text:p>
          </table:table-cell>
          <table:table-cell office:value-type="string" calcext:value-type="string">
            <text:p>Venezuela</text:p>
          </table:table-cell>
          <table:table-cell table:formula="of:=SQRT(([.B196]-VLOOKUP([.D196];[.A$1:.C$1048576];2;0))^2+([.C196]-VLOOKUP([.D196];[.A$1:.C$1048576];3;0))^2)" office:value-type="float" office:value="4.18511099016502" calcext:value-type="float">
            <text:p>4.18511099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rgin Islands (U.S.)</text:p>
          </table:table-cell>
          <table:table-cell office:value-type="float" office:value="13.536" calcext:value-type="float">
            <text:p>13.536</text:p>
          </table:table-cell>
          <table:table-cell office:value-type="float" office:value="79.014" calcext:value-type="float">
            <text:p>79.014</text:p>
          </table:table-cell>
          <table:table-cell office:value-type="string" calcext:value-type="string">
            <text:p>Venezuela</text:p>
          </table:table-cell>
          <table:table-cell table:formula="of:=SQRT(([.B197]-VLOOKUP([.D197];[.A$1:.C$1048576];2;0))^2+([.C197]-VLOOKUP([.D197];[.A$1:.C$1048576];3;0))^2)" office:value-type="float" office:value="9.45975739646636" calcext:value-type="float">
            <text:p>9.4597573965</text:p>
          </table:table-cell>
          <table:table-cell table:number-columns-repeated="4"/>
        </table:table-row>
      </table:table>
      <table:table table:name="Check" table:style-name="ta1">
        <table:table-column table:style-name="co5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number-columns-repeated="3" table:default-cell-style-name="Default"/>
        <table:table-column table:style-name="co4" table:default-cell-style-name="Default"/>
        <table:table-column table:style-name="co7" table:default-cell-style-name="ce3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Countries</text:p>
          </table:table-cell>
          <table:table-cell office:value-type="string" calcext:value-type="string">
            <text:p>BirthRate(Per1000 - 2008)</text:p>
          </table:table-cell>
          <table:table-cell office:value-type="string" calcext:value-type="string">
            <text:p>LifeExpectancy(2008)</text:p>
          </table:table-cell>
          <table:table-cell/>
          <table:table-cell office:value-type="string" calcext:value-type="string">
            <text:p>The Countries in Cluster 1:</text:p>
          </table:table-cell>
          <table:table-cell office:value-type="string" calcext:value-type="string">
            <text:p>BirthRate(Per1000 - 2008)</text:p>
          </table:table-cell>
          <table:table-cell office:value-type="string" calcext:value-type="string">
            <text:p>LifeExpectancy(2008)</text:p>
          </table:table-cell>
          <table:table-cell office:value-type="string" calcext:value-type="string">
            <text:p>Mean1</text:p>
          </table:table-cell>
          <table:table-cell office:value-type="string" calcext:value-type="string">
            <text:p>Mean2</text:p>
          </table:table-cell>
          <table:table-cell office:value-type="string" calcext:value-type="string">
            <text:p>Mean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fghanistan</text:p>
          </table:table-cell>
          <table:table-cell office:value-type="float" office:value="46.613" calcext:value-type="float">
            <text:p>46.613</text:p>
          </table:table-cell>
          <table:table-cell office:value-type="float" office:value="47.532" calcext:value-type="float">
            <text:p>47.532</text:p>
          </table:table-cell>
          <table:table-cell/>
          <table:table-cell office:value-type="string" calcext:value-type="string">
            <text:p>Ethiopia</text:p>
          </table:table-cell>
          <table:table-cell table:formula="of:=VLOOKUP([.F2];[.B$1:.D$1048576];2;0)" office:value-type="float" office:value="38.558" calcext:value-type="float">
            <text:p>38.558</text:p>
          </table:table-cell>
          <table:table-cell table:formula="of:=VLOOKUP([.F2];[.B$1:.D$1048576];3;0)" office:value-type="float" office:value="57.481" calcext:value-type="float">
            <text:p>57.481</text:p>
          </table:table-cell>
          <table:table-cell table:formula="of:=([.G2]-[.$G$48])^2+([.H2]-[.$H$48])^2" office:value-type="float" office:value="15.8883618950851" calcext:value-type="float">
            <text:p>15.8883618951</text:p>
          </table:table-cell>
          <table:table-cell table:style-name="ce1" table:formula="of:=([.G2]-[.$G$112])^2+([.H2]-[.$H$112])^2" office:value-type="float" office:value="363.489153360925" calcext:value-type="float">
            <text:p>363.4891533609</text:p>
          </table:table-cell>
          <table:table-cell table:style-name="ce1" table:formula="of:=([.G2]-[.$G$204])^2+([.H2]-[.$H$204])^2" office:value-type="float" office:value="1024.01753315718" calcext:value-type="float">
            <text:p>1024.0175331572</text:p>
          </table:table-cell>
          <table:table-cell table:style-name="ce5" table:formula="of:=MIN([.I2:.K2])=[.I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bania</text:p>
          </table:table-cell>
          <table:table-cell office:value-type="float" office:value="14.69" calcext:value-type="float">
            <text:p>14.69</text:p>
          </table:table-cell>
          <table:table-cell office:value-type="float" office:value="76.492" calcext:value-type="float">
            <text:p>76.492</text:p>
          </table:table-cell>
          <table:table-cell/>
          <table:table-cell office:value-type="string" calcext:value-type="string">
            <text:p>Swaziland</text:p>
          </table:table-cell>
          <table:table-cell table:formula="of:=VLOOKUP([.F3];[.B$1:.D$1048576];2;0)" office:value-type="float" office:value="30.014" calcext:value-type="float">
            <text:p>30.014</text:p>
          </table:table-cell>
          <table:table-cell table:formula="of:=VLOOKUP([.F3];[.B$1:.D$1048576];3;0)" office:value-type="float" office:value="47.391" calcext:value-type="float">
            <text:p>47.391</text:p>
          </table:table-cell>
          <table:table-cell table:formula="of:=([.G3]-[.$G$48])^2+([.H3]-[.$H$48])^2" office:value-type="float" office:value="99.3548666776931" calcext:value-type="float">
            <text:p>99.3548666777</text:p>
          </table:table-cell>
          <table:table-cell table:style-name="ce1" table:formula="of:=([.G3]-[.$G$112])^2+([.H3]-[.$H$112])^2" office:value-type="float" office:value="537.492874737974" calcext:value-type="float">
            <text:p>537.492874738</text:p>
          </table:table-cell>
          <table:table-cell table:style-name="ce1" table:formula="of:=([.G3]-[.$G$204])^2+([.H3]-[.$H$204])^2" office:value-type="float" office:value="1147.78276956167" calcext:value-type="float">
            <text:p>1147.7827695617</text:p>
          </table:table-cell>
          <table:table-cell table:style-name="ce5" table:formula="of:=MIN([.I3:.K3])=[.I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geria</text:p>
          </table:table-cell>
          <table:table-cell office:value-type="float" office:value="20.804" calcext:value-type="float">
            <text:p>20.804</text:p>
          </table:table-cell>
          <table:table-cell office:value-type="float" office:value="72.44" calcext:value-type="float">
            <text:p>72.44</text:p>
          </table:table-cell>
          <table:table-cell/>
          <table:table-cell office:value-type="string" calcext:value-type="string">
            <text:p>Cameroon</text:p>
          </table:table-cell>
          <table:table-cell table:formula="of:=VLOOKUP([.F4];[.B$1:.D$1048576];2;0)" office:value-type="float" office:value="37.113" calcext:value-type="float">
            <text:p>37.113</text:p>
          </table:table-cell>
          <table:table-cell table:formula="of:=VLOOKUP([.F4];[.B$1:.D$1048576];3;0)" office:value-type="float" office:value="50.194" calcext:value-type="float">
            <text:p>50.194</text:p>
          </table:table-cell>
          <table:table-cell table:formula="of:=([.G4]-[.$G$48])^2+([.H4]-[.$H$48])^2" office:value-type="float" office:value="11.8605381559545" calcext:value-type="float">
            <text:p>11.860538156</text:p>
          </table:table-cell>
          <table:table-cell table:style-name="ce1" table:formula="of:=([.G4]-[.$G$112])^2+([.H4]-[.$H$112])^2" office:value-type="float" office:value="555.791536869122" calcext:value-type="float">
            <text:p>555.7915368691</text:p>
          </table:table-cell>
          <table:table-cell table:style-name="ce1" table:formula="of:=([.G4]-[.$G$204])^2+([.H4]-[.$H$204])^2" office:value-type="float" office:value="1284.51381043808" calcext:value-type="float">
            <text:p>1284.5138104381</text:p>
          </table:table-cell>
          <table:table-cell table:style-name="ce5" table:formula="of:=MIN([.I4:.K4])=[.I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gola</text:p>
          </table:table-cell>
          <table:table-cell office:value-type="float" office:value="42.908" calcext:value-type="float">
            <text:p>42.908</text:p>
          </table:table-cell>
          <table:table-cell office:value-type="float" office:value="49.879" calcext:value-type="float">
            <text:p>49.879</text:p>
          </table:table-cell>
          <table:table-cell/>
          <table:table-cell office:value-type="string" calcext:value-type="string">
            <text:p>Burkina Faso</text:p>
          </table:table-cell>
          <table:table-cell table:formula="of:=VLOOKUP([.F5];[.B$1:.D$1048576];2;0)" office:value-type="float" office:value="47.819" calcext:value-type="float">
            <text:p>47.819</text:p>
          </table:table-cell>
          <table:table-cell table:formula="of:=VLOOKUP([.F5];[.B$1:.D$1048576];3;0)" office:value-type="float" office:value="54.065" calcext:value-type="float">
            <text:p>54.065</text:p>
          </table:table-cell>
          <table:table-cell table:formula="of:=([.G5]-[.$G$48])^2+([.H5]-[.$H$48])^2" office:value-type="float" office:value="99.7617933733469" calcext:value-type="float">
            <text:p>99.7617933733</text:p>
          </table:table-cell>
          <table:table-cell table:style-name="ce1" table:formula="of:=([.G5]-[.$G$112])^2+([.H5]-[.$H$112])^2" office:value-type="float" office:value="814.793499344532" calcext:value-type="float">
            <text:p>814.7934993445</text:p>
          </table:table-cell>
          <table:table-cell table:style-name="ce1" table:formula="of:=([.G5]-[.$G$204])^2+([.H5]-[.$H$204])^2" office:value-type="float" office:value="1727.01873714594" calcext:value-type="float">
            <text:p>1727.0187371459</text:p>
          </table:table-cell>
          <table:table-cell table:style-name="ce5" table:formula="of:=MIN([.I5:.K5])=[.I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rgentina</text:p>
          </table:table-cell>
          <table:table-cell office:value-type="float" office:value="17.372" calcext:value-type="float">
            <text:p>17.372</text:p>
          </table:table-cell>
          <table:table-cell office:value-type="float" office:value="75.387" calcext:value-type="float">
            <text:p>75.387</text:p>
          </table:table-cell>
          <table:table-cell/>
          <table:table-cell office:value-type="string" calcext:value-type="string">
            <text:p>Congo <text:s/>Dem. Rep.</text:p>
          </table:table-cell>
          <table:table-cell table:formula="of:=VLOOKUP([.F6];[.B$1:.D$1048576];2;0)" office:value-type="float" office:value="45.058" calcext:value-type="float">
            <text:p>45.058</text:p>
          </table:table-cell>
          <table:table-cell table:formula="of:=VLOOKUP([.F6];[.B$1:.D$1048576];3;0)" office:value-type="float" office:value="47.588" calcext:value-type="float">
            <text:p>47.588</text:p>
          </table:table-cell>
          <table:table-cell table:formula="of:=([.G6]-[.$G$48])^2+([.H6]-[.$H$48])^2" office:value-type="float" office:value="87.7046858081292" calcext:value-type="float">
            <text:p>87.7046858081</text:p>
          </table:table-cell>
          <table:table-cell table:style-name="ce1" table:formula="of:=([.G6]-[.$G$112])^2+([.H6]-[.$H$112])^2" office:value-type="float" office:value="936.325588918302" calcext:value-type="float">
            <text:p>936.3255889183</text:p>
          </table:table-cell>
          <table:table-cell table:style-name="ce1" table:formula="of:=([.G6]-[.$G$204])^2+([.H6]-[.$H$204])^2" office:value-type="float" office:value="1876.51770685381" calcext:value-type="float">
            <text:p>1876.5177068538</text:p>
          </table:table-cell>
          <table:table-cell table:style-name="ce5" table:formula="of:=MIN([.I6:.K6])=[.I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rmenia</text:p>
          </table:table-cell>
          <table:table-cell office:value-type="float" office:value="15.222" calcext:value-type="float">
            <text:p>15.222</text:p>
          </table:table-cell>
          <table:table-cell office:value-type="float" office:value="73.794" calcext:value-type="float">
            <text:p>73.794</text:p>
          </table:table-cell>
          <table:table-cell/>
          <table:table-cell office:value-type="string" calcext:value-type="string">
            <text:p>Ghana</text:p>
          </table:table-cell>
          <table:table-cell table:formula="of:=VLOOKUP([.F7];[.B$1:.D$1048576];2;0)" office:value-type="float" office:value="32.507" calcext:value-type="float">
            <text:p>32.507</text:p>
          </table:table-cell>
          <table:table-cell table:formula="of:=VLOOKUP([.F7];[.B$1:.D$1048576];3;0)" office:value-type="float" office:value="62.88" calcext:value-type="float">
            <text:p>62.88</text:p>
          </table:table-cell>
          <table:table-cell table:formula="of:=([.G7]-[.$G$48])^2+([.H7]-[.$H$48])^2" office:value-type="float" office:value="115.35227276465" calcext:value-type="float">
            <text:p>115.3522727647</text:p>
          </table:table-cell>
          <table:table-cell table:style-name="ce1" table:formula="of:=([.G7]-[.$G$112])^2+([.H7]-[.$H$112])^2" office:value-type="float" office:value="120.148650311744" calcext:value-type="float">
            <text:p>120.1486503117</text:p>
          </table:table-cell>
          <table:table-cell table:style-name="ce1" table:formula="of:=([.G7]-[.$G$204])^2+([.H7]-[.$H$204])^2" office:value-type="float" office:value="572.699056730211" calcext:value-type="float">
            <text:p>572.6990567302</text:p>
          </table:table-cell>
          <table:table-cell table:style-name="ce5" table:formula="of:=MIN([.I7:.K7])=[.I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ruba</text:p>
          </table:table-cell>
          <table:table-cell office:value-type="float" office:value="11.846" calcext:value-type="float">
            <text:p>11.846</text:p>
          </table:table-cell>
          <table:table-cell office:value-type="float" office:value="74.811" calcext:value-type="float">
            <text:p>74.811</text:p>
          </table:table-cell>
          <table:table-cell/>
          <table:table-cell office:value-type="string" calcext:value-type="string">
            <text:p>Liberia</text:p>
          </table:table-cell>
          <table:table-cell table:formula="of:=VLOOKUP([.F8];[.B$1:.D$1048576];2;0)" office:value-type="float" office:value="38.556" calcext:value-type="float">
            <text:p>38.556</text:p>
          </table:table-cell>
          <table:table-cell table:formula="of:=VLOOKUP([.F8];[.B$1:.D$1048576];3;0)" office:value-type="float" office:value="54.77" calcext:value-type="float">
            <text:p>54.77</text:p>
          </table:table-cell>
          <table:table-cell table:formula="of:=([.G8]-[.$G$48])^2+([.H8]-[.$H$48])^2" office:value-type="float" office:value="1.97265676465035" calcext:value-type="float">
            <text:p>1.9726567647</text:p>
          </table:table-cell>
          <table:table-cell table:style-name="ce1" table:formula="of:=([.G8]-[.$G$112])^2+([.H8]-[.$H$112])^2" office:value-type="float" office:value="437.455890229777" calcext:value-type="float">
            <text:p>437.4558902298</text:p>
          </table:table-cell>
          <table:table-cell table:style-name="ce1" table:formula="of:=([.G8]-[.$G$204])^2+([.H8]-[.$H$204])^2" office:value-type="float" office:value="1135.19595606729" calcext:value-type="float">
            <text:p>1135.1959560673</text:p>
          </table:table-cell>
          <table:table-cell table:style-name="ce5" table:formula="of:=MIN([.I8:.K8])=[.I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ustralia</text:p>
          </table:table-cell>
          <table:table-cell office:value-type="float" office:value="12.741" calcext:value-type="float">
            <text:p>12.741</text:p>
          </table:table-cell>
          <table:table-cell office:value-type="float" office:value="81.567" calcext:value-type="float">
            <text:p>81.567</text:p>
          </table:table-cell>
          <table:table-cell/>
          <table:table-cell office:value-type="string" calcext:value-type="string">
            <text:p>Tanzania</text:p>
          </table:table-cell>
          <table:table-cell table:formula="of:=VLOOKUP([.F9];[.B$1:.D$1048576];2;0)" office:value-type="float" office:value="41.648" calcext:value-type="float">
            <text:p>41.648</text:p>
          </table:table-cell>
          <table:table-cell table:formula="of:=VLOOKUP([.F9];[.B$1:.D$1048576];3;0)" office:value-type="float" office:value="55.821" calcext:value-type="float">
            <text:p>55.821</text:p>
          </table:table-cell>
          <table:table-cell table:formula="of:=([.G9]-[.$G$48])^2+([.H9]-[.$H$48])^2" office:value-type="float" office:value="19.5869484168246" calcext:value-type="float">
            <text:p>19.5869484168</text:p>
          </table:table-cell>
          <table:table-cell table:style-name="ce1" table:formula="of:=([.G9]-[.$G$112])^2+([.H9]-[.$H$112])^2" office:value-type="float" office:value="506.658553688794" calcext:value-type="float">
            <text:p>506.6585536888</text:p>
          </table:table-cell>
          <table:table-cell table:style-name="ce1" table:formula="of:=([.G9]-[.$G$204])^2+([.H9]-[.$H$204])^2" office:value-type="float" office:value="1258.31663428077" calcext:value-type="float">
            <text:p>1258.3166342808</text:p>
          </table:table-cell>
          <table:table-cell table:style-name="ce5" table:formula="of:=MIN([.I9:.K9])=[.I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ustria</text:p>
          </table:table-cell>
          <table:table-cell office:value-type="float" office:value="9.138" calcext:value-type="float">
            <text:p>9.138</text:p>
          </table:table-cell>
          <table:table-cell office:value-type="float" office:value="80.51" calcext:value-type="float">
            <text:p>80.51</text:p>
          </table:table-cell>
          <table:table-cell/>
          <table:table-cell office:value-type="string" calcext:value-type="string">
            <text:p>Lesotho</text:p>
          </table:table-cell>
          <table:table-cell table:formula="of:=VLOOKUP([.F10];[.B$1:.D$1048576];2;0)" office:value-type="float" office:value="29.112" calcext:value-type="float">
            <text:p>29.112</text:p>
          </table:table-cell>
          <table:table-cell table:formula="of:=VLOOKUP([.F10];[.B$1:.D$1048576];3;0)" office:value-type="float" office:value="46.119" calcext:value-type="float">
            <text:p>46.119</text:p>
          </table:table-cell>
          <table:table-cell table:formula="of:=([.G10]-[.$G$48])^2+([.H10]-[.$H$48])^2" office:value-type="float" office:value="131.603928851606" calcext:value-type="float">
            <text:p>131.6039288516</text:p>
          </table:table-cell>
          <table:table-cell table:style-name="ce1" table:formula="of:=([.G10]-[.$G$112])^2+([.H10]-[.$H$112])^2" office:value-type="float" office:value="586.007693557646" calcext:value-type="float">
            <text:p>586.0076935576</text:p>
          </table:table-cell>
          <table:table-cell table:style-name="ce1" table:formula="of:=([.G10]-[.$G$204])^2+([.H10]-[.$H$204])^2" office:value-type="float" office:value="1193.83562232572" calcext:value-type="float">
            <text:p>1193.8356223257</text:p>
          </table:table-cell>
          <table:table-cell table:style-name="ce5" table:formula="of:=MIN([.I10:.K10])=[.I1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zerbaijan</text:p>
          </table:table-cell>
          <table:table-cell office:value-type="float" office:value="19" calcext:value-type="float">
            <text:p>19</text:p>
          </table:table-cell>
          <table:table-cell office:value-type="float" office:value="70.15" calcext:value-type="float">
            <text:p>70.15</text:p>
          </table:table-cell>
          <table:table-cell/>
          <table:table-cell office:value-type="string" calcext:value-type="string">
            <text:p>Kenya</text:p>
          </table:table-cell>
          <table:table-cell table:formula="of:=VLOOKUP([.F11];[.B$1:.D$1048576];2;0)" office:value-type="float" office:value="39.026" calcext:value-type="float">
            <text:p>39.026</text:p>
          </table:table-cell>
          <table:table-cell table:formula="of:=VLOOKUP([.F11];[.B$1:.D$1048576];3;0)" office:value-type="float" office:value="55.179" calcext:value-type="float">
            <text:p>55.179</text:p>
          </table:table-cell>
          <table:table-cell table:formula="of:=([.G11]-[.$G$48])^2+([.H11]-[.$H$48])^2" office:value-type="float" office:value="4.02057241682432" calcext:value-type="float">
            <text:p>4.0205724168</text:p>
          </table:table-cell>
          <table:table-cell table:style-name="ce1" table:formula="of:=([.G11]-[.$G$112])^2+([.H11]-[.$H$112])^2" office:value-type="float" office:value="439.26071814781" calcext:value-type="float">
            <text:p>439.2607181478</text:p>
          </table:table-cell>
          <table:table-cell table:style-name="ce1" table:formula="of:=([.G11]-[.$G$204])^2+([.H11]-[.$H$204])^2" office:value-type="float" office:value="1141.77138655044" calcext:value-type="float">
            <text:p>1141.7713865504</text:p>
          </table:table-cell>
          <table:table-cell table:style-name="ce5" table:formula="of:=MIN([.I11:.K11])=[.I1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ahamas</text:p>
          </table:table-cell>
          <table:table-cell office:value-type="float" office:value="16.863" calcext:value-type="float">
            <text:p>16.863</text:p>
          </table:table-cell>
          <table:table-cell office:value-type="float" office:value="74.848" calcext:value-type="float">
            <text:p>74.848</text:p>
          </table:table-cell>
          <table:table-cell/>
          <table:table-cell office:value-type="string" calcext:value-type="string">
            <text:p>Afghanistan</text:p>
          </table:table-cell>
          <table:table-cell table:formula="of:=VLOOKUP([.F12];[.B$1:.D$1048576];2;0)" office:value-type="float" office:value="46.613" calcext:value-type="float">
            <text:p>46.613</text:p>
          </table:table-cell>
          <table:table-cell table:formula="of:=VLOOKUP([.F12];[.B$1:.D$1048576];3;0)" office:value-type="float" office:value="47.532" calcext:value-type="float">
            <text:p>47.532</text:p>
          </table:table-cell>
          <table:table-cell table:formula="of:=([.G12]-[.$G$48])^2+([.H12]-[.$H$48])^2" office:value-type="float" office:value="113.231073721173" calcext:value-type="float">
            <text:p>113.2310737212</text:p>
          </table:table-cell>
          <table:table-cell table:style-name="ce1" table:formula="of:=([.G12]-[.$G$112])^2+([.H12]-[.$H$112])^2" office:value-type="float" office:value="1006.75791837732" calcext:value-type="float">
            <text:p>1006.7579183773</text:p>
          </table:table-cell>
          <table:table-cell table:style-name="ce1" table:formula="of:=([.G12]-[.$G$204])^2+([.H12]-[.$H$204])^2" office:value-type="float" office:value="1982.09928661785" calcext:value-type="float">
            <text:p>1982.0992866179</text:p>
          </table:table-cell>
          <table:table-cell table:style-name="ce5" table:formula="of:=MIN([.I12:.K12])=[.I1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hrain</text:p>
          </table:table-cell>
          <table:table-cell office:value-type="float" office:value="18.151" calcext:value-type="float">
            <text:p>18.151</text:p>
          </table:table-cell>
          <table:table-cell office:value-type="float" office:value="74.675" calcext:value-type="float">
            <text:p>74.675</text:p>
          </table:table-cell>
          <table:table-cell/>
          <table:table-cell office:value-type="string" calcext:value-type="string">
            <text:p>Mauritania</text:p>
          </table:table-cell>
          <table:table-cell table:formula="of:=VLOOKUP([.F13];[.B$1:.D$1048576];2;0)" office:value-type="float" office:value="33.798" calcext:value-type="float">
            <text:p>33.798</text:p>
          </table:table-cell>
          <table:table-cell table:formula="of:=VLOOKUP([.F13];[.B$1:.D$1048576];3;0)" office:value-type="float" office:value="57.711" calcext:value-type="float">
            <text:p>57.711</text:p>
          </table:table-cell>
          <table:table-cell table:formula="of:=([.G13]-[.$G$48])^2+([.H13]-[.$H$48])^2" office:value-type="float" office:value="33.6027814603021" calcext:value-type="float">
            <text:p>33.6027814603</text:p>
          </table:table-cell>
          <table:table-cell table:style-name="ce1" table:formula="of:=([.G13]-[.$G$112])^2+([.H13]-[.$H$112])^2" office:value-type="float" office:value="241.842153688794" calcext:value-type="float">
            <text:p>241.8421536888</text:p>
          </table:table-cell>
          <table:table-cell table:style-name="ce1" table:formula="of:=([.G13]-[.$G$204])^2+([.H13]-[.$H$204])^2" office:value-type="float" office:value="793.970382145942" calcext:value-type="float">
            <text:p>793.9703821459</text:p>
          </table:table-cell>
          <table:table-cell table:style-name="ce5" table:formula="of:=MIN([.I13:.K13])=[.I1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angladesh</text:p>
          </table:table-cell>
          <table:table-cell office:value-type="float" office:value="21.589" calcext:value-type="float">
            <text:p>21.589</text:p>
          </table:table-cell>
          <table:table-cell office:value-type="float" office:value="68.007" calcext:value-type="float">
            <text:p>68.007</text:p>
          </table:table-cell>
          <table:table-cell/>
          <table:table-cell office:value-type="string" calcext:value-type="string">
            <text:p>Rwanda</text:p>
          </table:table-cell>
          <table:table-cell table:formula="of:=VLOOKUP([.F14];[.B$1:.D$1048576];2;0)" office:value-type="float" office:value="41.033" calcext:value-type="float">
            <text:p>41.033</text:p>
          </table:table-cell>
          <table:table-cell table:formula="of:=VLOOKUP([.F14];[.B$1:.D$1048576];3;0)" office:value-type="float" office:value="54.252" calcext:value-type="float">
            <text:p>54.252</text:p>
          </table:table-cell>
          <table:table-cell table:formula="of:=([.G14]-[.$G$48])^2+([.H14]-[.$H$48])^2" office:value-type="float" office:value="10.6510798081288" calcext:value-type="float">
            <text:p>10.6510798081</text:p>
          </table:table-cell>
          <table:table-cell table:style-name="ce1" table:formula="of:=([.G14]-[.$G$112])^2+([.H14]-[.$H$112])^2" office:value-type="float" office:value="531.575200344531" calcext:value-type="float">
            <text:p>531.5752003445</text:p>
          </table:table-cell>
          <table:table-cell table:style-name="ce1" table:formula="of:=([.G14]-[.$G$204])^2+([.H14]-[.$H$204])^2" office:value-type="float" office:value="1291.19815133695" calcext:value-type="float">
            <text:p>1291.198151337</text:p>
          </table:table-cell>
          <table:table-cell table:style-name="ce5" table:formula="of:=MIN([.I14:.K14])=[.I1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arbados</text:p>
          </table:table-cell>
          <table:table-cell office:value-type="float" office:value="11.237" calcext:value-type="float">
            <text:p>11.237</text:p>
          </table:table-cell>
          <table:table-cell office:value-type="float" office:value="76.343" calcext:value-type="float">
            <text:p>76.343</text:p>
          </table:table-cell>
          <table:table-cell/>
          <table:table-cell office:value-type="string" calcext:value-type="string">
            <text:p>Somalia</text:p>
          </table:table-cell>
          <table:table-cell table:formula="of:=VLOOKUP([.F15];[.B$1:.D$1048576];2;0)" office:value-type="float" office:value="44.239" calcext:value-type="float">
            <text:p>44.239</text:p>
          </table:table-cell>
          <table:table-cell table:formula="of:=VLOOKUP([.F15];[.B$1:.D$1048576];3;0)" office:value-type="float" office:value="50.429" calcext:value-type="float">
            <text:p>50.429</text:p>
          </table:table-cell>
          <table:table-cell table:formula="of:=([.G15]-[.$G$48])^2+([.H15]-[.$H$48])^2" office:value-type="float" office:value="50.6996698950856" calcext:value-type="float">
            <text:p>50.6996698951</text:p>
          </table:table-cell>
          <table:table-cell table:style-name="ce1" table:formula="of:=([.G15]-[.$G$112])^2+([.H15]-[.$H$112])^2" office:value-type="float" office:value="784.471146688793" calcext:value-type="float">
            <text:p>784.4711466888</text:p>
          </table:table-cell>
          <table:table-cell table:style-name="ce1" table:formula="of:=([.G15]-[.$G$204])^2+([.H15]-[.$H$204])^2" office:value-type="float" office:value="1667.51347251673" calcext:value-type="float">
            <text:p>1667.5134725167</text:p>
          </table:table-cell>
          <table:table-cell table:style-name="ce5" table:formula="of:=MIN([.I15:.K15])=[.I1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larus</text:p>
          </table:table-cell>
          <table:table-cell office:value-type="float" office:value="9.97" calcext:value-type="float">
            <text:p>9.97</text:p>
          </table:table-cell>
          <table:table-cell office:value-type="float" office:value="69.194" calcext:value-type="float">
            <text:p>69.194</text:p>
          </table:table-cell>
          <table:table-cell/>
          <table:table-cell office:value-type="string" calcext:value-type="string">
            <text:p>Cote d'Ivoire</text:p>
          </table:table-cell>
          <table:table-cell table:formula="of:=VLOOKUP([.F16];[.B$1:.D$1048576];2;0)" office:value-type="float" office:value="35.127" calcext:value-type="float">
            <text:p>35.127</text:p>
          </table:table-cell>
          <table:table-cell table:formula="of:=VLOOKUP([.F16];[.B$1:.D$1048576];3;0)" office:value-type="float" office:value="53.328" calcext:value-type="float">
            <text:p>53.328</text:p>
          </table:table-cell>
          <table:table-cell table:formula="of:=([.G16]-[.$G$48])^2+([.H16]-[.$H$48])^2" office:value-type="float" office:value="7.43414563421524" calcext:value-type="float">
            <text:p>7.4341456342</text:p>
          </table:table-cell>
          <table:table-cell table:style-name="ce1" table:formula="of:=([.G16]-[.$G$112])^2+([.H16]-[.$H$112])^2" office:value-type="float" office:value="394.67368519699" calcext:value-type="float">
            <text:p>394.673685197</text:p>
          </table:table-cell>
          <table:table-cell table:style-name="ce1" table:formula="of:=([.G16]-[.$G$204])^2+([.H16]-[.$H$204])^2" office:value-type="float" office:value="1036.4182808201" calcext:value-type="float">
            <text:p>1036.4182808201</text:p>
          </table:table-cell>
          <table:table-cell table:style-name="ce5" table:formula="of:=MIN([.I16:.K16])=[.I1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elgium</text:p>
          </table:table-cell>
          <table:table-cell office:value-type="float" office:value="11.293" calcext:value-type="float">
            <text:p>11.293</text:p>
          </table:table-cell>
          <table:table-cell office:value-type="float" office:value="79.777" calcext:value-type="float">
            <text:p>79.777</text:p>
          </table:table-cell>
          <table:table-cell/>
          <table:table-cell office:value-type="string" calcext:value-type="string">
            <text:p>Benin</text:p>
          </table:table-cell>
          <table:table-cell table:formula="of:=VLOOKUP([.F17];[.B$1:.D$1048576];2;0)" office:value-type="float" office:value="39.599" calcext:value-type="float">
            <text:p>39.599</text:p>
          </table:table-cell>
          <table:table-cell table:formula="of:=VLOOKUP([.F17];[.B$1:.D$1048576];3;0)" office:value-type="float" office:value="54.86" calcext:value-type="float">
            <text:p>54.86</text:p>
          </table:table-cell>
          <table:table-cell table:formula="of:=([.G17]-[.$G$48])^2+([.H17]-[.$H$48])^2" office:value-type="float" office:value="4.77231728638956" calcext:value-type="float">
            <text:p>4.7723172864</text:p>
          </table:table-cell>
          <table:table-cell table:style-name="ce1" table:formula="of:=([.G17]-[.$G$112])^2+([.H17]-[.$H$112])^2" office:value-type="float" office:value="466.237977787154" calcext:value-type="float">
            <text:p>466.2379777872</text:p>
          </table:table-cell>
          <table:table-cell table:style-name="ce1" table:formula="of:=([.G17]-[.$G$204])^2+([.H17]-[.$H$204])^2" office:value-type="float" office:value="1185.80102383133" calcext:value-type="float">
            <text:p>1185.8010238313</text:p>
          </table:table-cell>
          <table:table-cell table:style-name="ce5" table:formula="of:=MIN([.I17:.K17])=[.I1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elize</text:p>
          </table:table-cell>
          <table:table-cell office:value-type="float" office:value="24.916" calcext:value-type="float">
            <text:p>24.916</text:p>
          </table:table-cell>
          <table:table-cell office:value-type="float" office:value="75.388" calcext:value-type="float">
            <text:p>75.388</text:p>
          </table:table-cell>
          <table:table-cell/>
          <table:table-cell office:value-type="string" calcext:value-type="string">
            <text:p>Togo</text:p>
          </table:table-cell>
          <table:table-cell table:formula="of:=VLOOKUP([.F18];[.B$1:.D$1048576];2;0)" office:value-type="float" office:value="33.058" calcext:value-type="float">
            <text:p>33.058</text:p>
          </table:table-cell>
          <table:table-cell table:formula="of:=VLOOKUP([.F18];[.B$1:.D$1048576];3;0)" office:value-type="float" office:value="55.915" calcext:value-type="float">
            <text:p>55.915</text:p>
          </table:table-cell>
          <table:table-cell table:formula="of:=([.G18]-[.$G$48])^2+([.H18]-[.$H$48])^2" office:value-type="float" office:value="28.4514711994325" calcext:value-type="float">
            <text:p>28.4514711994</text:p>
          </table:table-cell>
          <table:table-cell table:style-name="ce1" table:formula="of:=([.G18]-[.$G$112])^2+([.H18]-[.$H$112])^2" office:value-type="float" office:value="274.442872639613" calcext:value-type="float">
            <text:p>274.4428726396</text:p>
          </table:table-cell>
          <table:table-cell table:style-name="ce1" table:formula="of:=([.G18]-[.$G$204])^2+([.H18]-[.$H$204])^2" office:value-type="float" office:value="834.891878775155" calcext:value-type="float">
            <text:p>834.8918787752</text:p>
          </table:table-cell>
          <table:table-cell table:style-name="ce5" table:formula="of:=MIN([.I18:.K18])=[.I1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enin</text:p>
          </table:table-cell>
          <table:table-cell office:value-type="float" office:value="39.599" calcext:value-type="float">
            <text:p>39.599</text:p>
          </table:table-cell>
          <table:table-cell office:value-type="float" office:value="54.86" calcext:value-type="float">
            <text:p>54.86</text:p>
          </table:table-cell>
          <table:table-cell/>
          <table:table-cell office:value-type="string" calcext:value-type="string">
            <text:p>Mali</text:p>
          </table:table-cell>
          <table:table-cell table:formula="of:=VLOOKUP([.F19];[.B$1:.D$1048576];2;0)" office:value-type="float" office:value="42.79" calcext:value-type="float">
            <text:p>42.79</text:p>
          </table:table-cell>
          <table:table-cell table:formula="of:=VLOOKUP([.F19];[.B$1:.D$1048576];3;0)" office:value-type="float" office:value="50.194" calcext:value-type="float">
            <text:p>50.194</text:p>
          </table:table-cell>
          <table:table-cell table:formula="of:=([.G19]-[.$G$48])^2+([.H19]-[.$H$48])^2" office:value-type="float" office:value="35.7923018950855" calcext:value-type="float">
            <text:p>35.7923018951</text:p>
          </table:table-cell>
          <table:table-cell table:style-name="ce1" table:formula="of:=([.G19]-[.$G$112])^2+([.H19]-[.$H$112])^2" office:value-type="float" office:value="737.03441514781" calcext:value-type="float">
            <text:p>737.0344151478</text:p>
          </table:table-cell>
          <table:table-cell table:style-name="ce1" table:formula="of:=([.G19]-[.$G$204])^2+([.H19]-[.$H$204])^2" office:value-type="float" office:value="1591.27012271898" calcext:value-type="float">
            <text:p>1591.270122719</text:p>
          </table:table-cell>
          <table:table-cell table:style-name="ce5" table:formula="of:=MIN([.I19:.K19])=[.I1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hutan</text:p>
          </table:table-cell>
          <table:table-cell office:value-type="float" office:value="21.522" calcext:value-type="float">
            <text:p>21.522</text:p>
          </table:table-cell>
          <table:table-cell office:value-type="float" office:value="66.066" calcext:value-type="float">
            <text:p>66.066</text:p>
          </table:table-cell>
          <table:table-cell/>
          <table:table-cell office:value-type="string" calcext:value-type="string">
            <text:p>Chad</text:p>
          </table:table-cell>
          <table:table-cell table:formula="of:=VLOOKUP([.F20];[.B$1:.D$1048576];2;0)" office:value-type="float" office:value="45.84" calcext:value-type="float">
            <text:p>45.84</text:p>
          </table:table-cell>
          <table:table-cell table:formula="of:=VLOOKUP([.F20];[.B$1:.D$1048576];3;0)" office:value-type="float" office:value="48.634" calcext:value-type="float">
            <text:p>48.634</text:p>
          </table:table-cell>
          <table:table-cell table:formula="of:=([.G20]-[.$G$48])^2+([.H20]-[.$H$48])^2" office:value-type="float" office:value="88.2010858081293" calcext:value-type="float">
            <text:p>88.2010858081</text:p>
          </table:table-cell>
          <table:table-cell table:style-name="ce1" table:formula="of:=([.G20]-[.$G$112])^2+([.H20]-[.$H$112])^2" office:value-type="float" office:value="924.561860065843" calcext:value-type="float">
            <text:p>924.5618600658</text:p>
          </table:table-cell>
          <table:table-cell table:style-name="ce1" table:formula="of:=([.G20]-[.$G$204])^2+([.H20]-[.$H$204])^2" office:value-type="float" office:value="1867.66865440437" calcext:value-type="float">
            <text:p>1867.6686544044</text:p>
          </table:table-cell>
          <table:table-cell table:style-name="ce5" table:formula="of:=MIN([.I20:.K20])=[.I2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olivia</text:p>
          </table:table-cell>
          <table:table-cell office:value-type="float" office:value="27.349" calcext:value-type="float">
            <text:p>27.349</text:p>
          </table:table-cell>
          <table:table-cell office:value-type="float" office:value="65.701" calcext:value-type="float">
            <text:p>65.701</text:p>
          </table:table-cell>
          <table:table-cell/>
          <table:table-cell office:value-type="string" calcext:value-type="string">
            <text:p>South Africa</text:p>
          </table:table-cell>
          <table:table-cell table:formula="of:=VLOOKUP([.F21];[.B$1:.D$1048576];2;0)" office:value-type="float" office:value="22.113" calcext:value-type="float">
            <text:p>22.113</text:p>
          </table:table-cell>
          <table:table-cell table:formula="of:=VLOOKUP([.F21];[.B$1:.D$1048576];3;0)" office:value-type="float" office:value="51.37" calcext:value-type="float">
            <text:p>51.37</text:p>
          </table:table-cell>
          <table:table-cell table:formula="of:=([.G21]-[.$G$48])^2+([.H21]-[.$H$48])^2" office:value-type="float" office:value="252.249379895084" calcext:value-type="float">
            <text:p>252.2493798951</text:p>
          </table:table-cell>
          <table:table-cell table:style-name="ce1" table:formula="of:=([.G21]-[.$G$112])^2+([.H21]-[.$H$112])^2" office:value-type="float" office:value="342.380148541253" calcext:value-type="float">
            <text:p>342.3801485413</text:p>
          </table:table-cell>
          <table:table-cell table:style-name="ce1" table:formula="of:=([.G21]-[.$G$204])^2+([.H21]-[.$H$204])^2" office:value-type="float" office:value="723.304554168413" calcext:value-type="float">
            <text:p>723.3045541684</text:p>
          </table:table-cell>
          <table:table-cell table:style-name="ce5" table:formula="of:=MIN([.I21:.K21])=[.I2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osnia and Herzegovina</text:p>
          </table:table-cell>
          <table:table-cell office:value-type="float" office:value="9.168" calcext:value-type="float">
            <text:p>9.168</text:p>
          </table:table-cell>
          <table:table-cell office:value-type="float" office:value="75.221" calcext:value-type="float">
            <text:p>75.221</text:p>
          </table:table-cell>
          <table:table-cell/>
          <table:table-cell office:value-type="string" calcext:value-type="string">
            <text:p>Mozambique</text:p>
          </table:table-cell>
          <table:table-cell table:formula="of:=VLOOKUP([.F22];[.B$1:.D$1048576];2;0)" office:value-type="float" office:value="39.509" calcext:value-type="float">
            <text:p>39.509</text:p>
          </table:table-cell>
          <table:table-cell table:formula="of:=VLOOKUP([.F22];[.B$1:.D$1048576];3;0)" office:value-type="float" office:value="48.976" calcext:value-type="float">
            <text:p>48.976</text:p>
          </table:table-cell>
          <table:table-cell table:formula="of:=([.G22]-[.$G$48])^2+([.H22]-[.$H$48])^2" office:value-type="float" office:value="23.7816384168244" calcext:value-type="float">
            <text:p>23.7816384168</text:p>
          </table:table-cell>
          <table:table-cell table:style-name="ce1" table:formula="of:=([.G22]-[.$G$112])^2+([.H22]-[.$H$112])^2" office:value-type="float" office:value="673.615191951089" calcext:value-type="float">
            <text:p>673.6151919511</text:p>
          </table:table-cell>
          <table:table-cell table:style-name="ce1" table:formula="of:=([.G22]-[.$G$204])^2+([.H22]-[.$H$204])^2" office:value-type="float" office:value="1472.04925911223" calcext:value-type="float">
            <text:p>1472.0492591122</text:p>
          </table:table-cell>
          <table:table-cell table:style-name="ce5" table:formula="of:=MIN([.I22:.K22])=[.I2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otswana</text:p>
          </table:table-cell>
          <table:table-cell office:value-type="float" office:value="24.676" calcext:value-type="float">
            <text:p>24.676</text:p>
          </table:table-cell>
          <table:table-cell office:value-type="float" office:value="52.812" calcext:value-type="float">
            <text:p>52.812</text:p>
          </table:table-cell>
          <table:table-cell/>
          <table:table-cell office:value-type="string" calcext:value-type="string">
            <text:p>Uganda</text:p>
          </table:table-cell>
          <table:table-cell table:formula="of:=VLOOKUP([.F23];[.B$1:.D$1048576];2;0)" office:value-type="float" office:value="46.345" calcext:value-type="float">
            <text:p>46.345</text:p>
          </table:table-cell>
          <table:table-cell table:formula="of:=VLOOKUP([.F23];[.B$1:.D$1048576];3;0)" office:value-type="float" office:value="52.489" calcext:value-type="float">
            <text:p>52.489</text:p>
          </table:table-cell>
          <table:table-cell table:formula="of:=([.G23]-[.$G$48])^2+([.H23]-[.$H$48])^2" office:value-type="float" office:value="73.4177762429119" calcext:value-type="float">
            <text:p>73.4177762429</text:p>
          </table:table-cell>
          <table:table-cell table:style-name="ce1" table:formula="of:=([.G23]-[.$G$112])^2+([.H23]-[.$H$112])^2" office:value-type="float" office:value="798.725950885515" calcext:value-type="float">
            <text:p>798.7259508855</text:p>
          </table:table-cell>
          <table:table-cell table:style-name="ce1" table:formula="of:=([.G23]-[.$G$204])^2+([.H23]-[.$H$204])^2" office:value-type="float" office:value="1700.02052856167" calcext:value-type="float">
            <text:p>1700.0205285617</text:p>
          </table:table-cell>
          <table:table-cell table:style-name="ce5" table:formula="of:=MIN([.I23:.K23])=[.I2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razil</text:p>
          </table:table-cell>
          <table:table-cell office:value-type="float" office:value="16.405" calcext:value-type="float">
            <text:p>16.405</text:p>
          </table:table-cell>
          <table:table-cell office:value-type="float" office:value="72.464" calcext:value-type="float">
            <text:p>72.464</text:p>
          </table:table-cell>
          <table:table-cell/>
          <table:table-cell office:value-type="string" calcext:value-type="string">
            <text:p>Niger</text:p>
          </table:table-cell>
          <table:table-cell table:formula="of:=VLOOKUP([.F24];[.B$1:.D$1048576];2;0)" office:value-type="float" office:value="54.053" calcext:value-type="float">
            <text:p>54.053</text:p>
          </table:table-cell>
          <table:table-cell table:formula="of:=VLOOKUP([.F24];[.B$1:.D$1048576];3;0)" office:value-type="float" office:value="53.322" calcext:value-type="float">
            <text:p>53.322</text:p>
          </table:table-cell>
          <table:table-cell table:formula="of:=([.G24]-[.$G$48])^2+([.H24]-[.$H$48])^2" office:value-type="float" office:value="262.797248938565" calcext:value-type="float">
            <text:p>262.7972489386</text:p>
          </table:table-cell>
          <table:table-cell table:style-name="ce1" table:formula="of:=([.G24]-[.$G$112])^2+([.H24]-[.$H$112])^2" office:value-type="float" office:value="1174.67568886912" calcext:value-type="float">
            <text:p>1174.6756888691</text:p>
          </table:table-cell>
          <table:table-cell table:style-name="ce1" table:formula="of:=([.G24]-[.$G$204])^2+([.H24]-[.$H$204])^2" office:value-type="float" office:value="2234.93981043808" calcext:value-type="float">
            <text:p>2234.9398104381</text:p>
          </table:table-cell>
          <table:table-cell table:style-name="ce5" table:formula="of:=MIN([.I24:.K24])=[.I2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runei</text:p>
          </table:table-cell>
          <table:table-cell office:value-type="float" office:value="20.061" calcext:value-type="float">
            <text:p>20.061</text:p>
          </table:table-cell>
          <table:table-cell office:value-type="float" office:value="77.6" calcext:value-type="float">
            <text:p>77.6</text:p>
          </table:table-cell>
          <table:table-cell/>
          <table:table-cell office:value-type="string" calcext:value-type="string">
            <text:p>Guinea</text:p>
          </table:table-cell>
          <table:table-cell table:formula="of:=VLOOKUP([.F25];[.B$1:.D$1048576];2;0)" office:value-type="float" office:value="39.88" calcext:value-type="float">
            <text:p>39.88</text:p>
          </table:table-cell>
          <table:table-cell table:formula="of:=VLOOKUP([.F25];[.B$1:.D$1048576];3;0)" office:value-type="float" office:value="52.692" calcext:value-type="float">
            <text:p>52.692</text:p>
          </table:table-cell>
          <table:table-cell table:formula="of:=([.G25]-[.$G$48])^2+([.H25]-[.$H$48])^2" office:value-type="float" office:value="4.89900311247656" calcext:value-type="float">
            <text:p>4.8990031125</text:p>
          </table:table-cell>
          <table:table-cell table:style-name="ce1" table:formula="of:=([.G25]-[.$G$112])^2+([.H25]-[.$H$112])^2" office:value-type="float" office:value="544.475585180597" calcext:value-type="float">
            <text:p>544.4755851806</text:p>
          </table:table-cell>
          <table:table-cell table:style-name="ce1" table:formula="of:=([.G25]-[.$G$204])^2+([.H25]-[.$H$204])^2" office:value-type="float" office:value="1300.04502137066" calcext:value-type="float">
            <text:p>1300.0450213707</text:p>
          </table:table-cell>
          <table:table-cell table:style-name="ce5" table:formula="of:=MIN([.I25:.K25])=[.I2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ulgaria</text:p>
          </table:table-cell>
          <table:table-cell office:value-type="float" office:value="9.558" calcext:value-type="float">
            <text:p>9.558</text:p>
          </table:table-cell>
          <table:table-cell office:value-type="float" office:value="73.317" calcext:value-type="float">
            <text:p>73.317</text:p>
          </table:table-cell>
          <table:table-cell/>
          <table:table-cell office:value-type="string" calcext:value-type="string">
            <text:p>Nigeria</text:p>
          </table:table-cell>
          <table:table-cell table:formula="of:=VLOOKUP([.F26];[.B$1:.D$1048576];2;0)" office:value-type="float" office:value="40.134" calcext:value-type="float">
            <text:p>40.134</text:p>
          </table:table-cell>
          <table:table-cell table:formula="of:=VLOOKUP([.F26];[.B$1:.D$1048576];3;0)" office:value-type="float" office:value="50.497" calcext:value-type="float">
            <text:p>50.497</text:p>
          </table:table-cell>
          <table:table-cell table:formula="of:=([.G26]-[.$G$48])^2+([.H26]-[.$H$48])^2" office:value-type="float" office:value="14.624300677694" calcext:value-type="float">
            <text:p>14.6243006777</text:p>
          </table:table-cell>
          <table:table-cell table:style-name="ce1" table:formula="of:=([.G26]-[.$G$112])^2+([.H26]-[.$H$112])^2" office:value-type="float" office:value="632.439437951089" calcext:value-type="float">
            <text:p>632.4394379511</text:p>
          </table:table-cell>
          <table:table-cell table:style-name="ce1" table:formula="of:=([.G26]-[.$G$204])^2+([.H26]-[.$H$204])^2" office:value-type="float" office:value="1423.78936560662" calcext:value-type="float">
            <text:p>1423.7893656066</text:p>
          </table:table-cell>
          <table:table-cell table:style-name="ce5" table:formula="of:=MIN([.I26:.K26])=[.I2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urkina Faso</text:p>
          </table:table-cell>
          <table:table-cell office:value-type="float" office:value="47.819" calcext:value-type="float">
            <text:p>47.819</text:p>
          </table:table-cell>
          <table:table-cell office:value-type="float" office:value="54.065" calcext:value-type="float">
            <text:p>54.065</text:p>
          </table:table-cell>
          <table:table-cell/>
          <table:table-cell office:value-type="string" calcext:value-type="string">
            <text:p>Yemen <text:s/>Rep.</text:p>
          </table:table-cell>
          <table:table-cell table:formula="of:=VLOOKUP([.F27];[.B$1:.D$1048576];2;0)" office:value-type="float" office:value="37.1" calcext:value-type="float">
            <text:p>37.1</text:p>
          </table:table-cell>
          <table:table-cell table:formula="of:=VLOOKUP([.F27];[.B$1:.D$1048576];3;0)" office:value-type="float" office:value="64.176" calcext:value-type="float">
            <text:p>64.176</text:p>
          </table:table-cell>
          <table:table-cell table:formula="of:=([.G27]-[.$G$48])^2+([.H27]-[.$H$48])^2" office:value-type="float" office:value="113.263187808129" calcext:value-type="float">
            <text:p>113.2631878081</text:p>
          </table:table-cell>
          <table:table-cell table:style-name="ce1" table:formula="of:=([.G27]-[.$G$112])^2+([.H27]-[.$H$112])^2" office:value-type="float" office:value="203.2938596724" calcext:value-type="float">
            <text:p>203.2938596724</text:p>
          </table:table-cell>
          <table:table-cell table:style-name="ce1" table:formula="of:=([.G27]-[.$G$204])^2+([.H27]-[.$H$204])^2" office:value-type="float" office:value="739.581148022346" calcext:value-type="float">
            <text:p>739.5811480223</text:p>
          </table:table-cell>
          <table:table-cell table:style-name="ce5" table:formula="of:=MIN([.I27:.K27])=[.I2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urundi</text:p>
          </table:table-cell>
          <table:table-cell office:value-type="float" office:value="34.581" calcext:value-type="float">
            <text:p>34.581</text:p>
          </table:table-cell>
          <table:table-cell office:value-type="float" office:value="49.054" calcext:value-type="float">
            <text:p>49.054</text:p>
          </table:table-cell>
          <table:table-cell/>
          <table:table-cell office:value-type="string" calcext:value-type="string">
            <text:p>Sierra Leone</text:p>
          </table:table-cell>
          <table:table-cell table:formula="of:=VLOOKUP([.F28];[.B$1:.D$1048576];2;0)" office:value-type="float" office:value="40.441" calcext:value-type="float">
            <text:p>40.441</text:p>
          </table:table-cell>
          <table:table-cell table:formula="of:=VLOOKUP([.F28];[.B$1:.D$1048576];3;0)" office:value-type="float" office:value="46.44" calcext:value-type="float">
            <text:p>46.44</text:p>
          </table:table-cell>
          <table:table-cell table:formula="of:=([.G28]-[.$G$48])^2+([.H28]-[.$H$48])^2" office:value-type="float" office:value="57.4331571994332" calcext:value-type="float">
            <text:p>57.4331571994</text:p>
          </table:table-cell>
          <table:table-cell table:style-name="ce1" table:formula="of:=([.G28]-[.$G$112])^2+([.H28]-[.$H$112])^2" office:value-type="float" office:value="815.353980803548" calcext:value-type="float">
            <text:p>815.3539808035</text:p>
          </table:table-cell>
          <table:table-cell table:style-name="ce1" table:formula="of:=([.G28]-[.$G$204])^2+([.H28]-[.$H$204])^2" office:value-type="float" office:value="1669.2447088201" calcext:value-type="float">
            <text:p>1669.2447088201</text:p>
          </table:table-cell>
          <table:table-cell table:style-name="ce5" table:formula="of:=MIN([.I28:.K28])=[.I2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ambodia</text:p>
          </table:table-cell>
          <table:table-cell office:value-type="float" office:value="24.89" calcext:value-type="float">
            <text:p>24.89</text:p>
          </table:table-cell>
          <table:table-cell office:value-type="float" office:value="61.736" calcext:value-type="float">
            <text:p>61.736</text:p>
          </table:table-cell>
          <table:table-cell/>
          <table:table-cell office:value-type="string" calcext:value-type="string">
            <text:p>Gambia</text:p>
          </table:table-cell>
          <table:table-cell table:formula="of:=VLOOKUP([.F29];[.B$1:.D$1048576];2;0)" office:value-type="float" office:value="36.993" calcext:value-type="float">
            <text:p>36.993</text:p>
          </table:table-cell>
          <table:table-cell table:formula="of:=VLOOKUP([.F29];[.B$1:.D$1048576];3;0)" office:value-type="float" office:value="57.522" calcext:value-type="float">
            <text:p>57.522</text:p>
          </table:table-cell>
          <table:table-cell table:formula="of:=([.G29]-[.$G$48])^2+([.H29]-[.$H$48])^2" office:value-type="float" office:value="16.4251263298676" calcext:value-type="float">
            <text:p>16.4251263299</text:p>
          </table:table-cell>
          <table:table-cell table:style-name="ce1" table:formula="of:=([.G29]-[.$G$112])^2+([.H29]-[.$H$112])^2" office:value-type="float" office:value="319.32943509863" calcext:value-type="float">
            <text:p>319.3294350986</text:p>
          </table:table-cell>
          <table:table-cell table:style-name="ce1" table:formula="of:=([.G29]-[.$G$204])^2+([.H29]-[.$H$204])^2" office:value-type="float" office:value="944.693610887515" calcext:value-type="float">
            <text:p>944.6936108875</text:p>
          </table:table-cell>
          <table:table-cell table:style-name="ce5" table:formula="of:=MIN([.I29:.K29])=[.I2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ameroon</text:p>
          </table:table-cell>
          <table:table-cell office:value-type="float" office:value="37.113" calcext:value-type="float">
            <text:p>37.113</text:p>
          </table:table-cell>
          <table:table-cell office:value-type="float" office:value="50.194" calcext:value-type="float">
            <text:p>50.194</text:p>
          </table:table-cell>
          <table:table-cell/>
          <table:table-cell office:value-type="string" calcext:value-type="string">
            <text:p>Guinea-Bissau</text:p>
          </table:table-cell>
          <table:table-cell table:formula="of:=VLOOKUP([.F30];[.B$1:.D$1048576];2;0)" office:value-type="float" office:value="41.357" calcext:value-type="float">
            <text:p>41.357</text:p>
          </table:table-cell>
          <table:table-cell table:formula="of:=VLOOKUP([.F30];[.B$1:.D$1048576];3;0)" office:value-type="float" office:value="46.979" calcext:value-type="float">
            <text:p>46.979</text:p>
          </table:table-cell>
          <table:table-cell table:formula="of:=([.G30]-[.$G$48])^2+([.H30]-[.$H$48])^2" office:value-type="float" office:value="55.6461349385637" calcext:value-type="float">
            <text:p>55.6461349386</text:p>
          </table:table-cell>
          <table:table-cell table:style-name="ce1" table:formula="of:=([.G30]-[.$G$112])^2+([.H30]-[.$H$112])^2" office:value-type="float" office:value="821.465778885515" calcext:value-type="float">
            <text:p>821.4657788855</text:p>
          </table:table-cell>
          <table:table-cell table:style-name="ce1" table:formula="of:=([.G30]-[.$G$204])^2+([.H30]-[.$H$204])^2" office:value-type="float" office:value="1688.20124946055" calcext:value-type="float">
            <text:p>1688.2012494606</text:p>
          </table:table-cell>
          <table:table-cell table:style-name="ce5" table:formula="of:=MIN([.I30:.K30])=[.I3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anada</text:p>
          </table:table-cell>
          <table:table-cell office:value-type="float" office:value="10.625" calcext:value-type="float">
            <text:p>10.625</text:p>
          </table:table-cell>
          <table:table-cell office:value-type="float" office:value="80.743" calcext:value-type="float">
            <text:p>80.743</text:p>
          </table:table-cell>
          <table:table-cell/>
          <table:table-cell office:value-type="string" calcext:value-type="string">
            <text:p>Djibouti</text:p>
          </table:table-cell>
          <table:table-cell table:formula="of:=VLOOKUP([.F31];[.B$1:.D$1048576];2;0)" office:value-type="float" office:value="28.687" calcext:value-type="float">
            <text:p>28.687</text:p>
          </table:table-cell>
          <table:table-cell table:formula="of:=VLOOKUP([.F31];[.B$1:.D$1048576];3;0)" office:value-type="float" office:value="56.784" calcext:value-type="float">
            <text:p>56.784</text:p>
          </table:table-cell>
          <table:table-cell table:formula="of:=([.G31]-[.$G$48])^2+([.H31]-[.$H$48])^2" office:value-type="float" office:value="94.2428736342147" calcext:value-type="float">
            <text:p>94.2428736342</text:p>
          </table:table-cell>
          <table:table-cell table:style-name="ce1" table:formula="of:=([.G31]-[.$G$112])^2+([.H31]-[.$H$112])^2" office:value-type="float" office:value="190.924629459285" calcext:value-type="float">
            <text:p>190.9246294593</text:p>
          </table:table-cell>
          <table:table-cell table:style-name="ce1" table:formula="of:=([.G31]-[.$G$204])^2+([.H31]-[.$H$204])^2" office:value-type="float" office:value="642.792474797627" calcext:value-type="float">
            <text:p>642.7924747976</text:p>
          </table:table-cell>
          <table:table-cell table:style-name="ce5" table:formula="of:=MIN([.I31:.K31])=[.I3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ape Verde</text:p>
          </table:table-cell>
          <table:table-cell office:value-type="float" office:value="24.261" calcext:value-type="float">
            <text:p>24.261</text:p>
          </table:table-cell>
          <table:table-cell office:value-type="float" office:value="73.587" calcext:value-type="float">
            <text:p>73.587</text:p>
          </table:table-cell>
          <table:table-cell/>
          <table:table-cell office:value-type="string" calcext:value-type="string">
            <text:p>Timor-Leste</text:p>
          </table:table-cell>
          <table:table-cell table:formula="of:=VLOOKUP([.F32];[.B$1:.D$1048576];2;0)" office:value-type="float" office:value="40.201" calcext:value-type="float">
            <text:p>40.201</text:p>
          </table:table-cell>
          <table:table-cell table:formula="of:=VLOOKUP([.F32];[.B$1:.D$1048576];3;0)" office:value-type="float" office:value="61.095" calcext:value-type="float">
            <text:p>61.095</text:p>
          </table:table-cell>
          <table:table-cell table:formula="of:=([.G32]-[.$G$48])^2+([.H32]-[.$H$48])^2" office:value-type="float" office:value="62.3405415472592" calcext:value-type="float">
            <text:p>62.3405415473</text:p>
          </table:table-cell>
          <table:table-cell table:style-name="ce1" table:formula="of:=([.G32]-[.$G$112])^2+([.H32]-[.$H$112])^2" office:value-type="float" office:value="338.240422688793" calcext:value-type="float">
            <text:p>338.2404226888</text:p>
          </table:table-cell>
          <table:table-cell table:style-name="ce1" table:formula="of:=([.G32]-[.$G$204])^2+([.H32]-[.$H$204])^2" office:value-type="float" office:value="985.428697640324" calcext:value-type="float">
            <text:p>985.4286976403</text:p>
          </table:table-cell>
          <table:table-cell table:style-name="ce5" table:formula="of:=MIN([.I32:.K32])=[.I3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entral African Rep.</text:p>
          </table:table-cell>
          <table:table-cell office:value-type="float" office:value="35.623" calcext:value-type="float">
            <text:p>35.623</text:p>
          </table:table-cell>
          <table:table-cell office:value-type="float" office:value="46.217" calcext:value-type="float">
            <text:p>46.217</text:p>
          </table:table-cell>
          <table:table-cell/>
          <table:table-cell office:value-type="string" calcext:value-type="string">
            <text:p>Burundi</text:p>
          </table:table-cell>
          <table:table-cell table:formula="of:=VLOOKUP([.F33];[.B$1:.D$1048576];2;0)" office:value-type="float" office:value="34.581" calcext:value-type="float">
            <text:p>34.581</text:p>
          </table:table-cell>
          <table:table-cell table:formula="of:=VLOOKUP([.F33];[.B$1:.D$1048576];3;0)" office:value-type="float" office:value="49.054" calcext:value-type="float">
            <text:p>49.054</text:p>
          </table:table-cell>
          <table:table-cell table:formula="of:=([.G33]-[.$G$48])^2+([.H33]-[.$H$48])^2" office:value-type="float" office:value="30.9448550255195" calcext:value-type="float">
            <text:p>30.9448550255</text:p>
          </table:table-cell>
          <table:table-cell table:style-name="ce1" table:formula="of:=([.G33]-[.$G$112])^2+([.H33]-[.$H$112])^2" office:value-type="float" office:value="541.692155360925" calcext:value-type="float">
            <text:p>541.6921553609</text:p>
          </table:table-cell>
          <table:table-cell table:style-name="ce1" table:formula="of:=([.G33]-[.$G$204])^2+([.H33]-[.$H$204])^2" office:value-type="float" office:value="1230.10059947178" calcext:value-type="float">
            <text:p>1230.1005994718</text:p>
          </table:table-cell>
          <table:table-cell table:style-name="ce5" table:formula="of:=MIN([.I33:.K33])=[.I3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had</text:p>
          </table:table-cell>
          <table:table-cell office:value-type="float" office:value="45.84" calcext:value-type="float">
            <text:p>45.84</text:p>
          </table:table-cell>
          <table:table-cell office:value-type="float" office:value="48.634" calcext:value-type="float">
            <text:p>48.634</text:p>
          </table:table-cell>
          <table:table-cell/>
          <table:table-cell office:value-type="string" calcext:value-type="string">
            <text:p>Madagascar</text:p>
          </table:table-cell>
          <table:table-cell table:formula="of:=VLOOKUP([.F34];[.B$1:.D$1048576];2;0)" office:value-type="float" office:value="36.191" calcext:value-type="float">
            <text:p>36.191</text:p>
          </table:table-cell>
          <table:table-cell table:formula="of:=VLOOKUP([.F34];[.B$1:.D$1048576];3;0)" office:value-type="float" office:value="65.856" calcext:value-type="float">
            <text:p>65.856</text:p>
          </table:table-cell>
          <table:table-cell table:formula="of:=([.G34]-[.$G$48])^2+([.H34]-[.$H$48])^2" office:value-type="float" office:value="153.93538702552" calcext:value-type="float">
            <text:p>153.9353870255</text:p>
          </table:table-cell>
          <table:table-cell table:style-name="ce1" table:formula="of:=([.G34]-[.$G$112])^2+([.H34]-[.$H$112])^2" office:value-type="float" office:value="164.282561524859" calcext:value-type="float">
            <text:p>164.2825615249</text:p>
          </table:table-cell>
          <table:table-cell table:style-name="ce1" table:formula="of:=([.G34]-[.$G$204])^2+([.H34]-[.$H$204])^2" office:value-type="float" office:value="657.385274438076" calcext:value-type="float">
            <text:p>657.3852744381</text:p>
          </table:table-cell>
          <table:table-cell table:style-name="ce5" table:formula="of:=MIN([.I34:.K34])=[.I3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hannel Islands</text:p>
          </table:table-cell>
          <table:table-cell office:value-type="float" office:value="9.426" calcext:value-type="float">
            <text:p>9.426</text:p>
          </table:table-cell>
          <table:table-cell office:value-type="float" office:value="79.586" calcext:value-type="float">
            <text:p>79.586</text:p>
          </table:table-cell>
          <table:table-cell/>
          <table:table-cell office:value-type="string" calcext:value-type="string">
            <text:p>Sudan</text:p>
          </table:table-cell>
          <table:table-cell table:formula="of:=VLOOKUP([.F35];[.B$1:.D$1048576];2;0)" office:value-type="float" office:value="31.616" calcext:value-type="float">
            <text:p>31.616</text:p>
          </table:table-cell>
          <table:table-cell table:formula="of:=VLOOKUP([.F35];[.B$1:.D$1048576];3;0)" office:value-type="float" office:value="60.485" calcext:value-type="float">
            <text:p>60.485</text:p>
          </table:table-cell>
          <table:table-cell table:formula="of:=([.G35]-[.$G$48])^2+([.H35]-[.$H$48])^2" office:value-type="float" office:value="86.7470141559541" calcext:value-type="float">
            <text:p>86.747014156</text:p>
          </table:table-cell>
          <table:table-cell table:style-name="ce1" table:formula="of:=([.G35]-[.$G$112])^2+([.H35]-[.$H$112])^2" office:value-type="float" office:value="144.541190803548" calcext:value-type="float">
            <text:p>144.5411908035</text:p>
          </table:table-cell>
          <table:table-cell table:style-name="ce1" table:formula="of:=([.G35]-[.$G$204])^2+([.H35]-[.$H$204])^2" office:value-type="float" office:value="610.30565342684" calcext:value-type="float">
            <text:p>610.3056534268</text:p>
          </table:table-cell>
          <table:table-cell table:style-name="ce5" table:formula="of:=MIN([.I35:.K35])=[.I3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hile</text:p>
          </table:table-cell>
          <table:table-cell office:value-type="float" office:value="15.04" calcext:value-type="float">
            <text:p>15.04</text:p>
          </table:table-cell>
          <table:table-cell office:value-type="float" office:value="78.561" calcext:value-type="float">
            <text:p>78.561</text:p>
          </table:table-cell>
          <table:table-cell/>
          <table:table-cell office:value-type="string" calcext:value-type="string">
            <text:p>Angola</text:p>
          </table:table-cell>
          <table:table-cell table:formula="of:=VLOOKUP([.F36];[.B$1:.D$1048576];2;0)" office:value-type="float" office:value="42.908" calcext:value-type="float">
            <text:p>42.908</text:p>
          </table:table-cell>
          <table:table-cell table:formula="of:=VLOOKUP([.F36];[.B$1:.D$1048576];3;0)" office:value-type="float" office:value="49.879" calcext:value-type="float">
            <text:p>49.879</text:p>
          </table:table-cell>
          <table:table-cell table:formula="of:=([.G36]-[.$G$48])^2+([.H36]-[.$H$48])^2" office:value-type="float" office:value="39.1930385907377" calcext:value-type="float">
            <text:p>39.1930385907</text:p>
          </table:table-cell>
          <table:table-cell table:style-name="ce1" table:formula="of:=([.G36]-[.$G$112])^2+([.H36]-[.$H$112])^2" office:value-type="float" office:value="753.922751131417" calcext:value-type="float">
            <text:p>753.9227511314</text:p>
          </table:table-cell>
          <table:table-cell table:style-name="ce1" table:formula="of:=([.G36]-[.$G$204])^2+([.H36]-[.$H$204])^2" office:value-type="float" office:value="1615.09621998864" calcext:value-type="float">
            <text:p>1615.0962199886</text:p>
          </table:table-cell>
          <table:table-cell table:style-name="ce5" table:formula="of:=MIN([.I36:.K36])=[.I3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hina</text:p>
          </table:table-cell>
          <table:table-cell office:value-type="float" office:value="13.536" calcext:value-type="float">
            <text:p>13.536</text:p>
          </table:table-cell>
          <table:table-cell office:value-type="float" office:value="73.099" calcext:value-type="float">
            <text:p>73.099</text:p>
          </table:table-cell>
          <table:table-cell/>
          <table:table-cell office:value-type="string" calcext:value-type="string">
            <text:p>Congo <text:s/>Rep.</text:p>
          </table:table-cell>
          <table:table-cell table:formula="of:=VLOOKUP([.F37];[.B$1:.D$1048576];2;0)" office:value-type="float" office:value="34.744" calcext:value-type="float">
            <text:p>34.744</text:p>
          </table:table-cell>
          <table:table-cell table:formula="of:=VLOOKUP([.F37];[.B$1:.D$1048576];3;0)" office:value-type="float" office:value="56.187" calcext:value-type="float">
            <text:p>56.187</text:p>
          </table:table-cell>
          <table:table-cell table:formula="of:=([.G37]-[.$G$48])^2+([.H37]-[.$H$48])^2" office:value-type="float" office:value="16.5120041559543" calcext:value-type="float">
            <text:p>16.512004156</text:p>
          </table:table-cell>
          <table:table-cell table:style-name="ce1" table:formula="of:=([.G37]-[.$G$112])^2+([.H37]-[.$H$112])^2" office:value-type="float" office:value="300.3999146724" calcext:value-type="float">
            <text:p>300.3999146724</text:p>
          </table:table-cell>
          <table:table-cell table:style-name="ce1" table:formula="of:=([.G37]-[.$G$204])^2+([.H37]-[.$H$204])^2" office:value-type="float" office:value="894.386926505492" calcext:value-type="float">
            <text:p>894.3869265055</text:p>
          </table:table-cell>
          <table:table-cell table:style-name="ce5" table:formula="of:=MIN([.I37:.K37])=[.I3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olombia</text:p>
          </table:table-cell>
          <table:table-cell office:value-type="float" office:value="20.605" calcext:value-type="float">
            <text:p>20.605</text:p>
          </table:table-cell>
          <table:table-cell office:value-type="float" office:value="73.041" calcext:value-type="float">
            <text:p>73.041</text:p>
          </table:table-cell>
          <table:table-cell/>
          <table:table-cell office:value-type="string" calcext:value-type="string">
            <text:p>Central African Rep.</text:p>
          </table:table-cell>
          <table:table-cell table:formula="of:=VLOOKUP([.F38];[.B$1:.D$1048576];2;0)" office:value-type="float" office:value="35.623" calcext:value-type="float">
            <text:p>35.623</text:p>
          </table:table-cell>
          <table:table-cell table:formula="of:=VLOOKUP([.F38];[.B$1:.D$1048576];3;0)" office:value-type="float" office:value="46.217" calcext:value-type="float">
            <text:p>46.217</text:p>
          </table:table-cell>
          <table:table-cell table:formula="of:=([.G38]-[.$G$48])^2+([.H38]-[.$H$48])^2" office:value-type="float" office:value="58.8438919820414" calcext:value-type="float">
            <text:p>58.843891982</text:p>
          </table:table-cell>
          <table:table-cell table:style-name="ce1" table:formula="of:=([.G38]-[.$G$112])^2+([.H38]-[.$H$112])^2" office:value-type="float" office:value="690.4902556724" calcext:value-type="float">
            <text:p>690.4902556724</text:p>
          </table:table-cell>
          <table:table-cell table:style-name="ce1" table:formula="of:=([.G38]-[.$G$204])^2+([.H38]-[.$H$204])^2" office:value-type="float" office:value="1440.92385408976" calcext:value-type="float">
            <text:p>1440.9238540898</text:p>
          </table:table-cell>
          <table:table-cell table:style-name="ce5" table:formula="of:=MIN([.I38:.K38])=[.I3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omoros</text:p>
          </table:table-cell>
          <table:table-cell office:value-type="float" office:value="32.746" calcext:value-type="float">
            <text:p>32.746</text:p>
          </table:table-cell>
          <table:table-cell office:value-type="float" office:value="59.882" calcext:value-type="float">
            <text:p>59.882</text:p>
          </table:table-cell>
          <table:table-cell/>
          <table:table-cell office:value-type="string" calcext:value-type="string">
            <text:p>Zambia</text:p>
          </table:table-cell>
          <table:table-cell table:formula="of:=VLOOKUP([.F39];[.B$1:.D$1048576];2;0)" office:value-type="float" office:value="43.152" calcext:value-type="float">
            <text:p>43.152</text:p>
          </table:table-cell>
          <table:table-cell table:formula="of:=VLOOKUP([.F39];[.B$1:.D$1048576];3;0)" office:value-type="float" office:value="47.112" calcext:value-type="float">
            <text:p>47.112</text:p>
          </table:table-cell>
          <table:table-cell table:formula="of:=([.G39]-[.$G$48])^2+([.H39]-[.$H$48])^2" office:value-type="float" office:value="69.7481205037812" calcext:value-type="float">
            <text:p>69.7481205038</text:p>
          </table:table-cell>
          <table:table-cell table:style-name="ce1" table:formula="of:=([.G39]-[.$G$112])^2+([.H39]-[.$H$112])^2" office:value-type="float" office:value="880.993493508466" calcext:value-type="float">
            <text:p>880.9934935085</text:p>
          </table:table-cell>
          <table:table-cell table:style-name="ce1" table:formula="of:=([.G39]-[.$G$204])^2+([.H39]-[.$H$204])^2" office:value-type="float" office:value="1785.58706990999" calcext:value-type="float">
            <text:p>1785.58706991</text:p>
          </table:table-cell>
          <table:table-cell table:style-name="ce5" table:formula="of:=MIN([.I39:.K39])=[.I3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ongo <text:s/>Dem. Rep.</text:p>
          </table:table-cell>
          <table:table-cell office:value-type="float" office:value="45.058" calcext:value-type="float">
            <text:p>45.058</text:p>
          </table:table-cell>
          <table:table-cell office:value-type="float" office:value="47.588" calcext:value-type="float">
            <text:p>47.588</text:p>
          </table:table-cell>
          <table:table-cell/>
          <table:table-cell office:value-type="string" calcext:value-type="string">
            <text:p>Senegal</text:p>
          </table:table-cell>
          <table:table-cell table:formula="of:=VLOOKUP([.F40];[.B$1:.D$1048576];2;0)" office:value-type="float" office:value="38.776" calcext:value-type="float">
            <text:p>38.776</text:p>
          </table:table-cell>
          <table:table-cell table:formula="of:=VLOOKUP([.F40];[.B$1:.D$1048576];3;0)" office:value-type="float" office:value="58.348" calcext:value-type="float">
            <text:p>58.348</text:p>
          </table:table-cell>
          <table:table-cell table:formula="of:=([.G40]-[.$G$48])^2+([.H40]-[.$H$48])^2" office:value-type="float" office:value="23.7988831124764" calcext:value-type="float">
            <text:p>23.7988831125</text:p>
          </table:table-cell>
          <table:table-cell table:style-name="ce1" table:formula="of:=([.G40]-[.$G$112])^2+([.H40]-[.$H$112])^2" office:value-type="float" office:value="349.317261508466" calcext:value-type="float">
            <text:p>349.3172615085</text:p>
          </table:table-cell>
          <table:table-cell table:style-name="ce1" table:formula="of:=([.G40]-[.$G$204])^2+([.H40]-[.$H$204])^2" office:value-type="float" office:value="1002.75068465156" calcext:value-type="float">
            <text:p>1002.7506846516</text:p>
          </table:table-cell>
          <table:table-cell table:style-name="ce5" table:formula="of:=MIN([.I40:.K40])=[.I4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ongo <text:s/>Rep.</text:p>
          </table:table-cell>
          <table:table-cell office:value-type="float" office:value="34.744" calcext:value-type="float">
            <text:p>34.744</text:p>
          </table:table-cell>
          <table:table-cell office:value-type="float" office:value="56.187" calcext:value-type="float">
            <text:p>56.187</text:p>
          </table:table-cell>
          <table:table-cell/>
          <table:table-cell office:value-type="string" calcext:value-type="string">
            <text:p>Papua New Guinea</text:p>
          </table:table-cell>
          <table:table-cell table:formula="of:=VLOOKUP([.F41];[.B$1:.D$1048576];2;0)" office:value-type="float" office:value="31.684" calcext:value-type="float">
            <text:p>31.684</text:p>
          </table:table-cell>
          <table:table-cell table:formula="of:=VLOOKUP([.F41];[.B$1:.D$1048576];3;0)" office:value-type="float" office:value="61.683" calcext:value-type="float">
            <text:p>61.683</text:p>
          </table:table-cell>
          <table:table-cell table:formula="of:=([.G41]-[.$G$48])^2+([.H41]-[.$H$48])^2" office:value-type="float" office:value="103.933370590737" calcext:value-type="float">
            <text:p>103.9333705907</text:p>
          </table:table-cell>
          <table:table-cell table:style-name="ce1" table:formula="of:=([.G41]-[.$G$112])^2+([.H41]-[.$H$112])^2" office:value-type="float" office:value="124.751807918302" calcext:value-type="float">
            <text:p>124.7518079183</text:p>
          </table:table-cell>
          <table:table-cell table:style-name="ce1" table:formula="of:=([.G41]-[.$G$204])^2+([.H41]-[.$H$204])^2" office:value-type="float" office:value="575.55618106729" calcext:value-type="float">
            <text:p>575.5561810673</text:p>
          </table:table-cell>
          <table:table-cell table:style-name="ce5" table:formula="of:=MIN([.I41:.K41])=[.I4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osta Rica</text:p>
          </table:table-cell>
          <table:table-cell office:value-type="float" office:value="16.643" calcext:value-type="float">
            <text:p>16.643</text:p>
          </table:table-cell>
          <table:table-cell office:value-type="float" office:value="78.94" calcext:value-type="float">
            <text:p>78.94</text:p>
          </table:table-cell>
          <table:table-cell/>
          <table:table-cell office:value-type="string" calcext:value-type="string">
            <text:p>Malawi</text:p>
          </table:table-cell>
          <table:table-cell table:formula="of:=VLOOKUP([.F42];[.B$1:.D$1048576];2;0)" office:value-type="float" office:value="40.455" calcext:value-type="float">
            <text:p>40.455</text:p>
          </table:table-cell>
          <table:table-cell table:formula="of:=VLOOKUP([.F42];[.B$1:.D$1048576];3;0)" office:value-type="float" office:value="51.866" calcext:value-type="float">
            <text:p>51.866</text:p>
          </table:table-cell>
          <table:table-cell table:formula="of:=([.G42]-[.$G$48])^2+([.H42]-[.$H$48])^2" office:value-type="float" office:value="9.6867391124766" calcext:value-type="float">
            <text:p>9.6867391125</text:p>
          </table:table-cell>
          <table:table-cell table:style-name="ce1" table:formula="of:=([.G42]-[.$G$112])^2+([.H42]-[.$H$112])^2" office:value-type="float" office:value="591.990031557646" calcext:value-type="float">
            <text:p>591.9900315576</text:p>
          </table:table-cell>
          <table:table-cell table:style-name="ce1" table:formula="of:=([.G42]-[.$G$204])^2+([.H42]-[.$H$204])^2" office:value-type="float" office:value="1371.62350864032" calcext:value-type="float">
            <text:p>1371.6235086403</text:p>
          </table:table-cell>
          <table:table-cell table:style-name="ce5" table:formula="of:=MIN([.I42:.K42])=[.I4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ote d'Ivoire</text:p>
          </table:table-cell>
          <table:table-cell office:value-type="float" office:value="35.127" calcext:value-type="float">
            <text:p>35.127</text:p>
          </table:table-cell>
          <table:table-cell office:value-type="float" office:value="53.328" calcext:value-type="float">
            <text:p>53.328</text:p>
          </table:table-cell>
          <table:table-cell/>
          <table:table-cell table:style-name="ce2" office:value-type="string" calcext:value-type="string">
            <text:p>Zimbabwe</text:p>
          </table:table-cell>
          <table:table-cell table:style-name="ce2" table:formula="of:=VLOOKUP([.F43];[.B$1:.D$1048576];2;0)" office:value-type="float" office:value="30.028" calcext:value-type="float">
            <text:p>30.028</text:p>
          </table:table-cell>
          <table:table-cell table:style-name="ce2" table:formula="of:=VLOOKUP([.F43];[.B$1:.D$1048576];3;0)" office:value-type="float" office:value="47.199" calcext:value-type="float">
            <text:p>47.199</text:p>
          </table:table-cell>
          <table:table-cell table:formula="of:=([.G43]-[.$G$48])^2+([.H43]-[.$H$48])^2" office:value-type="float" office:value="101.541398590737" calcext:value-type="float">
            <text:p>101.5413985907</text:p>
          </table:table-cell>
          <table:table-cell table:style-name="ce1" table:formula="of:=([.G43]-[.$G$112])^2+([.H43]-[.$H$112])^2" office:value-type="float" office:value="546.29533604945" calcext:value-type="float">
            <text:p>546.2953360495</text:p>
          </table:table-cell>
          <table:table-cell table:style-name="ce1" table:formula="of:=([.G43]-[.$G$204])^2+([.H43]-[.$H$204])^2" office:value-type="float" office:value="1159.53331751673" calcext:value-type="float">
            <text:p>1159.5333175167</text:p>
          </table:table-cell>
          <table:table-cell table:style-name="ce5" table:formula="of:=MIN([.I43:.K43])=[.I4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roatia</text:p>
          </table:table-cell>
          <table:table-cell office:value-type="float" office:value="9.556" calcext:value-type="float">
            <text:p>9.556</text:p>
          </table:table-cell>
          <table:table-cell office:value-type="float" office:value="76.075" calcext:value-type="float">
            <text:p>76.075</text:p>
          </table:table-cell>
          <table:table-cell/>
          <table:table-cell office:value-type="string" calcext:value-type="string">
            <text:p>Eritrea</text:p>
          </table:table-cell>
          <table:table-cell table:formula="of:=VLOOKUP([.F44];[.B$1:.D$1048576];2;0)" office:value-type="float" office:value="37.283" calcext:value-type="float">
            <text:p>37.283</text:p>
          </table:table-cell>
          <table:table-cell table:formula="of:=VLOOKUP([.F44];[.B$1:.D$1048576];3;0)" office:value-type="float" office:value="60.272" calcext:value-type="float">
            <text:p>60.272</text:p>
          </table:table-cell>
          <table:table-cell table:formula="of:=([.G44]-[.$G$48])^2+([.H44]-[.$H$48])^2" office:value-type="float" office:value="45.3720602429111" calcext:value-type="float">
            <text:p>45.3720602429</text:p>
          </table:table-cell>
          <table:table-cell table:style-name="ce1" table:formula="of:=([.G44]-[.$G$112])^2+([.H44]-[.$H$112])^2" office:value-type="float" office:value="267.1094206724" calcext:value-type="float">
            <text:p>267.1094206724</text:p>
          </table:table-cell>
          <table:table-cell table:style-name="ce1" table:formula="of:=([.G44]-[.$G$204])^2+([.H44]-[.$H$204])^2" office:value-type="float" office:value="861.093377629088" calcext:value-type="float">
            <text:p>861.0933776291</text:p>
          </table:table-cell>
          <table:table-cell table:style-name="ce5" table:formula="of:=MIN([.I44:.K44])=[.I4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uba</text:p>
          </table:table-cell>
          <table:table-cell office:value-type="float" office:value="10.499" calcext:value-type="float">
            <text:p>10.499</text:p>
          </table:table-cell>
          <table:table-cell office:value-type="float" office:value="78.565" calcext:value-type="float">
            <text:p>78.565</text:p>
          </table:table-cell>
          <table:table-cell/>
          <table:table-cell office:value-type="string" calcext:value-type="string">
            <text:p>Equatorial Guinea</text:p>
          </table:table-cell>
          <table:table-cell table:formula="of:=VLOOKUP([.F45];[.B$1:.D$1048576];2;0)" office:value-type="float" office:value="38.027" calcext:value-type="float">
            <text:p>38.027</text:p>
          </table:table-cell>
          <table:table-cell table:formula="of:=VLOOKUP([.F45];[.B$1:.D$1048576];3;0)" office:value-type="float" office:value="50.2" calcext:value-type="float">
            <text:p>50.2</text:p>
          </table:table-cell>
          <table:table-cell table:formula="of:=([.G45]-[.$G$48])^2+([.H45]-[.$H$48])^2" office:value-type="float" office:value="11.3198327646503" calcext:value-type="float">
            <text:p>11.3198327647</text:p>
          </table:table-cell>
          <table:table-cell table:style-name="ce1" table:formula="of:=([.G45]-[.$G$112])^2+([.H45]-[.$H$112])^2" office:value-type="float" office:value="580.383379492072" calcext:value-type="float">
            <text:p>580.3833794921</text:p>
          </table:table-cell>
          <table:table-cell table:style-name="ce1" table:formula="of:=([.G45]-[.$G$204])^2+([.H45]-[.$H$204])^2" office:value-type="float" office:value="1329.23092729201" calcext:value-type="float">
            <text:p>1329.230927292</text:p>
          </table:table-cell>
          <table:table-cell table:style-name="ce5" table:formula="of:=MIN([.I45:.K45])=[.I45]" office:value-type="boolean" office:boolean-value="true" calcext:value-type="boolean">
            <text:p>TRUE</text:p>
          </table:table-cell>
          <table:table-cell office:value-type="string" calcext:value-type="string">
            <text:p>Number of countries in Cluster 1: 4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yprus</text:p>
          </table:table-cell>
          <table:table-cell office:value-type="float" office:value="11.514" calcext:value-type="float">
            <text:p>11.514</text:p>
          </table:table-cell>
          <table:table-cell office:value-type="float" office:value="79.058" calcext:value-type="float">
            <text:p>79.058</text:p>
          </table:table-cell>
          <table:table-cell/>
          <table:table-cell table:style-name="ce2" office:value-type="string" calcext:value-type="string">
            <text:p>Botswana</text:p>
          </table:table-cell>
          <table:table-cell table:style-name="ce2" table:formula="of:=VLOOKUP([.F46];[.B$1:.D$1048576];2;0)" office:value-type="float" office:value="24.676" calcext:value-type="float">
            <text:p>24.676</text:p>
          </table:table-cell>
          <table:table-cell table:style-name="ce2" table:formula="of:=VLOOKUP([.F46];[.B$1:.D$1048576];3;0)" office:value-type="float" office:value="52.812" calcext:value-type="float">
            <text:p>52.812</text:p>
          </table:table-cell>
          <table:table-cell table:formula="of:=([.G46]-[.$G$48])^2+([.H46]-[.$H$48])^2" office:value-type="float" office:value="173.947537547258" calcext:value-type="float">
            <text:p>173.9475375473</text:p>
          </table:table-cell>
          <table:table-cell table:style-name="ce1" table:formula="of:=([.G46]-[.$G$112])^2+([.H46]-[.$H$112])^2" office:value-type="float" office:value="288.324919737974" calcext:value-type="float">
            <text:p>288.324919738</text:p>
          </table:table-cell>
          <table:table-cell table:style-name="ce1" table:formula="of:=([.G46]-[.$G$204])^2+([.H46]-[.$H$204])^2" office:value-type="float" office:value="706.098303797627" calcext:value-type="float">
            <text:p>706.0983037976</text:p>
          </table:table-cell>
          <table:table-cell table:style-name="ce5" table:formula="of:=MIN([.I46:.K46])=[.I46]" office:value-type="boolean" office:boolean-value="true" calcext:value-type="boolean">
            <text:p>TRUE</text:p>
          </table:table-cell>
          <table:table-cell office:value-type="string" calcext:value-type="string">
            <text:p>The mean Life Expectancy in Cluster 1: 53.559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zech Rep.</text:p>
          </table:table-cell>
          <table:table-cell office:value-type="float" office:value="10.564" calcext:value-type="float">
            <text:p>10.564</text:p>
          </table:table-cell>
          <table:table-cell office:value-type="float" office:value="77.26" calcext:value-type="float">
            <text:p>77.26</text:p>
          </table:table-cell>
          <table:table-cell/>
          <table:table-cell office:value-type="string" calcext:value-type="string">
            <text:p>Comoros</text:p>
          </table:table-cell>
          <table:table-cell table:formula="of:=VLOOKUP([.F47];[.B$1:.D$1048576];2;0)" office:value-type="float" office:value="32.746" calcext:value-type="float">
            <text:p>32.746</text:p>
          </table:table-cell>
          <table:table-cell table:formula="of:=VLOOKUP([.F47];[.B$1:.D$1048576];3;0)" office:value-type="float" office:value="59.882" calcext:value-type="float">
            <text:p>59.882</text:p>
          </table:table-cell>
          <table:table-cell table:formula="of:=([.G47]-[.$G$48])^2+([.H47]-[.$H$48])^2" office:value-type="float" office:value="65.9607288516063" calcext:value-type="float">
            <text:p>65.9607288516</text:p>
          </table:table-cell>
          <table:table-cell table:style-name="ce1" table:formula="of:=([.G47]-[.$G$112])^2+([.H47]-[.$H$112])^2" office:value-type="float" office:value="174.627261049449" calcext:value-type="float">
            <text:p>174.6272610494</text:p>
          </table:table-cell>
          <table:table-cell table:style-name="ce1" table:formula="of:=([.G47]-[.$G$204])^2+([.H47]-[.$H$204])^2" office:value-type="float" office:value="673.661745820099" calcext:value-type="float">
            <text:p>673.6617458201</text:p>
          </table:table-cell>
          <table:table-cell table:style-name="ce5" table:formula="of:=MIN([.I47:.K47])=[.I47]" office:value-type="boolean" office:boolean-value="true" calcext:value-type="boolean">
            <text:p>TRUE</text:p>
          </table:table-cell>
          <table:table-cell office:value-type="string" calcext:value-type="string">
            <text:p>The mean Birth Rate in Cluster 1: 37.843717391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enmark</text:p>
          </table:table-cell>
          <table:table-cell office:value-type="float" office:value="11.546" calcext:value-type="float">
            <text:p>11.546</text:p>
          </table:table-cell>
          <table:table-cell office:value-type="float" office:value="78.408" calcext:value-type="float">
            <text:p>78.408</text:p>
          </table:table-cell>
          <table:table-cell table:number-columns-repeated="2"/>
          <table:table-cell table:style-name="ce3" table:formula="of:=AVERAGE([.G2:.G47])" office:value-type="float" office:value="37.8437173913043" calcext:value-type="float">
            <text:p>37.8437173913</text:p>
          </table:table-cell>
          <table:table-cell table:style-name="ce3" table:formula="of:=AVERAGE([.H2:.H47])" office:value-type="float" office:value="53.5595" calcext:value-type="float">
            <text:p>53.5595</text:p>
          </table:table-cell>
          <table:table-cell table:style-name="ce3" table:formula="of:=SUM([.I2:.I47])" office:value-type="float" office:value="2982.54778282609" calcext:value-type="float">
            <text:p>2982.5477828261</text:p>
          </table:table-cell>
          <table:table-cell table:style-name="ce3" table:number-columns-repeated="2"/>
          <table:table-cell/>
          <table:table-cell office:value-type="float" office:value="2982.54778282609" calcext:value-type="float">
            <text:p>2982.547782826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jibouti</text:p>
          </table:table-cell>
          <table:table-cell office:value-type="float" office:value="28.687" calcext:value-type="float">
            <text:p>28.687</text:p>
          </table:table-cell>
          <table:table-cell office:value-type="float" office:value="56.784" calcext:value-type="float">
            <text:p>56.784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ominican Rep.</text:p>
          </table:table-cell>
          <table:table-cell office:value-type="float" office:value="22.719" calcext:value-type="float">
            <text:p>22.719</text:p>
          </table:table-cell>
          <table:table-cell office:value-type="float" office:value="72.678" calcext:value-type="float">
            <text:p>72.678</text:p>
          </table:table-cell>
          <table:table-cell/>
          <table:table-cell office:value-type="string" calcext:value-type="string">
            <text:p>The Countries in Cluster 2: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Ecuador</text:p>
          </table:table-cell>
          <table:table-cell office:value-type="float" office:value="20.989" calcext:value-type="float">
            <text:p>20.989</text:p>
          </table:table-cell>
          <table:table-cell office:value-type="float" office:value="75.15" calcext:value-type="float">
            <text:p>75.15</text:p>
          </table:table-cell>
          <table:table-cell/>
          <table:table-cell office:value-type="string" calcext:value-type="string">
            <text:p>Sao Tome and Principe</text:p>
          </table:table-cell>
          <table:table-cell table:formula="of:=VLOOKUP([.F51];[.B$1:.D$1048576];2;0)" office:value-type="float" office:value="32.399" calcext:value-type="float">
            <text:p>32.399</text:p>
          </table:table-cell>
          <table:table-cell table:formula="of:=VLOOKUP([.F51];[.B$1:.D$1048576];3;0)" office:value-type="float" office:value="63.935" calcext:value-type="float">
            <text:p>63.935</text:p>
          </table:table-cell>
          <table:table-cell table:formula="of:=([.G51]-[.$G$112])^2+([.H51]-[.$H$112])^2" office:value-type="float" office:value="104.878133115023" calcext:value-type="float">
            <text:p>104.878133115</text:p>
          </table:table-cell>
          <table:table-cell table:style-name="ce1" table:formula="of:=([.G51]-[.$G$48])^2+([.H51]-[.$H$48])^2" office:value-type="float" office:value="137.295947721172" calcext:value-type="float">
            <text:p>137.2959477212</text:p>
          </table:table-cell>
          <table:table-cell table:style-name="ce1" table:formula="of:=([.G51]-[.$G$204])^2+([.H51]-[.$H$204])^2" office:value-type="float" office:value="540.542422988638" calcext:value-type="float">
            <text:p>540.5424229886</text:p>
          </table:table-cell>
          <table:table-cell table:style-name="ce5" table:formula="of:=MIN([.I51:.K51])=[.I5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Egypt</text:p>
          </table:table-cell>
          <table:table-cell office:value-type="float" office:value="24.83" calcext:value-type="float">
            <text:p>24.83</text:p>
          </table:table-cell>
          <table:table-cell office:value-type="float" office:value="72.507" calcext:value-type="float">
            <text:p>72.507</text:p>
          </table:table-cell>
          <table:table-cell/>
          <table:table-cell office:value-type="string" calcext:value-type="string">
            <text:p>Turkmenistan</text:p>
          </table:table-cell>
          <table:table-cell table:formula="of:=VLOOKUP([.F52];[.B$1:.D$1048576];2;0)" office:value-type="float" office:value="22.014" calcext:value-type="float">
            <text:p>22.014</text:p>
          </table:table-cell>
          <table:table-cell table:formula="of:=VLOOKUP([.F52];[.B$1:.D$1048576];3;0)" office:value-type="float" office:value="64.658" calcext:value-type="float">
            <text:p>64.658</text:p>
          </table:table-cell>
          <table:table-cell table:formula="of:=([.G52]-[.$G$112])^2+([.H52]-[.$H$112])^2" office:value-type="float" office:value="30.1155886560063" calcext:value-type="float">
            <text:p>30.115588656</text:p>
          </table:table-cell>
          <table:table-cell table:style-name="ce1" table:formula="of:=([.G52]-[.$G$48])^2+([.H52]-[.$H$48])^2" office:value-type="float" office:value="373.756654938563" calcext:value-type="float">
            <text:p>373.7566549386</text:p>
          </table:table-cell>
          <table:table-cell table:style-name="ce1" table:formula="of:=([.G52]-[.$G$204])^2+([.H52]-[.$H$204])^2" office:value-type="float" office:value="226.240916966166" calcext:value-type="float">
            <text:p>226.2409169662</text:p>
          </table:table-cell>
          <table:table-cell table:style-name="ce5" table:formula="of:=MIN([.I52:.K52])=[.I5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El Salvador</text:p>
          </table:table-cell>
          <table:table-cell office:value-type="float" office:value="20.377" calcext:value-type="float">
            <text:p>20.377</text:p>
          </table:table-cell>
          <table:table-cell office:value-type="float" office:value="71.543" calcext:value-type="float">
            <text:p>71.543</text:p>
          </table:table-cell>
          <table:table-cell/>
          <table:table-cell office:value-type="string" calcext:value-type="string">
            <text:p>Cambodia</text:p>
          </table:table-cell>
          <table:table-cell table:formula="of:=VLOOKUP([.F53];[.B$1:.D$1048576];2;0)" office:value-type="float" office:value="24.89" calcext:value-type="float">
            <text:p>24.89</text:p>
          </table:table-cell>
          <table:table-cell table:formula="of:=VLOOKUP([.F53];[.B$1:.D$1048576];3;0)" office:value-type="float" office:value="61.736" calcext:value-type="float">
            <text:p>61.736</text:p>
          </table:table-cell>
          <table:table-cell table:formula="of:=([.G53]-[.$G$112])^2+([.H53]-[.$H$112])^2" office:value-type="float" office:value="65.4897314756786" calcext:value-type="float">
            <text:p>65.4897314757</text:p>
          </table:table-cell>
          <table:table-cell table:style-name="ce1" table:formula="of:=([.G53]-[.$G$48])^2+([.H53]-[.$H$48])^2" office:value-type="float" office:value="234.653946503781" calcext:value-type="float">
            <text:p>234.6539465038</text:p>
          </table:table-cell>
          <table:table-cell table:style-name="ce1" table:formula="of:=([.G53]-[.$G$204])^2+([.H53]-[.$H$204])^2" office:value-type="float" office:value="365.356439258301" calcext:value-type="float">
            <text:p>365.3564392583</text:p>
          </table:table-cell>
          <table:table-cell table:style-name="ce5" table:formula="of:=MIN([.I53:.K53])=[.I5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Equatorial Guinea</text:p>
          </table:table-cell>
          <table:table-cell office:value-type="float" office:value="38.027" calcext:value-type="float">
            <text:p>38.027</text:p>
          </table:table-cell>
          <table:table-cell office:value-type="float" office:value="50.2" calcext:value-type="float">
            <text:p>50.2</text:p>
          </table:table-cell>
          <table:table-cell/>
          <table:table-cell office:value-type="string" calcext:value-type="string">
            <text:p>Bolivia</text:p>
          </table:table-cell>
          <table:table-cell table:formula="of:=VLOOKUP([.F54];[.B$1:.D$1048576];2;0)" office:value-type="float" office:value="27.349" calcext:value-type="float">
            <text:p>27.349</text:p>
          </table:table-cell>
          <table:table-cell table:formula="of:=VLOOKUP([.F54];[.B$1:.D$1048576];3;0)" office:value-type="float" office:value="65.701" calcext:value-type="float">
            <text:p>65.701</text:p>
          </table:table-cell>
          <table:table-cell table:formula="of:=([.G54]-[.$G$112])^2+([.H54]-[.$H$112])^2" office:value-type="float" office:value="27.9160210494493" calcext:value-type="float">
            <text:p>27.9160210494</text:p>
          </table:table-cell>
          <table:table-cell table:style-name="ce1" table:formula="of:=([.G54]-[.$G$48])^2+([.H54]-[.$H$48])^2" office:value-type="float" office:value="257.555115373346" calcext:value-type="float">
            <text:p>257.5551153733</text:p>
          </table:table-cell>
          <table:table-cell table:style-name="ce1" table:formula="of:=([.G54]-[.$G$204])^2+([.H54]-[.$H$204])^2" office:value-type="float" office:value="327.660044336953" calcext:value-type="float">
            <text:p>327.660044337</text:p>
          </table:table-cell>
          <table:table-cell table:style-name="ce5" table:formula="of:=MIN([.I54:.K54])=[.I5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Eritrea</text:p>
          </table:table-cell>
          <table:table-cell office:value-type="float" office:value="37.283" calcext:value-type="float">
            <text:p>37.283</text:p>
          </table:table-cell>
          <table:table-cell office:value-type="float" office:value="60.272" calcext:value-type="float">
            <text:p>60.272</text:p>
          </table:table-cell>
          <table:table-cell/>
          <table:table-cell office:value-type="string" calcext:value-type="string">
            <text:p>Saudi Arabia</text:p>
          </table:table-cell>
          <table:table-cell table:formula="of:=VLOOKUP([.F55];[.B$1:.D$1048576];2;0)" office:value-type="float" office:value="23.569" calcext:value-type="float">
            <text:p>23.569</text:p>
          </table:table-cell>
          <table:table-cell table:formula="of:=VLOOKUP([.F55];[.B$1:.D$1048576];3;0)" office:value-type="float" office:value="73.25" calcext:value-type="float">
            <text:p>73.25</text:p>
          </table:table-cell>
          <table:table-cell table:formula="of:=([.G55]-[.$G$112])^2+([.H55]-[.$H$112])^2" office:value-type="float" office:value="12.229360082236" calcext:value-type="float">
            <text:p>12.2293600822</text:p>
          </table:table-cell>
          <table:table-cell table:style-name="ce1" table:formula="of:=([.G55]-[.$G$48])^2+([.H55]-[.$H$48])^2" office:value-type="float" office:value="591.483346851607" calcext:value-type="float">
            <text:p>591.4833468516</text:p>
          </table:table-cell>
          <table:table-cell table:style-name="ce1" table:formula="of:=([.G55]-[.$G$204])^2+([.H55]-[.$H$204])^2" office:value-type="float" office:value="124.658840909986" calcext:value-type="float">
            <text:p>124.65884091</text:p>
          </table:table-cell>
          <table:table-cell table:style-name="ce5" table:formula="of:=MIN([.I55:.K55])=[.I5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Estonia</text:p>
          </table:table-cell>
          <table:table-cell office:value-type="float" office:value="11.766" calcext:value-type="float">
            <text:p>11.766</text:p>
          </table:table-cell>
          <table:table-cell office:value-type="float" office:value="73.23" calcext:value-type="float">
            <text:p>73.23</text:p>
          </table:table-cell>
          <table:table-cell/>
          <table:table-cell office:value-type="string" calcext:value-type="string">
            <text:p>Cape Verde</text:p>
          </table:table-cell>
          <table:table-cell table:formula="of:=VLOOKUP([.F56];[.B$1:.D$1048576];2;0)" office:value-type="float" office:value="24.261" calcext:value-type="float">
            <text:p>24.261</text:p>
          </table:table-cell>
          <table:table-cell table:formula="of:=VLOOKUP([.F56];[.B$1:.D$1048576];3;0)" office:value-type="float" office:value="73.587" calcext:value-type="float">
            <text:p>73.587</text:p>
          </table:table-cell>
          <table:table-cell table:formula="of:=([.G56]-[.$G$112])^2+([.H56]-[.$H$112])^2" office:value-type="float" office:value="14.5810646560065" calcext:value-type="float">
            <text:p>14.581064656</text:p>
          </table:table-cell>
          <table:table-cell table:style-name="ce1" table:formula="of:=([.G56]-[.$G$48])^2+([.H56]-[.$H$48])^2" office:value-type="float" office:value="585.590967982042" calcext:value-type="float">
            <text:p>585.590967982</text:p>
          </table:table-cell>
          <table:table-cell table:style-name="ce1" table:formula="of:=([.G56]-[.$G$204])^2+([.H56]-[.$H$204])^2" office:value-type="float" office:value="137.678830763919" calcext:value-type="float">
            <text:p>137.6788307639</text:p>
          </table:table-cell>
          <table:table-cell table:style-name="ce5" table:formula="of:=MIN([.I56:.K56])=[.I5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Ethiopia</text:p>
          </table:table-cell>
          <table:table-cell office:value-type="float" office:value="38.558" calcext:value-type="float">
            <text:p>38.558</text:p>
          </table:table-cell>
          <table:table-cell office:value-type="float" office:value="57.481" calcext:value-type="float">
            <text:p>57.481</text:p>
          </table:table-cell>
          <table:table-cell/>
          <table:table-cell office:value-type="string" calcext:value-type="string">
            <text:p>Guatemala</text:p>
          </table:table-cell>
          <table:table-cell table:formula="of:=VLOOKUP([.F57];[.B$1:.D$1048576];2;0)" office:value-type="float" office:value="33.25" calcext:value-type="float">
            <text:p>33.25</text:p>
          </table:table-cell>
          <table:table-cell table:formula="of:=VLOOKUP([.F57];[.B$1:.D$1048576];3;0)" office:value-type="float" office:value="70.447" calcext:value-type="float">
            <text:p>70.447</text:p>
          </table:table-cell>
          <table:table-cell table:formula="of:=([.G57]-[.$G$112])^2+([.H57]-[.$H$112])^2" office:value-type="float" office:value="86.2209880494496" calcext:value-type="float">
            <text:p>86.2209880494</text:p>
          </table:table-cell>
          <table:table-cell table:style-name="ce1" table:formula="of:=([.G57]-[.$G$48])^2+([.H57]-[.$H$48])^2" office:value-type="float" office:value="306.289895721172" calcext:value-type="float">
            <text:p>306.2898957212</text:p>
          </table:table-cell>
          <table:table-cell table:style-name="ce1" table:formula="of:=([.G57]-[.$G$204])^2+([.H57]-[.$H$204])^2" office:value-type="float" office:value="451.209004797627" calcext:value-type="float">
            <text:p>451.2090047976</text:p>
          </table:table-cell>
          <table:table-cell table:style-name="ce5" table:formula="of:=MIN([.I57:.K57])=[.I5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Fiji</text:p>
          </table:table-cell>
          <table:table-cell office:value-type="float" office:value="21.11" calcext:value-type="float">
            <text:p>21.11</text:p>
          </table:table-cell>
          <table:table-cell office:value-type="float" office:value="68.858" calcext:value-type="float">
            <text:p>68.858</text:p>
          </table:table-cell>
          <table:table-cell/>
          <table:table-cell office:value-type="string" calcext:value-type="string">
            <text:p>Jordan</text:p>
          </table:table-cell>
          <table:table-cell table:formula="of:=VLOOKUP([.F58];[.B$1:.D$1048576];2;0)" office:value-type="float" office:value="26.04" calcext:value-type="float">
            <text:p>26.04</text:p>
          </table:table-cell>
          <table:table-cell table:formula="of:=VLOOKUP([.F58];[.B$1:.D$1048576];3;0)" office:value-type="float" office:value="72.989" calcext:value-type="float">
            <text:p>72.989</text:p>
          </table:table-cell>
          <table:table-cell table:formula="of:=([.G58]-[.$G$112])^2+([.H58]-[.$H$112])^2" office:value-type="float" office:value="14.5174347379738" calcext:value-type="float">
            <text:p>14.517434738</text:p>
          </table:table-cell>
          <table:table-cell table:style-name="ce1" table:formula="of:=([.G58]-[.$G$48])^2+([.H58]-[.$H$48])^2" office:value-type="float" office:value="516.833214503781" calcext:value-type="float">
            <text:p>516.8332145038</text:p>
          </table:table-cell>
          <table:table-cell table:style-name="ce1" table:formula="of:=([.G58]-[.$G$204])^2+([.H58]-[.$H$204])^2" office:value-type="float" office:value="185.165324797627" calcext:value-type="float">
            <text:p>185.1653247976</text:p>
          </table:table-cell>
          <table:table-cell table:style-name="ce5" table:formula="of:=MIN([.I58:.K58])=[.I5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inland</text:p>
          </table:table-cell>
          <table:table-cell office:value-type="float" office:value="11.127" calcext:value-type="float">
            <text:p>11.127</text:p>
          </table:table-cell>
          <table:table-cell office:value-type="float" office:value="79.699" calcext:value-type="float">
            <text:p>79.699</text:p>
          </table:table-cell>
          <table:table-cell/>
          <table:table-cell office:value-type="string" calcext:value-type="string">
            <text:p>Pakistan</text:p>
          </table:table-cell>
          <table:table-cell table:formula="of:=VLOOKUP([.F59];[.B$1:.D$1048576];2;0)" office:value-type="float" office:value="30.209" calcext:value-type="float">
            <text:p>30.209</text:p>
          </table:table-cell>
          <table:table-cell table:formula="of:=VLOOKUP([.F59];[.B$1:.D$1048576];3;0)" office:value-type="float" office:value="64.709" calcext:value-type="float">
            <text:p>64.709</text:p>
          </table:table-cell>
          <table:table-cell table:formula="of:=([.G59]-[.$G$112])^2+([.H59]-[.$H$112])^2" office:value-type="float" office:value="64.3904201314165" calcext:value-type="float">
            <text:p>64.3904201314</text:p>
          </table:table-cell>
          <table:table-cell table:style-name="ce1" table:formula="of:=([.G59]-[.$G$48])^2+([.H59]-[.$H$48])^2" office:value-type="float" office:value="182.600259895085" calcext:value-type="float">
            <text:p>182.6002598951</text:p>
          </table:table-cell>
          <table:table-cell table:style-name="ce1" table:formula="of:=([.G59]-[.$G$204])^2+([.H59]-[.$H$204])^2" office:value-type="float" office:value="440.999061505492" calcext:value-type="float">
            <text:p>440.9990615055</text:p>
          </table:table-cell>
          <table:table-cell table:style-name="ce5" table:formula="of:=MIN([.I59:.K59])=[.I5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France</text:p>
          </table:table-cell>
          <table:table-cell office:value-type="float" office:value="12.21" calcext:value-type="float">
            <text:p>12.21</text:p>
          </table:table-cell>
          <table:table-cell office:value-type="float" office:value="81.254" calcext:value-type="float">
            <text:p>81.254</text:p>
          </table:table-cell>
          <table:table-cell/>
          <table:table-cell office:value-type="string" calcext:value-type="string">
            <text:p>Oman</text:p>
          </table:table-cell>
          <table:table-cell table:formula="of:=VLOOKUP([.F60];[.B$1:.D$1048576];2;0)" office:value-type="float" office:value="22.058" calcext:value-type="float">
            <text:p>22.058</text:p>
          </table:table-cell>
          <table:table-cell table:formula="of:=VLOOKUP([.F60];[.B$1:.D$1048576];3;0)" office:value-type="float" office:value="72.765" calcext:value-type="float">
            <text:p>72.765</text:p>
          </table:table-cell>
          <table:table-cell table:formula="of:=([.G60]-[.$G$112])^2+([.H60]-[.$H$112])^2" office:value-type="float" office:value="12.6480742789572" calcext:value-type="float">
            <text:p>12.648074279</text:p>
          </table:table-cell>
          <table:table-cell table:style-name="ce1" table:formula="of:=([.G60]-[.$G$48])^2+([.H60]-[.$H$48])^2" office:value-type="float" office:value="618.040103808128" calcext:value-type="float">
            <text:p>618.0401038081</text:p>
          </table:table-cell>
          <table:table-cell table:style-name="ce1" table:formula="of:=([.G60]-[.$G$204])^2+([.H60]-[.$H$204])^2" office:value-type="float" office:value="98.3357956290873" calcext:value-type="float">
            <text:p>98.3357956291</text:p>
          </table:table-cell>
          <table:table-cell table:style-name="ce5" table:formula="of:=MIN([.I60:.K60])=[.I6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French Guiana</text:p>
          </table:table-cell>
          <table:table-cell office:value-type="float" office:value="25.229" calcext:value-type="float">
            <text:p>25.229</text:p>
          </table:table-cell>
          <table:table-cell office:value-type="float" office:value="75.979" calcext:value-type="float">
            <text:p>75.979</text:p>
          </table:table-cell>
          <table:table-cell/>
          <table:table-cell office:value-type="string" calcext:value-type="string">
            <text:p>West Bank and Gaza</text:p>
          </table:table-cell>
          <table:table-cell table:formula="of:=VLOOKUP([.F61];[.B$1:.D$1048576];2;0)" office:value-type="float" office:value="35.855" calcext:value-type="float">
            <text:p>35.855</text:p>
          </table:table-cell>
          <table:table-cell table:formula="of:=VLOOKUP([.F61];[.B$1:.D$1048576];3;0)" office:value-type="float" office:value="72.274" calcext:value-type="float">
            <text:p>72.274</text:p>
          </table:table-cell>
          <table:table-cell table:formula="of:=([.G61]-[.$G$112])^2+([.H61]-[.$H$112])^2" office:value-type="float" office:value="147.04063457404" calcext:value-type="float">
            <text:p>147.040634574</text:p>
          </table:table-cell>
          <table:table-cell table:style-name="ce1" table:formula="of:=([.G61]-[.$G$48])^2+([.H61]-[.$H$48])^2" office:value-type="float" office:value="354.187507112476" calcext:value-type="float">
            <text:p>354.1875071125</text:p>
          </table:table-cell>
          <table:table-cell table:style-name="ce1" table:formula="of:=([.G61]-[.$G$204])^2+([.H61]-[.$H$204])^2" office:value-type="float" office:value="544.515351876278" calcext:value-type="float">
            <text:p>544.5153518763</text:p>
          </table:table-cell>
          <table:table-cell table:style-name="ce5" table:formula="of:=MIN([.I61:.K61])=[.I6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French Polynesia</text:p>
          </table:table-cell>
          <table:table-cell office:value-type="float" office:value="18.075" calcext:value-type="float">
            <text:p>18.075</text:p>
          </table:table-cell>
          <table:table-cell office:value-type="float" office:value="74.584" calcext:value-type="float">
            <text:p>74.584</text:p>
          </table:table-cell>
          <table:table-cell/>
          <table:table-cell office:value-type="string" calcext:value-type="string">
            <text:p>Gabon</text:p>
          </table:table-cell>
          <table:table-cell table:formula="of:=VLOOKUP([.F62];[.B$1:.D$1048576];2;0)" office:value-type="float" office:value="27.483" calcext:value-type="float">
            <text:p>27.483</text:p>
          </table:table-cell>
          <table:table-cell table:formula="of:=VLOOKUP([.F62];[.B$1:.D$1048576];3;0)" office:value-type="float" office:value="61.391" calcext:value-type="float">
            <text:p>61.391</text:p>
          </table:table-cell>
          <table:table-cell table:formula="of:=([.G62]-[.$G$112])^2+([.H62]-[.$H$112])^2" office:value-type="float" office:value="82.5562439346951" calcext:value-type="float">
            <text:p>82.5562439347</text:p>
          </table:table-cell>
          <table:table-cell table:style-name="ce1" table:formula="of:=([.G62]-[.$G$48])^2+([.H62]-[.$H$48])^2" office:value-type="float" office:value="168.676857112476" calcext:value-type="float">
            <text:p>168.6768571125</text:p>
          </table:table-cell>
          <table:table-cell table:style-name="ce1" table:formula="of:=([.G62]-[.$G$204])^2+([.H62]-[.$H$204])^2" office:value-type="float" office:value="444.493042314481" calcext:value-type="float">
            <text:p>444.4930423145</text:p>
          </table:table-cell>
          <table:table-cell table:style-name="ce5" table:formula="of:=MIN([.I62:.K62])=[.I6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abon</text:p>
          </table:table-cell>
          <table:table-cell office:value-type="float" office:value="27.483" calcext:value-type="float">
            <text:p>27.483</text:p>
          </table:table-cell>
          <table:table-cell office:value-type="float" office:value="61.391" calcext:value-type="float">
            <text:p>61.391</text:p>
          </table:table-cell>
          <table:table-cell/>
          <table:table-cell office:value-type="string" calcext:value-type="string">
            <text:p>Jamaica</text:p>
          </table:table-cell>
          <table:table-cell table:formula="of:=VLOOKUP([.F63];[.B$1:.D$1048576];2;0)" office:value-type="float" office:value="19.461" calcext:value-type="float">
            <text:p>19.461</text:p>
          </table:table-cell>
          <table:table-cell table:formula="of:=VLOOKUP([.F63];[.B$1:.D$1048576];3;0)" office:value-type="float" office:value="72.362" calcext:value-type="float">
            <text:p>72.362</text:p>
          </table:table-cell>
          <table:table-cell table:formula="of:=([.G63]-[.$G$112])^2+([.H63]-[.$H$112])^2" office:value-type="float" office:value="27.1750273609243" calcext:value-type="float">
            <text:p>27.1750273609</text:p>
          </table:table-cell>
          <table:table-cell table:style-name="ce1" table:formula="of:=([.G63]-[.$G$48])^2+([.H63]-[.$H$48])^2" office:value-type="float" office:value="691.458304938563" calcext:value-type="float">
            <text:p>691.4583049386</text:p>
          </table:table-cell>
          <table:table-cell table:style-name="ce1" table:formula="of:=([.G63]-[.$G$204])^2+([.H63]-[.$H$204])^2" office:value-type="float" office:value="60.9836080111098" calcext:value-type="float">
            <text:p>60.9836080111</text:p>
          </table:table-cell>
          <table:table-cell table:style-name="ce5" table:formula="of:=MIN([.I63:.K63])=[.I6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Gambia</text:p>
          </table:table-cell>
          <table:table-cell office:value-type="float" office:value="36.993" calcext:value-type="float">
            <text:p>36.993</text:p>
          </table:table-cell>
          <table:table-cell office:value-type="float" office:value="57.522" calcext:value-type="float">
            <text:p>57.522</text:p>
          </table:table-cell>
          <table:table-cell/>
          <table:table-cell office:value-type="string" calcext:value-type="string">
            <text:p>Samoa</text:p>
          </table:table-cell>
          <table:table-cell table:formula="of:=VLOOKUP([.F64];[.B$1:.D$1048576];2;0)" office:value-type="float" office:value="23.764" calcext:value-type="float">
            <text:p>23.764</text:p>
          </table:table-cell>
          <table:table-cell table:formula="of:=VLOOKUP([.F64];[.B$1:.D$1048576];3;0)" office:value-type="float" office:value="71.679" calcext:value-type="float">
            <text:p>71.679</text:p>
          </table:table-cell>
          <table:table-cell table:formula="of:=([.G64]-[.$G$112])^2+([.H64]-[.$H$112])^2" office:value-type="float" office:value="3.66343152485892" calcext:value-type="float">
            <text:p>3.6634315249</text:p>
          </table:table-cell>
          <table:table-cell table:style-name="ce1" table:formula="of:=([.G64]-[.$G$48])^2+([.H64]-[.$H$48])^2" office:value-type="float" office:value="526.554722068998" calcext:value-type="float">
            <text:p>526.554722069</text:p>
          </table:table-cell>
          <table:table-cell table:style-name="ce1" table:formula="of:=([.G64]-[.$G$204])^2+([.H64]-[.$H$204])^2" office:value-type="float" office:value="141.993649202121" calcext:value-type="float">
            <text:p>141.9936492021</text:p>
          </table:table-cell>
          <table:table-cell table:style-name="ce5" table:formula="of:=MIN([.I64:.K64])=[.I6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eorgia</text:p>
          </table:table-cell>
          <table:table-cell office:value-type="float" office:value="12.116" calcext:value-type="float">
            <text:p>12.116</text:p>
          </table:table-cell>
          <table:table-cell office:value-type="float" office:value="73.19" calcext:value-type="float">
            <text:p>73.19</text:p>
          </table:table-cell>
          <table:table-cell/>
          <table:table-cell office:value-type="string" calcext:value-type="string">
            <text:p>India</text:p>
          </table:table-cell>
          <table:table-cell table:formula="of:=VLOOKUP([.F65];[.B$1:.D$1048576];2;0)" office:value-type="float" office:value="22.966" calcext:value-type="float">
            <text:p>22.966</text:p>
          </table:table-cell>
          <table:table-cell table:formula="of:=VLOOKUP([.F65];[.B$1:.D$1048576];3;0)" office:value-type="float" office:value="64.382" calcext:value-type="float">
            <text:p>64.382</text:p>
          </table:table-cell>
          <table:table-cell table:formula="of:=([.G65]-[.$G$112])^2+([.H65]-[.$H$112])^2" office:value-type="float" office:value="30.1648066232194" calcext:value-type="float">
            <text:p>30.1648066232</text:p>
          </table:table-cell>
          <table:table-cell table:style-name="ce1" table:formula="of:=([.G65]-[.$G$48])^2+([.H65]-[.$H$48])^2" office:value-type="float" office:value="338.47298102552" calcext:value-type="float">
            <text:p>338.4729810255</text:p>
          </table:table-cell>
          <table:table-cell table:style-name="ce1" table:formula="of:=([.G65]-[.$G$204])^2+([.H65]-[.$H$204])^2" office:value-type="float" office:value="251.130939078525" calcext:value-type="float">
            <text:p>251.1309390785</text:p>
          </table:table-cell>
          <table:table-cell table:style-name="ce5" table:formula="of:=MIN([.I65:.K65])=[.I6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ermany</text:p>
          </table:table-cell>
          <table:table-cell office:value-type="float" office:value="8.136" calcext:value-type="float">
            <text:p>8.136</text:p>
          </table:table-cell>
          <table:table-cell office:value-type="float" office:value="80.06" calcext:value-type="float">
            <text:p>80.06</text:p>
          </table:table-cell>
          <table:table-cell/>
          <table:table-cell office:value-type="string" calcext:value-type="string">
            <text:p>Azerbaijan</text:p>
          </table:table-cell>
          <table:table-cell table:formula="of:=VLOOKUP([.F66];[.B$1:.D$1048576];2;0)" office:value-type="float" office:value="19" calcext:value-type="float">
            <text:p>19</text:p>
          </table:table-cell>
          <table:table-cell table:formula="of:=VLOOKUP([.F66];[.B$1:.D$1048576];3;0)" office:value-type="float" office:value="70.15" calcext:value-type="float">
            <text:p>70.15</text:p>
          </table:table-cell>
          <table:table-cell table:formula="of:=([.G66]-[.$G$112])^2+([.H66]-[.$H$112])^2" office:value-type="float" office:value="25.0242573117439" calcext:value-type="float">
            <text:p>25.0242573117</text:p>
          </table:table-cell>
          <table:table-cell table:style-name="ce1" table:formula="of:=([.G66]-[.$G$48])^2+([.H66]-[.$H$48])^2" office:value-type="float" office:value="630.330375373346" calcext:value-type="float">
            <text:p>630.3303753733</text:p>
          </table:table-cell>
          <table:table-cell table:style-name="ce1" table:formula="of:=([.G66]-[.$G$204])^2+([.H66]-[.$H$204])^2" office:value-type="float" office:value="79.0389361122333" calcext:value-type="float">
            <text:p>79.0389361122</text:p>
          </table:table-cell>
          <table:table-cell table:style-name="ce5" table:formula="of:=MIN([.I66:.K66])=[.I6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hana</text:p>
          </table:table-cell>
          <table:table-cell office:value-type="float" office:value="32.507" calcext:value-type="float">
            <text:p>32.507</text:p>
          </table:table-cell>
          <table:table-cell office:value-type="float" office:value="62.88" calcext:value-type="float">
            <text:p>62.88</text:p>
          </table:table-cell>
          <table:table-cell/>
          <table:table-cell office:value-type="string" calcext:value-type="string">
            <text:p>Saint Vincent and the Grenadines</text:p>
          </table:table-cell>
          <table:table-cell table:formula="of:=VLOOKUP([.F67];[.B$1:.D$1048576];2;0)" office:value-type="float" office:value="17.725" calcext:value-type="float">
            <text:p>17.725</text:p>
          </table:table-cell>
          <table:table-cell table:formula="of:=VLOOKUP([.F67];[.B$1:.D$1048576];3;0)" office:value-type="float" office:value="71.713" calcext:value-type="float">
            <text:p>71.713</text:p>
          </table:table-cell>
          <table:table-cell table:formula="of:=([.G67]-[.$G$112])^2+([.H67]-[.$H$112])^2" office:value-type="float" office:value="42.9759620330553" calcext:value-type="float">
            <text:p>42.9759620331</text:p>
          </table:table-cell>
          <table:table-cell table:style-name="ce1" table:formula="of:=([.G67]-[.$G$48])^2+([.H67]-[.$H$48])^2" office:value-type="float" office:value="734.312351721172" calcext:value-type="float">
            <text:p>734.3123517212</text:p>
          </table:table-cell>
          <table:table-cell table:style-name="ce1" table:formula="of:=([.G67]-[.$G$204])^2+([.H67]-[.$H$204])^2" office:value-type="float" office:value="47.3220019998739" calcext:value-type="float">
            <text:p>47.3220019999</text:p>
          </table:table-cell>
          <table:table-cell table:style-name="ce5" table:formula="of:=MIN([.I67:.K67])=[.I6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Greece</text:p>
          </table:table-cell>
          <table:table-cell office:value-type="float" office:value="9.65" calcext:value-type="float">
            <text:p>9.65</text:p>
          </table:table-cell>
          <table:table-cell office:value-type="float" office:value="79.594" calcext:value-type="float">
            <text:p>79.594</text:p>
          </table:table-cell>
          <table:table-cell/>
          <table:table-cell office:value-type="string" calcext:value-type="string">
            <text:p>Tajikistan</text:p>
          </table:table-cell>
          <table:table-cell table:formula="of:=VLOOKUP([.F68];[.B$1:.D$1048576];2;0)" office:value-type="float" office:value="28.139" calcext:value-type="float">
            <text:p>28.139</text:p>
          </table:table-cell>
          <table:table-cell table:formula="of:=VLOOKUP([.F68];[.B$1:.D$1048576];3;0)" office:value-type="float" office:value="66.581" calcext:value-type="float">
            <text:p>66.581</text:p>
          </table:table-cell>
          <table:table-cell table:formula="of:=([.G68]-[.$G$112])^2+([.H68]-[.$H$112])^2" office:value-type="float" office:value="27.4480735084656" calcext:value-type="float">
            <text:p>27.4480735085</text:p>
          </table:table-cell>
          <table:table-cell table:style-name="ce1" table:formula="of:=([.G68]-[.$G$48])^2+([.H68]-[.$H$48])^2" office:value-type="float" office:value="263.741001895085" calcext:value-type="float">
            <text:p>263.7410018951</text:p>
          </table:table-cell>
          <table:table-cell table:style-name="ce1" table:formula="of:=([.G68]-[.$G$204])^2+([.H68]-[.$H$204])^2" office:value-type="float" office:value="332.564900292009" calcext:value-type="float">
            <text:p>332.564900292</text:p>
          </table:table-cell>
          <table:table-cell table:style-name="ce5" table:formula="of:=MIN([.I68:.K68])=[.I6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Grenada</text:p>
          </table:table-cell>
          <table:table-cell office:value-type="float" office:value="19.412" calcext:value-type="float">
            <text:p>19.412</text:p>
          </table:table-cell>
          <table:table-cell office:value-type="float" office:value="75.457" calcext:value-type="float">
            <text:p>75.457</text:p>
          </table:table-cell>
          <table:table-cell/>
          <table:table-cell office:value-type="string" calcext:value-type="string">
            <text:p>Turkey</text:p>
          </table:table-cell>
          <table:table-cell table:formula="of:=VLOOKUP([.F69];[.B$1:.D$1048576];2;0)" office:value-type="float" office:value="18.426" calcext:value-type="float">
            <text:p>18.426</text:p>
          </table:table-cell>
          <table:table-cell table:formula="of:=VLOOKUP([.F69];[.B$1:.D$1048576];3;0)" office:value-type="float" office:value="73.156" calcext:value-type="float">
            <text:p>73.156</text:p>
          </table:table-cell>
          <table:table-cell table:formula="of:=([.G69]-[.$G$112])^2+([.H69]-[.$H$112])^2" office:value-type="float" office:value="42.351853574039" calcext:value-type="float">
            <text:p>42.351853574</text:p>
          </table:table-cell>
          <table:table-cell table:style-name="ce1" table:formula="of:=([.G69]-[.$G$48])^2+([.H69]-[.$H$48])^2" office:value-type="float" office:value="761.070560938564" calcext:value-type="float">
            <text:p>761.0705609386</text:p>
          </table:table-cell>
          <table:table-cell table:style-name="ce1" table:formula="of:=([.G69]-[.$G$204])^2+([.H69]-[.$H$204])^2" office:value-type="float" office:value="42.3659612358288" calcext:value-type="float">
            <text:p>42.3659612358</text:p>
          </table:table-cell>
          <table:table-cell table:style-name="ce5" table:formula="of:=MIN([.I69:.K69])=[.I6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Guadeloupe</text:p>
          </table:table-cell>
          <table:table-cell office:value-type="float" office:value="14.452" calcext:value-type="float">
            <text:p>14.452</text:p>
          </table:table-cell>
          <table:table-cell office:value-type="float" office:value="79.437" calcext:value-type="float">
            <text:p>79.437</text:p>
          </table:table-cell>
          <table:table-cell/>
          <table:table-cell office:value-type="string" calcext:value-type="string">
            <text:p>Bangladesh</text:p>
          </table:table-cell>
          <table:table-cell table:formula="of:=VLOOKUP([.F70];[.B$1:.D$1048576];2;0)" office:value-type="float" office:value="21.589" calcext:value-type="float">
            <text:p>21.589</text:p>
          </table:table-cell>
          <table:table-cell table:formula="of:=VLOOKUP([.F70];[.B$1:.D$1048576];3;0)" office:value-type="float" office:value="68.007" calcext:value-type="float">
            <text:p>68.007</text:p>
          </table:table-cell>
          <table:table-cell table:formula="of:=([.G70]-[.$G$112])^2+([.H70]-[.$H$112])^2" office:value-type="float" office:value="8.89522885272762" calcext:value-type="float">
            <text:p>8.8952288527</text:p>
          </table:table-cell>
          <table:table-cell table:style-name="ce1" table:formula="of:=([.G70]-[.$G$48])^2+([.H70]-[.$H$48])^2" office:value-type="float" office:value="472.946093721172" calcext:value-type="float">
            <text:p>472.9460937212</text:p>
          </table:table-cell>
          <table:table-cell table:style-name="ce1" table:formula="of:=([.G70]-[.$G$204])^2+([.H70]-[.$H$204])^2" office:value-type="float" office:value="149.600568022346" calcext:value-type="float">
            <text:p>149.6005680223</text:p>
          </table:table-cell>
          <table:table-cell table:style-name="ce5" table:formula="of:=MIN([.I70:.K70])=[.I7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Guam</text:p>
          </table:table-cell>
          <table:table-cell office:value-type="float" office:value="18.459" calcext:value-type="float">
            <text:p>18.459</text:p>
          </table:table-cell>
          <table:table-cell office:value-type="float" office:value="75.606" calcext:value-type="float">
            <text:p>75.606</text:p>
          </table:table-cell>
          <table:table-cell/>
          <table:table-cell office:value-type="string" calcext:value-type="string">
            <text:p>Solomon Islands</text:p>
          </table:table-cell>
          <table:table-cell table:formula="of:=VLOOKUP([.F71];[.B$1:.D$1048576];2;0)" office:value-type="float" office:value="30.79" calcext:value-type="float">
            <text:p>30.79</text:p>
          </table:table-cell>
          <table:table-cell table:formula="of:=VLOOKUP([.F71];[.B$1:.D$1048576];3;0)" office:value-type="float" office:value="66.656" calcext:value-type="float">
            <text:p>66.656</text:p>
          </table:table-cell>
          <table:table-cell table:formula="of:=([.G71]-[.$G$112])^2+([.H71]-[.$H$112])^2" office:value-type="float" office:value="56.0073904920723" calcext:value-type="float">
            <text:p>56.0073904921</text:p>
          </table:table-cell>
          <table:table-cell table:style-name="ce1" table:formula="of:=([.G71]-[.$G$48])^2+([.H71]-[.$H$48])^2" office:value-type="float" office:value="221.27324128639" calcext:value-type="float">
            <text:p>221.2732412864</text:p>
          </table:table-cell>
          <table:table-cell table:style-name="ce1" table:formula="of:=([.G71]-[.$G$204])^2+([.H71]-[.$H$204])^2" office:value-type="float" office:value="418.704788471784" calcext:value-type="float">
            <text:p>418.7047884718</text:p>
          </table:table-cell>
          <table:table-cell table:style-name="ce5" table:formula="of:=MIN([.I71:.K71])=[.I7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uatemala</text:p>
          </table:table-cell>
          <table:table-cell office:value-type="float" office:value="33.25" calcext:value-type="float">
            <text:p>33.25</text:p>
          </table:table-cell>
          <table:table-cell office:value-type="float" office:value="70.447" calcext:value-type="float">
            <text:p>70.447</text:p>
          </table:table-cell>
          <table:table-cell/>
          <table:table-cell office:value-type="string" calcext:value-type="string">
            <text:p>Kyrgyzstan</text:p>
          </table:table-cell>
          <table:table-cell table:formula="of:=VLOOKUP([.F72];[.B$1:.D$1048576];2;0)" office:value-type="float" office:value="22.38" calcext:value-type="float">
            <text:p>22.38</text:p>
          </table:table-cell>
          <table:table-cell table:formula="of:=VLOOKUP([.F72];[.B$1:.D$1048576];3;0)" office:value-type="float" office:value="66.899" calcext:value-type="float">
            <text:p>66.899</text:p>
          </table:table-cell>
          <table:table-cell table:formula="of:=([.G72]-[.$G$112])^2+([.H72]-[.$H$112])^2" office:value-type="float" office:value="10.8774304756785" calcext:value-type="float">
            <text:p>10.8774304757</text:p>
          </table:table-cell>
          <table:table-cell table:style-name="ce1" table:formula="of:=([.G72]-[.$G$48])^2+([.H72]-[.$H$48])^2" office:value-type="float" office:value="417.068815808129" calcext:value-type="float">
            <text:p>417.0688158081</text:p>
          </table:table-cell>
          <table:table-cell table:style-name="ce1" table:formula="of:=([.G72]-[.$G$204])^2+([.H72]-[.$H$204])^2" office:value-type="float" office:value="184.297762550436" calcext:value-type="float">
            <text:p>184.2977625504</text:p>
          </table:table-cell>
          <table:table-cell table:style-name="ce5" table:formula="of:=MIN([.I72:.K72])=[.I7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uinea</text:p>
          </table:table-cell>
          <table:table-cell office:value-type="float" office:value="39.88" calcext:value-type="float">
            <text:p>39.88</text:p>
          </table:table-cell>
          <table:table-cell office:value-type="float" office:value="52.692" calcext:value-type="float">
            <text:p>52.692</text:p>
          </table:table-cell>
          <table:table-cell/>
          <table:table-cell office:value-type="string" calcext:value-type="string">
            <text:p>Peru</text:p>
          </table:table-cell>
          <table:table-cell table:formula="of:=VLOOKUP([.F73];[.B$1:.D$1048576];2;0)" office:value-type="float" office:value="21.342" calcext:value-type="float">
            <text:p>21.342</text:p>
          </table:table-cell>
          <table:table-cell table:formula="of:=VLOOKUP([.F73];[.B$1:.D$1048576];3;0)" office:value-type="float" office:value="73.315" calcext:value-type="float">
            <text:p>73.315</text:p>
          </table:table-cell>
          <table:table-cell table:formula="of:=([.G73]-[.$G$112])^2+([.H73]-[.$H$112])^2" office:value-type="float" office:value="19.5133009674817" calcext:value-type="float">
            <text:p>19.5133009675</text:p>
          </table:table-cell>
          <table:table-cell table:style-name="ce1" table:formula="of:=([.G73]-[.$G$48])^2+([.H73]-[.$H$48])^2" office:value-type="float" office:value="662.586457112476" calcext:value-type="float">
            <text:p>662.5864571125</text:p>
          </table:table-cell>
          <table:table-cell table:style-name="ce1" table:formula="of:=([.G73]-[.$G$204])^2+([.H73]-[.$H$204])^2" office:value-type="float" office:value="81.8125251571771" calcext:value-type="float">
            <text:p>81.8125251572</text:p>
          </table:table-cell>
          <table:table-cell table:style-name="ce5" table:formula="of:=MIN([.I73:.K73])=[.I7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uinea-Bissau</text:p>
          </table:table-cell>
          <table:table-cell office:value-type="float" office:value="41.357" calcext:value-type="float">
            <text:p>41.357</text:p>
          </table:table-cell>
          <table:table-cell office:value-type="float" office:value="46.979" calcext:value-type="float">
            <text:p>46.979</text:p>
          </table:table-cell>
          <table:table-cell/>
          <table:table-cell office:value-type="string" calcext:value-type="string">
            <text:p>Laos</text:p>
          </table:table-cell>
          <table:table-cell table:formula="of:=VLOOKUP([.F74];[.B$1:.D$1048576];2;0)" office:value-type="float" office:value="27.612" calcext:value-type="float">
            <text:p>27.612</text:p>
          </table:table-cell>
          <table:table-cell table:formula="of:=VLOOKUP([.F74];[.B$1:.D$1048576];3;0)" office:value-type="float" office:value="66.237" calcext:value-type="float">
            <text:p>66.237</text:p>
          </table:table-cell>
          <table:table-cell table:formula="of:=([.G74]-[.$G$112])^2+([.H74]-[.$H$112])^2" office:value-type="float" office:value="25.6692891642034" calcext:value-type="float">
            <text:p>25.6692891642</text:p>
          </table:table-cell>
          <table:table-cell table:style-name="ce1" table:formula="of:=([.G74]-[.$G$48])^2+([.H74]-[.$H$48])^2" office:value-type="float" office:value="265.40704702552" calcext:value-type="float">
            <text:p>265.4070470255</text:p>
          </table:table-cell>
          <table:table-cell table:style-name="ce1" table:formula="of:=([.G74]-[.$G$204])^2+([.H74]-[.$H$204])^2" office:value-type="float" office:value="323.862031763919" calcext:value-type="float">
            <text:p>323.8620317639</text:p>
          </table:table-cell>
          <table:table-cell table:style-name="ce5" table:formula="of:=MIN([.I74:.K74])=[.I7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uyana</text:p>
          </table:table-cell>
          <table:table-cell office:value-type="float" office:value="18.043" calcext:value-type="float">
            <text:p>18.043</text:p>
          </table:table-cell>
          <table:table-cell office:value-type="float" office:value="68.841" calcext:value-type="float">
            <text:p>68.841</text:p>
          </table:table-cell>
          <table:table-cell/>
          <table:table-cell office:value-type="string" calcext:value-type="string">
            <text:p>Western Sahara</text:p>
          </table:table-cell>
          <table:table-cell table:formula="of:=VLOOKUP([.F75];[.B$1:.D$1048576];2;0)" office:value-type="float" office:value="23.34" calcext:value-type="float">
            <text:p>23.34</text:p>
          </table:table-cell>
          <table:table-cell table:formula="of:=VLOOKUP([.F75];[.B$1:.D$1048576];3;0)" office:value-type="float" office:value="66.168" calcext:value-type="float">
            <text:p>66.168</text:p>
          </table:table-cell>
          <table:table-cell table:formula="of:=([.G75]-[.$G$112])^2+([.H75]-[.$H$112])^2" office:value-type="float" office:value="13.4543079346949" calcext:value-type="float">
            <text:p>13.4543079347</text:p>
          </table:table-cell>
          <table:table-cell table:style-name="ce1" table:formula="of:=([.G75]-[.$G$48])^2+([.H75]-[.$H$48])^2" office:value-type="float" office:value="369.332090416824" calcext:value-type="float">
            <text:p>369.3320904168</text:p>
          </table:table-cell>
          <table:table-cell table:style-name="ce1" table:formula="of:=([.G75]-[.$G$204])^2+([.H75]-[.$H$204])^2" office:value-type="float" office:value="218.145152336952" calcext:value-type="float">
            <text:p>218.145152337</text:p>
          </table:table-cell>
          <table:table-cell table:style-name="ce5" table:formula="of:=MIN([.I75:.K75])=[.I7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Haiti</text:p>
          </table:table-cell>
          <table:table-cell office:value-type="float" office:value="27.852" calcext:value-type="float">
            <text:p>27.852</text:p>
          </table:table-cell>
          <table:table-cell office:value-type="float" office:value="61.106" calcext:value-type="float">
            <text:p>61.106</text:p>
          </table:table-cell>
          <table:table-cell/>
          <table:table-cell office:value-type="string" calcext:value-type="string">
            <text:p>Tonga</text:p>
          </table:table-cell>
          <table:table-cell table:formula="of:=VLOOKUP([.F76];[.B$1:.D$1048576];2;0)" office:value-type="float" office:value="28.167" calcext:value-type="float">
            <text:p>28.167</text:p>
          </table:table-cell>
          <table:table-cell table:formula="of:=VLOOKUP([.F76];[.B$1:.D$1048576];3;0)" office:value-type="float" office:value="71.911" calcext:value-type="float">
            <text:p>71.911</text:p>
          </table:table-cell>
          <table:table-cell table:formula="of:=([.G76]-[.$G$112])^2+([.H76]-[.$H$112])^2" office:value-type="float" office:value="22.0078886560067" calcext:value-type="float">
            <text:p>22.007888656</text:p>
          </table:table-cell>
          <table:table-cell table:style-name="ce1" table:formula="of:=([.G76]-[.$G$48])^2+([.H76]-[.$H$48])^2" office:value-type="float" office:value="430.416411721172" calcext:value-type="float">
            <text:p>430.4164117212</text:p>
          </table:table-cell>
          <table:table-cell table:style-name="ce1" table:formula="of:=([.G76]-[.$G$204])^2+([.H76]-[.$H$204])^2" office:value-type="float" office:value="254.496271617851" calcext:value-type="float">
            <text:p>254.4962716179</text:p>
          </table:table-cell>
          <table:table-cell table:style-name="ce5" table:formula="of:=MIN([.I76:.K76])=[.I7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Honduras</text:p>
          </table:table-cell>
          <table:table-cell office:value-type="float" office:value="27.748" calcext:value-type="float">
            <text:p>27.748</text:p>
          </table:table-cell>
          <table:table-cell office:value-type="float" office:value="72.247" calcext:value-type="float">
            <text:p>72.247</text:p>
          </table:table-cell>
          <table:table-cell/>
          <table:table-cell office:value-type="string" calcext:value-type="string">
            <text:p>Libya</text:p>
          </table:table-cell>
          <table:table-cell table:formula="of:=VLOOKUP([.F77];[.B$1:.D$1048576];2;0)" office:value-type="float" office:value="23.415" calcext:value-type="float">
            <text:p>23.415</text:p>
          </table:table-cell>
          <table:table-cell table:formula="of:=VLOOKUP([.F77];[.B$1:.D$1048576];3;0)" office:value-type="float" office:value="74.143" calcext:value-type="float">
            <text:p>74.143</text:p>
          </table:table-cell>
          <table:table-cell table:formula="of:=([.G77]-[.$G$112])^2+([.H77]-[.$H$112])^2" office:value-type="float" office:value="19.3803702297769" calcext:value-type="float">
            <text:p>19.3803702298</text:p>
          </table:table-cell>
          <table:table-cell table:style-name="ce1" table:formula="of:=([.G77]-[.$G$48])^2+([.H77]-[.$H$48])^2" office:value-type="float" office:value="631.868357808129" calcext:value-type="float">
            <text:p>631.8683578081</text:p>
          </table:table-cell>
          <table:table-cell table:style-name="ce1" table:formula="of:=([.G77]-[.$G$204])^2+([.H77]-[.$H$204])^2" office:value-type="float" office:value="116.132999527964" calcext:value-type="float">
            <text:p>116.132999528</text:p>
          </table:table-cell>
          <table:table-cell table:style-name="ce5" table:formula="of:=MIN([.I77:.K77])=[.I7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Hong Kong <text:s/>China</text:p>
          </table:table-cell>
          <table:table-cell office:value-type="float" office:value="8.165" calcext:value-type="float">
            <text:p>8.165</text:p>
          </table:table-cell>
          <table:table-cell office:value-type="float" office:value="81.832" calcext:value-type="float">
            <text:p>81.832</text:p>
          </table:table-cell>
          <table:table-cell/>
          <table:table-cell office:value-type="string" calcext:value-type="string">
            <text:p>Dominican Rep.</text:p>
          </table:table-cell>
          <table:table-cell table:formula="of:=VLOOKUP([.F78];[.B$1:.D$1048576];2;0)" office:value-type="float" office:value="22.719" calcext:value-type="float">
            <text:p>22.719</text:p>
          </table:table-cell>
          <table:table-cell table:formula="of:=VLOOKUP([.F78];[.B$1:.D$1048576];3;0)" office:value-type="float" office:value="72.678" calcext:value-type="float">
            <text:p>72.678</text:p>
          </table:table-cell>
          <table:table-cell table:formula="of:=([.G78]-[.$G$112])^2+([.H78]-[.$H$112])^2" office:value-type="float" office:value="10.0206231642031" calcext:value-type="float">
            <text:p>10.0206231642</text:p>
          </table:table-cell>
          <table:table-cell table:style-name="ce1" table:formula="of:=([.G78]-[.$G$48])^2+([.H78]-[.$H$48])^2" office:value-type="float" office:value="594.274118416824" calcext:value-type="float">
            <text:p>594.2741184168</text:p>
          </table:table-cell>
          <table:table-cell table:style-name="ce1" table:formula="of:=([.G78]-[.$G$204])^2+([.H78]-[.$H$204])^2" office:value-type="float" office:value="111.518065224593" calcext:value-type="float">
            <text:p>111.5180652246</text:p>
          </table:table-cell>
          <table:table-cell table:style-name="ce5" table:formula="of:=MIN([.I78:.K78])=[.I7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Hungary</text:p>
          </table:table-cell>
          <table:table-cell office:value-type="float" office:value="9.858" calcext:value-type="float">
            <text:p>9.858</text:p>
          </table:table-cell>
          <table:table-cell office:value-type="float" office:value="73.48" calcext:value-type="float">
            <text:p>73.48</text:p>
          </table:table-cell>
          <table:table-cell/>
          <table:table-cell office:value-type="string" calcext:value-type="string">
            <text:p>Indonesia</text:p>
          </table:table-cell>
          <table:table-cell table:formula="of:=VLOOKUP([.F79];[.B$1:.D$1048576];2;0)" office:value-type="float" office:value="18.756" calcext:value-type="float">
            <text:p>18.756</text:p>
          </table:table-cell>
          <table:table-cell table:formula="of:=VLOOKUP([.F79];[.B$1:.D$1048576];3;0)" office:value-type="float" office:value="68.118" calcext:value-type="float">
            <text:p>68.118</text:p>
          </table:table-cell>
          <table:table-cell table:formula="of:=([.G79]-[.$G$112])^2+([.H79]-[.$H$112])^2" office:value-type="float" office:value="30.1363074101045" calcext:value-type="float">
            <text:p>30.1363074101</text:p>
          </table:table-cell>
          <table:table-cell table:style-name="ce1" table:formula="of:=([.G79]-[.$G$48])^2+([.H79]-[.$H$48])^2" office:value-type="float" office:value="576.290877460302" calcext:value-type="float">
            <text:p>576.2908774603</text:p>
          </table:table-cell>
          <table:table-cell table:style-name="ce1" table:formula="of:=([.G79]-[.$G$204])^2+([.H79]-[.$H$204])^2" office:value-type="float" office:value="106.681112741447" calcext:value-type="float">
            <text:p>106.6811127414</text:p>
          </table:table-cell>
          <table:table-cell table:style-name="ce5" table:formula="of:=MIN([.I79:.K79])=[.I7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Iceland</text:p>
          </table:table-cell>
          <table:table-cell office:value-type="float" office:value="14.738" calcext:value-type="float">
            <text:p>14.738</text:p>
          </table:table-cell>
          <table:table-cell office:value-type="float" office:value="81.846" calcext:value-type="float">
            <text:p>81.846</text:p>
          </table:table-cell>
          <table:table-cell/>
          <table:table-cell office:value-type="string" calcext:value-type="string">
            <text:p>Malaysia</text:p>
          </table:table-cell>
          <table:table-cell table:formula="of:=VLOOKUP([.F80];[.B$1:.D$1048576];2;0)" office:value-type="float" office:value="20.534" calcext:value-type="float">
            <text:p>20.534</text:p>
          </table:table-cell>
          <table:table-cell table:formula="of:=VLOOKUP([.F80];[.B$1:.D$1048576];3;0)" office:value-type="float" office:value="73.52" calcext:value-type="float">
            <text:p>73.52</text:p>
          </table:table-cell>
          <table:table-cell table:formula="of:=([.G80]-[.$G$112])^2+([.H80]-[.$H$112])^2" office:value-type="float" office:value="25.9351622953505" calcext:value-type="float">
            <text:p>25.9351622954</text:p>
          </table:table-cell>
          <table:table-cell table:style-name="ce1" table:formula="of:=([.G80]-[.$G$48])^2+([.H80]-[.$H$48])^2" office:value-type="float" office:value="698.047876416824" calcext:value-type="float">
            <text:p>698.0478764168</text:p>
          </table:table-cell>
          <table:table-cell table:style-name="ce1" table:formula="of:=([.G80]-[.$G$204])^2+([.H80]-[.$H$204])^2" office:value-type="float" office:value="67.5530117526828" calcext:value-type="float">
            <text:p>67.5530117527</text:p>
          </table:table-cell>
          <table:table-cell table:style-name="ce5" table:formula="of:=MIN([.I80:.K80])=[.I8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India</text:p>
          </table:table-cell>
          <table:table-cell office:value-type="float" office:value="22.966" calcext:value-type="float">
            <text:p>22.966</text:p>
          </table:table-cell>
          <table:table-cell office:value-type="float" office:value="64.382" calcext:value-type="float">
            <text:p>64.382</text:p>
          </table:table-cell>
          <table:table-cell/>
          <table:table-cell office:value-type="string" calcext:value-type="string">
            <text:p>Panama</text:p>
          </table:table-cell>
          <table:table-cell table:formula="of:=VLOOKUP([.F81];[.B$1:.D$1048576];2;0)" office:value-type="float" office:value="20.819" calcext:value-type="float">
            <text:p>20.819</text:p>
          </table:table-cell>
          <table:table-cell table:formula="of:=VLOOKUP([.F81];[.B$1:.D$1048576];3;0)" office:value-type="float" office:value="75.605" calcext:value-type="float">
            <text:p>75.605</text:p>
          </table:table-cell>
          <table:table-cell table:formula="of:=([.G81]-[.$G$112])^2+([.H81]-[.$H$112])^2" office:value-type="float" office:value="43.9977472133834" calcext:value-type="float">
            <text:p>43.9977472134</text:p>
          </table:table-cell>
          <table:table-cell table:style-name="ce1" table:formula="of:=([.G81]-[.$G$48])^2+([.H81]-[.$H$48])^2" office:value-type="float" office:value="775.845072503781" calcext:value-type="float">
            <text:p>775.8450725038</text:p>
          </table:table-cell>
          <table:table-cell table:style-name="ce1" table:formula="of:=([.G81]-[.$G$204])^2+([.H81]-[.$H$204])^2" office:value-type="float" office:value="63.2635915279636" calcext:value-type="float">
            <text:p>63.263591528</text:p>
          </table:table-cell>
          <table:table-cell table:style-name="ce5" table:formula="of:=MIN([.I81:.K81])=[.I8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Indonesia</text:p>
          </table:table-cell>
          <table:table-cell office:value-type="float" office:value="18.756" calcext:value-type="float">
            <text:p>18.756</text:p>
          </table:table-cell>
          <table:table-cell office:value-type="float" office:value="68.118" calcext:value-type="float">
            <text:p>68.118</text:p>
          </table:table-cell>
          <table:table-cell/>
          <table:table-cell office:value-type="string" calcext:value-type="string">
            <text:p>Ecuador</text:p>
          </table:table-cell>
          <table:table-cell table:formula="of:=VLOOKUP([.F82];[.B$1:.D$1048576];2;0)" office:value-type="float" office:value="20.989" calcext:value-type="float">
            <text:p>20.989</text:p>
          </table:table-cell>
          <table:table-cell table:formula="of:=VLOOKUP([.F82];[.B$1:.D$1048576];3;0)" office:value-type="float" office:value="75.15" calcext:value-type="float">
            <text:p>75.15</text:p>
          </table:table-cell>
          <table:table-cell table:formula="of:=([.G82]-[.$G$112])^2+([.H82]-[.$H$112])^2" office:value-type="float" office:value="37.853635492072" calcext:value-type="float">
            <text:p>37.8536354921</text:p>
          </table:table-cell>
          <table:table-cell table:style-name="ce1" table:formula="of:=([.G82]-[.$G$48])^2+([.H82]-[.$H$48])^2" office:value-type="float" office:value="750.231188590738" calcext:value-type="float">
            <text:p>750.2311885907</text:p>
          </table:table-cell>
          <table:table-cell table:style-name="ce1" table:formula="of:=([.G82]-[.$G$204])^2+([.H82]-[.$H$204])^2" office:value-type="float" office:value="67.1308642807726" calcext:value-type="float">
            <text:p>67.1308642808</text:p>
          </table:table-cell>
          <table:table-cell table:style-name="ce5" table:formula="of:=MIN([.I82:.K82])=[.I8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Iran</text:p>
          </table:table-cell>
          <table:table-cell office:value-type="float" office:value="18.94" calcext:value-type="float">
            <text:p>18.94</text:p>
          </table:table-cell>
          <table:table-cell office:value-type="float" office:value="72.199" calcext:value-type="float">
            <text:p>72.199</text:p>
          </table:table-cell>
          <table:table-cell/>
          <table:table-cell office:value-type="string" calcext:value-type="string">
            <text:p>Iran</text:p>
          </table:table-cell>
          <table:table-cell table:formula="of:=VLOOKUP([.F83];[.B$1:.D$1048576];2;0)" office:value-type="float" office:value="18.94" calcext:value-type="float">
            <text:p>18.94</text:p>
          </table:table-cell>
          <table:table-cell table:formula="of:=VLOOKUP([.F83];[.B$1:.D$1048576];3;0)" office:value-type="float" office:value="72.199" calcext:value-type="float">
            <text:p>72.199</text:p>
          </table:table-cell>
          <table:table-cell table:formula="of:=([.G83]-[.$G$112])^2+([.H83]-[.$H$112])^2" office:value-type="float" office:value="31.3484717871537" calcext:value-type="float">
            <text:p>31.3484717872</text:p>
          </table:table-cell>
          <table:table-cell table:style-name="ce1" table:formula="of:=([.G83]-[.$G$48])^2+([.H83]-[.$H$48])^2" office:value-type="float" office:value="704.781491460302" calcext:value-type="float">
            <text:p>704.7814914603</text:p>
          </table:table-cell>
          <table:table-cell table:style-name="ce1" table:formula="of:=([.G83]-[.$G$204])^2+([.H83]-[.$H$204])^2" office:value-type="float" office:value="55.8782313144806" calcext:value-type="float">
            <text:p>55.8782313145</text:p>
          </table:table-cell>
          <table:table-cell table:style-name="ce5" table:formula="of:=MIN([.I83:.K83])=[.I8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Iraq</text:p>
          </table:table-cell>
          <table:table-cell office:value-type="float" office:value="31.585" calcext:value-type="float">
            <text:p>31.585</text:p>
          </table:table-cell>
          <table:table-cell office:value-type="float" office:value="67.812" calcext:value-type="float">
            <text:p>67.812</text:p>
          </table:table-cell>
          <table:table-cell/>
          <table:table-cell office:value-type="string" calcext:value-type="string">
            <text:p>Algeria</text:p>
          </table:table-cell>
          <table:table-cell table:formula="of:=VLOOKUP([.F84];[.B$1:.D$1048576];2;0)" office:value-type="float" office:value="20.804" calcext:value-type="float">
            <text:p>20.804</text:p>
          </table:table-cell>
          <table:table-cell table:formula="of:=VLOOKUP([.F84];[.B$1:.D$1048576];3;0)" office:value-type="float" office:value="72.44" calcext:value-type="float">
            <text:p>72.44</text:p>
          </table:table-cell>
          <table:table-cell table:formula="of:=([.G84]-[.$G$112])^2+([.H84]-[.$H$112])^2" office:value-type="float" office:value="17.2267239346948" calcext:value-type="float">
            <text:p>17.2267239347</text:p>
          </table:table-cell>
          <table:table-cell table:style-name="ce1" table:formula="of:=([.G84]-[.$G$48])^2+([.H84]-[.$H$48])^2" office:value-type="float" office:value="646.82524902552" calcext:value-type="float">
            <text:p>646.8252490255</text:p>
          </table:table-cell>
          <table:table-cell table:style-name="ce1" table:formula="of:=([.G84]-[.$G$204])^2+([.H84]-[.$H$204])^2" office:value-type="float" office:value="79.6559286066154" calcext:value-type="float">
            <text:p>79.6559286066</text:p>
          </table:table-cell>
          <table:table-cell table:style-name="ce5" table:formula="of:=MIN([.I84:.K84])=[.I8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Ireland</text:p>
          </table:table-cell>
          <table:table-cell office:value-type="float" office:value="15.645" calcext:value-type="float">
            <text:p>15.645</text:p>
          </table:table-cell>
          <table:table-cell office:value-type="float" office:value="79.94" calcext:value-type="float">
            <text:p>79.94</text:p>
          </table:table-cell>
          <table:table-cell/>
          <table:table-cell office:value-type="string" calcext:value-type="string">
            <text:p>El Salvador</text:p>
          </table:table-cell>
          <table:table-cell table:formula="of:=VLOOKUP([.F85];[.B$1:.D$1048576];2;0)" office:value-type="float" office:value="20.377" calcext:value-type="float">
            <text:p>20.377</text:p>
          </table:table-cell>
          <table:table-cell table:formula="of:=VLOOKUP([.F85];[.B$1:.D$1048576];3;0)" office:value-type="float" office:value="71.543" calcext:value-type="float">
            <text:p>71.543</text:p>
          </table:table-cell>
          <table:table-cell table:formula="of:=([.G85]-[.$G$112])^2+([.H85]-[.$H$112])^2" office:value-type="float" office:value="16.1580562625637" calcext:value-type="float">
            <text:p>16.1580562626</text:p>
          </table:table-cell>
          <table:table-cell table:style-name="ce1" table:formula="of:=([.G85]-[.$G$48])^2+([.H85]-[.$H$48])^2" office:value-type="float" office:value="628.492488677694" calcext:value-type="float">
            <text:p>628.4924886777</text:p>
          </table:table-cell>
          <table:table-cell table:style-name="ce1" table:formula="of:=([.G85]-[.$G$204])^2+([.H85]-[.$H$204])^2" office:value-type="float" office:value="81.4736878425703" calcext:value-type="float">
            <text:p>81.4736878426</text:p>
          </table:table-cell>
          <table:table-cell table:style-name="ce5" table:formula="of:=MIN([.I85:.K85])=[.I8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srael</text:p>
          </table:table-cell>
          <table:table-cell office:value-type="float" office:value="20.028" calcext:value-type="float">
            <text:p>20.028</text:p>
          </table:table-cell>
          <table:table-cell office:value-type="float" office:value="80.836" calcext:value-type="float">
            <text:p>80.836</text:p>
          </table:table-cell>
          <table:table-cell/>
          <table:table-cell office:value-type="string" calcext:value-type="string">
            <text:p>Haiti</text:p>
          </table:table-cell>
          <table:table-cell table:formula="of:=VLOOKUP([.F86];[.B$1:.D$1048576];2;0)" office:value-type="float" office:value="27.852" calcext:value-type="float">
            <text:p>27.852</text:p>
          </table:table-cell>
          <table:table-cell table:formula="of:=VLOOKUP([.F86];[.B$1:.D$1048576];3;0)" office:value-type="float" office:value="61.106" calcext:value-type="float">
            <text:p>61.106</text:p>
          </table:table-cell>
          <table:table-cell table:formula="of:=([.G86]-[.$G$112])^2+([.H86]-[.$H$112])^2" office:value-type="float" office:value="90.1332158691213" calcext:value-type="float">
            <text:p>90.1332158691</text:p>
          </table:table-cell>
          <table:table-cell table:style-name="ce1" table:formula="of:=([.G86]-[.$G$48])^2+([.H86]-[.$H$48])^2" office:value-type="float" office:value="156.784078677694" calcext:value-type="float">
            <text:p>156.7840786777</text:p>
          </table:table-cell>
          <table:table-cell table:style-name="ce1" table:formula="of:=([.G86]-[.$G$204])^2+([.H86]-[.$H$204])^2" office:value-type="float" office:value="464.144888022346" calcext:value-type="float">
            <text:p>464.1448880223</text:p>
          </table:table-cell>
          <table:table-cell table:style-name="ce5" table:formula="of:=MIN([.I86:.K86])=[.I8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Italy</text:p>
          </table:table-cell>
          <table:table-cell office:value-type="float" office:value="9.258" calcext:value-type="float">
            <text:p>9.258</text:p>
          </table:table-cell>
          <table:table-cell office:value-type="float" office:value="81.236" calcext:value-type="float">
            <text:p>81.236</text:p>
          </table:table-cell>
          <table:table-cell/>
          <table:table-cell office:value-type="string" calcext:value-type="string">
            <text:p>Belize</text:p>
          </table:table-cell>
          <table:table-cell table:formula="of:=VLOOKUP([.F87];[.B$1:.D$1048576];2;0)" office:value-type="float" office:value="24.916" calcext:value-type="float">
            <text:p>24.916</text:p>
          </table:table-cell>
          <table:table-cell table:formula="of:=VLOOKUP([.F87];[.B$1:.D$1048576];3;0)" office:value-type="float" office:value="75.388" calcext:value-type="float">
            <text:p>75.388</text:p>
          </table:table-cell>
          <table:table-cell table:formula="of:=([.G87]-[.$G$112])^2+([.H87]-[.$H$112])^2" office:value-type="float" office:value="32.3297979019082" calcext:value-type="float">
            <text:p>32.3297979019</text:p>
          </table:table-cell>
          <table:table-cell table:style-name="ce1" table:formula="of:=([.G87]-[.$G$48])^2+([.H87]-[.$H$48])^2" office:value-type="float" office:value="643.609289199433" calcext:value-type="float">
            <text:p>643.6092891994</text:p>
          </table:table-cell>
          <table:table-cell table:style-name="ce1" table:formula="of:=([.G87]-[.$G$204])^2+([.H87]-[.$H$204])^2" office:value-type="float" office:value="145.158799258301" calcext:value-type="float">
            <text:p>145.1587992583</text:p>
          </table:table-cell>
          <table:table-cell table:style-name="ce5" table:formula="of:=MIN([.I87:.K87])=[.I8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Jamaica</text:p>
          </table:table-cell>
          <table:table-cell office:value-type="float" office:value="19.461" calcext:value-type="float">
            <text:p>19.461</text:p>
          </table:table-cell>
          <table:table-cell office:value-type="float" office:value="72.362" calcext:value-type="float">
            <text:p>72.362</text:p>
          </table:table-cell>
          <table:table-cell/>
          <table:table-cell office:value-type="string" calcext:value-type="string">
            <text:p>Philippines</text:p>
          </table:table-cell>
          <table:table-cell table:formula="of:=VLOOKUP([.F88];[.B$1:.D$1048576];2;0)" office:value-type="float" office:value="24.963" calcext:value-type="float">
            <text:p>24.963</text:p>
          </table:table-cell>
          <table:table-cell table:formula="of:=VLOOKUP([.F88];[.B$1:.D$1048576];3;0)" office:value-type="float" office:value="67.963" calcext:value-type="float">
            <text:p>67.963</text:p>
          </table:table-cell>
          <table:table-cell table:formula="of:=([.G88]-[.$G$112])^2+([.H88]-[.$H$112])^2" office:value-type="float" office:value="4.24447318059668" calcext:value-type="float">
            <text:p>4.2444731806</text:p>
          </table:table-cell>
          <table:table-cell table:style-name="ce1" table:formula="of:=([.G88]-[.$G$48])^2+([.H88]-[.$H$48])^2" office:value-type="float" office:value="373.37369276465" calcext:value-type="float">
            <text:p>373.3736927647</text:p>
          </table:table-cell>
          <table:table-cell table:style-name="ce1" table:formula="of:=([.G88]-[.$G$204])^2+([.H88]-[.$H$204])^2" office:value-type="float" office:value="220.150629100998" calcext:value-type="float">
            <text:p>220.150629101</text:p>
          </table:table-cell>
          <table:table-cell table:style-name="ce5" table:formula="of:=MIN([.I88:.K88])=[.I8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Japan</text:p>
          </table:table-cell>
          <table:table-cell office:value-type="float" office:value="8.201" calcext:value-type="float">
            <text:p>8.201</text:p>
          </table:table-cell>
          <table:table-cell office:value-type="float" office:value="82.81" calcext:value-type="float">
            <text:p>82.81</text:p>
          </table:table-cell>
          <table:table-cell/>
          <table:table-cell office:value-type="string" calcext:value-type="string">
            <text:p>Morocco</text:p>
          </table:table-cell>
          <table:table-cell table:formula="of:=VLOOKUP([.F89];[.B$1:.D$1048576];2;0)" office:value-type="float" office:value="20.536" calcext:value-type="float">
            <text:p>20.536</text:p>
          </table:table-cell>
          <table:table-cell table:formula="of:=VLOOKUP([.F89];[.B$1:.D$1048576];3;0)" office:value-type="float" office:value="71.323" calcext:value-type="float">
            <text:p>71.323</text:p>
          </table:table-cell>
          <table:table-cell table:formula="of:=([.G89]-[.$G$112])^2+([.H89]-[.$H$112])^2" office:value-type="float" office:value="14.3067453609243" calcext:value-type="float">
            <text:p>14.3067453609</text:p>
          </table:table-cell>
          <table:table-cell table:style-name="ce1" table:formula="of:=([.G89]-[.$G$48])^2+([.H89]-[.$H$48])^2" office:value-type="float" office:value="615.099013547259" calcext:value-type="float">
            <text:p>615.0990135473</text:p>
          </table:table-cell>
          <table:table-cell table:style-name="ce1" table:formula="of:=([.G89]-[.$G$204])^2+([.H89]-[.$H$204])^2" office:value-type="float" office:value="86.1610748200986" calcext:value-type="float">
            <text:p>86.1610748201</text:p>
          </table:table-cell>
          <table:table-cell table:style-name="ce5" table:formula="of:=MIN([.I89:.K89])=[.I8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Jordan</text:p>
          </table:table-cell>
          <table:table-cell office:value-type="float" office:value="26.04" calcext:value-type="float">
            <text:p>26.04</text:p>
          </table:table-cell>
          <table:table-cell office:value-type="float" office:value="72.989" calcext:value-type="float">
            <text:p>72.989</text:p>
          </table:table-cell>
          <table:table-cell/>
          <table:table-cell office:value-type="string" calcext:value-type="string">
            <text:p>Mongolia</text:p>
          </table:table-cell>
          <table:table-cell table:formula="of:=VLOOKUP([.F90];[.B$1:.D$1048576];2;0)" office:value-type="float" office:value="18.955" calcext:value-type="float">
            <text:p>18.955</text:p>
          </table:table-cell>
          <table:table-cell table:formula="of:=VLOOKUP([.F90];[.B$1:.D$1048576];3;0)" office:value-type="float" office:value="67.466" calcext:value-type="float">
            <text:p>67.466</text:p>
          </table:table-cell>
          <table:table-cell table:formula="of:=([.G90]-[.$G$112])^2+([.H90]-[.$H$112])^2" office:value-type="float" office:value="30.683359426498" calcext:value-type="float">
            <text:p>30.6833594265</text:p>
          </table:table-cell>
          <table:table-cell table:style-name="ce1" table:formula="of:=([.G90]-[.$G$48])^2+([.H90]-[.$H$48])^2" office:value-type="float" office:value="550.174386938563" calcext:value-type="float">
            <text:p>550.1743869386</text:p>
          </table:table-cell>
          <table:table-cell table:style-name="ce1" table:formula="of:=([.G90]-[.$G$204])^2+([.H90]-[.$H$204])^2" office:value-type="float" office:value="120.587985044818" calcext:value-type="float">
            <text:p>120.5879850448</text:p>
          </table:table-cell>
          <table:table-cell table:style-name="ce5" table:formula="of:=MIN([.I90:.K90])=[.I9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Kazakhstan</text:p>
          </table:table-cell>
          <table:table-cell office:value-type="float" office:value="19.775" calcext:value-type="float">
            <text:p>19.775</text:p>
          </table:table-cell>
          <table:table-cell office:value-type="float" office:value="65.999" calcext:value-type="float">
            <text:p>65.999</text:p>
          </table:table-cell>
          <table:table-cell/>
          <table:table-cell office:value-type="string" calcext:value-type="string">
            <text:p>Namibia</text:p>
          </table:table-cell>
          <table:table-cell table:formula="of:=VLOOKUP([.F91];[.B$1:.D$1048576];2;0)" office:value-type="float" office:value="27.8" calcext:value-type="float">
            <text:p>27.8</text:p>
          </table:table-cell>
          <table:table-cell table:formula="of:=VLOOKUP([.F91];[.B$1:.D$1048576];3;0)" office:value-type="float" office:value="61.112" calcext:value-type="float">
            <text:p>61.112</text:p>
          </table:table-cell>
          <table:table-cell table:formula="of:=([.G91]-[.$G$112])^2+([.H91]-[.$H$112])^2" office:value-type="float" office:value="89.6300946887935" calcext:value-type="float">
            <text:p>89.6300946888</text:p>
          </table:table-cell>
          <table:table-cell table:style-name="ce1" table:formula="of:=([.G91]-[.$G$48])^2+([.H91]-[.$H$48])^2" office:value-type="float" office:value="157.916515286389" calcext:value-type="float">
            <text:p>157.9165152864</text:p>
          </table:table-cell>
          <table:table-cell table:style-name="ce1" table:formula="of:=([.G91]-[.$G$204])^2+([.H91]-[.$H$204])^2" office:value-type="float" office:value="462.409637999874" calcext:value-type="float">
            <text:p>462.4096379999</text:p>
          </table:table-cell>
          <table:table-cell table:style-name="ce5" table:formula="of:=MIN([.I91:.K91])=[.I9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Kenya</text:p>
          </table:table-cell>
          <table:table-cell office:value-type="float" office:value="39.026" calcext:value-type="float">
            <text:p>39.026</text:p>
          </table:table-cell>
          <table:table-cell office:value-type="float" office:value="55.179" calcext:value-type="float">
            <text:p>55.179</text:p>
          </table:table-cell>
          <table:table-cell/>
          <table:table-cell office:value-type="string" calcext:value-type="string">
            <text:p>Micronesia <text:s/>Fed. Sts.</text:p>
          </table:table-cell>
          <table:table-cell table:formula="of:=VLOOKUP([.F92];[.B$1:.D$1048576];2;0)" office:value-type="float" office:value="25.487" calcext:value-type="float">
            <text:p>25.487</text:p>
          </table:table-cell>
          <table:table-cell table:formula="of:=VLOOKUP([.F92];[.B$1:.D$1048576];3;0)" office:value-type="float" office:value="68.434" calcext:value-type="float">
            <text:p>68.434</text:p>
          </table:table-cell>
          <table:table-cell table:formula="of:=([.G92]-[.$G$112])^2+([.H92]-[.$H$112])^2" office:value-type="float" office:value="4.05214093469504" calcext:value-type="float">
            <text:p>4.0521409347</text:p>
          </table:table-cell>
          <table:table-cell table:style-name="ce1" table:formula="of:=([.G92]-[.$G$48])^2+([.H92]-[.$H$48])^2" office:value-type="float" office:value="373.939214938563" calcext:value-type="float">
            <text:p>373.9392149386</text:p>
          </table:table-cell>
          <table:table-cell table:style-name="ce1" table:formula="of:=([.G92]-[.$G$204])^2+([.H92]-[.$H$204])^2" office:value-type="float" office:value="225.070756820099" calcext:value-type="float">
            <text:p>225.0707568201</text:p>
          </table:table-cell>
          <table:table-cell table:style-name="ce5" table:formula="of:=MIN([.I92:.K92])=[.I9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Korea <text:s/>Dem. Rep.</text:p>
          </table:table-cell>
          <table:table-cell office:value-type="float" office:value="13.812" calcext:value-type="float">
            <text:p>13.812</text:p>
          </table:table-cell>
          <table:table-cell office:value-type="float" office:value="68.577" calcext:value-type="float">
            <text:p>68.577</text:p>
          </table:table-cell>
          <table:table-cell/>
          <table:table-cell office:value-type="string" calcext:value-type="string">
            <text:p>Iraq</text:p>
          </table:table-cell>
          <table:table-cell table:formula="of:=VLOOKUP([.F93];[.B$1:.D$1048576];2;0)" office:value-type="float" office:value="31.585" calcext:value-type="float">
            <text:p>31.585</text:p>
          </table:table-cell>
          <table:table-cell table:formula="of:=VLOOKUP([.F93];[.B$1:.D$1048576];3;0)" office:value-type="float" office:value="67.812" calcext:value-type="float">
            <text:p>67.812</text:p>
          </table:table-cell>
          <table:table-cell table:formula="of:=([.G93]-[.$G$112])^2+([.H93]-[.$H$112])^2" office:value-type="float" office:value="61.5714364101052" calcext:value-type="float">
            <text:p>61.5714364101</text:p>
          </table:table-cell>
          <table:table-cell table:style-name="ce1" table:formula="of:=([.G93]-[.$G$48])^2+([.H93]-[.$H$48])^2" office:value-type="float" office:value="242.305299634215" calcext:value-type="float">
            <text:p>242.3052996342</text:p>
          </table:table-cell>
          <table:table-cell table:style-name="ce1" table:formula="of:=([.G93]-[.$G$204])^2+([.H93]-[.$H$204])^2" office:value-type="float" office:value="425.959254797627" calcext:value-type="float">
            <text:p>425.9592547976</text:p>
          </table:table-cell>
          <table:table-cell table:style-name="ce5" table:formula="of:=MIN([.I93:.K93])=[.I9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Korea <text:s/>Rep.</text:p>
          </table:table-cell>
          <table:table-cell office:value-type="float" office:value="9.488" calcext:value-type="float">
            <text:p>9.488</text:p>
          </table:table-cell>
          <table:table-cell office:value-type="float" office:value="80.064" calcext:value-type="float">
            <text:p>80.064</text:p>
          </table:table-cell>
          <table:table-cell/>
          <table:table-cell office:value-type="string" calcext:value-type="string">
            <text:p>Uzbekistan</text:p>
          </table:table-cell>
          <table:table-cell table:formula="of:=VLOOKUP([.F94];[.B$1:.D$1048576];2;0)" office:value-type="float" office:value="20.36" calcext:value-type="float">
            <text:p>20.36</text:p>
          </table:table-cell>
          <table:table-cell table:formula="of:=VLOOKUP([.F94];[.B$1:.D$1048576];3;0)" office:value-type="float" office:value="67.585" calcext:value-type="float">
            <text:p>67.585</text:p>
          </table:table-cell>
          <table:table-cell table:formula="of:=([.G94]-[.$G$112])^2+([.H94]-[.$H$112])^2" office:value-type="float" office:value="17.9768503445309" calcext:value-type="float">
            <text:p>17.9768503445</text:p>
          </table:table-cell>
          <table:table-cell table:style-name="ce1" table:formula="of:=([.G94]-[.$G$48])^2+([.H94]-[.$H$48])^2" office:value-type="float" office:value="502.395024068998" calcext:value-type="float">
            <text:p>502.395024069</text:p>
          </table:table-cell>
          <table:table-cell table:style-name="ce1" table:formula="of:=([.G94]-[.$G$204])^2+([.H94]-[.$H$204])^2" office:value-type="float" office:value="137.309422685267" calcext:value-type="float">
            <text:p>137.3094226853</text:p>
          </table:table-cell>
          <table:table-cell table:style-name="ce5" table:formula="of:=MIN([.I94:.K94])=[.I9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Kuwait</text:p>
          </table:table-cell>
          <table:table-cell office:value-type="float" office:value="17.911" calcext:value-type="float">
            <text:p>17.911</text:p>
          </table:table-cell>
          <table:table-cell office:value-type="float" office:value="74.234" calcext:value-type="float">
            <text:p>74.234</text:p>
          </table:table-cell>
          <table:table-cell/>
          <table:table-cell office:value-type="string" calcext:value-type="string">
            <text:p>Colombia</text:p>
          </table:table-cell>
          <table:table-cell table:formula="of:=VLOOKUP([.F95];[.B$1:.D$1048576];2;0)" office:value-type="float" office:value="20.605" calcext:value-type="float">
            <text:p>20.605</text:p>
          </table:table-cell>
          <table:table-cell table:formula="of:=VLOOKUP([.F95];[.B$1:.D$1048576];3;0)" office:value-type="float" office:value="73.041" calcext:value-type="float">
            <text:p>73.041</text:p>
          </table:table-cell>
          <table:table-cell table:formula="of:=([.G95]-[.$G$112])^2+([.H95]-[.$H$112])^2" office:value-type="float" office:value="22.0944606560063" calcext:value-type="float">
            <text:p>22.094460656</text:p>
          </table:table-cell>
          <table:table-cell table:style-name="ce1" table:formula="of:=([.G95]-[.$G$48])^2+([.H95]-[.$H$48])^2" office:value-type="float" office:value="676.702219547259" calcext:value-type="float">
            <text:p>676.7022195473</text:p>
          </table:table-cell>
          <table:table-cell table:style-name="ce1" table:formula="of:=([.G95]-[.$G$204])^2+([.H95]-[.$H$204])^2" office:value-type="float" office:value="71.8647122920086" calcext:value-type="float">
            <text:p>71.864712292</text:p>
          </table:table-cell>
          <table:table-cell table:style-name="ce5" table:formula="of:=MIN([.I95:.K95])=[.I9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Kyrgyzstan</text:p>
          </table:table-cell>
          <table:table-cell office:value-type="float" office:value="22.38" calcext:value-type="float">
            <text:p>22.38</text:p>
          </table:table-cell>
          <table:table-cell office:value-type="float" office:value="66.899" calcext:value-type="float">
            <text:p>66.899</text:p>
          </table:table-cell>
          <table:table-cell/>
          <table:table-cell office:value-type="string" calcext:value-type="string">
            <text:p>Fiji</text:p>
          </table:table-cell>
          <table:table-cell table:formula="of:=VLOOKUP([.F96];[.B$1:.D$1048576];2;0)" office:value-type="float" office:value="21.11" calcext:value-type="float">
            <text:p>21.11</text:p>
          </table:table-cell>
          <table:table-cell table:formula="of:=VLOOKUP([.F96];[.B$1:.D$1048576];3;0)" office:value-type="float" office:value="68.858" calcext:value-type="float">
            <text:p>68.858</text:p>
          </table:table-cell>
          <table:table-cell table:formula="of:=([.G96]-[.$G$112])^2+([.H96]-[.$H$112])^2" office:value-type="float" office:value="9.13307350846531" calcext:value-type="float">
            <text:p>9.1330735085</text:p>
          </table:table-cell>
          <table:table-cell table:style-name="ce1" table:formula="of:=([.G96]-[.$G$48])^2+([.H96]-[.$H$48])^2" office:value-type="float" office:value="514.061399982042" calcext:value-type="float">
            <text:p>514.061399982</text:p>
          </table:table-cell>
          <table:table-cell table:style-name="ce1" table:formula="of:=([.G96]-[.$G$204])^2+([.H96]-[.$H$204])^2" office:value-type="float" office:value="127.553284247065" calcext:value-type="float">
            <text:p>127.5532842471</text:p>
          </table:table-cell>
          <table:table-cell table:style-name="ce5" table:formula="of:=MIN([.I96:.K96])=[.I9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Laos</text:p>
          </table:table-cell>
          <table:table-cell office:value-type="float" office:value="27.612" calcext:value-type="float">
            <text:p>27.612</text:p>
          </table:table-cell>
          <table:table-cell office:value-type="float" office:value="66.237" calcext:value-type="float">
            <text:p>66.237</text:p>
          </table:table-cell>
          <table:table-cell/>
          <table:table-cell office:value-type="string" calcext:value-type="string">
            <text:p>Bhutan</text:p>
          </table:table-cell>
          <table:table-cell table:formula="of:=VLOOKUP([.F97];[.B$1:.D$1048576];2;0)" office:value-type="float" office:value="21.522" calcext:value-type="float">
            <text:p>21.522</text:p>
          </table:table-cell>
          <table:table-cell table:formula="of:=VLOOKUP([.F97];[.B$1:.D$1048576];3;0)" office:value-type="float" office:value="66.066" calcext:value-type="float">
            <text:p>66.066</text:p>
          </table:table-cell>
          <table:table-cell table:formula="of:=([.G97]-[.$G$112])^2+([.H97]-[.$H$112])^2" office:value-type="float" office:value="19.8645932461702" calcext:value-type="float">
            <text:p>19.8645932462</text:p>
          </table:table-cell>
          <table:table-cell table:style-name="ce1" table:formula="of:=([.G97]-[.$G$48])^2+([.H97]-[.$H$48])^2" office:value-type="float" office:value="422.811000851607" calcext:value-type="float">
            <text:p>422.8110008516</text:p>
          </table:table-cell>
          <table:table-cell table:style-name="ce1" table:formula="of:=([.G97]-[.$G$204])^2+([.H97]-[.$H$204])^2" office:value-type="float" office:value="185.762804876278" calcext:value-type="float">
            <text:p>185.7628048763</text:p>
          </table:table-cell>
          <table:table-cell table:style-name="ce5" table:formula="of:=MIN([.I97:.K97])=[.I9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Latvia</text:p>
          </table:table-cell>
          <table:table-cell office:value-type="float" office:value="10.143" calcext:value-type="float">
            <text:p>10.143</text:p>
          </table:table-cell>
          <table:table-cell office:value-type="float" office:value="72.518" calcext:value-type="float">
            <text:p>72.518</text:p>
          </table:table-cell>
          <table:table-cell/>
          <table:table-cell office:value-type="string" calcext:value-type="string">
            <text:p>Nepal</text:p>
          </table:table-cell>
          <table:table-cell table:formula="of:=VLOOKUP([.F98];[.B$1:.D$1048576];2;0)" office:value-type="float" office:value="25.611" calcext:value-type="float">
            <text:p>25.611</text:p>
          </table:table-cell>
          <table:table-cell table:formula="of:=VLOOKUP([.F98];[.B$1:.D$1048576];3;0)" office:value-type="float" office:value="67.589" calcext:value-type="float">
            <text:p>67.589</text:p>
          </table:table-cell>
          <table:table-cell table:formula="of:=([.G98]-[.$G$112])^2+([.H98]-[.$H$112])^2" office:value-type="float" office:value="7.42486773797374" calcext:value-type="float">
            <text:p>7.424867738</text:p>
          </table:table-cell>
          <table:table-cell table:style-name="ce1" table:formula="of:=([.G98]-[.$G$48])^2+([.H98]-[.$H$48])^2" office:value-type="float" office:value="346.46624502552" calcext:value-type="float">
            <text:p>346.4662450255</text:p>
          </table:table-cell>
          <table:table-cell table:style-name="ce1" table:formula="of:=([.G98]-[.$G$204])^2+([.H98]-[.$H$204])^2" office:value-type="float" office:value="242.797421999874" calcext:value-type="float">
            <text:p>242.7974219999</text:p>
          </table:table-cell>
          <table:table-cell table:style-name="ce5" table:formula="of:=MIN([.I98:.K98])=[.I9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Lebanon</text:p>
          </table:table-cell>
          <table:table-cell office:value-type="float" office:value="15.844" calcext:value-type="float">
            <text:p>15.844</text:p>
          </table:table-cell>
          <table:table-cell office:value-type="float" office:value="72.079" calcext:value-type="float">
            <text:p>72.079</text:p>
          </table:table-cell>
          <table:table-cell/>
          <table:table-cell office:value-type="string" calcext:value-type="string">
            <text:p>Suriname</text:p>
          </table:table-cell>
          <table:table-cell table:formula="of:=VLOOKUP([.F99];[.B$1:.D$1048576];2;0)" office:value-type="float" office:value="19.121" calcext:value-type="float">
            <text:p>19.121</text:p>
          </table:table-cell>
          <table:table-cell table:formula="of:=VLOOKUP([.F99];[.B$1:.D$1048576];3;0)" office:value-type="float" office:value="69.741" calcext:value-type="float">
            <text:p>69.741</text:p>
          </table:table-cell>
          <table:table-cell table:formula="of:=([.G99]-[.$G$112])^2+([.H99]-[.$H$112])^2" office:value-type="float" office:value="23.6948188199406" calcext:value-type="float">
            <text:p>23.6948188199</text:p>
          </table:table-cell>
          <table:table-cell table:style-name="ce1" table:formula="of:=([.G99]-[.$G$48])^2+([.H99]-[.$H$48])^2" office:value-type="float" office:value="612.38108876465" calcext:value-type="float">
            <text:p>612.3810887647</text:p>
          </table:table-cell>
          <table:table-cell table:style-name="ce1" table:formula="of:=([.G99]-[.$G$204])^2+([.H99]-[.$H$204])^2" office:value-type="float" office:value="86.0053807863907" calcext:value-type="float">
            <text:p>86.0053807864</text:p>
          </table:table-cell>
          <table:table-cell table:style-name="ce5" table:formula="of:=MIN([.I99:.K99])=[.I9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Lesotho</text:p>
          </table:table-cell>
          <table:table-cell office:value-type="float" office:value="29.112" calcext:value-type="float">
            <text:p>29.112</text:p>
          </table:table-cell>
          <table:table-cell office:value-type="float" office:value="46.119" calcext:value-type="float">
            <text:p>46.119</text:p>
          </table:table-cell>
          <table:table-cell/>
          <table:table-cell office:value-type="string" calcext:value-type="string">
            <text:p>Venezuela</text:p>
          </table:table-cell>
          <table:table-cell table:formula="of:=VLOOKUP([.F100];[.B$1:.D$1048576];2;0)" office:value-type="float" office:value="21.439" calcext:value-type="float">
            <text:p>21.439</text:p>
          </table:table-cell>
          <table:table-cell table:formula="of:=VLOOKUP([.F100];[.B$1:.D$1048576];3;0)" office:value-type="float" office:value="73.815" calcext:value-type="float">
            <text:p>73.815</text:p>
          </table:table-cell>
          <table:table-cell table:formula="of:=([.G100]-[.$G$112])^2+([.H100]-[.$H$112])^2" office:value-type="float" office:value="22.7960583609244" calcext:value-type="float">
            <text:p>22.7960583609</text:p>
          </table:table-cell>
          <table:table-cell table:style-name="ce1" table:formula="of:=([.G100]-[.$G$48])^2+([.H100]-[.$H$48])^2" office:value-type="float" office:value="679.400032938563" calcext:value-type="float">
            <text:p>679.4000329386</text:p>
          </table:table-cell>
          <table:table-cell table:style-name="ce1" table:formula="of:=([.G100]-[.$G$204])^2+([.H100]-[.$H$204])^2" office:value-type="float" office:value="80.368618943694" calcext:value-type="float">
            <text:p>80.3686189437</text:p>
          </table:table-cell>
          <table:table-cell table:style-name="ce5" table:formula="of:=MIN([.I100:.K100])=[.I10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iberia</text:p>
          </table:table-cell>
          <table:table-cell office:value-type="float" office:value="38.556" calcext:value-type="float">
            <text:p>38.556</text:p>
          </table:table-cell>
          <table:table-cell office:value-type="float" office:value="54.77" calcext:value-type="float">
            <text:p>54.77</text:p>
          </table:table-cell>
          <table:table-cell/>
          <table:table-cell office:value-type="string" calcext:value-type="string">
            <text:p>Vanuatu</text:p>
          </table:table-cell>
          <table:table-cell table:formula="of:=VLOOKUP([.F101];[.B$1:.D$1048576];2;0)" office:value-type="float" office:value="30.443" calcext:value-type="float">
            <text:p>30.443</text:p>
          </table:table-cell>
          <table:table-cell table:formula="of:=VLOOKUP([.F101];[.B$1:.D$1048576];3;0)" office:value-type="float" office:value="70.151" calcext:value-type="float">
            <text:p>70.151</text:p>
          </table:table-cell>
          <table:table-cell table:formula="of:=([.G101]-[.$G$112])^2+([.H101]-[.$H$112])^2" office:value-type="float" office:value="41.7983763937117" calcext:value-type="float">
            <text:p>41.7983763937</text:p>
          </table:table-cell>
          <table:table-cell table:style-name="ce1" table:formula="of:=([.G101]-[.$G$48])^2+([.H101]-[.$H$48])^2" office:value-type="float" office:value="330.048490155954" calcext:value-type="float">
            <text:p>330.048490156</text:p>
          </table:table-cell>
          <table:table-cell table:style-name="ce1" table:formula="of:=([.G101]-[.$G$204])^2+([.H101]-[.$H$204])^2" office:value-type="float" office:value="348.793891752683" calcext:value-type="float">
            <text:p>348.7938917527</text:p>
          </table:table-cell>
          <table:table-cell table:style-name="ce5" table:formula="of:=MIN([.I101:.K101])=[.I10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ibya</text:p>
          </table:table-cell>
          <table:table-cell office:value-type="float" office:value="23.415" calcext:value-type="float">
            <text:p>23.415</text:p>
          </table:table-cell>
          <table:table-cell office:value-type="float" office:value="74.143" calcext:value-type="float">
            <text:p>74.143</text:p>
          </table:table-cell>
          <table:table-cell/>
          <table:table-cell office:value-type="string" calcext:value-type="string">
            <text:p>Kazakhstan</text:p>
          </table:table-cell>
          <table:table-cell table:formula="of:=VLOOKUP([.F102];[.B$1:.D$1048576];2;0)" office:value-type="float" office:value="19.775" calcext:value-type="float">
            <text:p>19.775</text:p>
          </table:table-cell>
          <table:table-cell table:formula="of:=VLOOKUP([.F102];[.B$1:.D$1048576];3;0)" office:value-type="float" office:value="65.999" calcext:value-type="float">
            <text:p>65.999</text:p>
          </table:table-cell>
          <table:table-cell table:formula="of:=([.G102]-[.$G$112])^2+([.H102]-[.$H$112])^2" office:value-type="float" office:value="32.0367938363341" calcext:value-type="float">
            <text:p>32.0367938363</text:p>
          </table:table-cell>
          <table:table-cell table:style-name="ce1" table:formula="of:=([.G102]-[.$G$48])^2+([.H102]-[.$H$48])^2" office:value-type="float" office:value="481.219708416824" calcext:value-type="float">
            <text:p>481.2197084168</text:p>
          </table:table-cell>
          <table:table-cell table:style-name="ce1" table:formula="of:=([.G102]-[.$G$204])^2+([.H102]-[.$H$204])^2" office:value-type="float" office:value="160.231132381896" calcext:value-type="float">
            <text:p>160.2311323819</text:p>
          </table:table-cell>
          <table:table-cell table:style-name="ce5" table:formula="of:=MIN([.I102:.K102])=[.I10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Lithuania</text:p>
          </table:table-cell>
          <table:table-cell office:value-type="float" office:value="9.468" calcext:value-type="float">
            <text:p>9.468</text:p>
          </table:table-cell>
          <table:table-cell office:value-type="float" office:value="71.84" calcext:value-type="float">
            <text:p>71.84</text:p>
          </table:table-cell>
          <table:table-cell/>
          <table:table-cell office:value-type="string" calcext:value-type="string">
            <text:p>Mayotte</text:p>
          </table:table-cell>
          <table:table-cell table:formula="of:=VLOOKUP([.F103];[.B$1:.D$1048576];2;0)" office:value-type="float" office:value="25.391" calcext:value-type="float">
            <text:p>25.391</text:p>
          </table:table-cell>
          <table:table-cell table:formula="of:=VLOOKUP([.F103];[.B$1:.D$1048576];3;0)" office:value-type="float" office:value="77.147" calcext:value-type="float">
            <text:p>77.147</text:p>
          </table:table-cell>
          <table:table-cell table:formula="of:=([.G103]-[.$G$112])^2+([.H103]-[.$H$112])^2" office:value-type="float" office:value="56.2657735084657" calcext:value-type="float">
            <text:p>56.2657735085</text:p>
          </table:table-cell>
          <table:table-cell table:style-name="ce1" table:formula="of:=([.G103]-[.$G$48])^2+([.H103]-[.$H$48])^2" office:value-type="float" office:value="711.440326677694" calcext:value-type="float">
            <text:p>711.4403266777</text:p>
          </table:table-cell>
          <table:table-cell table:style-name="ce1" table:formula="of:=([.G103]-[.$G$204])^2+([.H103]-[.$H$204])^2" office:value-type="float" office:value="155.423554584143" calcext:value-type="float">
            <text:p>155.4235545841</text:p>
          </table:table-cell>
          <table:table-cell table:style-name="ce5" table:formula="of:=MIN([.I103:.K103])=[.I10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Luxembourg</text:p>
          </table:table-cell>
          <table:table-cell office:value-type="float" office:value="11.389" calcext:value-type="float">
            <text:p>11.389</text:p>
          </table:table-cell>
          <table:table-cell office:value-type="float" office:value="79.563" calcext:value-type="float">
            <text:p>79.563</text:p>
          </table:table-cell>
          <table:table-cell/>
          <table:table-cell office:value-type="string" calcext:value-type="string">
            <text:p>Guyana</text:p>
          </table:table-cell>
          <table:table-cell table:formula="of:=VLOOKUP([.F104];[.B$1:.D$1048576];2;0)" office:value-type="float" office:value="18.043" calcext:value-type="float">
            <text:p>18.043</text:p>
          </table:table-cell>
          <table:table-cell table:formula="of:=VLOOKUP([.F104];[.B$1:.D$1048576];3;0)" office:value-type="float" office:value="68.841" calcext:value-type="float">
            <text:p>68.841</text:p>
          </table:table-cell>
          <table:table-cell table:formula="of:=([.G104]-[.$G$112])^2+([.H104]-[.$H$112])^2" office:value-type="float" office:value="36.2284108199406" calcext:value-type="float">
            <text:p>36.2284108199</text:p>
          </table:table-cell>
          <table:table-cell table:style-name="ce1" table:formula="of:=([.G104]-[.$G$48])^2+([.H104]-[.$H$48])^2" office:value-type="float" office:value="625.592651460302" calcext:value-type="float">
            <text:p>625.5926514603</text:p>
          </table:table-cell>
          <table:table-cell table:style-name="ce1" table:formula="of:=([.G104]-[.$G$204])^2+([.H104]-[.$H$204])^2" office:value-type="float" office:value="87.0735946740312" calcext:value-type="float">
            <text:p>87.073594674</text:p>
          </table:table-cell>
          <table:table-cell table:style-name="ce5" table:formula="of:=MIN([.I104:.K104])=[.I10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Macao <text:s/>China</text:p>
          </table:table-cell>
          <table:table-cell office:value-type="float" office:value="8.28" calcext:value-type="float">
            <text:p>8.28</text:p>
          </table:table-cell>
          <table:table-cell office:value-type="float" office:value="80.198" calcext:value-type="float">
            <text:p>80.198</text:p>
          </table:table-cell>
          <table:table-cell/>
          <table:table-cell office:value-type="string" calcext:value-type="string">
            <text:p>Syria</text:p>
          </table:table-cell>
          <table:table-cell table:formula="of:=VLOOKUP([.F105];[.B$1:.D$1048576];2;0)" office:value-type="float" office:value="28.231" calcext:value-type="float">
            <text:p>28.231</text:p>
          </table:table-cell>
          <table:table-cell table:formula="of:=VLOOKUP([.F105];[.B$1:.D$1048576];3;0)" office:value-type="float" office:value="75.417" calcext:value-type="float">
            <text:p>75.417</text:p>
          </table:table-cell>
          <table:table-cell table:formula="of:=([.G105]-[.$G$112])^2+([.H105]-[.$H$112])^2" office:value-type="float" office:value="49.7939587543674" calcext:value-type="float">
            <text:p>49.7939587544</text:p>
          </table:table-cell>
          <table:table-cell table:style-name="ce1" table:formula="of:=([.G105]-[.$G$48])^2+([.H105]-[.$H$48])^2" office:value-type="float" office:value="570.154641895085" calcext:value-type="float">
            <text:p>570.1546418951</text:p>
          </table:table-cell>
          <table:table-cell table:style-name="ce1" table:formula="of:=([.G105]-[.$G$204])^2+([.H105]-[.$H$204])^2" office:value-type="float" office:value="235.516137056054" calcext:value-type="float">
            <text:p>235.5161370561</text:p>
          </table:table-cell>
          <table:table-cell table:style-name="ce5" table:formula="of:=MIN([.I105:.K105])=[.I10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Macedonia <text:s/>FYR</text:p>
          </table:table-cell>
          <table:table-cell office:value-type="float" office:value="10.918" calcext:value-type="float">
            <text:p>10.918</text:p>
          </table:table-cell>
          <table:table-cell office:value-type="float" office:value="74.32" calcext:value-type="float">
            <text:p>74.32</text:p>
          </table:table-cell>
          <table:table-cell/>
          <table:table-cell office:value-type="string" calcext:value-type="string">
            <text:p>Honduras</text:p>
          </table:table-cell>
          <table:table-cell table:formula="of:=VLOOKUP([.F106];[.B$1:.D$1048576];2;0)" office:value-type="float" office:value="27.748" calcext:value-type="float">
            <text:p>27.748</text:p>
          </table:table-cell>
          <table:table-cell table:formula="of:=VLOOKUP([.F106];[.B$1:.D$1048576];3;0)" office:value-type="float" office:value="72.247" calcext:value-type="float">
            <text:p>72.247</text:p>
          </table:table-cell>
          <table:table-cell table:formula="of:=([.G106]-[.$G$112])^2+([.H106]-[.$H$112])^2" office:value-type="float" office:value="20.228071000269" calcext:value-type="float">
            <text:p>20.2280710003</text:p>
          </table:table-cell>
          <table:table-cell table:style-name="ce1" table:formula="of:=([.G106]-[.$G$48])^2+([.H106]-[.$H$48])^2" office:value-type="float" office:value="451.146165895085" calcext:value-type="float">
            <text:p>451.1461658951</text:p>
          </table:table-cell>
          <table:table-cell table:style-name="ce1" table:formula="of:=([.G106]-[.$G$204])^2+([.H106]-[.$H$204])^2" office:value-type="float" office:value="238.835257292009" calcext:value-type="float">
            <text:p>238.835257292</text:p>
          </table:table-cell>
          <table:table-cell table:style-name="ce5" table:formula="of:=MIN([.I106:.K106])=[.I10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Madagascar</text:p>
          </table:table-cell>
          <table:table-cell office:value-type="float" office:value="36.191" calcext:value-type="float">
            <text:p>36.191</text:p>
          </table:table-cell>
          <table:table-cell office:value-type="float" office:value="65.856" calcext:value-type="float">
            <text:p>65.856</text:p>
          </table:table-cell>
          <table:table-cell/>
          <table:table-cell office:value-type="string" calcext:value-type="string">
            <text:p>Myanmar</text:p>
          </table:table-cell>
          <table:table-cell table:formula="of:=VLOOKUP([.F107];[.B$1:.D$1048576];2;0)" office:value-type="float" office:value="20.651" calcext:value-type="float">
            <text:p>20.651</text:p>
          </table:table-cell>
          <table:table-cell table:formula="of:=VLOOKUP([.F107];[.B$1:.D$1048576];3;0)" office:value-type="float" office:value="63.823" calcext:value-type="float">
            <text:p>63.823</text:p>
          </table:table-cell>
          <table:table-cell table:formula="of:=([.G107]-[.$G$112])^2+([.H107]-[.$H$112])^2" office:value-type="float" office:value="46.6040713445308" calcext:value-type="float">
            <text:p>46.6040713445</text:p>
          </table:table-cell>
          <table:table-cell table:style-name="ce1" table:formula="of:=([.G107]-[.$G$48])^2+([.H107]-[.$H$48])^2" office:value-type="float" office:value="400.928963547259" calcext:value-type="float">
            <text:p>400.9289635473</text:p>
          </table:table-cell>
          <table:table-cell table:style-name="ce1" table:formula="of:=([.G107]-[.$G$204])^2+([.H107]-[.$H$204])^2" office:value-type="float" office:value="224.069662179649" calcext:value-type="float">
            <text:p>224.0696621796</text:p>
          </table:table-cell>
          <table:table-cell table:style-name="ce5" table:formula="of:=MIN([.I107:.K107])=[.I10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Malawi</text:p>
          </table:table-cell>
          <table:table-cell office:value-type="float" office:value="40.455" calcext:value-type="float">
            <text:p>40.455</text:p>
          </table:table-cell>
          <table:table-cell office:value-type="float" office:value="51.866" calcext:value-type="float">
            <text:p>51.866</text:p>
          </table:table-cell>
          <table:table-cell/>
          <table:table-cell office:value-type="string" calcext:value-type="string">
            <text:p>Egypt</text:p>
          </table:table-cell>
          <table:table-cell table:formula="of:=VLOOKUP([.F108];[.B$1:.D$1048576];2;0)" office:value-type="float" office:value="24.83" calcext:value-type="float">
            <text:p>24.83</text:p>
          </table:table-cell>
          <table:table-cell table:formula="of:=VLOOKUP([.F108];[.B$1:.D$1048576];3;0)" office:value-type="float" office:value="72.507" calcext:value-type="float">
            <text:p>72.507</text:p>
          </table:table-cell>
          <table:table-cell table:formula="of:=([.G108]-[.$G$112])^2+([.H108]-[.$H$112])^2" office:value-type="float" office:value="8.15424837731801" calcext:value-type="float">
            <text:p>8.1542483773</text:p>
          </table:table-cell>
          <table:table-cell table:style-name="ce1" table:formula="of:=([.G108]-[.$G$48])^2+([.H108]-[.$H$48])^2" office:value-type="float" office:value="528.364596590737" calcext:value-type="float">
            <text:p>528.3645965907</text:p>
          </table:table-cell>
          <table:table-cell table:style-name="ce1" table:formula="of:=([.G108]-[.$G$204])^2+([.H108]-[.$H$204])^2" office:value-type="float" office:value="158.673994460548" calcext:value-type="float">
            <text:p>158.6739944605</text:p>
          </table:table-cell>
          <table:table-cell table:style-name="ce5" table:formula="of:=MIN([.I108:.K108])=[.I10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Malaysia</text:p>
          </table:table-cell>
          <table:table-cell office:value-type="float" office:value="20.534" calcext:value-type="float">
            <text:p>20.534</text:p>
          </table:table-cell>
          <table:table-cell office:value-type="float" office:value="73.52" calcext:value-type="float">
            <text:p>73.52</text:p>
          </table:table-cell>
          <table:table-cell/>
          <table:table-cell office:value-type="string" calcext:value-type="string">
            <text:p>Nicaragua</text:p>
          </table:table-cell>
          <table:table-cell table:formula="of:=VLOOKUP([.F109];[.B$1:.D$1048576];2;0)" office:value-type="float" office:value="24.848" calcext:value-type="float">
            <text:p>24.848</text:p>
          </table:table-cell>
          <table:table-cell table:formula="of:=VLOOKUP([.F109];[.B$1:.D$1048576];3;0)" office:value-type="float" office:value="73.153" calcext:value-type="float">
            <text:p>73.153</text:p>
          </table:table-cell>
          <table:table-cell table:formula="of:=([.G109]-[.$G$112])^2+([.H109]-[.$H$112])^2" office:value-type="float" office:value="12.1277717871541" calcext:value-type="float">
            <text:p>12.1277717872</text:p>
          </table:table-cell>
          <table:table-cell table:style-name="ce1" table:formula="of:=([.G109]-[.$G$48])^2+([.H109]-[.$H$48])^2" office:value-type="float" office:value="552.793912764651" calcext:value-type="float">
            <text:p>552.7939127647</text:p>
          </table:table-cell>
          <table:table-cell table:style-name="ce1" table:formula="of:=([.G109]-[.$G$204])^2+([.H109]-[.$H$204])^2" office:value-type="float" office:value="154.167830056053" calcext:value-type="float">
            <text:p>154.1678300561</text:p>
          </table:table-cell>
          <table:table-cell table:style-name="ce5" table:formula="of:=MIN([.I109:.K109])=[.I109]" office:value-type="boolean" office:boolean-value="true" calcext:value-type="boolean">
            <text:p>TRUE</text:p>
          </table:table-cell>
          <table:table-cell office:value-type="string" calcext:value-type="string">
            <text:p>Number of countries in Cluster 2: 6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Maldives</text:p>
          </table:table-cell>
          <table:table-cell office:value-type="float" office:value="18.82" calcext:value-type="float">
            <text:p>18.82</text:p>
          </table:table-cell>
          <table:table-cell office:value-type="float" office:value="75.791" calcext:value-type="float">
            <text:p>75.791</text:p>
          </table:table-cell>
          <table:table-cell/>
          <table:table-cell office:value-type="string" calcext:value-type="string">
            <text:p>Paraguay</text:p>
          </table:table-cell>
          <table:table-cell table:formula="of:=VLOOKUP([.F110];[.B$1:.D$1048576];2;0)" office:value-type="float" office:value="24.822" calcext:value-type="float">
            <text:p>24.822</text:p>
          </table:table-cell>
          <table:table-cell table:formula="of:=VLOOKUP([.F110];[.B$1:.D$1048576];3;0)" office:value-type="float" office:value="71.854" calcext:value-type="float">
            <text:p>71.854</text:p>
          </table:table-cell>
          <table:table-cell table:formula="of:=([.G110]-[.$G$112])^2+([.H110]-[.$H$112])^2" office:value-type="float" office:value="5.00346314780978" calcext:value-type="float">
            <text:p>5.0034631478</text:p>
          </table:table-cell>
          <table:table-cell table:style-name="ce1" table:formula="of:=([.G110]-[.$G$48])^2+([.H110]-[.$H$48])^2" office:value-type="float" office:value="504.253854068998" calcext:value-type="float">
            <text:p>504.253854069</text:p>
          </table:table-cell>
          <table:table-cell table:style-name="ce1" table:formula="of:=([.G110]-[.$G$204])^2+([.H110]-[.$H$204])^2" office:value-type="float" office:value="164.320185640323" calcext:value-type="float">
            <text:p>164.3201856403</text:p>
          </table:table-cell>
          <table:table-cell table:style-name="ce5" table:formula="of:=MIN([.I110:.K110])=[.I110]" office:value-type="boolean" office:boolean-value="true" calcext:value-type="boolean">
            <text:p>TRUE</text:p>
          </table:table-cell>
          <table:table-cell office:value-type="string" calcext:value-type="string">
            <text:p>The mean Life Expectancy in Cluster 2: 69.778213114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Mali</text:p>
          </table:table-cell>
          <table:table-cell office:value-type="float" office:value="42.79" calcext:value-type="float">
            <text:p>42.79</text:p>
          </table:table-cell>
          <table:table-cell office:value-type="float" office:value="50.194" calcext:value-type="float">
            <text:p>50.194</text:p>
          </table:table-cell>
          <table:table-cell/>
          <table:table-cell office:value-type="string" calcext:value-type="string">
            <text:p>French Guiana</text:p>
          </table:table-cell>
          <table:table-cell table:formula="of:=VLOOKUP([.F111];[.B$1:.D$1048576];2;0)" office:value-type="float" office:value="25.229" calcext:value-type="float">
            <text:p>25.229</text:p>
          </table:table-cell>
          <table:table-cell table:formula="of:=VLOOKUP([.F111];[.B$1:.D$1048576];3;0)" office:value-type="float" office:value="75.979" calcext:value-type="float">
            <text:p>75.979</text:p>
          </table:table-cell>
          <table:table-cell table:formula="of:=([.G111]-[.$G$112])^2+([.H111]-[.$H$112])^2" office:value-type="float" office:value="39.9883745576459" calcext:value-type="float">
            <text:p>39.9883745576</text:p>
          </table:table-cell>
          <table:table-cell table:style-name="ce1" table:formula="of:=([.G111]-[.$G$48])^2+([.H111]-[.$H$48])^2" office:value-type="float" office:value="661.765075112476" calcext:value-type="float">
            <text:p>661.7650751125</text:p>
          </table:table-cell>
          <table:table-cell table:style-name="ce1" table:formula="of:=([.G111]-[.$G$204])^2+([.H111]-[.$H$204])^2" office:value-type="float" office:value="151.615713640323" calcext:value-type="float">
            <text:p>151.6157136403</text:p>
          </table:table-cell>
          <table:table-cell table:style-name="ce5" table:formula="of:=MIN([.I111:.K111])=[.I111]" office:value-type="boolean" office:boolean-value="true" calcext:value-type="boolean">
            <text:p>TRUE</text:p>
          </table:table-cell>
          <table:table-cell office:value-type="string" calcext:value-type="string">
            <text:p>The mean Birth Rate in Cluster 2: 23.988590163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Malta</text:p>
          </table:table-cell>
          <table:table-cell office:value-type="float" office:value="9.04" calcext:value-type="float">
            <text:p>9.04</text:p>
          </table:table-cell>
          <table:table-cell office:value-type="float" office:value="78.951" calcext:value-type="float">
            <text:p>78.951</text:p>
          </table:table-cell>
          <table:table-cell table:number-columns-repeated="2"/>
          <table:table-cell table:style-name="ce4" table:formula="of:=AVERAGE([.G51:.G111])" office:value-type="float" office:value="23.9885901639344" calcext:value-type="float">
            <text:p>23.9885901639</text:p>
          </table:table-cell>
          <table:table-cell table:style-name="ce4" table:formula="of:=AVERAGE([.H51:.H111])" office:value-type="float" office:value="69.7782131147541" calcext:value-type="float">
            <text:p>69.7782131148</text:p>
          </table:table-cell>
          <table:table-cell table:style-name="ce4" table:formula="of:=SUM([.I51:.I111])" office:value-type="float" office:value="2048.03434098361" calcext:value-type="float">
            <text:p>2048.0343409836</text:p>
          </table:table-cell>
          <table:table-cell table:style-name="ce1" table:number-columns-repeated="2"/>
          <table:table-cell table:style-name="ce5"/>
          <table:table-cell office:value-type="float" office:value="2048.03434098361" calcext:value-type="float">
            <text:p>2048.034340983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Martinique</text:p>
          </table:table-cell>
          <table:table-cell office:value-type="float" office:value="12.643" calcext:value-type="float">
            <text:p>12.643</text:p>
          </table:table-cell>
          <table:table-cell office:value-type="float" office:value="80.131" calcext:value-type="float">
            <text:p>80.131</text:p>
          </table:table-cell>
          <table:table-cell table:number-columns-repeated="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Mauritania</text:p>
          </table:table-cell>
          <table:table-cell office:value-type="float" office:value="33.798" calcext:value-type="float">
            <text:p>33.798</text:p>
          </table:table-cell>
          <table:table-cell office:value-type="float" office:value="57.711" calcext:value-type="float">
            <text:p>57.711</text:p>
          </table:table-cell>
          <table:table-cell/>
          <table:table-cell office:value-type="string" calcext:value-type="string">
            <text:p>The Countries in Cluster 3:</text:p>
          </table:table-cell>
          <table:table-cell table:number-columns-repeated="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Mauritius</text:p>
          </table:table-cell>
          <table:table-cell office:value-type="float" office:value="14.112" calcext:value-type="float">
            <text:p>14.112</text:p>
          </table:table-cell>
          <table:table-cell office:value-type="float" office:value="72.916" calcext:value-type="float">
            <text:p>72.916</text:p>
          </table:table-cell>
          <table:table-cell/>
          <table:table-cell office:value-type="string" calcext:value-type="string">
            <text:p>Canada</text:p>
          </table:table-cell>
          <table:table-cell table:formula="of:=VLOOKUP([.F115];[.B$1:.D$1048576];2;0)" office:value-type="float" office:value="10.625" calcext:value-type="float">
            <text:p>10.625</text:p>
          </table:table-cell>
          <table:table-cell table:formula="of:=VLOOKUP([.F115];[.B$1:.D$1048576];3;0)" office:value-type="float" office:value="80.743" calcext:value-type="float">
            <text:p>80.743</text:p>
          </table:table-cell>
          <table:table-cell table:formula="of:=([.G115]-[.$G$204])^2+([.H115]-[.$H$204])^2" office:value-type="float" office:value="22.0887008762784" calcext:value-type="float">
            <text:p>22.0887008763</text:p>
          </table:table-cell>
          <table:table-cell table:style-name="ce1" table:formula="of:=([.G115]-[.$G$48])^2+([.H115]-[.$H$48])^2" office:value-type="float" office:value="1479.80124867769" calcext:value-type="float">
            <text:p>1479.8012486777</text:p>
          </table:table-cell>
          <table:table-cell table:style-name="ce1" table:formula="of:=([.G115]-[.$G$112])^2+([.H115]-[.$H$112])^2" office:value-type="float" office:value="298.812093508465" calcext:value-type="float">
            <text:p>298.8120935085</text:p>
          </table:table-cell>
          <table:table-cell table:style-name="ce5" table:formula="of:=MIN([.I115:.K115])=[.I11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Mayotte</text:p>
          </table:table-cell>
          <table:table-cell office:value-type="float" office:value="25.391" calcext:value-type="float">
            <text:p>25.391</text:p>
          </table:table-cell>
          <table:table-cell office:value-type="float" office:value="77.147" calcext:value-type="float">
            <text:p>77.147</text:p>
          </table:table-cell>
          <table:table-cell/>
          <table:table-cell office:value-type="string" calcext:value-type="string">
            <text:p>Lithuania</text:p>
          </table:table-cell>
          <table:table-cell table:formula="of:=VLOOKUP([.F116];[.B$1:.D$1048576];2;0)" office:value-type="float" office:value="9.468" calcext:value-type="float">
            <text:p>9.468</text:p>
          </table:table-cell>
          <table:table-cell table:formula="of:=VLOOKUP([.F116];[.B$1:.D$1048576];3;0)" office:value-type="float" office:value="71.84" calcext:value-type="float">
            <text:p>71.84</text:p>
          </table:table-cell>
          <table:table-cell table:formula="of:=([.G116]-[.$G$204])^2+([.H116]-[.$H$204])^2" office:value-type="float" office:value="35.1443016403233" calcext:value-type="float">
            <text:p>35.1443016403</text:p>
          </table:table-cell>
          <table:table-cell table:style-name="ce1" table:formula="of:=([.G116]-[.$G$48])^2+([.H116]-[.$H$48])^2" office:value-type="float" office:value="1139.35801772117" calcext:value-type="float">
            <text:p>1139.3580177212</text:p>
          </table:table-cell>
          <table:table-cell table:style-name="ce1" table:formula="of:=([.G116]-[.$G$112])^2+([.H116]-[.$H$112])^2" office:value-type="float" office:value="215.098503869121" calcext:value-type="float">
            <text:p>215.0985038691</text:p>
          </table:table-cell>
          <table:table-cell table:style-name="ce5" table:formula="of:=MIN([.I116:.K116])=[.I11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Mexico</text:p>
          </table:table-cell>
          <table:table-cell office:value-type="float" office:value="19.091" calcext:value-type="float">
            <text:p>19.091</text:p>
          </table:table-cell>
          <table:table-cell office:value-type="float" office:value="76.303" calcext:value-type="float">
            <text:p>76.303</text:p>
          </table:table-cell>
          <table:table-cell/>
          <table:table-cell office:value-type="string" calcext:value-type="string">
            <text:p>Switzerland</text:p>
          </table:table-cell>
          <table:table-cell table:formula="of:=VLOOKUP([.F117];[.B$1:.D$1048576];2;0)" office:value-type="float" office:value="9.69" calcext:value-type="float">
            <text:p>9.69</text:p>
          </table:table-cell>
          <table:table-cell table:formula="of:=VLOOKUP([.F117];[.B$1:.D$1048576];3;0)" office:value-type="float" office:value="81.898" calcext:value-type="float">
            <text:p>81.898</text:p>
          </table:table-cell>
          <table:table-cell table:formula="of:=([.G117]-[.$G$204])^2+([.H117]-[.$H$204])^2" office:value-type="float" office:value="38.070919752683" calcext:value-type="float">
            <text:p>38.0709197527</text:p>
          </table:table-cell>
          <table:table-cell table:style-name="ce1" table:formula="of:=([.G117]-[.$G$48])^2+([.H117]-[.$H$48])^2" office:value-type="float" office:value="1595.70238519943" calcext:value-type="float">
            <text:p>1595.7023851994</text:p>
          </table:table-cell>
          <table:table-cell table:style-name="ce1" table:formula="of:=([.G117]-[.$G$112])^2+([.H117]-[.$H$112])^2" office:value-type="float" office:value="351.338914819941" calcext:value-type="float">
            <text:p>351.3389148199</text:p>
          </table:table-cell>
          <table:table-cell table:style-name="ce5" table:formula="of:=MIN([.I117:.K117])=[.I11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Micronesia <text:s/>Fed. Sts.</text:p>
          </table:table-cell>
          <table:table-cell office:value-type="float" office:value="25.487" calcext:value-type="float">
            <text:p>25.487</text:p>
          </table:table-cell>
          <table:table-cell office:value-type="float" office:value="68.434" calcext:value-type="float">
            <text:p>68.434</text:p>
          </table:table-cell>
          <table:table-cell/>
          <table:table-cell office:value-type="string" calcext:value-type="string">
            <text:p>Aruba</text:p>
          </table:table-cell>
          <table:table-cell table:formula="of:=VLOOKUP([.F118];[.B$1:.D$1048576];2;0)" office:value-type="float" office:value="11.846" calcext:value-type="float">
            <text:p>11.846</text:p>
          </table:table-cell>
          <table:table-cell table:formula="of:=VLOOKUP([.F118];[.B$1:.D$1048576];3;0)" office:value-type="float" office:value="74.811" calcext:value-type="float">
            <text:p>74.811</text:p>
          </table:table-cell>
          <table:table-cell table:formula="of:=([.G118]-[.$G$204])^2+([.H118]-[.$H$204])^2" office:value-type="float" office:value="4.56375499987377" calcext:value-type="float">
            <text:p>4.5637549999</text:p>
          </table:table-cell>
          <table:table-cell table:style-name="ce1" table:formula="of:=([.G118]-[.$G$48])^2+([.H118]-[.$H$48])^2" office:value-type="float" office:value="1127.50756180813" calcext:value-type="float">
            <text:p>1127.5075618081</text:p>
          </table:table-cell>
          <table:table-cell table:style-name="ce1" table:formula="of:=([.G118]-[.$G$112])^2+([.H118]-[.$H$112])^2" office:value-type="float" office:value="172.77143972158" calcext:value-type="float">
            <text:p>172.7714397216</text:p>
          </table:table-cell>
          <table:table-cell table:style-name="ce5" table:formula="of:=MIN([.I118:.K118])=[.I11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Moldova</text:p>
          </table:table-cell>
          <table:table-cell office:value-type="float" office:value="12.291" calcext:value-type="float">
            <text:p>12.291</text:p>
          </table:table-cell>
          <table:table-cell office:value-type="float" office:value="68.438" calcext:value-type="float">
            <text:p>68.438</text:p>
          </table:table-cell>
          <table:table-cell/>
          <table:table-cell office:value-type="string" calcext:value-type="string">
            <text:p>Argentina</text:p>
          </table:table-cell>
          <table:table-cell table:formula="of:=VLOOKUP([.F119];[.B$1:.D$1048576];2;0)" office:value-type="float" office:value="17.372" calcext:value-type="float">
            <text:p>17.372</text:p>
          </table:table-cell>
          <table:table-cell table:formula="of:=VLOOKUP([.F119];[.B$1:.D$1048576];3;0)" office:value-type="float" office:value="75.387" calcext:value-type="float">
            <text:p>75.387</text:p>
          </table:table-cell>
          <table:table-cell table:formula="of:=([.G119]-[.$G$204])^2+([.H119]-[.$H$204])^2" office:value-type="float" office:value="21.2893517639184" calcext:value-type="float">
            <text:p>21.2893517639</text:p>
          </table:table-cell>
          <table:table-cell table:style-name="ce1" table:formula="of:=([.G119]-[.$G$48])^2+([.H119]-[.$H$48])^2" office:value-type="float" office:value="895.530969199433" calcext:value-type="float">
            <text:p>895.5309691994</text:p>
          </table:table-cell>
          <table:table-cell table:style-name="ce1" table:formula="of:=([.G119]-[.$G$112])^2+([.H119]-[.$H$112])^2" office:value-type="float" office:value="75.2377557215801" calcext:value-type="float">
            <text:p>75.2377557216</text:p>
          </table:table-cell>
          <table:table-cell table:style-name="ce5" table:formula="of:=MIN([.I119:.K119])=[.I11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Mongolia</text:p>
          </table:table-cell>
          <table:table-cell office:value-type="float" office:value="18.955" calcext:value-type="float">
            <text:p>18.955</text:p>
          </table:table-cell>
          <table:table-cell office:value-type="float" office:value="67.466" calcext:value-type="float">
            <text:p>67.466</text:p>
          </table:table-cell>
          <table:table-cell/>
          <table:table-cell office:value-type="string" calcext:value-type="string">
            <text:p>Japan</text:p>
          </table:table-cell>
          <table:table-cell table:formula="of:=VLOOKUP([.F120];[.B$1:.D$1048576];2;0)" office:value-type="float" office:value="8.201" calcext:value-type="float">
            <text:p>8.201</text:p>
          </table:table-cell>
          <table:table-cell table:formula="of:=VLOOKUP([.F120];[.B$1:.D$1048576];3;0)" office:value-type="float" office:value="82.81" calcext:value-type="float">
            <text:p>82.81</text:p>
          </table:table-cell>
          <table:table-cell table:formula="of:=([.G120]-[.$G$204])^2+([.H120]-[.$H$204])^2" office:value-type="float" office:value="60.3538528650427" calcext:value-type="float">
            <text:p>60.353852865</text:p>
          </table:table-cell>
          <table:table-cell table:style-name="ce1" table:formula="of:=([.G120]-[.$G$48])^2+([.H120]-[.$H$48])^2" office:value-type="float" office:value="1734.28244459074" calcext:value-type="float">
            <text:p>1734.2824445907</text:p>
          </table:table-cell>
          <table:table-cell table:style-name="ce1" table:formula="of:=([.G120]-[.$G$112])^2+([.H120]-[.$H$112])^2" office:value-type="float" office:value="419.075472606826" calcext:value-type="float">
            <text:p>419.0754726068</text:p>
          </table:table-cell>
          <table:table-cell table:style-name="ce5" table:formula="of:=MIN([.I120:.K120])=[.I12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Montenegro</text:p>
          </table:table-cell>
          <table:table-cell office:value-type="float" office:value="12.076" calcext:value-type="float">
            <text:p>12.076</text:p>
          </table:table-cell>
          <table:table-cell office:value-type="float" office:value="74.096" calcext:value-type="float">
            <text:p>74.096</text:p>
          </table:table-cell>
          <table:table-cell/>
          <table:table-cell office:value-type="string" calcext:value-type="string">
            <text:p>Channel Islands</text:p>
          </table:table-cell>
          <table:table-cell table:formula="of:=VLOOKUP([.F121];[.B$1:.D$1048576];2;0)" office:value-type="float" office:value="9.426" calcext:value-type="float">
            <text:p>9.426</text:p>
          </table:table-cell>
          <table:table-cell table:formula="of:=VLOOKUP([.F121];[.B$1:.D$1048576];3;0)" office:value-type="float" office:value="79.586" calcext:value-type="float">
            <text:p>79.586</text:p>
          </table:table-cell>
          <table:table-cell table:formula="of:=([.G121]-[.$G$204])^2+([.H121]-[.$H$204])^2" office:value-type="float" office:value="20.9295637077392" calcext:value-type="float">
            <text:p>20.9295637077</text:p>
          </table:table-cell>
          <table:table-cell table:style-name="ce1" table:formula="of:=([.G121]-[.$G$48])^2+([.H121]-[.$H$48])^2" office:value-type="float" office:value="1484.94536398204" calcext:value-type="float">
            <text:p>1484.945363982</text:p>
          </table:table-cell>
          <table:table-cell table:style-name="ce1" table:formula="of:=([.G121]-[.$G$112])^2+([.H121]-[.$H$112])^2" office:value-type="float" office:value="308.261715869121" calcext:value-type="float">
            <text:p>308.2617158691</text:p>
          </table:table-cell>
          <table:table-cell table:style-name="ce5" table:formula="of:=MIN([.I121:.K121])=[.I12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Morocco</text:p>
          </table:table-cell>
          <table:table-cell office:value-type="float" office:value="20.536" calcext:value-type="float">
            <text:p>20.536</text:p>
          </table:table-cell>
          <table:table-cell office:value-type="float" office:value="71.323" calcext:value-type="float">
            <text:p>71.323</text:p>
          </table:table-cell>
          <table:table-cell/>
          <table:table-cell office:value-type="string" calcext:value-type="string">
            <text:p>Slovenia</text:p>
          </table:table-cell>
          <table:table-cell table:formula="of:=VLOOKUP([.F122];[.B$1:.D$1048576];2;0)" office:value-type="float" office:value="9.628" calcext:value-type="float">
            <text:p>9.628</text:p>
          </table:table-cell>
          <table:table-cell table:formula="of:=VLOOKUP([.F122];[.B$1:.D$1048576];3;0)" office:value-type="float" office:value="78.414" calcext:value-type="float">
            <text:p>78.414</text:p>
          </table:table-cell>
          <table:table-cell table:formula="of:=([.G122]-[.$G$204])^2+([.H122]-[.$H$204])^2" office:value-type="float" office:value="14.0434579099864" calcext:value-type="float">
            <text:p>14.04345791</text:p>
          </table:table-cell>
          <table:table-cell table:style-name="ce1" table:formula="of:=([.G122]-[.$G$48])^2+([.H122]-[.$H$48])^2" office:value-type="float" office:value="1413.87287815595" calcext:value-type="float">
            <text:p>1413.872878156</text:p>
          </table:table-cell>
          <table:table-cell table:style-name="ce1" table:formula="of:=([.G122]-[.$G$112])^2+([.H122]-[.$H$112])^2" office:value-type="float" office:value="280.803364983875" calcext:value-type="float">
            <text:p>280.8033649839</text:p>
          </table:table-cell>
          <table:table-cell table:style-name="ce5" table:formula="of:=MIN([.I122:.K122])=[.I12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Mozambique</text:p>
          </table:table-cell>
          <table:table-cell office:value-type="float" office:value="39.509" calcext:value-type="float">
            <text:p>39.509</text:p>
          </table:table-cell>
          <table:table-cell office:value-type="float" office:value="48.976" calcext:value-type="float">
            <text:p>48.976</text:p>
          </table:table-cell>
          <table:table-cell/>
          <table:table-cell office:value-type="string" calcext:value-type="string">
            <text:p>Bosnia and Herzegovina</text:p>
          </table:table-cell>
          <table:table-cell table:formula="of:=VLOOKUP([.F123];[.B$1:.D$1048576];2;0)" office:value-type="float" office:value="9.168" calcext:value-type="float">
            <text:p>9.168</text:p>
          </table:table-cell>
          <table:table-cell table:formula="of:=VLOOKUP([.F123];[.B$1:.D$1048576];3;0)" office:value-type="float" office:value="75.221" calcext:value-type="float">
            <text:p>75.221</text:p>
          </table:table-cell>
          <table:table-cell table:formula="of:=([.G123]-[.$G$204])^2+([.H123]-[.$H$204])^2" office:value-type="float" office:value="16.2235097863908" calcext:value-type="float">
            <text:p>16.2235097864</text:p>
          </table:table-cell>
          <table:table-cell table:style-name="ce1" table:formula="of:=([.G123]-[.$G$48])^2+([.H123]-[.$H$48])^2" office:value-type="float" office:value="1291.51735015595" calcext:value-type="float">
            <text:p>1291.517350156</text:p>
          </table:table-cell>
          <table:table-cell table:style-name="ce1" table:formula="of:=([.G123]-[.$G$112])^2+([.H123]-[.$H$112])^2" office:value-type="float" office:value="249.273821885515" calcext:value-type="float">
            <text:p>249.2738218855</text:p>
          </table:table-cell>
          <table:table-cell table:style-name="ce5" table:formula="of:=MIN([.I123:.K123])=[.I12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Myanmar</text:p>
          </table:table-cell>
          <table:table-cell office:value-type="float" office:value="20.651" calcext:value-type="float">
            <text:p>20.651</text:p>
          </table:table-cell>
          <table:table-cell office:value-type="float" office:value="63.823" calcext:value-type="float">
            <text:p>63.823</text:p>
          </table:table-cell>
          <table:table-cell/>
          <table:table-cell office:value-type="string" calcext:value-type="string">
            <text:p>Kuwait</text:p>
          </table:table-cell>
          <table:table-cell table:formula="of:=VLOOKUP([.F124];[.B$1:.D$1048576];2;0)" office:value-type="float" office:value="17.911" calcext:value-type="float">
            <text:p>17.911</text:p>
          </table:table-cell>
          <table:table-cell table:formula="of:=VLOOKUP([.F124];[.B$1:.D$1048576];3;0)" office:value-type="float" office:value="74.234" calcext:value-type="float">
            <text:p>74.234</text:p>
          </table:table-cell>
          <table:table-cell table:formula="of:=([.G124]-[.$G$204])^2+([.H124]-[.$H$204])^2" office:value-type="float" office:value="30.6046437414465" calcext:value-type="float">
            <text:p>30.6046437414</text:p>
          </table:table-cell>
          <table:table-cell table:style-name="ce1" table:formula="of:=([.G124]-[.$G$48])^2+([.H124]-[.$H$48])^2" office:value-type="float" office:value="824.748172851606" calcext:value-type="float">
            <text:p>824.7481728516</text:p>
          </table:table-cell>
          <table:table-cell table:style-name="ce1" table:formula="of:=([.G124]-[.$G$112])^2+([.H124]-[.$H$112])^2" office:value-type="float" office:value="56.7911389674817" calcext:value-type="float">
            <text:p>56.7911389675</text:p>
          </table:table-cell>
          <table:table-cell table:style-name="ce5" table:formula="of:=MIN([.I124:.K124])=[.I12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Namibia</text:p>
          </table:table-cell>
          <table:table-cell office:value-type="float" office:value="27.8" calcext:value-type="float">
            <text:p>27.8</text:p>
          </table:table-cell>
          <table:table-cell office:value-type="float" office:value="61.112" calcext:value-type="float">
            <text:p>61.112</text:p>
          </table:table-cell>
          <table:table-cell/>
          <table:table-cell office:value-type="string" calcext:value-type="string">
            <text:p>Spain</text:p>
          </table:table-cell>
          <table:table-cell table:formula="of:=VLOOKUP([.F125];[.B$1:.D$1048576];2;0)" office:value-type="float" office:value="11.016" calcext:value-type="float">
            <text:p>11.016</text:p>
          </table:table-cell>
          <table:table-cell table:formula="of:=VLOOKUP([.F125];[.B$1:.D$1048576];3;0)" office:value-type="float" office:value="80.935" calcext:value-type="float">
            <text:p>80.935</text:p>
          </table:table-cell>
          <table:table-cell table:formula="of:=([.G125]-[.$G$204])^2+([.H125]-[.$H$204])^2" office:value-type="float" office:value="22.0447006178515" calcext:value-type="float">
            <text:p>22.0447006179</text:p>
          </table:table-cell>
          <table:table-cell table:style-name="ce1" table:formula="of:=([.G125]-[.$G$48])^2+([.H125]-[.$H$48])^2" office:value-type="float" office:value="1469.14442067769" calcext:value-type="float">
            <text:p>1469.1444206777</text:p>
          </table:table-cell>
          <table:table-cell table:style-name="ce1" table:formula="of:=([.G125]-[.$G$112])^2+([.H125]-[.$H$112])^2" office:value-type="float" office:value="292.761989164203" calcext:value-type="float">
            <text:p>292.7619891642</text:p>
          </table:table-cell>
          <table:table-cell table:style-name="ce5" table:formula="of:=MIN([.I125:.K125])=[.I12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Nepal</text:p>
          </table:table-cell>
          <table:table-cell office:value-type="float" office:value="25.611" calcext:value-type="float">
            <text:p>25.611</text:p>
          </table:table-cell>
          <table:table-cell office:value-type="float" office:value="67.589" calcext:value-type="float">
            <text:p>67.589</text:p>
          </table:table-cell>
          <table:table-cell/>
          <table:table-cell office:value-type="string" calcext:value-type="string">
            <text:p>Maldives</text:p>
          </table:table-cell>
          <table:table-cell table:formula="of:=VLOOKUP([.F126];[.B$1:.D$1048576];2;0)" office:value-type="float" office:value="18.82" calcext:value-type="float">
            <text:p>18.82</text:p>
          </table:table-cell>
          <table:table-cell table:formula="of:=VLOOKUP([.F126];[.B$1:.D$1048576];3;0)" office:value-type="float" office:value="75.791" calcext:value-type="float">
            <text:p>75.791</text:p>
          </table:table-cell>
          <table:table-cell table:formula="of:=([.G126]-[.$G$204])^2+([.H126]-[.$H$204])^2" office:value-type="float" office:value="35.3815539212217" calcext:value-type="float">
            <text:p>35.3815539212</text:p>
          </table:table-cell>
          <table:table-cell table:style-name="ce1" table:formula="of:=([.G126]-[.$G$48])^2+([.H126]-[.$H$48])^2" office:value-type="float" office:value="856.141415634215" calcext:value-type="float">
            <text:p>856.1414156342</text:p>
          </table:table-cell>
          <table:table-cell table:style-name="ce1" table:formula="of:=([.G126]-[.$G$112])^2+([.H126]-[.$H$112])^2" office:value-type="float" office:value="62.8679304101047" calcext:value-type="float">
            <text:p>62.8679304101</text:p>
          </table:table-cell>
          <table:table-cell table:style-name="ce5" table:formula="of:=MIN([.I126:.K126])=[.I12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Netherlands</text:p>
          </table:table-cell>
          <table:table-cell office:value-type="float" office:value="11.259" calcext:value-type="float">
            <text:p>11.259</text:p>
          </table:table-cell>
          <table:table-cell office:value-type="float" office:value="80.024" calcext:value-type="float">
            <text:p>80.024</text:p>
          </table:table-cell>
          <table:table-cell/>
          <table:table-cell office:value-type="string" calcext:value-type="string">
            <text:p>Martinique</text:p>
          </table:table-cell>
          <table:table-cell table:formula="of:=VLOOKUP([.F127];[.B$1:.D$1048576];2;0)" office:value-type="float" office:value="12.643" calcext:value-type="float">
            <text:p>12.643</text:p>
          </table:table-cell>
          <table:table-cell table:formula="of:=VLOOKUP([.F127];[.B$1:.D$1048576];3;0)" office:value-type="float" office:value="80.131" calcext:value-type="float">
            <text:p>80.131</text:p>
          </table:table-cell>
          <table:table-cell table:formula="of:=([.G127]-[.$G$204])^2+([.H127]-[.$H$204])^2" office:value-type="float" office:value="12.205816696503" calcext:value-type="float">
            <text:p>12.2058166965</text:p>
          </table:table-cell>
          <table:table-cell table:style-name="ce1" table:formula="of:=([.G127]-[.$G$48])^2+([.H127]-[.$H$48])^2" office:value-type="float" office:value="1341.12076928639" calcext:value-type="float">
            <text:p>1341.1207692864</text:p>
          </table:table-cell>
          <table:table-cell table:style-name="ce1" table:formula="of:=([.G127]-[.$G$112])^2+([.H127]-[.$H$112])^2" office:value-type="float" office:value="235.902612459285" calcext:value-type="float">
            <text:p>235.9026124593</text:p>
          </table:table-cell>
          <table:table-cell table:style-name="ce5" table:formula="of:=MIN([.I127:.K127])=[.I12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Netherlands Antilles</text:p>
          </table:table-cell>
          <table:table-cell office:value-type="float" office:value="13.401" calcext:value-type="float">
            <text:p>13.401</text:p>
          </table:table-cell>
          <table:table-cell office:value-type="float" office:value="76.184" calcext:value-type="float">
            <text:p>76.184</text:p>
          </table:table-cell>
          <table:table-cell/>
          <table:table-cell office:value-type="string" calcext:value-type="string">
            <text:p>New Zealand</text:p>
          </table:table-cell>
          <table:table-cell table:formula="of:=VLOOKUP([.F128];[.B$1:.D$1048576];2;0)" office:value-type="float" office:value="13.831" calcext:value-type="float">
            <text:p>13.831</text:p>
          </table:table-cell>
          <table:table-cell table:formula="of:=VLOOKUP([.F128];[.B$1:.D$1048576];3;0)" office:value-type="float" office:value="80.301" calcext:value-type="float">
            <text:p>80.301</text:p>
          </table:table-cell>
          <table:table-cell table:formula="of:=([.G128]-[.$G$204])^2+([.H128]-[.$H$204])^2" office:value-type="float" office:value="14.1382879774018" calcext:value-type="float">
            <text:p>14.1382879774</text:p>
          </table:table-cell>
          <table:table-cell table:style-name="ce1" table:formula="of:=([.G128]-[.$G$48])^2+([.H128]-[.$H$48])^2" office:value-type="float" office:value="1291.71841876465" calcext:value-type="float">
            <text:p>1291.7184187647</text:p>
          </table:table-cell>
          <table:table-cell table:style-name="ce1" table:formula="of:=([.G128]-[.$G$112])^2+([.H128]-[.$H$112])^2" office:value-type="float" office:value="213.90568177076" calcext:value-type="float">
            <text:p>213.9056817708</text:p>
          </table:table-cell>
          <table:table-cell table:style-name="ce5" table:formula="of:=MIN([.I128:.K128])=[.I12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New Caledonia</text:p>
          </table:table-cell>
          <table:table-cell office:value-type="float" office:value="16.477" calcext:value-type="float">
            <text:p>16.477</text:p>
          </table:table-cell>
          <table:table-cell office:value-type="float" office:value="75.525" calcext:value-type="float">
            <text:p>75.525</text:p>
          </table:table-cell>
          <table:table-cell/>
          <table:table-cell office:value-type="string" calcext:value-type="string">
            <text:p>Albania</text:p>
          </table:table-cell>
          <table:table-cell table:formula="of:=VLOOKUP([.F129];[.B$1:.D$1048576];2;0)" office:value-type="float" office:value="14.69" calcext:value-type="float">
            <text:p>14.69</text:p>
          </table:table-cell>
          <table:table-cell table:formula="of:=VLOOKUP([.F129];[.B$1:.D$1048576];3;0)" office:value-type="float" office:value="76.492" calcext:value-type="float">
            <text:p>76.492</text:p>
          </table:table-cell>
          <table:table-cell table:formula="of:=([.G129]-[.$G$204])^2+([.H129]-[.$H$204])^2" office:value-type="float" office:value="3.1082114830197" calcext:value-type="float">
            <text:p>3.108211483</text:p>
          </table:table-cell>
          <table:table-cell table:style-name="ce1" table:formula="of:=([.G129]-[.$G$48])^2+([.H129]-[.$H$48])^2" office:value-type="float" office:value="1061.99418528639" calcext:value-type="float">
            <text:p>1061.9941852864</text:p>
          </table:table-cell>
          <table:table-cell table:style-name="ce1" table:formula="of:=([.G129]-[.$G$112])^2+([.H129]-[.$H$112])^2" office:value-type="float" office:value="131.538713377318" calcext:value-type="float">
            <text:p>131.5387133773</text:p>
          </table:table-cell>
          <table:table-cell table:style-name="ce5" table:formula="of:=MIN([.I129:.K129])=[.I12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New Zealand</text:p>
          </table:table-cell>
          <table:table-cell office:value-type="float" office:value="13.831" calcext:value-type="float">
            <text:p>13.831</text:p>
          </table:table-cell>
          <table:table-cell office:value-type="float" office:value="80.301" calcext:value-type="float">
            <text:p>80.301</text:p>
          </table:table-cell>
          <table:table-cell/>
          <table:table-cell office:value-type="string" calcext:value-type="string">
            <text:p>Slovak Republic</text:p>
          </table:table-cell>
          <table:table-cell table:formula="of:=VLOOKUP([.F130];[.B$1:.D$1048576];2;0)" office:value-type="float" office:value="10.176" calcext:value-type="float">
            <text:p>10.176</text:p>
          </table:table-cell>
          <table:table-cell table:formula="of:=VLOOKUP([.F130];[.B$1:.D$1048576];3;0)" office:value-type="float" office:value="74.88" calcext:value-type="float">
            <text:p>74.88</text:p>
          </table:table-cell>
          <table:table-cell table:formula="of:=([.G130]-[.$G$204])^2+([.H130]-[.$H$204])^2" office:value-type="float" office:value="10.7377410111099" calcext:value-type="float">
            <text:p>10.7377410111</text:p>
          </table:table-cell>
          <table:table-cell table:style-name="ce1" table:formula="of:=([.G130]-[.$G$48])^2+([.H130]-[.$H$48])^2" office:value-type="float" office:value="1220.06630589508" calcext:value-type="float">
            <text:p>1220.0663058951</text:p>
          </table:table-cell>
          <table:table-cell table:style-name="ce1" table:formula="of:=([.G130]-[.$G$112])^2+([.H130]-[.$H$112])^2" office:value-type="float" office:value="216.815876459285" calcext:value-type="float">
            <text:p>216.8158764593</text:p>
          </table:table-cell>
          <table:table-cell table:style-name="ce5" table:formula="of:=MIN([.I130:.K130])=[.I13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Nicaragua</text:p>
          </table:table-cell>
          <table:table-cell office:value-type="float" office:value="24.848" calcext:value-type="float">
            <text:p>24.848</text:p>
          </table:table-cell>
          <table:table-cell office:value-type="float" office:value="73.153" calcext:value-type="float">
            <text:p>73.153</text:p>
          </table:table-cell>
          <table:table-cell/>
          <table:table-cell office:value-type="string" calcext:value-type="string">
            <text:p>United Arab Emirates</text:p>
          </table:table-cell>
          <table:table-cell table:formula="of:=VLOOKUP([.F131];[.B$1:.D$1048576];2;0)" office:value-type="float" office:value="14.027" calcext:value-type="float">
            <text:p>14.027</text:p>
          </table:table-cell>
          <table:table-cell table:formula="of:=VLOOKUP([.F131];[.B$1:.D$1048576];3;0)" office:value-type="float" office:value="76.035" calcext:value-type="float">
            <text:p>76.035</text:p>
          </table:table-cell>
          <table:table-cell table:formula="of:=([.G131]-[.$G$204])^2+([.H131]-[.$H$204])^2" office:value-type="float" office:value="1.57213723582873" calcext:value-type="float">
            <text:p>1.5721372358</text:p>
          </table:table-cell>
          <table:table-cell table:style-name="ce1" table:formula="of:=([.G131]-[.$G$48])^2+([.H131]-[.$H$48])^2" office:value-type="float" office:value="1072.38412754726" calcext:value-type="float">
            <text:p>1072.3841275473</text:p>
          </table:table-cell>
          <table:table-cell table:style-name="ce1" table:formula="of:=([.G131]-[.$G$112])^2+([.H131]-[.$H$112])^2" office:value-type="float" office:value="138.38066072158" calcext:value-type="float">
            <text:p>138.3806607216</text:p>
          </table:table-cell>
          <table:table-cell table:style-name="ce5" table:formula="of:=MIN([.I131:.K131])=[.I13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Niger</text:p>
          </table:table-cell>
          <table:table-cell office:value-type="float" office:value="54.053" calcext:value-type="float">
            <text:p>54.053</text:p>
          </table:table-cell>
          <table:table-cell office:value-type="float" office:value="53.322" calcext:value-type="float">
            <text:p>53.322</text:p>
          </table:table-cell>
          <table:table-cell/>
          <table:table-cell office:value-type="string" calcext:value-type="string">
            <text:p>Guam</text:p>
          </table:table-cell>
          <table:table-cell table:formula="of:=VLOOKUP([.F132];[.B$1:.D$1048576];2;0)" office:value-type="float" office:value="18.459" calcext:value-type="float">
            <text:p>18.459</text:p>
          </table:table-cell>
          <table:table-cell table:formula="of:=VLOOKUP([.F132];[.B$1:.D$1048576];3;0)" office:value-type="float" office:value="75.606" calcext:value-type="float">
            <text:p>75.606</text:p>
          </table:table-cell>
          <table:table-cell table:formula="of:=([.G132]-[.$G$204])^2+([.H132]-[.$H$204])^2" office:value-type="float" office:value="31.6140627077386" calcext:value-type="float">
            <text:p>31.6140627077</text:p>
          </table:table-cell>
          <table:table-cell table:style-name="ce1" table:formula="of:=([.G132]-[.$G$48])^2+([.H132]-[.$H$48])^2" office:value-type="float" office:value="861.815430590737" calcext:value-type="float">
            <text:p>861.8154305907</text:p>
          </table:table-cell>
          <table:table-cell table:style-name="ce1" table:formula="of:=([.G132]-[.$G$112])^2+([.H132]-[.$H$112])^2" office:value-type="float" office:value="64.5394673609243" calcext:value-type="float">
            <text:p>64.5394673609</text:p>
          </table:table-cell>
          <table:table-cell table:style-name="ce5" table:formula="of:=MIN([.I132:.K132])=[.I13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Nigeria</text:p>
          </table:table-cell>
          <table:table-cell office:value-type="float" office:value="40.134" calcext:value-type="float">
            <text:p>40.134</text:p>
          </table:table-cell>
          <table:table-cell office:value-type="float" office:value="50.497" calcext:value-type="float">
            <text:p>50.497</text:p>
          </table:table-cell>
          <table:table-cell/>
          <table:table-cell office:value-type="string" calcext:value-type="string">
            <text:p>Saint Lucia</text:p>
          </table:table-cell>
          <table:table-cell table:formula="of:=VLOOKUP([.F133];[.B$1:.D$1048576];2;0)" office:value-type="float" office:value="18.049" calcext:value-type="float">
            <text:p>18.049</text:p>
          </table:table-cell>
          <table:table-cell table:formula="of:=VLOOKUP([.F133];[.B$1:.D$1048576];3;0)" office:value-type="float" office:value="73.995" calcext:value-type="float">
            <text:p>73.995</text:p>
          </table:table-cell>
          <table:table-cell table:formula="of:=([.G133]-[.$G$204])^2+([.H133]-[.$H$204])^2" office:value-type="float" office:value="33.2090416403228" calcext:value-type="float">
            <text:p>33.2090416403</text:p>
          </table:table-cell>
          <table:table-cell table:style-name="ce1" table:formula="of:=([.G133]-[.$G$48])^2+([.H133]-[.$H$48])^2" office:value-type="float" office:value="809.440496851607" calcext:value-type="float">
            <text:p>809.4404968516</text:p>
          </table:table-cell>
          <table:table-cell table:style-name="ce1" table:formula="of:=([.G133]-[.$G$112])^2+([.H133]-[.$H$112])^2" office:value-type="float" office:value="53.0600229510884" calcext:value-type="float">
            <text:p>53.0600229511</text:p>
          </table:table-cell>
          <table:table-cell table:style-name="ce5" table:formula="of:=MIN([.I133:.K133])=[.I13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Norway</text:p>
          </table:table-cell>
          <table:table-cell office:value-type="float" office:value="12.304" calcext:value-type="float">
            <text:p>12.304</text:p>
          </table:table-cell>
          <table:table-cell office:value-type="float" office:value="80.672" calcext:value-type="float">
            <text:p>80.672</text:p>
          </table:table-cell>
          <table:table-cell/>
          <table:table-cell office:value-type="string" calcext:value-type="string">
            <text:p>French Polynesia</text:p>
          </table:table-cell>
          <table:table-cell table:formula="of:=VLOOKUP([.F134];[.B$1:.D$1048576];2;0)" office:value-type="float" office:value="18.075" calcext:value-type="float">
            <text:p>18.075</text:p>
          </table:table-cell>
          <table:table-cell table:formula="of:=VLOOKUP([.F134];[.B$1:.D$1048576];3;0)" office:value-type="float" office:value="74.584" calcext:value-type="float">
            <text:p>74.584</text:p>
          </table:table-cell>
          <table:table-cell table:formula="of:=([.G134]-[.$G$204])^2+([.H134]-[.$H$204])^2" office:value-type="float" office:value="30.6956622133565" calcext:value-type="float">
            <text:p>30.6956622134</text:p>
          </table:table-cell>
          <table:table-cell table:style-name="ce1" table:formula="of:=([.G134]-[.$G$48])^2+([.H134]-[.$H$48])^2" office:value-type="float" office:value="832.831787547259" calcext:value-type="float">
            <text:p>832.8317875473</text:p>
          </table:table-cell>
          <table:table-cell table:style-name="ce1" table:formula="of:=([.G134]-[.$G$112])^2+([.H134]-[.$H$112])^2" office:value-type="float" office:value="58.0661362133835" calcext:value-type="float">
            <text:p>58.0661362134</text:p>
          </table:table-cell>
          <table:table-cell table:style-name="ce5" table:formula="of:=MIN([.I134:.K134])=[.I13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Oman</text:p>
          </table:table-cell>
          <table:table-cell office:value-type="float" office:value="22.058" calcext:value-type="float">
            <text:p>22.058</text:p>
          </table:table-cell>
          <table:table-cell office:value-type="float" office:value="72.765" calcext:value-type="float">
            <text:p>72.765</text:p>
          </table:table-cell>
          <table:table-cell/>
          <table:table-cell office:value-type="string" calcext:value-type="string">
            <text:p>France</text:p>
          </table:table-cell>
          <table:table-cell table:formula="of:=VLOOKUP([.F135];[.B$1:.D$1048576];2;0)" office:value-type="float" office:value="12.21" calcext:value-type="float">
            <text:p>12.21</text:p>
          </table:table-cell>
          <table:table-cell table:formula="of:=VLOOKUP([.F135];[.B$1:.D$1048576];3;0)" office:value-type="float" office:value="81.254" calcext:value-type="float">
            <text:p>81.254</text:p>
          </table:table-cell>
          <table:table-cell table:formula="of:=([.G135]-[.$G$204])^2+([.H135]-[.$H$204])^2" office:value-type="float" office:value="21.7260072133571" calcext:value-type="float">
            <text:p>21.7260072134</text:p>
          </table:table-cell>
          <table:table-cell table:style-name="ce1" table:formula="of:=([.G135]-[.$G$48])^2+([.H135]-[.$H$48])^2" office:value-type="float" office:value="1424.07279754726" calcext:value-type="float">
            <text:p>1424.0727975473</text:p>
          </table:table-cell>
          <table:table-cell table:style-name="ce1" table:formula="of:=([.G135]-[.$G$112])^2+([.H135]-[.$H$112])^2" office:value-type="float" office:value="270.428870885515" calcext:value-type="float">
            <text:p>270.4288708855</text:p>
          </table:table-cell>
          <table:table-cell table:style-name="ce5" table:formula="of:=MIN([.I135:.K135])=[.I13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Pakistan</text:p>
          </table:table-cell>
          <table:table-cell office:value-type="float" office:value="30.209" calcext:value-type="float">
            <text:p>30.209</text:p>
          </table:table-cell>
          <table:table-cell office:value-type="float" office:value="64.709" calcext:value-type="float">
            <text:p>64.709</text:p>
          </table:table-cell>
          <table:table-cell/>
          <table:table-cell office:value-type="string" calcext:value-type="string">
            <text:p>Norway</text:p>
          </table:table-cell>
          <table:table-cell table:formula="of:=VLOOKUP([.F136];[.B$1:.D$1048576];2;0)" office:value-type="float" office:value="12.304" calcext:value-type="float">
            <text:p>12.304</text:p>
          </table:table-cell>
          <table:table-cell table:formula="of:=VLOOKUP([.F136];[.B$1:.D$1048576];3;0)" office:value-type="float" office:value="80.672" calcext:value-type="float">
            <text:p>80.672</text:p>
          </table:table-cell>
          <table:table-cell table:formula="of:=([.G136]-[.$G$204])^2+([.H136]-[.$H$204])^2" office:value-type="float" office:value="16.5777651009974" calcext:value-type="float">
            <text:p>16.577765101</text:p>
          </table:table-cell>
          <table:table-cell table:style-name="ce1" table:formula="of:=([.G136]-[.$G$48])^2+([.H136]-[.$H$48])^2" office:value-type="float" office:value="1387.36482067769" calcext:value-type="float">
            <text:p>1387.3648206777</text:p>
          </table:table-cell>
          <table:table-cell table:style-name="ce1" table:formula="of:=([.G136]-[.$G$112])^2+([.H136]-[.$H$112])^2" office:value-type="float" office:value="255.204240000268" calcext:value-type="float">
            <text:p>255.2042400003</text:p>
          </table:table-cell>
          <table:table-cell table:style-name="ce5" table:formula="of:=MIN([.I136:.K136])=[.I13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Panama</text:p>
          </table:table-cell>
          <table:table-cell office:value-type="float" office:value="20.819" calcext:value-type="float">
            <text:p>20.819</text:p>
          </table:table-cell>
          <table:table-cell office:value-type="float" office:value="75.605" calcext:value-type="float">
            <text:p>75.605</text:p>
          </table:table-cell>
          <table:table-cell/>
          <table:table-cell office:value-type="string" calcext:value-type="string">
            <text:p>Cuba</text:p>
          </table:table-cell>
          <table:table-cell table:formula="of:=VLOOKUP([.F137];[.B$1:.D$1048576];2;0)" office:value-type="float" office:value="10.499" calcext:value-type="float">
            <text:p>10.499</text:p>
          </table:table-cell>
          <table:table-cell table:formula="of:=VLOOKUP([.F137];[.B$1:.D$1048576];3;0)" office:value-type="float" office:value="78.565" calcext:value-type="float">
            <text:p>78.565</text:p>
          </table:table-cell>
          <table:table-cell table:formula="of:=([.G137]-[.$G$204])^2+([.H137]-[.$H$204])^2" office:value-type="float" office:value="9.59868006728965" calcext:value-type="float">
            <text:p>9.5986800673</text:p>
          </table:table-cell>
          <table:table-cell table:style-name="ce1" table:formula="of:=([.G137]-[.$G$48])^2+([.H137]-[.$H$48])^2" office:value-type="float" office:value="1373.0085994603" calcext:value-type="float">
            <text:p>1373.0085994603</text:p>
          </table:table-cell>
          <table:table-cell table:style-name="ce1" table:formula="of:=([.G137]-[.$G$112])^2+([.H137]-[.$H$112])^2" office:value-type="float" office:value="259.176666557646" calcext:value-type="float">
            <text:p>259.1766665576</text:p>
          </table:table-cell>
          <table:table-cell table:style-name="ce5" table:formula="of:=MIN([.I137:.K137])=[.I13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Papua New Guinea</text:p>
          </table:table-cell>
          <table:table-cell office:value-type="float" office:value="31.684" calcext:value-type="float">
            <text:p>31.684</text:p>
          </table:table-cell>
          <table:table-cell office:value-type="float" office:value="61.683" calcext:value-type="float">
            <text:p>61.683</text:p>
          </table:table-cell>
          <table:table-cell/>
          <table:table-cell office:value-type="string" calcext:value-type="string">
            <text:p>Montenegro</text:p>
          </table:table-cell>
          <table:table-cell table:formula="of:=VLOOKUP([.F138];[.B$1:.D$1048576];2;0)" office:value-type="float" office:value="12.076" calcext:value-type="float">
            <text:p>12.076</text:p>
          </table:table-cell>
          <table:table-cell table:formula="of:=VLOOKUP([.F138];[.B$1:.D$1048576];3;0)" office:value-type="float" office:value="74.096" calcext:value-type="float">
            <text:p>74.096</text:p>
          </table:table-cell>
          <table:table-cell table:formula="of:=([.G138]-[.$G$204])^2+([.H138]-[.$H$204])^2" office:value-type="float" office:value="7.25638325830072" calcext:value-type="float">
            <text:p>7.2563832583</text:p>
          </table:table-cell>
          <table:table-cell table:style-name="ce1" table:formula="of:=([.G138]-[.$G$48])^2+([.H138]-[.$H$48])^2" office:value-type="float" office:value="1085.72309180813" calcext:value-type="float">
            <text:p>1085.7230918081</text:p>
          </table:table-cell>
          <table:table-cell table:style-name="ce1" table:formula="of:=([.G138]-[.$G$112])^2+([.H138]-[.$H$112])^2" office:value-type="float" office:value="160.553088000269" calcext:value-type="float">
            <text:p>160.5530880003</text:p>
          </table:table-cell>
          <table:table-cell table:style-name="ce5" table:formula="of:=MIN([.I138:.K138])=[.I13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Paraguay</text:p>
          </table:table-cell>
          <table:table-cell office:value-type="float" office:value="24.822" calcext:value-type="float">
            <text:p>24.822</text:p>
          </table:table-cell>
          <table:table-cell office:value-type="float" office:value="71.854" calcext:value-type="float">
            <text:p>71.854</text:p>
          </table:table-cell>
          <table:table-cell/>
          <table:table-cell office:value-type="string" calcext:value-type="string">
            <text:p>Macedonia <text:s/>FYR</text:p>
          </table:table-cell>
          <table:table-cell table:formula="of:=VLOOKUP([.F139];[.B$1:.D$1048576];2;0)" office:value-type="float" office:value="10.918" calcext:value-type="float">
            <text:p>10.918</text:p>
          </table:table-cell>
          <table:table-cell table:formula="of:=VLOOKUP([.F139];[.B$1:.D$1048576];3;0)" office:value-type="float" office:value="74.32" calcext:value-type="float">
            <text:p>74.32</text:p>
          </table:table-cell>
          <table:table-cell table:formula="of:=([.G139]-[.$G$204])^2+([.H139]-[.$H$204])^2" office:value-type="float" office:value="9.49077894369411" calcext:value-type="float">
            <text:p>9.4907789437</text:p>
          </table:table-cell>
          <table:table-cell table:style-name="ce1" table:formula="of:=([.G139]-[.$G$48])^2+([.H139]-[.$H$48])^2" office:value-type="float" office:value="1155.99261728639" calcext:value-type="float">
            <text:p>1155.9926172864</text:p>
          </table:table-cell>
          <table:table-cell table:style-name="ce1" table:formula="of:=([.G139]-[.$G$112])^2+([.H139]-[.$H$112])^2" office:value-type="float" office:value="191.468155344531" calcext:value-type="float">
            <text:p>191.4681553445</text:p>
          </table:table-cell>
          <table:table-cell table:style-name="ce5" table:formula="of:=MIN([.I139:.K139])=[.I13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Peru</text:p>
          </table:table-cell>
          <table:table-cell office:value-type="float" office:value="21.342" calcext:value-type="float">
            <text:p>21.342</text:p>
          </table:table-cell>
          <table:table-cell office:value-type="float" office:value="73.315" calcext:value-type="float">
            <text:p>73.315</text:p>
          </table:table-cell>
          <table:table-cell/>
          <table:table-cell office:value-type="string" calcext:value-type="string">
            <text:p>China</text:p>
          </table:table-cell>
          <table:table-cell table:formula="of:=VLOOKUP([.F140];[.B$1:.D$1048576];2;0)" office:value-type="float" office:value="13.536" calcext:value-type="float">
            <text:p>13.536</text:p>
          </table:table-cell>
          <table:table-cell table:formula="of:=VLOOKUP([.F140];[.B$1:.D$1048576];3;0)" office:value-type="float" office:value="73.099" calcext:value-type="float">
            <text:p>73.099</text:p>
          </table:table-cell>
          <table:table-cell table:formula="of:=([.G140]-[.$G$204])^2+([.H140]-[.$H$204])^2" office:value-type="float" office:value="12.968134415604" calcext:value-type="float">
            <text:p>12.9681344156</text:p>
          </table:table-cell>
          <table:table-cell table:style-name="ce1" table:formula="of:=([.G140]-[.$G$48])^2+([.H140]-[.$H$48])^2" office:value-type="float" office:value="972.65718502552" calcext:value-type="float">
            <text:p>972.6571850255</text:p>
          </table:table-cell>
          <table:table-cell table:style-name="ce1" table:formula="of:=([.G140]-[.$G$112])^2+([.H140]-[.$H$112])^2" office:value-type="float" office:value="120.2842666724" calcext:value-type="float">
            <text:p>120.2842666724</text:p>
          </table:table-cell>
          <table:table-cell table:style-name="ce5" table:formula="of:=MIN([.I140:.K140])=[.I14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Philippines</text:p>
          </table:table-cell>
          <table:table-cell office:value-type="float" office:value="24.963" calcext:value-type="float">
            <text:p>24.963</text:p>
          </table:table-cell>
          <table:table-cell office:value-type="float" office:value="67.963" calcext:value-type="float">
            <text:p>67.963</text:p>
          </table:table-cell>
          <table:table-cell/>
          <table:table-cell office:value-type="string" calcext:value-type="string">
            <text:p>Armenia</text:p>
          </table:table-cell>
          <table:table-cell table:formula="of:=VLOOKUP([.F141];[.B$1:.D$1048576];2;0)" office:value-type="float" office:value="15.222" calcext:value-type="float">
            <text:p>15.222</text:p>
          </table:table-cell>
          <table:table-cell table:formula="of:=VLOOKUP([.F141];[.B$1:.D$1048576];3;0)" office:value-type="float" office:value="73.794" calcext:value-type="float">
            <text:p>73.794</text:p>
          </table:table-cell>
          <table:table-cell table:formula="of:=([.G141]-[.$G$204])^2+([.H141]-[.$H$204])^2" office:value-type="float" office:value="13.3884454156039" calcext:value-type="float">
            <text:p>13.3884454156</text:p>
          </table:table-cell>
          <table:table-cell table:style-name="ce1" table:formula="of:=([.G141]-[.$G$48])^2+([.H141]-[.$H$48])^2" office:value-type="float" office:value="921.177087982041" calcext:value-type="float">
            <text:p>921.177087982</text:p>
          </table:table-cell>
          <table:table-cell table:style-name="ce1" table:formula="of:=([.G141]-[.$G$112])^2+([.H141]-[.$H$112])^2" office:value-type="float" office:value="92.9796474101047" calcext:value-type="float">
            <text:p>92.9796474101</text:p>
          </table:table-cell>
          <table:table-cell table:style-name="ce5" table:formula="of:=MIN([.I141:.K141])=[.I14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Poland</text:p>
          </table:table-cell>
          <table:table-cell office:value-type="float" office:value="9.792" calcext:value-type="float">
            <text:p>9.792</text:p>
          </table:table-cell>
          <table:table-cell office:value-type="float" office:value="75.678" calcext:value-type="float">
            <text:p>75.678</text:p>
          </table:table-cell>
          <table:table-cell/>
          <table:table-cell office:value-type="string" calcext:value-type="string">
            <text:p>Ukraine</text:p>
          </table:table-cell>
          <table:table-cell table:formula="of:=VLOOKUP([.F142];[.B$1:.D$1048576];2;0)" office:value-type="float" office:value="9.879" calcext:value-type="float">
            <text:p>9.879</text:p>
          </table:table-cell>
          <table:table-cell table:formula="of:=VLOOKUP([.F142];[.B$1:.D$1048576];3;0)" office:value-type="float" office:value="68.306" calcext:value-type="float">
            <text:p>68.306</text:p>
          </table:table-cell>
          <table:table-cell table:formula="of:=([.G142]-[.$G$204])^2+([.H142]-[.$H$204])^2" office:value-type="float" office:value="78.946566977402" calcext:value-type="float">
            <text:p>78.9465669774</text:p>
          </table:table-cell>
          <table:table-cell table:style-name="ce1" table:formula="of:=([.G142]-[.$G$48])^2+([.H142]-[.$H$48])^2" office:value-type="float" office:value="999.48468102552" calcext:value-type="float">
            <text:p>999.4846810255</text:p>
          </table:table-cell>
          <table:table-cell table:style-name="ce1" table:formula="of:=([.G142]-[.$G$112])^2+([.H142]-[.$H$112])^2" office:value-type="float" office:value="201.247946049449" calcext:value-type="float">
            <text:p>201.2479460494</text:p>
          </table:table-cell>
          <table:table-cell table:style-name="ce5" table:formula="of:=MIN([.I142:.K142])=[.I14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Portugal</text:p>
          </table:table-cell>
          <table:table-cell office:value-type="float" office:value="9.873" calcext:value-type="float">
            <text:p>9.873</text:p>
          </table:table-cell>
          <table:table-cell office:value-type="float" office:value="78.771" calcext:value-type="float">
            <text:p>78.771</text:p>
          </table:table-cell>
          <table:table-cell/>
          <table:table-cell office:value-type="string" calcext:value-type="string">
            <text:p>Bahrain</text:p>
          </table:table-cell>
          <table:table-cell table:formula="of:=VLOOKUP([.F143];[.B$1:.D$1048576];2;0)" office:value-type="float" office:value="18.151" calcext:value-type="float">
            <text:p>18.151</text:p>
          </table:table-cell>
          <table:table-cell table:formula="of:=VLOOKUP([.F143];[.B$1:.D$1048576];3;0)" office:value-type="float" office:value="74.675" calcext:value-type="float">
            <text:p>74.675</text:p>
          </table:table-cell>
          <table:table-cell table:formula="of:=([.G143]-[.$G$204])^2+([.H143]-[.$H$204])^2" office:value-type="float" office:value="31.1152322470644" calcext:value-type="float">
            <text:p>31.1152322471</text:p>
          </table:table-cell>
          <table:table-cell table:style-name="ce1" table:formula="of:=([.G143]-[.$G$48])^2+([.H143]-[.$H$48])^2" office:value-type="float" office:value="833.667458503781" calcext:value-type="float">
            <text:p>833.6674585038</text:p>
          </table:table-cell>
          <table:table-cell table:style-name="ce1" table:formula="of:=([.G143]-[.$G$112])^2+([.H143]-[.$H$112])^2" office:value-type="float" office:value="58.0559807215801" calcext:value-type="float">
            <text:p>58.0559807216</text:p>
          </table:table-cell>
          <table:table-cell table:style-name="ce5" table:formula="of:=MIN([.I143:.K143])=[.I14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Puerto Rico</text:p>
          </table:table-cell>
          <table:table-cell office:value-type="float" office:value="13.19" calcext:value-type="float">
            <text:p>13.19</text:p>
          </table:table-cell>
          <table:table-cell office:value-type="float" office:value="78.823" calcext:value-type="float">
            <text:p>78.823</text:p>
          </table:table-cell>
          <table:table-cell/>
          <table:table-cell office:value-type="string" calcext:value-type="string">
            <text:p>Finland</text:p>
          </table:table-cell>
          <table:table-cell table:formula="of:=VLOOKUP([.F144];[.B$1:.D$1048576];2;0)" office:value-type="float" office:value="11.127" calcext:value-type="float">
            <text:p>11.127</text:p>
          </table:table-cell>
          <table:table-cell table:formula="of:=VLOOKUP([.F144];[.B$1:.D$1048576];3;0)" office:value-type="float" office:value="79.699" calcext:value-type="float">
            <text:p>79.699</text:p>
          </table:table-cell>
          <table:table-cell table:formula="of:=([.G144]-[.$G$204])^2+([.H144]-[.$H$204])^2" office:value-type="float" office:value="12.5650609212222" calcext:value-type="float">
            <text:p>12.5650609212</text:p>
          </table:table-cell>
          <table:table-cell table:style-name="ce1" table:formula="of:=([.G144]-[.$G$48])^2+([.H144]-[.$H$48])^2" office:value-type="float" office:value="1397.05644841682" calcext:value-type="float">
            <text:p>1397.0564484168</text:p>
          </table:table-cell>
          <table:table-cell table:style-name="ce1" table:formula="of:=([.G144]-[.$G$112])^2+([.H144]-[.$H$112])^2" office:value-type="float" office:value="263.842513967482" calcext:value-type="float">
            <text:p>263.8425139675</text:p>
          </table:table-cell>
          <table:table-cell table:style-name="ce5" table:formula="of:=MIN([.I144:.K144])=[.I14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Qatar</text:p>
          </table:table-cell>
          <table:table-cell office:value-type="float" office:value="12.197" calcext:value-type="float">
            <text:p>12.197</text:p>
          </table:table-cell>
          <table:table-cell office:value-type="float" office:value="77.948" calcext:value-type="float">
            <text:p>77.948</text:p>
          </table:table-cell>
          <table:table-cell/>
          <table:table-cell office:value-type="string" calcext:value-type="string">
            <text:p>Korea <text:s/>Rep.</text:p>
          </table:table-cell>
          <table:table-cell table:formula="of:=VLOOKUP([.F145];[.B$1:.D$1048576];2;0)" office:value-type="float" office:value="9.488" calcext:value-type="float">
            <text:p>9.488</text:p>
          </table:table-cell>
          <table:table-cell table:formula="of:=VLOOKUP([.F145];[.B$1:.D$1048576];3;0)" office:value-type="float" office:value="80.064" calcext:value-type="float">
            <text:p>80.064</text:p>
          </table:table-cell>
          <table:table-cell table:formula="of:=([.G145]-[.$G$204])^2+([.H145]-[.$H$204])^2" office:value-type="float" office:value="23.5342271234695" calcext:value-type="float">
            <text:p>23.5342271235</text:p>
          </table:table-cell>
          <table:table-cell table:style-name="ce1" table:formula="of:=([.G145]-[.$G$48])^2+([.H145]-[.$H$48])^2" office:value-type="float" office:value="1506.53522902552" calcext:value-type="float">
            <text:p>1506.5352290255</text:p>
          </table:table-cell>
          <table:table-cell table:style-name="ce1" table:formula="of:=([.G145]-[.$G$112])^2+([.H145]-[.$H$112])^2" office:value-type="float" office:value="316.064526951088" calcext:value-type="float">
            <text:p>316.0645269511</text:p>
          </table:table-cell>
          <table:table-cell table:style-name="ce5" table:formula="of:=MIN([.I145:.K145])=[.I14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Reunion</text:p>
          </table:table-cell>
          <table:table-cell office:value-type="float" office:value="18.55" calcext:value-type="float">
            <text:p>18.55</text:p>
          </table:table-cell>
          <table:table-cell office:value-type="float" office:value="77.297" calcext:value-type="float">
            <text:p>77.297</text:p>
          </table:table-cell>
          <table:table-cell/>
          <table:table-cell office:value-type="string" calcext:value-type="string">
            <text:p>Mauritius</text:p>
          </table:table-cell>
          <table:table-cell table:formula="of:=VLOOKUP([.F146];[.B$1:.D$1048576];2;0)" office:value-type="float" office:value="14.112" calcext:value-type="float">
            <text:p>14.112</text:p>
          </table:table-cell>
          <table:table-cell table:formula="of:=VLOOKUP([.F146];[.B$1:.D$1048576];3;0)" office:value-type="float" office:value="72.916" calcext:value-type="float">
            <text:p>72.916</text:p>
          </table:table-cell>
          <table:table-cell table:formula="of:=([.G146]-[.$G$204])^2+([.H146]-[.$H$204])^2" office:value-type="float" office:value="15.3263331908849" calcext:value-type="float">
            <text:p>15.3263331909</text:p>
          </table:table-cell>
          <table:table-cell table:style-name="ce1" table:formula="of:=([.G146]-[.$G$48])^2+([.H146]-[.$H$48])^2" office:value-type="float" office:value="937.868502590737" calcext:value-type="float">
            <text:p>937.8685025907</text:p>
          </table:table-cell>
          <table:table-cell table:style-name="ce1" table:formula="of:=([.G146]-[.$G$112])^2+([.H146]-[.$H$112])^2" office:value-type="float" office:value="107.392739803547" calcext:value-type="float">
            <text:p>107.3927398035</text:p>
          </table:table-cell>
          <table:table-cell table:style-name="ce5" table:formula="of:=MIN([.I146:.K146])=[.I14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Romania</text:p>
          </table:table-cell>
          <table:table-cell office:value-type="float" office:value="10.045" calcext:value-type="float">
            <text:p>10.045</text:p>
          </table:table-cell>
          <table:table-cell office:value-type="float" office:value="73.275" calcext:value-type="float">
            <text:p>73.275</text:p>
          </table:table-cell>
          <table:table-cell/>
          <table:table-cell office:value-type="string" calcext:value-type="string">
            <text:p>Sweden</text:p>
          </table:table-cell>
          <table:table-cell table:formula="of:=VLOOKUP([.F147];[.B$1:.D$1048576];2;0)" office:value-type="float" office:value="11.72" calcext:value-type="float">
            <text:p>11.72</text:p>
          </table:table-cell>
          <table:table-cell table:formula="of:=VLOOKUP([.F147];[.B$1:.D$1048576];3;0)" office:value-type="float" office:value="80.973" calcext:value-type="float">
            <text:p>80.973</text:p>
          </table:table-cell>
          <table:table-cell table:formula="of:=([.G147]-[.$G$204])^2+([.H147]-[.$H$204])^2" office:value-type="float" office:value="20.1668701459413" calcext:value-type="float">
            <text:p>20.1668701459</text:p>
          </table:table-cell>
          <table:table-cell table:style-name="ce1" table:formula="of:=([.G147]-[.$G$48])^2+([.H147]-[.$H$48])^2" office:value-type="float" office:value="1433.94859259074" calcext:value-type="float">
            <text:p>1433.9485925907</text:p>
          </table:table-cell>
          <table:table-cell table:style-name="ce1" table:formula="of:=([.G147]-[.$G$112])^2+([.H147]-[.$H$112])^2" office:value-type="float" office:value="275.841558016662" calcext:value-type="float">
            <text:p>275.8415580167</text:p>
          </table:table-cell>
          <table:table-cell table:style-name="ce5" table:formula="of:=MIN([.I147:.K147])=[.I14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Russia</text:p>
          </table:table-cell>
          <table:table-cell office:value-type="float" office:value="10.828" calcext:value-type="float">
            <text:p>10.828</text:p>
          </table:table-cell>
          <table:table-cell office:value-type="float" office:value="67.89" calcext:value-type="float">
            <text:p>67.89</text:p>
          </table:table-cell>
          <table:table-cell/>
          <table:table-cell office:value-type="string" calcext:value-type="string">
            <text:p>Belarus</text:p>
          </table:table-cell>
          <table:table-cell table:formula="of:=VLOOKUP([.F148];[.B$1:.D$1048576];2;0)" office:value-type="float" office:value="9.97" calcext:value-type="float">
            <text:p>9.97</text:p>
          </table:table-cell>
          <table:table-cell table:formula="of:=VLOOKUP([.F148];[.B$1:.D$1048576];3;0)" office:value-type="float" office:value="69.194" calcext:value-type="float">
            <text:p>69.194</text:p>
          </table:table-cell>
          <table:table-cell table:formula="of:=([.G148]-[.$G$204])^2+([.H148]-[.$H$204])^2" office:value-type="float" office:value="64.3693896852671" calcext:value-type="float">
            <text:p>64.3693896853</text:p>
          </table:table-cell>
          <table:table-cell table:style-name="ce1" table:formula="of:=([.G148]-[.$G$48])^2+([.H148]-[.$H$48])^2" office:value-type="float" office:value="1021.3817114603" calcext:value-type="float">
            <text:p>1021.3817114603</text:p>
          </table:table-cell>
          <table:table-cell table:style-name="ce1" table:formula="of:=([.G148]-[.$G$112])^2+([.H148]-[.$H$112])^2" office:value-type="float" office:value="196.86217514781" calcext:value-type="float">
            <text:p>196.8621751478</text:p>
          </table:table-cell>
          <table:table-cell table:style-name="ce5" table:formula="of:=MIN([.I148:.K148])=[.I14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Rwanda</text:p>
          </table:table-cell>
          <table:table-cell office:value-type="float" office:value="41.033" calcext:value-type="float">
            <text:p>41.033</text:p>
          </table:table-cell>
          <table:table-cell office:value-type="float" office:value="54.252" calcext:value-type="float">
            <text:p>54.252</text:p>
          </table:table-cell>
          <table:table-cell/>
          <table:table-cell office:value-type="string" calcext:value-type="string">
            <text:p>Russia</text:p>
          </table:table-cell>
          <table:table-cell table:formula="of:=VLOOKUP([.F149];[.B$1:.D$1048576];2;0)" office:value-type="float" office:value="10.828" calcext:value-type="float">
            <text:p>10.828</text:p>
          </table:table-cell>
          <table:table-cell table:formula="of:=VLOOKUP([.F149];[.B$1:.D$1048576];3;0)" office:value-type="float" office:value="67.89" calcext:value-type="float">
            <text:p>67.89</text:p>
          </table:table-cell>
          <table:table-cell table:formula="of:=([.G149]-[.$G$204])^2+([.H149]-[.$H$204])^2" office:value-type="float" office:value="81.1635292807726" calcext:value-type="float">
            <text:p>81.1635292808</text:p>
          </table:table-cell>
          <table:table-cell table:style-name="ce1" table:formula="of:=([.G149]-[.$G$48])^2+([.H149]-[.$H$48])^2" office:value-type="float" office:value="935.212216416824" calcext:value-type="float">
            <text:p>935.2122164168</text:p>
          </table:table-cell>
          <table:table-cell table:style-name="ce1" table:formula="of:=([.G149]-[.$G$112])^2+([.H149]-[.$H$112])^2" office:value-type="float" office:value="176.766482229777" calcext:value-type="float">
            <text:p>176.7664822298</text:p>
          </table:table-cell>
          <table:table-cell table:style-name="ce5" table:formula="of:=MIN([.I149:.K149])=[.I14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Saint Lucia</text:p>
          </table:table-cell>
          <table:table-cell office:value-type="float" office:value="18.049" calcext:value-type="float">
            <text:p>18.049</text:p>
          </table:table-cell>
          <table:table-cell office:value-type="float" office:value="73.995" calcext:value-type="float">
            <text:p>73.995</text:p>
          </table:table-cell>
          <table:table-cell/>
          <table:table-cell office:value-type="string" calcext:value-type="string">
            <text:p>Bulgaria</text:p>
          </table:table-cell>
          <table:table-cell table:formula="of:=VLOOKUP([.F150];[.B$1:.D$1048576];2;0)" office:value-type="float" office:value="9.558" calcext:value-type="float">
            <text:p>9.558</text:p>
          </table:table-cell>
          <table:table-cell table:formula="of:=VLOOKUP([.F150];[.B$1:.D$1048576];3;0)" office:value-type="float" office:value="73.317" calcext:value-type="float">
            <text:p>73.317</text:p>
          </table:table-cell>
          <table:table-cell table:formula="of:=([.G150]-[.$G$204])^2+([.H150]-[.$H$204])^2" office:value-type="float" office:value="22.502897741447" calcext:value-type="float">
            <text:p>22.5028977414</text:p>
          </table:table-cell>
          <table:table-cell table:style-name="ce1" table:formula="of:=([.G150]-[.$G$48])^2+([.H150]-[.$H$48])^2" office:value-type="float" office:value="1190.44061459074" calcext:value-type="float">
            <text:p>1190.4406145907</text:p>
          </table:table-cell>
          <table:table-cell table:style-name="ce1" table:formula="of:=([.G150]-[.$G$112])^2+([.H150]-[.$H$112])^2" office:value-type="float" office:value="220.764945098629" calcext:value-type="float">
            <text:p>220.7649450986</text:p>
          </table:table-cell>
          <table:table-cell table:style-name="ce5" table:formula="of:=MIN([.I150:.K150])=[.I15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Saint Vincent and the Grenadines</text:p>
          </table:table-cell>
          <table:table-cell office:value-type="float" office:value="17.725" calcext:value-type="float">
            <text:p>17.725</text:p>
          </table:table-cell>
          <table:table-cell office:value-type="float" office:value="71.713" calcext:value-type="float">
            <text:p>71.713</text:p>
          </table:table-cell>
          <table:table-cell/>
          <table:table-cell office:value-type="string" calcext:value-type="string">
            <text:p>United States</text:p>
          </table:table-cell>
          <table:table-cell table:formula="of:=VLOOKUP([.F151];[.B$1:.D$1048576];2;0)" office:value-type="float" office:value="14.191" calcext:value-type="float">
            <text:p>14.191</text:p>
          </table:table-cell>
          <table:table-cell table:formula="of:=VLOOKUP([.F151];[.B$1:.D$1048576];3;0)" office:value-type="float" office:value="77.8" calcext:value-type="float">
            <text:p>77.8</text:p>
          </table:table-cell>
          <table:table-cell table:formula="of:=([.G151]-[.$G$204])^2+([.H151]-[.$H$204])^2" office:value-type="float" office:value="2.90370499987368" calcext:value-type="float">
            <text:p>2.9037049999</text:p>
          </table:table-cell>
          <table:table-cell table:style-name="ce1" table:formula="of:=([.G151]-[.$G$48])^2+([.H151]-[.$H$48])^2" office:value-type="float" office:value="1147.05288024291" calcext:value-type="float">
            <text:p>1147.0528802429</text:p>
          </table:table-cell>
          <table:table-cell table:style-name="ce1" table:formula="of:=([.G151]-[.$G$112])^2+([.H151]-[.$H$112])^2" office:value-type="float" office:value="160.341837852728" calcext:value-type="float">
            <text:p>160.3418378527</text:p>
          </table:table-cell>
          <table:table-cell table:style-name="ce5" table:formula="of:=MIN([.I151:.K151])=[.I15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Samoa</text:p>
          </table:table-cell>
          <table:table-cell office:value-type="float" office:value="23.764" calcext:value-type="float">
            <text:p>23.764</text:p>
          </table:table-cell>
          <table:table-cell office:value-type="float" office:value="71.679" calcext:value-type="float">
            <text:p>71.679</text:p>
          </table:table-cell>
          <table:table-cell/>
          <table:table-cell office:value-type="string" calcext:value-type="string">
            <text:p>Romania</text:p>
          </table:table-cell>
          <table:table-cell table:formula="of:=VLOOKUP([.F152];[.B$1:.D$1048576];2;0)" office:value-type="float" office:value="10.045" calcext:value-type="float">
            <text:p>10.045</text:p>
          </table:table-cell>
          <table:table-cell table:formula="of:=VLOOKUP([.F152];[.B$1:.D$1048576];3;0)" office:value-type="float" office:value="73.275" calcext:value-type="float">
            <text:p>73.275</text:p>
          </table:table-cell>
          <table:table-cell table:formula="of:=([.G152]-[.$G$204])^2+([.H152]-[.$H$204])^2" office:value-type="float" office:value="19.7335006066154" calcext:value-type="float">
            <text:p>19.7335006066</text:p>
          </table:table-cell>
          <table:table-cell table:style-name="ce1" table:formula="of:=([.G152]-[.$G$48])^2+([.H152]-[.$H$48])^2" office:value-type="float" office:value="1161.46962885161" calcext:value-type="float">
            <text:p>1161.4696288516</text:p>
          </table:table-cell>
          <table:table-cell table:style-name="ce1" table:formula="of:=([.G152]-[.$G$112])^2+([.H152]-[.$H$112])^2" office:value-type="float" office:value="206.651225180597" calcext:value-type="float">
            <text:p>206.6512251806</text:p>
          </table:table-cell>
          <table:table-cell table:style-name="ce5" table:formula="of:=MIN([.I152:.K152])=[.I15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Sao Tome and Principe</text:p>
          </table:table-cell>
          <table:table-cell office:value-type="float" office:value="32.399" calcext:value-type="float">
            <text:p>32.399</text:p>
          </table:table-cell>
          <table:table-cell office:value-type="float" office:value="63.935" calcext:value-type="float">
            <text:p>63.935</text:p>
          </table:table-cell>
          <table:table-cell/>
          <table:table-cell office:value-type="string" calcext:value-type="string">
            <text:p>Czech Rep.</text:p>
          </table:table-cell>
          <table:table-cell table:formula="of:=VLOOKUP([.F153];[.B$1:.D$1048576];2;0)" office:value-type="float" office:value="10.564" calcext:value-type="float">
            <text:p>10.564</text:p>
          </table:table-cell>
          <table:table-cell table:formula="of:=VLOOKUP([.F153];[.B$1:.D$1048576];3;0)" office:value-type="float" office:value="77.26" calcext:value-type="float">
            <text:p>77.26</text:p>
          </table:table-cell>
          <table:table-cell table:formula="of:=([.G153]-[.$G$204])^2+([.H153]-[.$H$204])^2" office:value-type="float" office:value="5.98981804481774" calcext:value-type="float">
            <text:p>5.9898180448</text:p>
          </table:table-cell>
          <table:table-cell table:style-name="ce1" table:formula="of:=([.G153]-[.$G$48])^2+([.H153]-[.$H$48])^2" office:value-type="float" office:value="1305.89668119943" calcext:value-type="float">
            <text:p>1305.8966811994</text:p>
          </table:table-cell>
          <table:table-cell table:style-name="ce1" table:formula="of:=([.G153]-[.$G$112])^2+([.H153]-[.$H$112])^2" office:value-type="float" office:value="236.196756065842" calcext:value-type="float">
            <text:p>236.1967560658</text:p>
          </table:table-cell>
          <table:table-cell table:style-name="ce5" table:formula="of:=MIN([.I153:.K153])=[.I15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Saudi Arabia</text:p>
          </table:table-cell>
          <table:table-cell office:value-type="float" office:value="23.569" calcext:value-type="float">
            <text:p>23.569</text:p>
          </table:table-cell>
          <table:table-cell office:value-type="float" office:value="73.25" calcext:value-type="float">
            <text:p>73.25</text:p>
          </table:table-cell>
          <table:table-cell/>
          <table:table-cell office:value-type="string" calcext:value-type="string">
            <text:p>Cyprus</text:p>
          </table:table-cell>
          <table:table-cell table:formula="of:=VLOOKUP([.F154];[.B$1:.D$1048576];2;0)" office:value-type="float" office:value="11.514" calcext:value-type="float">
            <text:p>11.514</text:p>
          </table:table-cell>
          <table:table-cell table:formula="of:=VLOOKUP([.F154];[.B$1:.D$1048576];3;0)" office:value-type="float" office:value="79.058" calcext:value-type="float">
            <text:p>79.058</text:p>
          </table:table-cell>
          <table:table-cell table:formula="of:=([.G154]-[.$G$204])^2+([.H154]-[.$H$204])^2" office:value-type="float" office:value="7.81755741560425" calcext:value-type="float">
            <text:p>7.8175574156</text:p>
          </table:table-cell>
          <table:table-cell table:style-name="ce1" table:formula="of:=([.G154]-[.$G$48])^2+([.H154]-[.$H$48])^2" office:value-type="float" office:value="1343.42752015596" calcext:value-type="float">
            <text:p>1343.427520156</text:p>
          </table:table-cell>
          <table:table-cell table:style-name="ce1" table:formula="of:=([.G154]-[.$G$112])^2+([.H154]-[.$H$112])^2" office:value-type="float" office:value="241.729844393711" calcext:value-type="float">
            <text:p>241.7298443937</text:p>
          </table:table-cell>
          <table:table-cell table:style-name="ce5" table:formula="of:=MIN([.I154:.K154])=[.I15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Senegal</text:p>
          </table:table-cell>
          <table:table-cell office:value-type="float" office:value="38.776" calcext:value-type="float">
            <text:p>38.776</text:p>
          </table:table-cell>
          <table:table-cell office:value-type="float" office:value="58.348" calcext:value-type="float">
            <text:p>58.348</text:p>
          </table:table-cell>
          <table:table-cell/>
          <table:table-cell office:value-type="string" calcext:value-type="string">
            <text:p>Qatar</text:p>
          </table:table-cell>
          <table:table-cell table:formula="of:=VLOOKUP([.F155];[.B$1:.D$1048576];2;0)" office:value-type="float" office:value="12.197" calcext:value-type="float">
            <text:p>12.197</text:p>
          </table:table-cell>
          <table:table-cell table:formula="of:=VLOOKUP([.F155];[.B$1:.D$1048576];3;0)" office:value-type="float" office:value="77.948" calcext:value-type="float">
            <text:p>77.948</text:p>
          </table:table-cell>
          <table:table-cell table:formula="of:=([.G155]-[.$G$204])^2+([.H155]-[.$H$204])^2" office:value-type="float" office:value="2.22942306728953" calcext:value-type="float">
            <text:p>2.2294230673</text:p>
          </table:table-cell>
          <table:table-cell table:style-name="ce1" table:formula="of:=([.G155]-[.$G$48])^2+([.H155]-[.$H$48])^2" office:value-type="float" office:value="1252.55304519943" calcext:value-type="float">
            <text:p>1252.5530451994</text:p>
          </table:table-cell>
          <table:table-cell table:style-name="ce1" table:formula="of:=([.G155]-[.$G$112])^2+([.H155]-[.$H$112])^2" office:value-type="float" office:value="205.787016344531" calcext:value-type="float">
            <text:p>205.7870163445</text:p>
          </table:table-cell>
          <table:table-cell table:style-name="ce5" table:formula="of:=MIN([.I155:.K155])=[.I15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Serbia</text:p>
          </table:table-cell>
          <table:table-cell office:value-type="float" office:value="11.612" calcext:value-type="float">
            <text:p>11.612</text:p>
          </table:table-cell>
          <table:table-cell office:value-type="float" office:value="74.083" calcext:value-type="float">
            <text:p>74.083</text:p>
          </table:table-cell>
          <table:table-cell/>
          <table:table-cell office:value-type="string" calcext:value-type="string">
            <text:p>Austria</text:p>
          </table:table-cell>
          <table:table-cell table:formula="of:=VLOOKUP([.F156];[.B$1:.D$1048576];2;0)" office:value-type="float" office:value="9.138" calcext:value-type="float">
            <text:p>9.138</text:p>
          </table:table-cell>
          <table:table-cell table:formula="of:=VLOOKUP([.F156];[.B$1:.D$1048576];3;0)" office:value-type="float" office:value="80.51" calcext:value-type="float">
            <text:p>80.51</text:p>
          </table:table-cell>
          <table:table-cell table:formula="of:=([.G156]-[.$G$204])^2+([.H156]-[.$H$204])^2" office:value-type="float" office:value="29.3136357976269" calcext:value-type="float">
            <text:p>29.3136357976</text:p>
          </table:table-cell>
          <table:table-cell table:style-name="ce1" table:formula="of:=([.G156]-[.$G$48])^2+([.H156]-[.$H$48])^2" office:value-type="float" office:value="1550.34766119943" calcext:value-type="float">
            <text:p>1550.3476611994</text:p>
          </table:table-cell>
          <table:table-cell table:style-name="ce1" table:formula="of:=([.G156]-[.$G$112])^2+([.H156]-[.$H$112])^2" office:value-type="float" office:value="335.711277967482" calcext:value-type="float">
            <text:p>335.7112779675</text:p>
          </table:table-cell>
          <table:table-cell table:style-name="ce5" table:formula="of:=MIN([.I156:.K156])=[.I15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Sierra Leone</text:p>
          </table:table-cell>
          <table:table-cell office:value-type="float" office:value="40.441" calcext:value-type="float">
            <text:p>40.441</text:p>
          </table:table-cell>
          <table:table-cell office:value-type="float" office:value="46.44" calcext:value-type="float">
            <text:p>46.44</text:p>
          </table:table-cell>
          <table:table-cell/>
          <table:table-cell office:value-type="string" calcext:value-type="string">
            <text:p>Vietnam</text:p>
          </table:table-cell>
          <table:table-cell table:formula="of:=VLOOKUP([.F157];[.B$1:.D$1048576];2;0)" office:value-type="float" office:value="17.312" calcext:value-type="float">
            <text:p>17.312</text:p>
          </table:table-cell>
          <table:table-cell table:formula="of:=VLOOKUP([.F157];[.B$1:.D$1048576];3;0)" office:value-type="float" office:value="74.51" calcext:value-type="float">
            <text:p>74.51</text:p>
          </table:table-cell>
          <table:table-cell table:formula="of:=([.G157]-[.$G$204])^2+([.H157]-[.$H$204])^2" office:value-type="float" office:value="23.7438808313341" calcext:value-type="float">
            <text:p>23.7438808313</text:p>
          </table:table-cell>
          <table:table-cell table:style-name="ce1" table:formula="of:=([.G157]-[.$G$48])^2+([.H157]-[.$H$48])^2" office:value-type="float" office:value="860.47486928639" calcext:value-type="float">
            <text:p>860.4748692864</text:p>
          </table:table-cell>
          <table:table-cell table:style-name="ce1" table:formula="of:=([.G157]-[.$G$112])^2+([.H157]-[.$H$112])^2" office:value-type="float" office:value="66.966663344531" calcext:value-type="float">
            <text:p>66.9666633445</text:p>
          </table:table-cell>
          <table:table-cell table:style-name="ce5" table:formula="of:=MIN([.I157:.K157])=[.I15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Singapore</text:p>
          </table:table-cell>
          <table:table-cell office:value-type="float" office:value="8.191" calcext:value-type="float">
            <text:p>8.191</text:p>
          </table:table-cell>
          <table:table-cell office:value-type="float" office:value="80.672" calcext:value-type="float">
            <text:p>80.672</text:p>
          </table:table-cell>
          <table:table-cell/>
          <table:table-cell office:value-type="string" calcext:value-type="string">
            <text:p>Hungary</text:p>
          </table:table-cell>
          <table:table-cell table:formula="of:=VLOOKUP([.F158];[.B$1:.D$1048576];2;0)" office:value-type="float" office:value="9.858" calcext:value-type="float">
            <text:p>9.858</text:p>
          </table:table-cell>
          <table:table-cell table:formula="of:=VLOOKUP([.F158];[.B$1:.D$1048576];3;0)" office:value-type="float" office:value="73.48" calcext:value-type="float">
            <text:p>73.48</text:p>
          </table:table-cell>
          <table:table-cell table:formula="of:=([.G158]-[.$G$204])^2+([.H158]-[.$H$204])^2" office:value-type="float" office:value="19.5074643369525" calcext:value-type="float">
            <text:p>19.507464337</text:p>
          </table:table-cell>
          <table:table-cell table:style-name="ce1" table:formula="of:=([.G158]-[.$G$48])^2+([.H158]-[.$H$48])^2" office:value-type="float" office:value="1180.02669815595" calcext:value-type="float">
            <text:p>1180.026698156</text:p>
          </table:table-cell>
          <table:table-cell table:style-name="ce1" table:formula="of:=([.G158]-[.$G$112])^2+([.H158]-[.$H$112])^2" office:value-type="float" office:value="213.376804524859" calcext:value-type="float">
            <text:p>213.3768045249</text:p>
          </table:table-cell>
          <table:table-cell table:style-name="ce5" table:formula="of:=MIN([.I158:.K158])=[.I15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Slovak Republic</text:p>
          </table:table-cell>
          <table:table-cell office:value-type="float" office:value="10.176" calcext:value-type="float">
            <text:p>10.176</text:p>
          </table:table-cell>
          <table:table-cell office:value-type="float" office:value="74.88" calcext:value-type="float">
            <text:p>74.88</text:p>
          </table:table-cell>
          <table:table-cell/>
          <table:table-cell office:value-type="string" calcext:value-type="string">
            <text:p>Brazil</text:p>
          </table:table-cell>
          <table:table-cell table:formula="of:=VLOOKUP([.F159];[.B$1:.D$1048576];2;0)" office:value-type="float" office:value="16.405" calcext:value-type="float">
            <text:p>16.405</text:p>
          </table:table-cell>
          <table:table-cell table:formula="of:=VLOOKUP([.F159];[.B$1:.D$1048576];3;0)" office:value-type="float" office:value="72.464" calcext:value-type="float">
            <text:p>72.464</text:p>
          </table:table-cell>
          <table:table-cell table:formula="of:=([.G159]-[.$G$204])^2+([.H159]-[.$H$204])^2" office:value-type="float" office:value="29.5656880560533" calcext:value-type="float">
            <text:p>29.5656880561</text:p>
          </table:table-cell>
          <table:table-cell table:style-name="ce1" table:formula="of:=([.G159]-[.$G$48])^2+([.H159]-[.$H$48])^2" office:value-type="float" office:value="816.998723634215" calcext:value-type="float">
            <text:p>816.9987236342</text:p>
          </table:table-cell>
          <table:table-cell table:style-name="ce1" table:formula="of:=([.G159]-[.$G$112])^2+([.H159]-[.$H$112])^2" office:value-type="float" office:value="64.7242909674818" calcext:value-type="float">
            <text:p>64.7242909675</text:p>
          </table:table-cell>
          <table:table-cell table:style-name="ce5" table:formula="of:=MIN([.I159:.K159])=[.I15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Slovenia</text:p>
          </table:table-cell>
          <table:table-cell office:value-type="float" office:value="9.628" calcext:value-type="float">
            <text:p>9.628</text:p>
          </table:table-cell>
          <table:table-cell office:value-type="float" office:value="78.414" calcext:value-type="float">
            <text:p>78.414</text:p>
          </table:table-cell>
          <table:table-cell/>
          <table:table-cell office:value-type="string" calcext:value-type="string">
            <text:p>Virgin Islands (U.S.)</text:p>
          </table:table-cell>
          <table:table-cell office:value-type="float" office:value="13.536" calcext:value-type="float">
            <text:p>13.536</text:p>
          </table:table-cell>
          <table:table-cell office:value-type="float" office:value="79.014" calcext:value-type="float">
            <text:p>79.014</text:p>
          </table:table-cell>
          <table:table-cell table:formula="of:=([.G160]-[.$G$204])^2+([.H160]-[.$H$204])^2" office:value-type="float" office:value="5.95340964032317" calcext:value-type="float">
            <text:p>5.9534096403</text:p>
          </table:table-cell>
          <table:table-cell table:style-name="ce1" table:formula="of:=([.G160]-[.$G$48])^2+([.H160]-[.$H$48])^2" office:value-type="float" office:value="1238.79669502552" calcext:value-type="float">
            <text:p>1238.7966950255</text:p>
          </table:table-cell>
          <table:table-cell table:style-name="ce1" table:formula="of:=([.G160]-[.$G$112])^2+([.H160]-[.$H$112])^2" office:value-type="float" office:value="194.556400524859" calcext:value-type="float">
            <text:p>194.5564005249</text:p>
          </table:table-cell>
          <table:table-cell table:style-name="ce5" table:formula="of:=MIN([.I160:.K160])=[.I16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Solomon Islands</text:p>
          </table:table-cell>
          <table:table-cell office:value-type="float" office:value="30.79" calcext:value-type="float">
            <text:p>30.79</text:p>
          </table:table-cell>
          <table:table-cell office:value-type="float" office:value="66.656" calcext:value-type="float">
            <text:p>66.656</text:p>
          </table:table-cell>
          <table:table-cell/>
          <table:table-cell office:value-type="string" calcext:value-type="string">
            <text:p>Costa Rica</text:p>
          </table:table-cell>
          <table:table-cell table:formula="of:=VLOOKUP([.F161];[.B$1:.D$1048576];2;0)" office:value-type="float" office:value="16.643" calcext:value-type="float">
            <text:p>16.643</text:p>
          </table:table-cell>
          <table:table-cell table:formula="of:=VLOOKUP([.F161];[.B$1:.D$1048576];3;0)" office:value-type="float" office:value="78.94" calcext:value-type="float">
            <text:p>78.94</text:p>
          </table:table-cell>
          <table:table-cell table:formula="of:=([.G161]-[.$G$204])^2+([.H161]-[.$H$204])^2" office:value-type="float" office:value="19.0030013594241" calcext:value-type="float">
            <text:p>19.0030013594</text:p>
          </table:table-cell>
          <table:table-cell table:style-name="ce1" table:formula="of:=([.G161]-[.$G$48])^2+([.H161]-[.$H$48])^2" office:value-type="float" office:value="1093.64019815595" calcext:value-type="float">
            <text:p>1093.640198156</text:p>
          </table:table-cell>
          <table:table-cell table:style-name="ce1" table:formula="of:=([.G161]-[.$G$112])^2+([.H161]-[.$H$112])^2" office:value-type="float" office:value="137.896033787154" calcext:value-type="float">
            <text:p>137.8960337872</text:p>
          </table:table-cell>
          <table:table-cell table:style-name="ce5" table:formula="of:=MIN([.I161:.K161])=[.I16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omalia</text:p>
          </table:table-cell>
          <table:table-cell office:value-type="float" office:value="44.239" calcext:value-type="float">
            <text:p>44.239</text:p>
          </table:table-cell>
          <table:table-cell office:value-type="float" office:value="50.429" calcext:value-type="float">
            <text:p>50.429</text:p>
          </table:table-cell>
          <table:table-cell/>
          <table:table-cell office:value-type="string" calcext:value-type="string">
            <text:p>Luxembourg</text:p>
          </table:table-cell>
          <table:table-cell table:formula="of:=VLOOKUP([.F162];[.B$1:.D$1048576];2;0)" office:value-type="float" office:value="11.389" calcext:value-type="float">
            <text:p>11.389</text:p>
          </table:table-cell>
          <table:table-cell table:formula="of:=VLOOKUP([.F162];[.B$1:.D$1048576];3;0)" office:value-type="float" office:value="79.563" calcext:value-type="float">
            <text:p>79.563</text:p>
          </table:table-cell>
          <table:table-cell table:formula="of:=([.G162]-[.$G$204])^2+([.H162]-[.$H$204])^2" office:value-type="float" office:value="10.8758405616717" calcext:value-type="float">
            <text:p>10.8758405617</text:p>
          </table:table-cell>
          <table:table-cell table:style-name="ce1" table:formula="of:=([.G162]-[.$G$48])^2+([.H162]-[.$H$48])^2" office:value-type="float" office:value="1376.03408450378" calcext:value-type="float">
            <text:p>1376.0340845038</text:p>
          </table:table-cell>
          <table:table-cell table:style-name="ce1" table:formula="of:=([.G162]-[.$G$112])^2+([.H162]-[.$H$112])^2" office:value-type="float" office:value="254.491726688793" calcext:value-type="float">
            <text:p>254.4917266888</text:p>
          </table:table-cell>
          <table:table-cell table:style-name="ce5" table:formula="of:=MIN([.I162:.K162])=[.I16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outh Africa</text:p>
          </table:table-cell>
          <table:table-cell office:value-type="float" office:value="22.113" calcext:value-type="float">
            <text:p>22.113</text:p>
          </table:table-cell>
          <table:table-cell office:value-type="float" office:value="51.37" calcext:value-type="float">
            <text:p>51.37</text:p>
          </table:table-cell>
          <table:table-cell/>
          <table:table-cell office:value-type="string" calcext:value-type="string">
            <text:p>Korea <text:s/>Dem. Rep.</text:p>
          </table:table-cell>
          <table:table-cell table:formula="of:=VLOOKUP([.F163];[.B$1:.D$1048576];2;0)" office:value-type="float" office:value="13.812" calcext:value-type="float">
            <text:p>13.812</text:p>
          </table:table-cell>
          <table:table-cell table:formula="of:=VLOOKUP([.F163];[.B$1:.D$1048576];3;0)" office:value-type="float" office:value="68.577" calcext:value-type="float">
            <text:p>68.577</text:p>
          </table:table-cell>
          <table:table-cell table:formula="of:=([.G163]-[.$G$204])^2+([.H163]-[.$H$204])^2" office:value-type="float" office:value="65.935446145941" calcext:value-type="float">
            <text:p>65.9354461459</text:p>
          </table:table-cell>
          <table:table-cell table:style-name="ce1" table:formula="of:=([.G163]-[.$G$48])^2+([.H163]-[.$H$48])^2" office:value-type="float" office:value="803.04874702552" calcext:value-type="float">
            <text:p>803.0487470255</text:p>
          </table:table-cell>
          <table:table-cell table:style-name="ce1" table:formula="of:=([.G163]-[.$G$112])^2+([.H163]-[.$H$112])^2" office:value-type="float" office:value="105.005900311744" calcext:value-type="float">
            <text:p>105.0059003117</text:p>
          </table:table-cell>
          <table:table-cell table:style-name="ce5" table:formula="of:=MIN([.I163:.K163])=[.I16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Spain</text:p>
          </table:table-cell>
          <table:table-cell office:value-type="float" office:value="11.016" calcext:value-type="float">
            <text:p>11.016</text:p>
          </table:table-cell>
          <table:table-cell office:value-type="float" office:value="80.935" calcext:value-type="float">
            <text:p>80.935</text:p>
          </table:table-cell>
          <table:table-cell/>
          <table:table-cell office:value-type="string" calcext:value-type="string">
            <text:p>Bahamas</text:p>
          </table:table-cell>
          <table:table-cell table:formula="of:=VLOOKUP([.F164];[.B$1:.D$1048576];2;0)" office:value-type="float" office:value="16.863" calcext:value-type="float">
            <text:p>16.863</text:p>
          </table:table-cell>
          <table:table-cell table:formula="of:=VLOOKUP([.F164];[.B$1:.D$1048576];3;0)" office:value-type="float" office:value="74.848" calcext:value-type="float">
            <text:p>74.848</text:p>
          </table:table-cell>
          <table:table-cell table:formula="of:=([.G164]-[.$G$204])^2+([.H164]-[.$H$204])^2" office:value-type="float" office:value="18.6820366852667" calcext:value-type="float">
            <text:p>18.6820366853</text:p>
          </table:table-cell>
          <table:table-cell table:style-name="ce1" table:formula="of:=([.G164]-[.$G$48])^2+([.H164]-[.$H$48])^2" office:value-type="float" office:value="893.390734503781" calcext:value-type="float">
            <text:p>893.3907345038</text:p>
          </table:table-cell>
          <table:table-cell table:style-name="ce1" table:formula="of:=([.G164]-[.$G$112])^2+([.H164]-[.$H$112])^2" office:value-type="float" office:value="76.4767742461703" calcext:value-type="float">
            <text:p>76.4767742462</text:p>
          </table:table-cell>
          <table:table-cell table:style-name="ce5" table:formula="of:=MIN([.I164:.K164])=[.I16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Sri Lanka</text:p>
          </table:table-cell>
          <table:table-cell office:value-type="float" office:value="18.287" calcext:value-type="float">
            <text:p>18.287</text:p>
          </table:table-cell>
          <table:table-cell office:value-type="float" office:value="74.456" calcext:value-type="float">
            <text:p>74.456</text:p>
          </table:table-cell>
          <table:table-cell/>
          <table:table-cell office:value-type="string" calcext:value-type="string">
            <text:p>Ireland</text:p>
          </table:table-cell>
          <table:table-cell table:formula="of:=VLOOKUP([.F165];[.B$1:.D$1048576];2;0)" office:value-type="float" office:value="15.645" calcext:value-type="float">
            <text:p>15.645</text:p>
          </table:table-cell>
          <table:table-cell table:formula="of:=VLOOKUP([.F165];[.B$1:.D$1048576];3;0)" office:value-type="float" office:value="79.94" calcext:value-type="float">
            <text:p>79.94</text:p>
          </table:table-cell>
          <table:table-cell table:formula="of:=([.G165]-[.$G$204])^2+([.H165]-[.$H$204])^2" office:value-type="float" office:value="18.1769872920084" calcext:value-type="float">
            <text:p>18.176987292</text:p>
          </table:table-cell>
          <table:table-cell table:style-name="ce1" table:formula="of:=([.G165]-[.$G$48])^2+([.H165]-[.$H$48])^2" office:value-type="float" office:value="1188.713834069" calcext:value-type="float">
            <text:p>1188.713834069</text:p>
          </table:table-cell>
          <table:table-cell table:style-name="ce1" table:formula="of:=([.G165]-[.$G$112])^2+([.H165]-[.$H$112])^2" office:value-type="float" office:value="172.877409524859" calcext:value-type="float">
            <text:p>172.8774095249</text:p>
          </table:table-cell>
          <table:table-cell table:style-name="ce5" table:formula="of:=MIN([.I165:.K165])=[.I16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Sudan</text:p>
          </table:table-cell>
          <table:table-cell office:value-type="float" office:value="31.616" calcext:value-type="float">
            <text:p>31.616</text:p>
          </table:table-cell>
          <table:table-cell office:value-type="float" office:value="60.485" calcext:value-type="float">
            <text:p>60.485</text:p>
          </table:table-cell>
          <table:table-cell/>
          <table:table-cell office:value-type="string" calcext:value-type="string">
            <text:p>Brunei</text:p>
          </table:table-cell>
          <table:table-cell table:formula="of:=VLOOKUP([.F166];[.B$1:.D$1048576];2;0)" office:value-type="float" office:value="20.061" calcext:value-type="float">
            <text:p>20.061</text:p>
          </table:table-cell>
          <table:table-cell table:formula="of:=VLOOKUP([.F166];[.B$1:.D$1048576];3;0)" office:value-type="float" office:value="77.6" calcext:value-type="float">
            <text:p>77.6</text:p>
          </table:table-cell>
          <table:table-cell table:formula="of:=([.G166]-[.$G$204])^2+([.H166]-[.$H$204])^2" office:value-type="float" office:value="51.6971735391991" calcext:value-type="float">
            <text:p>51.6971735392</text:p>
          </table:table-cell>
          <table:table-cell table:style-name="ce1" table:formula="of:=([.G166]-[.$G$48])^2+([.H166]-[.$H$48])^2" office:value-type="float" office:value="894.170678068998" calcext:value-type="float">
            <text:p>894.170678069</text:p>
          </table:table-cell>
          <table:table-cell table:style-name="ce1" table:formula="of:=([.G166]-[.$G$112])^2+([.H166]-[.$H$112])^2" office:value-type="float" office:value="76.606314574039" calcext:value-type="float">
            <text:p>76.606314574</text:p>
          </table:table-cell>
          <table:table-cell table:style-name="ce5" table:formula="of:=MIN([.I166:.K166])=[.I16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Suriname</text:p>
          </table:table-cell>
          <table:table-cell office:value-type="float" office:value="19.121" calcext:value-type="float">
            <text:p>19.121</text:p>
          </table:table-cell>
          <table:table-cell office:value-type="float" office:value="69.741" calcext:value-type="float">
            <text:p>69.741</text:p>
          </table:table-cell>
          <table:table-cell/>
          <table:table-cell office:value-type="string" calcext:value-type="string">
            <text:p>Australia</text:p>
          </table:table-cell>
          <table:table-cell table:formula="of:=VLOOKUP([.F167];[.B$1:.D$1048576];2;0)" office:value-type="float" office:value="12.741" calcext:value-type="float">
            <text:p>12.741</text:p>
          </table:table-cell>
          <table:table-cell table:formula="of:=VLOOKUP([.F167];[.B$1:.D$1048576];3;0)" office:value-type="float" office:value="81.567" calcext:value-type="float">
            <text:p>81.567</text:p>
          </table:table-cell>
          <table:table-cell table:formula="of:=([.G167]-[.$G$204])^2+([.H167]-[.$H$204])^2" office:value-type="float" office:value="24.2194550335816" calcext:value-type="float">
            <text:p>24.2194550336</text:p>
          </table:table-cell>
          <table:table-cell table:style-name="ce1" table:formula="of:=([.G167]-[.$G$48])^2+([.H167]-[.$H$48])^2" office:value-type="float" office:value="1414.56647667769" calcext:value-type="float">
            <text:p>1414.5664766777</text:p>
          </table:table-cell>
          <table:table-cell table:style-name="ce1" table:formula="of:=([.G167]-[.$G$112])^2+([.H167]-[.$H$112])^2" office:value-type="float" office:value="265.48378072158" calcext:value-type="float">
            <text:p>265.4837807216</text:p>
          </table:table-cell>
          <table:table-cell table:style-name="ce5" table:formula="of:=MIN([.I167:.K167])=[.I16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Swaziland</text:p>
          </table:table-cell>
          <table:table-cell office:value-type="float" office:value="30.014" calcext:value-type="float">
            <text:p>30.014</text:p>
          </table:table-cell>
          <table:table-cell office:value-type="float" office:value="47.391" calcext:value-type="float">
            <text:p>47.391</text:p>
          </table:table-cell>
          <table:table-cell/>
          <table:table-cell office:value-type="string" calcext:value-type="string">
            <text:p>Chile</text:p>
          </table:table-cell>
          <table:table-cell table:formula="of:=VLOOKUP([.F168];[.B$1:.D$1048576];2;0)" office:value-type="float" office:value="15.04" calcext:value-type="float">
            <text:p>15.04</text:p>
          </table:table-cell>
          <table:table-cell table:formula="of:=VLOOKUP([.F168];[.B$1:.D$1048576];3;0)" office:value-type="float" office:value="78.561" calcext:value-type="float">
            <text:p>78.561</text:p>
          </table:table-cell>
          <table:table-cell table:formula="of:=([.G168]-[.$G$204])^2+([.H168]-[.$H$204])^2" office:value-type="float" office:value="8.08907661785119" calcext:value-type="float">
            <text:p>8.0890766179</text:p>
          </table:table-cell>
          <table:table-cell table:style-name="ce1" table:formula="of:=([.G168]-[.$G$48])^2+([.H168]-[.$H$48])^2" office:value-type="float" office:value="1145.08452911248" calcext:value-type="float">
            <text:p>1145.0845291125</text:p>
          </table:table-cell>
          <table:table-cell table:style-name="ce1" table:formula="of:=([.G168]-[.$G$112])^2+([.H168]-[.$H$112])^2" office:value-type="float" office:value="157.214611393711" calcext:value-type="float">
            <text:p>157.2146113937</text:p>
          </table:table-cell>
          <table:table-cell table:style-name="ce5" table:formula="of:=MIN([.I168:.K168])=[.I16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weden</text:p>
          </table:table-cell>
          <table:table-cell office:value-type="float" office:value="11.72" calcext:value-type="float">
            <text:p>11.72</text:p>
          </table:table-cell>
          <table:table-cell office:value-type="float" office:value="80.973" calcext:value-type="float">
            <text:p>80.973</text:p>
          </table:table-cell>
          <table:table-cell/>
          <table:table-cell office:value-type="string" calcext:value-type="string">
            <text:p>Puerto Rico</text:p>
          </table:table-cell>
          <table:table-cell table:formula="of:=VLOOKUP([.F169];[.B$1:.D$1048576];2;0)" office:value-type="float" office:value="13.19" calcext:value-type="float">
            <text:p>13.19</text:p>
          </table:table-cell>
          <table:table-cell table:formula="of:=VLOOKUP([.F169];[.B$1:.D$1048576];3;0)" office:value-type="float" office:value="78.823" calcext:value-type="float">
            <text:p>78.823</text:p>
          </table:table-cell>
          <table:table-cell table:formula="of:=([.G169]-[.$G$204])^2+([.H169]-[.$H$204])^2" office:value-type="float" office:value="4.78979194369396" calcext:value-type="float">
            <text:p>4.7897919437</text:p>
          </table:table-cell>
          <table:table-cell table:style-name="ce1" table:formula="of:=([.G169]-[.$G$48])^2+([.H169]-[.$H$48])^2" office:value-type="float" office:value="1246.0502134603" calcext:value-type="float">
            <text:p>1246.0502134603</text:p>
          </table:table-cell>
          <table:table-cell table:style-name="ce1" table:formula="of:=([.G169]-[.$G$112])^2+([.H169]-[.$H$112])^2" office:value-type="float" office:value="198.417719328137" calcext:value-type="float">
            <text:p>198.4177193281</text:p>
          </table:table-cell>
          <table:table-cell table:style-name="ce5" table:formula="of:=MIN([.I169:.K169])=[.I16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Switzerland</text:p>
          </table:table-cell>
          <table:table-cell office:value-type="float" office:value="9.69" calcext:value-type="float">
            <text:p>9.69</text:p>
          </table:table-cell>
          <table:table-cell office:value-type="float" office:value="81.898" calcext:value-type="float">
            <text:p>81.898</text:p>
          </table:table-cell>
          <table:table-cell/>
          <table:table-cell office:value-type="string" calcext:value-type="string">
            <text:p>Belgium</text:p>
          </table:table-cell>
          <table:table-cell table:formula="of:=VLOOKUP([.F170];[.B$1:.D$1048576];2;0)" office:value-type="float" office:value="11.293" calcext:value-type="float">
            <text:p>11.293</text:p>
          </table:table-cell>
          <table:table-cell table:formula="of:=VLOOKUP([.F170];[.B$1:.D$1048576];3;0)" office:value-type="float" office:value="79.777" calcext:value-type="float">
            <text:p>79.777</text:p>
          </table:table-cell>
          <table:table-cell table:formula="of:=([.G170]-[.$G$204])^2+([.H170]-[.$H$204])^2" office:value-type="float" office:value="12.4744938650424" calcext:value-type="float">
            <text:p>12.474493865</text:p>
          </table:table-cell>
          <table:table-cell table:style-name="ce1" table:formula="of:=([.G170]-[.$G$48])^2+([.H170]-[.$H$48])^2" office:value-type="float" office:value="1392.29790024291" calcext:value-type="float">
            <text:p>1392.2979002429</text:p>
          </table:table-cell>
          <table:table-cell table:style-name="ce1" table:formula="of:=([.G170]-[.$G$112])^2+([.H170]-[.$H$112])^2" office:value-type="float" office:value="261.153748787154" calcext:value-type="float">
            <text:p>261.1537487872</text:p>
          </table:table-cell>
          <table:table-cell table:style-name="ce5" table:formula="of:=MIN([.I170:.K170])=[.I17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Syria</text:p>
          </table:table-cell>
          <table:table-cell office:value-type="float" office:value="28.231" calcext:value-type="float">
            <text:p>28.231</text:p>
          </table:table-cell>
          <table:table-cell office:value-type="float" office:value="75.417" calcext:value-type="float">
            <text:p>75.417</text:p>
          </table:table-cell>
          <table:table-cell/>
          <table:table-cell office:value-type="string" calcext:value-type="string">
            <text:p>Thailand</text:p>
          </table:table-cell>
          <table:table-cell table:formula="of:=VLOOKUP([.F171];[.B$1:.D$1048576];2;0)" office:value-type="float" office:value="14.577" calcext:value-type="float">
            <text:p>14.577</text:p>
          </table:table-cell>
          <table:table-cell table:formula="of:=VLOOKUP([.F171];[.B$1:.D$1048576];3;0)" office:value-type="float" office:value="73.646" calcext:value-type="float">
            <text:p>73.646</text:p>
          </table:table-cell>
          <table:table-cell table:formula="of:=([.G171]-[.$G$204])^2+([.H171]-[.$H$204])^2" office:value-type="float" office:value="11.7201142583006" calcext:value-type="float">
            <text:p>11.7201142583</text:p>
          </table:table-cell>
          <table:table-cell table:style-name="ce1" table:formula="of:=([.G171]-[.$G$48])^2+([.H171]-[.$H$48])^2" office:value-type="float" office:value="944.807620416824" calcext:value-type="float">
            <text:p>944.8076204168</text:p>
          </table:table-cell>
          <table:table-cell table:style-name="ce1" table:formula="of:=([.G171]-[.$G$112])^2+([.H171]-[.$H$112])^2" office:value-type="float" office:value="103.537804803547" calcext:value-type="float">
            <text:p>103.5378048035</text:p>
          </table:table-cell>
          <table:table-cell table:style-name="ce5" table:formula="of:=MIN([.I171:.K171])=[.I17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Tajikistan</text:p>
          </table:table-cell>
          <table:table-cell office:value-type="float" office:value="28.139" calcext:value-type="float">
            <text:p>28.139</text:p>
          </table:table-cell>
          <table:table-cell office:value-type="float" office:value="66.581" calcext:value-type="float">
            <text:p>66.581</text:p>
          </table:table-cell>
          <table:table-cell/>
          <table:table-cell office:value-type="string" calcext:value-type="string">
            <text:p>Georgia</text:p>
          </table:table-cell>
          <table:table-cell table:formula="of:=VLOOKUP([.F172];[.B$1:.D$1048576];2;0)" office:value-type="float" office:value="12.116" calcext:value-type="float">
            <text:p>12.116</text:p>
          </table:table-cell>
          <table:table-cell table:formula="of:=VLOOKUP([.F172];[.B$1:.D$1048576];3;0)" office:value-type="float" office:value="73.19" calcext:value-type="float">
            <text:p>73.19</text:p>
          </table:table-cell>
          <table:table-cell table:formula="of:=([.G172]-[.$G$204])^2+([.H172]-[.$H$204])^2" office:value-type="float" office:value="12.6370473032446" calcext:value-type="float">
            <text:p>12.6370473032</text:p>
          </table:table-cell>
          <table:table-cell table:style-name="ce1" table:formula="of:=([.G172]-[.$G$48])^2+([.H172]-[.$H$48])^2" office:value-type="float" office:value="1047.27197241682" calcext:value-type="float">
            <text:p>1047.2719724168</text:p>
          </table:table-cell>
          <table:table-cell table:style-name="ce1" table:formula="of:=([.G172]-[.$G$112])^2+([.H172]-[.$H$112])^2" office:value-type="float" office:value="152.598686951088" calcext:value-type="float">
            <text:p>152.5986869511</text:p>
          </table:table-cell>
          <table:table-cell table:style-name="ce5" table:formula="of:=MIN([.I172:.K172])=[.I17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Tanzania</text:p>
          </table:table-cell>
          <table:table-cell office:value-type="float" office:value="41.648" calcext:value-type="float">
            <text:p>41.648</text:p>
          </table:table-cell>
          <table:table-cell office:value-type="float" office:value="55.821" calcext:value-type="float">
            <text:p>55.821</text:p>
          </table:table-cell>
          <table:table-cell/>
          <table:table-cell office:value-type="string" calcext:value-type="string">
            <text:p>Moldova</text:p>
          </table:table-cell>
          <table:table-cell table:formula="of:=VLOOKUP([.F173];[.B$1:.D$1048576];2;0)" office:value-type="float" office:value="12.291" calcext:value-type="float">
            <text:p>12.291</text:p>
          </table:table-cell>
          <table:table-cell table:formula="of:=VLOOKUP([.F173];[.B$1:.D$1048576];3;0)" office:value-type="float" office:value="68.438" calcext:value-type="float">
            <text:p>68.438</text:p>
          </table:table-cell>
          <table:table-cell table:formula="of:=([.G173]-[.$G$204])^2+([.H173]-[.$H$204])^2" office:value-type="float" office:value="67.8415787526826" calcext:value-type="float">
            <text:p>67.8415787527</text:p>
          </table:table-cell>
          <table:table-cell table:style-name="ce1" table:formula="of:=([.G173]-[.$G$48])^2+([.H173]-[.$H$48])^2" office:value-type="float" office:value="874.311128329868" calcext:value-type="float">
            <text:p>874.3111283299</text:p>
          </table:table-cell>
          <table:table-cell table:style-name="ce1" table:formula="of:=([.G173]-[.$G$112])^2+([.H173]-[.$H$112])^2" office:value-type="float" office:value="138.629786836334" calcext:value-type="float">
            <text:p>138.6297868363</text:p>
          </table:table-cell>
          <table:table-cell table:style-name="ce5" table:formula="of:=MIN([.I173:.K173])=[.I17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Thailand</text:p>
          </table:table-cell>
          <table:table-cell office:value-type="float" office:value="14.577" calcext:value-type="float">
            <text:p>14.577</text:p>
          </table:table-cell>
          <table:table-cell office:value-type="float" office:value="73.646" calcext:value-type="float">
            <text:p>73.646</text:p>
          </table:table-cell>
          <table:table-cell/>
          <table:table-cell office:value-type="string" calcext:value-type="string">
            <text:p>Croatia</text:p>
          </table:table-cell>
          <table:table-cell table:formula="of:=VLOOKUP([.F174];[.B$1:.D$1048576];2;0)" office:value-type="float" office:value="9.556" calcext:value-type="float">
            <text:p>9.556</text:p>
          </table:table-cell>
          <table:table-cell table:formula="of:=VLOOKUP([.F174];[.B$1:.D$1048576];3;0)" office:value-type="float" office:value="76.075" calcext:value-type="float">
            <text:p>76.075</text:p>
          </table:table-cell>
          <table:table-cell table:formula="of:=([.G174]-[.$G$204])^2+([.H174]-[.$H$204])^2" office:value-type="float" office:value="11.7411167976268" calcext:value-type="float">
            <text:p>11.7411167976</text:p>
          </table:table-cell>
          <table:table-cell table:style-name="ce1" table:formula="of:=([.G174]-[.$G$48])^2+([.H174]-[.$H$48])^2" office:value-type="float" office:value="1307.1426954603" calcext:value-type="float">
            <text:p>1307.1426954603</text:p>
          </table:table-cell>
          <table:table-cell table:style-name="ce1" table:formula="of:=([.G174]-[.$G$112])^2+([.H174]-[.$H$112])^2" office:value-type="float" office:value="247.949183918301" calcext:value-type="float">
            <text:p>247.9491839183</text:p>
          </table:table-cell>
          <table:table-cell table:style-name="ce5" table:formula="of:=MIN([.I174:.K174])=[.I17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Timor-Leste</text:p>
          </table:table-cell>
          <table:table-cell office:value-type="float" office:value="40.201" calcext:value-type="float">
            <text:p>40.201</text:p>
          </table:table-cell>
          <table:table-cell office:value-type="float" office:value="61.095" calcext:value-type="float">
            <text:p>61.095</text:p>
          </table:table-cell>
          <table:table-cell/>
          <table:table-cell office:value-type="string" calcext:value-type="string">
            <text:p>Grenada</text:p>
          </table:table-cell>
          <table:table-cell table:formula="of:=VLOOKUP([.F175];[.B$1:.D$1048576];2;0)" office:value-type="float" office:value="19.412" calcext:value-type="float">
            <text:p>19.412</text:p>
          </table:table-cell>
          <table:table-cell table:formula="of:=VLOOKUP([.F175];[.B$1:.D$1048576];3;0)" office:value-type="float" office:value="75.457" calcext:value-type="float">
            <text:p>75.457</text:p>
          </table:table-cell>
          <table:table-cell table:formula="of:=([.G175]-[.$G$204])^2+([.H175]-[.$H$204])^2" office:value-type="float" office:value="43.3860097414464" calcext:value-type="float">
            <text:p>43.3860097414</text:p>
          </table:table-cell>
          <table:table-cell table:style-name="ce1" table:formula="of:=([.G175]-[.$G$48])^2+([.H175]-[.$H$48])^2" office:value-type="float" office:value="819.228712242911" calcext:value-type="float">
            <text:p>819.2287122429</text:p>
          </table:table-cell>
          <table:table-cell table:style-name="ce1" table:formula="of:=([.G175]-[.$G$112])^2+([.H175]-[.$H$112])^2" office:value-type="float" office:value="53.193798016662" calcext:value-type="float">
            <text:p>53.1937980167</text:p>
          </table:table-cell>
          <table:table-cell table:style-name="ce5" table:formula="of:=MIN([.I175:.K175])=[.I17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Togo</text:p>
          </table:table-cell>
          <table:table-cell office:value-type="float" office:value="33.058" calcext:value-type="float">
            <text:p>33.058</text:p>
          </table:table-cell>
          <table:table-cell office:value-type="float" office:value="55.915" calcext:value-type="float">
            <text:p>55.915</text:p>
          </table:table-cell>
          <table:table-cell/>
          <table:table-cell office:value-type="string" calcext:value-type="string">
            <text:p>Portugal</text:p>
          </table:table-cell>
          <table:table-cell table:formula="of:=VLOOKUP([.F176];[.B$1:.D$1048576];2;0)" office:value-type="float" office:value="9.873" calcext:value-type="float">
            <text:p>9.873</text:p>
          </table:table-cell>
          <table:table-cell table:formula="of:=VLOOKUP([.F176];[.B$1:.D$1048576];3;0)" office:value-type="float" office:value="78.771" calcext:value-type="float">
            <text:p>78.771</text:p>
          </table:table-cell>
          <table:table-cell table:formula="of:=([.G176]-[.$G$204])^2+([.H176]-[.$H$204])^2" office:value-type="float" office:value="13.8708564717841" calcext:value-type="float">
            <text:p>13.8708564718</text:p>
          </table:table-cell>
          <table:table-cell table:style-name="ce1" table:formula="of:=([.G176]-[.$G$48])^2+([.H176]-[.$H$48])^2" office:value-type="float" office:value="1417.98076363422" calcext:value-type="float">
            <text:p>1417.9807636342</text:p>
          </table:table-cell>
          <table:table-cell table:style-name="ce1" table:formula="of:=([.G176]-[.$G$112])^2+([.H176]-[.$H$112])^2" office:value-type="float" office:value="280.120101639613" calcext:value-type="float">
            <text:p>280.1201016396</text:p>
          </table:table-cell>
          <table:table-cell table:style-name="ce5" table:formula="of:=MIN([.I176:.K176])=[.I17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Tonga</text:p>
          </table:table-cell>
          <table:table-cell office:value-type="float" office:value="28.167" calcext:value-type="float">
            <text:p>28.167</text:p>
          </table:table-cell>
          <table:table-cell office:value-type="float" office:value="71.911" calcext:value-type="float">
            <text:p>71.911</text:p>
          </table:table-cell>
          <table:table-cell/>
          <table:table-cell office:value-type="string" calcext:value-type="string">
            <text:p>Estonia</text:p>
          </table:table-cell>
          <table:table-cell table:formula="of:=VLOOKUP([.F177];[.B$1:.D$1048576];2;0)" office:value-type="float" office:value="11.766" calcext:value-type="float">
            <text:p>11.766</text:p>
          </table:table-cell>
          <table:table-cell table:formula="of:=VLOOKUP([.F177];[.B$1:.D$1048576];3;0)" office:value-type="float" office:value="73.23" calcext:value-type="float">
            <text:p>73.23</text:p>
          </table:table-cell>
          <table:table-cell table:formula="of:=([.G177]-[.$G$204])^2+([.H177]-[.$H$204])^2" office:value-type="float" office:value="13.0570140448176" calcext:value-type="float">
            <text:p>13.0570140448</text:p>
          </table:table-cell>
          <table:table-cell table:style-name="ce1" table:formula="of:=([.G177]-[.$G$48])^2+([.H177]-[.$H$48])^2" office:value-type="float" office:value="1066.97591459074" calcext:value-type="float">
            <text:p>1066.9759145907</text:p>
          </table:table-cell>
          <table:table-cell table:style-name="ce1" table:formula="of:=([.G177]-[.$G$112])^2+([.H177]-[.$H$112])^2" office:value-type="float" office:value="161.306543016662" calcext:value-type="float">
            <text:p>161.3065430167</text:p>
          </table:table-cell>
          <table:table-cell table:style-name="ce5" table:formula="of:=MIN([.I177:.K177])=[.I17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Trinidad and Tobago</text:p>
          </table:table-cell>
          <table:table-cell office:value-type="float" office:value="14.828" calcext:value-type="float">
            <text:p>14.828</text:p>
          </table:table-cell>
          <table:table-cell office:value-type="float" office:value="69.445" calcext:value-type="float">
            <text:p>69.445</text:p>
          </table:table-cell>
          <table:table-cell/>
          <table:table-cell office:value-type="string" calcext:value-type="string">
            <text:p>Uruguay</text:p>
          </table:table-cell>
          <table:table-cell table:formula="of:=VLOOKUP([.F178];[.B$1:.D$1048576];2;0)" office:value-type="float" office:value="15.089" calcext:value-type="float">
            <text:p>15.089</text:p>
          </table:table-cell>
          <table:table-cell table:formula="of:=VLOOKUP([.F178];[.B$1:.D$1048576];3;0)" office:value-type="float" office:value="76.453" calcext:value-type="float">
            <text:p>76.453</text:p>
          </table:table-cell>
          <table:table-cell table:formula="of:=([.G178]-[.$G$204])^2+([.H178]-[.$H$204])^2" office:value-type="float" office:value="4.68247651672755" calcext:value-type="float">
            <text:p>4.6824765167</text:p>
          </table:table-cell>
          <table:table-cell table:style-name="ce1" table:formula="of:=([.G178]-[.$G$48])^2+([.H178]-[.$H$48])^2" office:value-type="float" office:value="1041.88950580813" calcext:value-type="float">
            <text:p>1041.8895058081</text:p>
          </table:table-cell>
          <table:table-cell table:style-name="ce1" table:formula="of:=([.G178]-[.$G$112])^2+([.H178]-[.$H$112])^2" office:value-type="float" office:value="123.755485049449" calcext:value-type="float">
            <text:p>123.7554850494</text:p>
          </table:table-cell>
          <table:table-cell table:style-name="ce5" table:formula="of:=MIN([.I178:.K178])=[.I17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Tunisia</text:p>
          </table:table-cell>
          <table:table-cell office:value-type="float" office:value="16.093" calcext:value-type="float">
            <text:p>16.093</text:p>
          </table:table-cell>
          <table:table-cell office:value-type="float" office:value="73.995" calcext:value-type="float">
            <text:p>73.995</text:p>
          </table:table-cell>
          <table:table-cell/>
          <table:table-cell office:value-type="string" calcext:value-type="string">
            <text:p>Mexico</text:p>
          </table:table-cell>
          <table:table-cell table:formula="of:=VLOOKUP([.F179];[.B$1:.D$1048576];2;0)" office:value-type="float" office:value="19.091" calcext:value-type="float">
            <text:p>19.091</text:p>
          </table:table-cell>
          <table:table-cell table:formula="of:=VLOOKUP([.F179];[.B$1:.D$1048576];3;0)" office:value-type="float" office:value="76.303" calcext:value-type="float">
            <text:p>76.303</text:p>
          </table:table-cell>
          <table:table-cell table:formula="of:=([.G179]-[.$G$204])^2+([.H179]-[.$H$204])^2" office:value-type="float" office:value="38.0282689212217" calcext:value-type="float">
            <text:p>38.0282689212</text:p>
          </table:table-cell>
          <table:table-cell table:style-name="ce1" table:formula="of:=([.G179]-[.$G$48])^2+([.H179]-[.$H$48])^2" office:value-type="float" office:value="868.931201808128" calcext:value-type="float">
            <text:p>868.9312018081</text:p>
          </table:table-cell>
          <table:table-cell table:style-name="ce1" table:formula="of:=([.G179]-[.$G$112])^2+([.H179]-[.$H$112])^2" office:value-type="float" office:value="66.559233311744" calcext:value-type="float">
            <text:p>66.5592333117</text:p>
          </table:table-cell>
          <table:table-cell table:style-name="ce5" table:formula="of:=MIN([.I179:.K179])=[.I17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Turkey</text:p>
          </table:table-cell>
          <table:table-cell office:value-type="float" office:value="18.426" calcext:value-type="float">
            <text:p>18.426</text:p>
          </table:table-cell>
          <table:table-cell office:value-type="float" office:value="73.156" calcext:value-type="float">
            <text:p>73.156</text:p>
          </table:table-cell>
          <table:table-cell/>
          <table:table-cell office:value-type="string" calcext:value-type="string">
            <text:p>Lebanon</text:p>
          </table:table-cell>
          <table:table-cell table:formula="of:=VLOOKUP([.F180];[.B$1:.D$1048576];2;0)" office:value-type="float" office:value="15.844" calcext:value-type="float">
            <text:p>15.844</text:p>
          </table:table-cell>
          <table:table-cell table:formula="of:=VLOOKUP([.F180];[.B$1:.D$1048576];3;0)" office:value-type="float" office:value="72.079" calcext:value-type="float">
            <text:p>72.079</text:p>
          </table:table-cell>
          <table:table-cell table:formula="of:=([.G180]-[.$G$204])^2+([.H180]-[.$H$204])^2" office:value-type="float" office:value="29.3570145953792" calcext:value-type="float">
            <text:p>29.3570145954</text:p>
          </table:table-cell>
          <table:table-cell table:style-name="ce1" table:formula="of:=([.G180]-[.$G$48])^2+([.H180]-[.$H$48])^2" office:value-type="float" office:value="826.959445547259" calcext:value-type="float">
            <text:p>826.9594455473</text:p>
          </table:table-cell>
          <table:table-cell table:style-name="ce1" table:formula="of:=([.G180]-[.$G$112])^2+([.H180]-[.$H$112])^2" office:value-type="float" office:value="71.6279692297769" calcext:value-type="float">
            <text:p>71.6279692298</text:p>
          </table:table-cell>
          <table:table-cell table:style-name="ce5" table:formula="of:=MIN([.I180:.K180])=[.I18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Turkmenistan</text:p>
          </table:table-cell>
          <table:table-cell office:value-type="float" office:value="22.014" calcext:value-type="float">
            <text:p>22.014</text:p>
          </table:table-cell>
          <table:table-cell office:value-type="float" office:value="64.658" calcext:value-type="float">
            <text:p>64.658</text:p>
          </table:table-cell>
          <table:table-cell/>
          <table:table-cell office:value-type="string" calcext:value-type="string">
            <text:p>Tunisia</text:p>
          </table:table-cell>
          <table:table-cell table:formula="of:=VLOOKUP([.F181];[.B$1:.D$1048576];2;0)" office:value-type="float" office:value="16.093" calcext:value-type="float">
            <text:p>16.093</text:p>
          </table:table-cell>
          <table:table-cell table:formula="of:=VLOOKUP([.F181];[.B$1:.D$1048576];3;0)" office:value-type="float" office:value="73.995" calcext:value-type="float">
            <text:p>73.995</text:p>
          </table:table-cell>
          <table:table-cell table:formula="of:=([.G181]-[.$G$204])^2+([.H181]-[.$H$204])^2" office:value-type="float" office:value="17.0252295054915" calcext:value-type="float">
            <text:p>17.0252295055</text:p>
          </table:table-cell>
          <table:table-cell table:style-name="ce1" table:formula="of:=([.G181]-[.$G$48])^2+([.H181]-[.$H$48])^2" office:value-type="float" office:value="890.703367286389" calcext:value-type="float">
            <text:p>890.7033672864</text:p>
          </table:table-cell>
          <table:table-cell table:style-name="ce1" table:formula="of:=([.G181]-[.$G$112])^2+([.H181]-[.$H$112])^2" office:value-type="float" office:value="80.1216356723999" calcext:value-type="float">
            <text:p>80.1216356724</text:p>
          </table:table-cell>
          <table:table-cell table:style-name="ce5" table:formula="of:=MIN([.I181:.K181])=[.I18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Uganda</text:p>
          </table:table-cell>
          <table:table-cell office:value-type="float" office:value="46.345" calcext:value-type="float">
            <text:p>46.345</text:p>
          </table:table-cell>
          <table:table-cell office:value-type="float" office:value="52.489" calcext:value-type="float">
            <text:p>52.489</text:p>
          </table:table-cell>
          <table:table-cell/>
          <table:table-cell office:value-type="string" calcext:value-type="string">
            <text:p>Reunion</text:p>
          </table:table-cell>
          <table:table-cell table:formula="of:=VLOOKUP([.F182];[.B$1:.D$1048576];2;0)" office:value-type="float" office:value="18.55" calcext:value-type="float">
            <text:p>18.55</text:p>
          </table:table-cell>
          <table:table-cell table:formula="of:=VLOOKUP([.F182];[.B$1:.D$1048576];3;0)" office:value-type="float" office:value="77.297" calcext:value-type="float">
            <text:p>77.297</text:p>
          </table:table-cell>
          <table:table-cell table:formula="of:=([.G182]-[.$G$204])^2+([.H182]-[.$H$204])^2" office:value-type="float" office:value="31.9583845729071" calcext:value-type="float">
            <text:p>31.9583845729</text:p>
          </table:table-cell>
          <table:table-cell table:style-name="ce1" table:formula="of:=([.G182]-[.$G$48])^2+([.H182]-[.$H$48])^2" office:value-type="float" office:value="935.71643702552" calcext:value-type="float">
            <text:p>935.7164370255</text:p>
          </table:table-cell>
          <table:table-cell table:style-name="ce1" table:formula="of:=([.G182]-[.$G$112])^2+([.H182]-[.$H$112])^2" office:value-type="float" office:value="86.1104191969899" calcext:value-type="float">
            <text:p>86.110419197</text:p>
          </table:table-cell>
          <table:table-cell table:style-name="ce5" table:formula="of:=MIN([.I182:.K182])=[.I18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Ukraine</text:p>
          </table:table-cell>
          <table:table-cell office:value-type="float" office:value="9.879" calcext:value-type="float">
            <text:p>9.879</text:p>
          </table:table-cell>
          <table:table-cell office:value-type="float" office:value="68.306" calcext:value-type="float">
            <text:p>68.306</text:p>
          </table:table-cell>
          <table:table-cell/>
          <table:table-cell office:value-type="string" calcext:value-type="string">
            <text:p>Macao <text:s/>China</text:p>
          </table:table-cell>
          <table:table-cell table:formula="of:=VLOOKUP([.F183];[.B$1:.D$1048576];2;0)" office:value-type="float" office:value="8.28" calcext:value-type="float">
            <text:p>8.28</text:p>
          </table:table-cell>
          <table:table-cell table:formula="of:=VLOOKUP([.F183];[.B$1:.D$1048576];3;0)" office:value-type="float" office:value="80.198" calcext:value-type="float">
            <text:p>80.198</text:p>
          </table:table-cell>
          <table:table-cell table:formula="of:=([.G183]-[.$G$204])^2+([.H183]-[.$H$204])^2" office:value-type="float" office:value="34.2521611009977" calcext:value-type="float">
            <text:p>34.252161101</text:p>
          </table:table-cell>
          <table:table-cell table:style-name="ce1" table:formula="of:=([.G183]-[.$G$48])^2+([.H183]-[.$H$48])^2" office:value-type="float" office:value="1583.62306824291" calcext:value-type="float">
            <text:p>1583.6230682429</text:p>
          </table:table-cell>
          <table:table-cell table:style-name="ce1" table:formula="of:=([.G183]-[.$G$112])^2+([.H183]-[.$H$112])^2" office:value-type="float" office:value="355.3317636724" calcext:value-type="float">
            <text:p>355.3317636724</text:p>
          </table:table-cell>
          <table:table-cell table:style-name="ce5" table:formula="of:=MIN([.I183:.K183])=[.I18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United Arab Emirates</text:p>
          </table:table-cell>
          <table:table-cell office:value-type="float" office:value="14.027" calcext:value-type="float">
            <text:p>14.027</text:p>
          </table:table-cell>
          <table:table-cell office:value-type="float" office:value="76.035" calcext:value-type="float">
            <text:p>76.035</text:p>
          </table:table-cell>
          <table:table-cell/>
          <table:table-cell office:value-type="string" calcext:value-type="string">
            <text:p>Barbados</text:p>
          </table:table-cell>
          <table:table-cell table:formula="of:=VLOOKUP([.F184];[.B$1:.D$1048576];2;0)" office:value-type="float" office:value="11.237" calcext:value-type="float">
            <text:p>11.237</text:p>
          </table:table-cell>
          <table:table-cell table:formula="of:=VLOOKUP([.F184];[.B$1:.D$1048576];3;0)" office:value-type="float" office:value="76.343" calcext:value-type="float">
            <text:p>76.343</text:p>
          </table:table-cell>
          <table:table-cell table:formula="of:=([.G184]-[.$G$204])^2+([.H184]-[.$H$204])^2" office:value-type="float" office:value="2.97384155043565" calcext:value-type="float">
            <text:p>2.9738415504</text:p>
          </table:table-cell>
          <table:table-cell table:style-name="ce1" table:formula="of:=([.G184]-[.$G$48])^2+([.H184]-[.$H$48])^2" office:value-type="float" office:value="1227.00528259074" calcext:value-type="float">
            <text:p>1227.0052825907</text:p>
          </table:table-cell>
          <table:table-cell table:style-name="ce1" table:formula="of:=([.G184]-[.$G$112])^2+([.H184]-[.$H$112])^2" office:value-type="float" office:value="205.699478557646" calcext:value-type="float">
            <text:p>205.6994785576</text:p>
          </table:table-cell>
          <table:table-cell table:style-name="ce5" table:formula="of:=MIN([.I184:.K184])=[.I18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United Kingdom</text:p>
          </table:table-cell>
          <table:table-cell office:value-type="float" office:value="12.195" calcext:value-type="float">
            <text:p>12.195</text:p>
          </table:table-cell>
          <table:table-cell office:value-type="float" office:value="79.499" calcext:value-type="float">
            <text:p>79.499</text:p>
          </table:table-cell>
          <table:table-cell/>
          <table:table-cell office:value-type="string" calcext:value-type="string">
            <text:p>Italy</text:p>
          </table:table-cell>
          <table:table-cell table:formula="of:=VLOOKUP([.F185];[.B$1:.D$1048576];2;0)" office:value-type="float" office:value="9.258" calcext:value-type="float">
            <text:p>9.258</text:p>
          </table:table-cell>
          <table:table-cell table:formula="of:=VLOOKUP([.F185];[.B$1:.D$1048576];3;0)" office:value-type="float" office:value="81.236" calcext:value-type="float">
            <text:p>81.236</text:p>
          </table:table-cell>
          <table:table-cell table:formula="of:=([.G185]-[.$G$204])^2+([.H185]-[.$H$204])^2" office:value-type="float" office:value="34.5495668088629" calcext:value-type="float">
            <text:p>34.5495668089</text:p>
          </table:table-cell>
          <table:table-cell table:style-name="ce1" table:formula="of:=([.G185]-[.$G$48])^2+([.H185]-[.$H$48])^2" office:value-type="float" office:value="1583.13189102552" calcext:value-type="float">
            <text:p>1583.1318910255</text:p>
          </table:table-cell>
          <table:table-cell table:style-name="ce1" table:formula="of:=([.G185]-[.$G$112])^2+([.H185]-[.$H$112])^2" office:value-type="float" office:value="348.271166885515" calcext:value-type="float">
            <text:p>348.2711668855</text:p>
          </table:table-cell>
          <table:table-cell table:style-name="ce5" table:formula="of:=MIN([.I185:.K185])=[.I18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United States</text:p>
          </table:table-cell>
          <table:table-cell office:value-type="float" office:value="14.191" calcext:value-type="float">
            <text:p>14.191</text:p>
          </table:table-cell>
          <table:table-cell office:value-type="float" office:value="77.8" calcext:value-type="float">
            <text:p>77.8</text:p>
          </table:table-cell>
          <table:table-cell/>
          <table:table-cell office:value-type="string" calcext:value-type="string">
            <text:p>Malta</text:p>
          </table:table-cell>
          <table:table-cell table:formula="of:=VLOOKUP([.F186];[.B$1:.D$1048576];2;0)" office:value-type="float" office:value="9.04" calcext:value-type="float">
            <text:p>9.04</text:p>
          </table:table-cell>
          <table:table-cell table:formula="of:=VLOOKUP([.F186];[.B$1:.D$1048576];3;0)" office:value-type="float" office:value="78.951" calcext:value-type="float">
            <text:p>78.951</text:p>
          </table:table-cell>
          <table:table-cell table:formula="of:=([.G186]-[.$G$204])^2+([.H186]-[.$H$204])^2" office:value-type="float" office:value="20.4605817863909" calcext:value-type="float">
            <text:p>20.4605817864</text:p>
          </table:table-cell>
          <table:table-cell table:style-name="ce1" table:formula="of:=([.G186]-[.$G$48])^2+([.H186]-[.$H$48])^2" office:value-type="float" office:value="1474.38240780813" calcext:value-type="float">
            <text:p>1474.3824078081</text:p>
          </table:table-cell>
          <table:table-cell table:style-name="ce1" table:formula="of:=([.G186]-[.$G$112])^2+([.H186]-[.$H$112])^2" office:value-type="float" office:value="307.600367131416" calcext:value-type="float">
            <text:p>307.6003671314</text:p>
          </table:table-cell>
          <table:table-cell table:style-name="ce5" table:formula="of:=MIN([.I186:.K186])=[.I18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Uruguay</text:p>
          </table:table-cell>
          <table:table-cell office:value-type="float" office:value="15.089" calcext:value-type="float">
            <text:p>15.089</text:p>
          </table:table-cell>
          <table:table-cell office:value-type="float" office:value="76.453" calcext:value-type="float">
            <text:p>76.453</text:p>
          </table:table-cell>
          <table:table-cell/>
          <table:table-cell office:value-type="string" calcext:value-type="string">
            <text:p>Netherlands</text:p>
          </table:table-cell>
          <table:table-cell table:formula="of:=VLOOKUP([.F187];[.B$1:.D$1048576];2;0)" office:value-type="float" office:value="11.259" calcext:value-type="float">
            <text:p>11.259</text:p>
          </table:table-cell>
          <table:table-cell table:formula="of:=VLOOKUP([.F187];[.B$1:.D$1048576];3;0)" office:value-type="float" office:value="80.024" calcext:value-type="float">
            <text:p>80.024</text:p>
          </table:table-cell>
          <table:table-cell table:formula="of:=([.G187]-[.$G$204])^2+([.H187]-[.$H$204])^2" office:value-type="float" office:value="14.1932535841436" calcext:value-type="float">
            <text:p>14.1932535841</text:p>
          </table:table-cell>
          <table:table-cell table:style-name="ce1" table:formula="of:=([.G187]-[.$G$48])^2+([.H187]-[.$H$48])^2" office:value-type="float" office:value="1407.11695902552" calcext:value-type="float">
            <text:p>1407.1169590255</text:p>
          </table:table-cell>
          <table:table-cell table:style-name="ce1" table:formula="of:=([.G187]-[.$G$112])^2+([.H187]-[.$H$112])^2" office:value-type="float" office:value="267.018614639613" calcext:value-type="float">
            <text:p>267.0186146396</text:p>
          </table:table-cell>
          <table:table-cell table:style-name="ce5" table:formula="of:=MIN([.I187:.K187])=[.I18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Uzbekistan</text:p>
          </table:table-cell>
          <table:table-cell office:value-type="float" office:value="20.36" calcext:value-type="float">
            <text:p>20.36</text:p>
          </table:table-cell>
          <table:table-cell office:value-type="float" office:value="67.585" calcext:value-type="float">
            <text:p>67.585</text:p>
          </table:table-cell>
          <table:table-cell/>
          <table:table-cell office:value-type="string" calcext:value-type="string">
            <text:p>Netherlands Antilles</text:p>
          </table:table-cell>
          <table:table-cell table:formula="of:=VLOOKUP([.F188];[.B$1:.D$1048576];2;0)" office:value-type="float" office:value="13.401" calcext:value-type="float">
            <text:p>13.401</text:p>
          </table:table-cell>
          <table:table-cell table:formula="of:=VLOOKUP([.F188];[.B$1:.D$1048576];3;0)" office:value-type="float" office:value="76.184" calcext:value-type="float">
            <text:p>76.184</text:p>
          </table:table-cell>
          <table:table-cell table:formula="of:=([.G188]-[.$G$204])^2+([.H188]-[.$H$204])^2" office:value-type="float" office:value="0.43471115717709" calcext:value-type="float">
            <text:p>0.4347111572</text:p>
          </table:table-cell>
          <table:table-cell table:style-name="ce1" table:formula="of:=([.G188]-[.$G$48])^2+([.H188]-[.$H$48])^2" office:value-type="float" office:value="1109.31443372117" calcext:value-type="float">
            <text:p>1109.3144337212</text:p>
          </table:table-cell>
          <table:table-cell table:style-name="ce1" table:formula="of:=([.G188]-[.$G$112])^2+([.H188]-[.$H$112])^2" office:value-type="float" office:value="153.131171098629" calcext:value-type="float">
            <text:p>153.1311710986</text:p>
          </table:table-cell>
          <table:table-cell table:style-name="ce5" table:formula="of:=MIN([.I188:.K188])=[.I18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Vanuatu</text:p>
          </table:table-cell>
          <table:table-cell office:value-type="float" office:value="30.443" calcext:value-type="float">
            <text:p>30.443</text:p>
          </table:table-cell>
          <table:table-cell office:value-type="float" office:value="70.151" calcext:value-type="float">
            <text:p>70.151</text:p>
          </table:table-cell>
          <table:table-cell/>
          <table:table-cell office:value-type="string" calcext:value-type="string">
            <text:p>Israel</text:p>
          </table:table-cell>
          <table:table-cell table:formula="of:=VLOOKUP([.F189];[.B$1:.D$1048576];2;0)" office:value-type="float" office:value="20.028" calcext:value-type="float">
            <text:p>20.028</text:p>
          </table:table-cell>
          <table:table-cell table:formula="of:=VLOOKUP([.F189];[.B$1:.D$1048576];3;0)" office:value-type="float" office:value="80.836" calcext:value-type="float">
            <text:p>80.836</text:p>
          </table:table-cell>
          <table:table-cell table:formula="of:=([.G189]-[.$G$204])^2+([.H189]-[.$H$204])^2" office:value-type="float" office:value="67.8514692807722" calcext:value-type="float">
            <text:p>67.8514692808</text:p>
          </table:table-cell>
          <table:table-cell table:style-name="ce1" table:formula="of:=([.G189]-[.$G$48])^2+([.H189]-[.$H$48])^2" office:value-type="float" office:value="1061.40723841682" calcext:value-type="float">
            <text:p>1061.4072384168</text:p>
          </table:table-cell>
          <table:table-cell table:style-name="ce1" table:formula="of:=([.G189]-[.$G$112])^2+([.H189]-[.$H$112])^2" office:value-type="float" office:value="137.96092524617" calcext:value-type="float">
            <text:p>137.9609252462</text:p>
          </table:table-cell>
          <table:table-cell table:style-name="ce5" table:formula="of:=MIN([.I189:.K189])=[.I18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Venezuela</text:p>
          </table:table-cell>
          <table:table-cell office:value-type="float" office:value="21.439" calcext:value-type="float">
            <text:p>21.439</text:p>
          </table:table-cell>
          <table:table-cell office:value-type="float" office:value="73.815" calcext:value-type="float">
            <text:p>73.815</text:p>
          </table:table-cell>
          <table:table-cell/>
          <table:table-cell office:value-type="string" calcext:value-type="string">
            <text:p>Iceland</text:p>
          </table:table-cell>
          <table:table-cell table:formula="of:=VLOOKUP([.F190];[.B$1:.D$1048576];2;0)" office:value-type="float" office:value="14.738" calcext:value-type="float">
            <text:p>14.738</text:p>
          </table:table-cell>
          <table:table-cell table:formula="of:=VLOOKUP([.F190];[.B$1:.D$1048576];3;0)" office:value-type="float" office:value="81.846" calcext:value-type="float">
            <text:p>81.846</text:p>
          </table:table-cell>
          <table:table-cell table:formula="of:=([.G190]-[.$G$204])^2+([.H190]-[.$H$204])^2" office:value-type="float" office:value="30.2583153481884" calcext:value-type="float">
            <text:p>30.2583153482</text:p>
          </table:table-cell>
          <table:table-cell table:style-name="ce1" table:formula="of:=([.G190]-[.$G$48])^2+([.H190]-[.$H$48])^2" office:value-type="float" office:value="1334.00025841682" calcext:value-type="float">
            <text:p>1334.0002584168</text:p>
          </table:table-cell>
          <table:table-cell table:style-name="ce1" table:formula="of:=([.G190]-[.$G$112])^2+([.H190]-[.$H$112])^2" office:value-type="float" office:value="231.204898688793" calcext:value-type="float">
            <text:p>231.2048986888</text:p>
          </table:table-cell>
          <table:table-cell table:style-name="ce5" table:formula="of:=MIN([.I190:.K190])=[.I19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Vietnam</text:p>
          </table:table-cell>
          <table:table-cell office:value-type="float" office:value="17.312" calcext:value-type="float">
            <text:p>17.312</text:p>
          </table:table-cell>
          <table:table-cell office:value-type="float" office:value="74.51" calcext:value-type="float">
            <text:p>74.51</text:p>
          </table:table-cell>
          <table:table-cell/>
          <table:table-cell office:value-type="string" calcext:value-type="string">
            <text:p>Trinidad and Tobago</text:p>
          </table:table-cell>
          <table:table-cell table:formula="of:=VLOOKUP([.F191];[.B$1:.D$1048576];2;0)" office:value-type="float" office:value="14.828" calcext:value-type="float">
            <text:p>14.828</text:p>
          </table:table-cell>
          <table:table-cell table:formula="of:=VLOOKUP([.F191];[.B$1:.D$1048576];3;0)" office:value-type="float" office:value="69.445" calcext:value-type="float">
            <text:p>69.445</text:p>
          </table:table-cell>
          <table:table-cell table:formula="of:=([.G191]-[.$G$204])^2+([.H191]-[.$H$204])^2" office:value-type="float" office:value="55.4913619212219" calcext:value-type="float">
            <text:p>55.4913619212</text:p>
          </table:table-cell>
          <table:table-cell table:style-name="ce1" table:formula="of:=([.G191]-[.$G$48])^2+([.H191]-[.$H$48])^2" office:value-type="float" office:value="782.072357286389" calcext:value-type="float">
            <text:p>782.0723572864</text:p>
          </table:table-cell>
          <table:table-cell table:style-name="ce1" table:formula="of:=([.G191]-[.$G$112])^2+([.H191]-[.$H$112])^2" office:value-type="float" office:value="84.0274431314164" calcext:value-type="float">
            <text:p>84.0274431314</text:p>
          </table:table-cell>
          <table:table-cell table:style-name="ce5" table:formula="of:=MIN([.I191:.K191])=[.I19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Virgin Islands (U.S.)</text:p>
          </table:table-cell>
          <table:table-cell office:value-type="float" office:value="13.536" calcext:value-type="float">
            <text:p>13.536</text:p>
          </table:table-cell>
          <table:table-cell office:value-type="float" office:value="79.014" calcext:value-type="float">
            <text:p>79.014</text:p>
          </table:table-cell>
          <table:table-cell/>
          <table:table-cell office:value-type="string" calcext:value-type="string">
            <text:p>Germany</text:p>
          </table:table-cell>
          <table:table-cell table:formula="of:=VLOOKUP([.F192];[.B$1:.D$1048576];2;0)" office:value-type="float" office:value="8.136" calcext:value-type="float">
            <text:p>8.136</text:p>
          </table:table-cell>
          <table:table-cell table:formula="of:=VLOOKUP([.F192];[.B$1:.D$1048576];3;0)" office:value-type="float" office:value="80.06" calcext:value-type="float">
            <text:p>80.06</text:p>
          </table:table-cell>
          <table:table-cell table:formula="of:=([.G192]-[.$G$204])^2+([.H192]-[.$H$204])^2" office:value-type="float" office:value="34.6529059549303" calcext:value-type="float">
            <text:p>34.6529059549</text:p>
          </table:table-cell>
          <table:table-cell table:style-name="ce1" table:formula="of:=([.G192]-[.$G$48])^2+([.H192]-[.$H$48])^2" office:value-type="float" office:value="1584.82497285161" calcext:value-type="float">
            <text:p>1584.8249728516</text:p>
          </table:table-cell>
          <table:table-cell table:style-name="ce1" table:formula="of:=([.G192]-[.$G$112])^2+([.H192]-[.$H$112])^2" office:value-type="float" office:value="357.019756459285" calcext:value-type="float">
            <text:p>357.0197564593</text:p>
          </table:table-cell>
          <table:table-cell table:style-name="ce5" table:formula="of:=MIN([.I192:.K192])=[.I19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West Bank and Gaza</text:p>
          </table:table-cell>
          <table:table-cell office:value-type="float" office:value="35.855" calcext:value-type="float">
            <text:p>35.855</text:p>
          </table:table-cell>
          <table:table-cell office:value-type="float" office:value="72.274" calcext:value-type="float">
            <text:p>72.274</text:p>
          </table:table-cell>
          <table:table-cell/>
          <table:table-cell office:value-type="string" calcext:value-type="string">
            <text:p>Denmark</text:p>
          </table:table-cell>
          <table:table-cell table:formula="of:=VLOOKUP([.F193];[.B$1:.D$1048576];2;0)" office:value-type="float" office:value="11.546" calcext:value-type="float">
            <text:p>11.546</text:p>
          </table:table-cell>
          <table:table-cell table:formula="of:=VLOOKUP([.F193];[.B$1:.D$1048576];3;0)" office:value-type="float" office:value="78.408" calcext:value-type="float">
            <text:p>78.408</text:p>
          </table:table-cell>
          <table:table-cell table:formula="of:=([.G193]-[.$G$204])^2+([.H193]-[.$H$204])^2" office:value-type="float" office:value="5.01909813470533" calcext:value-type="float">
            <text:p>5.0190981347</text:p>
          </table:table-cell>
          <table:table-cell table:style-name="ce1" table:formula="of:=([.G193]-[.$G$48])^2+([.H193]-[.$H$48])^2" office:value-type="float" office:value="1309.01789224291" calcext:value-type="float">
            <text:p>1309.0178922429</text:p>
          </table:table-cell>
          <table:table-cell table:style-name="ce1" table:formula="of:=([.G193]-[.$G$112])^2+([.H193]-[.$H$112])^2" office:value-type="float" office:value="229.2912716724" calcext:value-type="float">
            <text:p>229.2912716724</text:p>
          </table:table-cell>
          <table:table-cell table:style-name="ce5" table:formula="of:=MIN([.I193:.K193])=[.I19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Western Sahara</text:p>
          </table:table-cell>
          <table:table-cell office:value-type="float" office:value="23.34" calcext:value-type="float">
            <text:p>23.34</text:p>
          </table:table-cell>
          <table:table-cell office:value-type="float" office:value="66.168" calcext:value-type="float">
            <text:p>66.168</text:p>
          </table:table-cell>
          <table:table-cell/>
          <table:table-cell office:value-type="string" calcext:value-type="string">
            <text:p>Poland</text:p>
          </table:table-cell>
          <table:table-cell table:formula="of:=VLOOKUP([.F194];[.B$1:.D$1048576];2;0)" office:value-type="float" office:value="9.792" calcext:value-type="float">
            <text:p>9.792</text:p>
          </table:table-cell>
          <table:table-cell table:formula="of:=VLOOKUP([.F194];[.B$1:.D$1048576];3;0)" office:value-type="float" office:value="75.678" calcext:value-type="float">
            <text:p>75.678</text:p>
          </table:table-cell>
          <table:table-cell table:formula="of:=([.G194]-[.$G$204])^2+([.H194]-[.$H$204])^2" office:value-type="float" office:value="10.8161116627953" calcext:value-type="float">
            <text:p>10.8161116628</text:p>
          </table:table-cell>
          <table:table-cell table:style-name="ce1" table:formula="of:=([.G194]-[.$G$48])^2+([.H194]-[.$H$48])^2" office:value-type="float" office:value="1276.12689085161" calcext:value-type="float">
            <text:p>1276.1268908516</text:p>
          </table:table-cell>
          <table:table-cell table:style-name="ce1" table:formula="of:=([.G194]-[.$G$112])^2+([.H194]-[.$H$112])^2" office:value-type="float" office:value="236.350657574039" calcext:value-type="float">
            <text:p>236.350657574</text:p>
          </table:table-cell>
          <table:table-cell table:style-name="ce5" table:formula="of:=MIN([.I194:.K194])=[.I19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Yemen <text:s/>Rep.</text:p>
          </table:table-cell>
          <table:table-cell office:value-type="float" office:value="37.1" calcext:value-type="float">
            <text:p>37.1</text:p>
          </table:table-cell>
          <table:table-cell office:value-type="float" office:value="64.176" calcext:value-type="float">
            <text:p>64.176</text:p>
          </table:table-cell>
          <table:table-cell/>
          <table:table-cell office:value-type="string" calcext:value-type="string">
            <text:p>Hong Kong <text:s/>China</text:p>
          </table:table-cell>
          <table:table-cell table:formula="of:=VLOOKUP([.F195];[.B$1:.D$1048576];2;0)" office:value-type="float" office:value="8.165" calcext:value-type="float">
            <text:p>8.165</text:p>
          </table:table-cell>
          <table:table-cell table:formula="of:=VLOOKUP([.F195];[.B$1:.D$1048576];3;0)" office:value-type="float" office:value="81.832" calcext:value-type="float">
            <text:p>81.832</text:p>
          </table:table-cell>
          <table:table-cell table:formula="of:=([.G195]-[.$G$204])^2+([.H195]-[.$H$204])^2" office:value-type="float" office:value="49.6023963706606" calcext:value-type="float">
            <text:p>49.6023963707</text:p>
          </table:table-cell>
          <table:table-cell table:style-name="ce1" table:formula="of:=([.G195]-[.$G$48])^2+([.H195]-[.$H$48])^2" office:value-type="float" office:value="1680.16052224291" calcext:value-type="float">
            <text:p>1680.1605222429</text:p>
          </table:table-cell>
          <table:table-cell table:style-name="ce1" table:formula="of:=([.G195]-[.$G$112])^2+([.H195]-[.$H$112])^2" office:value-type="float" office:value="395.679783951088" calcext:value-type="float">
            <text:p>395.6797839511</text:p>
          </table:table-cell>
          <table:table-cell table:style-name="ce5" table:formula="of:=MIN([.I195:.K195])=[.I19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Zambia</text:p>
          </table:table-cell>
          <table:table-cell office:value-type="float" office:value="43.152" calcext:value-type="float">
            <text:p>43.152</text:p>
          </table:table-cell>
          <table:table-cell office:value-type="float" office:value="47.112" calcext:value-type="float">
            <text:p>47.112</text:p>
          </table:table-cell>
          <table:table-cell/>
          <table:table-cell office:value-type="string" calcext:value-type="string">
            <text:p>New Caledonia</text:p>
          </table:table-cell>
          <table:table-cell table:formula="of:=VLOOKUP([.F196];[.B$1:.D$1048576];2;0)" office:value-type="float" office:value="16.477" calcext:value-type="float">
            <text:p>16.477</text:p>
          </table:table-cell>
          <table:table-cell table:formula="of:=VLOOKUP([.F196];[.B$1:.D$1048576];3;0)" office:value-type="float" office:value="75.525" calcext:value-type="float">
            <text:p>75.525</text:p>
          </table:table-cell>
          <table:table-cell table:formula="of:=([.G196]-[.$G$204])^2+([.H196]-[.$H$204])^2" office:value-type="float" office:value="13.8170219549297" calcext:value-type="float">
            <text:p>13.8170219549</text:p>
          </table:table-cell>
          <table:table-cell table:style-name="ce1" table:formula="of:=([.G196]-[.$G$48])^2+([.H196]-[.$H$48])^2" office:value-type="float" office:value="939.019802329868" calcext:value-type="float">
            <text:p>939.0198023299</text:p>
          </table:table-cell>
          <table:table-cell table:style-name="ce1" table:formula="of:=([.G196]-[.$G$112])^2+([.H196]-[.$H$112])^2" office:value-type="float" office:value="89.4495462953507" calcext:value-type="float">
            <text:p>89.4495462954</text:p>
          </table:table-cell>
          <table:table-cell table:style-name="ce5" table:formula="of:=MIN([.I196:.K196])=[.I19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Zimbabwe</text:p>
          </table:table-cell>
          <table:table-cell office:value-type="float" office:value="30.028" calcext:value-type="float">
            <text:p>30.028</text:p>
          </table:table-cell>
          <table:table-cell office:value-type="float" office:value="47.199" calcext:value-type="float">
            <text:p>47.199</text:p>
          </table:table-cell>
          <table:table-cell/>
          <table:table-cell office:value-type="string" calcext:value-type="string">
            <text:p>Sri Lanka</text:p>
          </table:table-cell>
          <table:table-cell table:formula="of:=VLOOKUP([.F197];[.B$1:.D$1048576];2;0)" office:value-type="float" office:value="18.287" calcext:value-type="float">
            <text:p>18.287</text:p>
          </table:table-cell>
          <table:table-cell table:formula="of:=VLOOKUP([.F197];[.B$1:.D$1048576];3;0)" office:value-type="float" office:value="74.456" calcext:value-type="float">
            <text:p>74.456</text:p>
          </table:table-cell>
          <table:table-cell table:formula="of:=([.G197]-[.$G$204])^2+([.H197]-[.$H$204])^2" office:value-type="float" office:value="33.4655178538059" calcext:value-type="float">
            <text:p>33.4655178538</text:p>
          </table:table-cell>
          <table:table-cell table:style-name="ce1" table:formula="of:=([.G197]-[.$G$48])^2+([.H197]-[.$H$48])^2" office:value-type="float" office:value="819.128907373346" calcext:value-type="float">
            <text:p>819.1289073733</text:p>
          </table:table-cell>
          <table:table-cell table:style-name="ce1" table:formula="of:=([.G197]-[.$G$112])^2+([.H197]-[.$H$112])^2" office:value-type="float" office:value="54.3898205412523" calcext:value-type="float">
            <text:p>54.3898205413</text:p>
          </table:table-cell>
          <table:table-cell table:style-name="ce5" table:formula="of:=MIN([.I197:.K197])=[.I19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Latvia</text:p>
          </table:table-cell>
          <table:table-cell table:formula="of:=VLOOKUP([.F198];[.B$1:.D$1048576];2;0)" office:value-type="float" office:value="10.143" calcext:value-type="float">
            <text:p>10.143</text:p>
          </table:table-cell>
          <table:table-cell table:formula="of:=VLOOKUP([.F198];[.B$1:.D$1048576];3;0)" office:value-type="float" office:value="72.518" calcext:value-type="float">
            <text:p>72.518</text:p>
          </table:table-cell>
          <table:table-cell table:formula="of:=([.G198]-[.$G$204])^2+([.H198]-[.$H$204])^2" office:value-type="float" office:value="24.858836460548" calcext:value-type="float">
            <text:p>24.8588364605</text:p>
          </table:table-cell>
          <table:table-cell table:style-name="ce1" table:formula="of:=([.G198]-[.$G$48])^2+([.H198]-[.$H$48])^2" office:value-type="float" office:value="1126.75446624291" calcext:value-type="float">
            <text:p>1126.7544662429</text:p>
          </table:table-cell>
          <table:table-cell table:style-name="ce1" table:formula="of:=([.G198]-[.$G$112])^2+([.H198]-[.$H$112])^2" office:value-type="float" office:value="199.206799164203" calcext:value-type="float">
            <text:p>199.2067991642</text:p>
          </table:table-cell>
          <table:table-cell table:style-name="ce5" table:formula="of:=MIN([.I198:.K198])=[.I19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Guadeloupe</text:p>
          </table:table-cell>
          <table:table-cell table:formula="of:=VLOOKUP([.F199];[.B$1:.D$1048576];2;0)" office:value-type="float" office:value="14.452" calcext:value-type="float">
            <text:p>14.452</text:p>
          </table:table-cell>
          <table:table-cell table:formula="of:=VLOOKUP([.F199];[.B$1:.D$1048576];3;0)" office:value-type="float" office:value="79.437" calcext:value-type="float">
            <text:p>79.437</text:p>
          </table:table-cell>
          <table:table-cell table:formula="of:=([.G199]-[.$G$204])^2+([.H199]-[.$H$204])^2" office:value-type="float" office:value="10.0745971571771" calcext:value-type="float">
            <text:p>10.0745971572</text:p>
          </table:table-cell>
          <table:table-cell table:style-name="ce1" table:formula="of:=([.G199]-[.$G$48])^2+([.H199]-[.$H$48])^2" office:value-type="float" office:value="1216.81744876465" calcext:value-type="float">
            <text:p>1216.8174487647</text:p>
          </table:table-cell>
          <table:table-cell table:style-name="ce1" table:formula="of:=([.G199]-[.$G$112])^2+([.H199]-[.$H$112])^2" office:value-type="float" office:value="184.238716049449" calcext:value-type="float">
            <text:p>184.2387160494</text:p>
          </table:table-cell>
          <table:table-cell table:style-name="ce5" table:formula="of:=MIN([.I199:.K199])=[.I19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Singapore</text:p>
          </table:table-cell>
          <table:table-cell table:formula="of:=VLOOKUP([.F200];[.B$1:.D$1048576];2;0)" office:value-type="float" office:value="8.191" calcext:value-type="float">
            <text:p>8.191</text:p>
          </table:table-cell>
          <table:table-cell table:formula="of:=VLOOKUP([.F200];[.B$1:.D$1048576];3;0)" office:value-type="float" office:value="80.672" calcext:value-type="float">
            <text:p>80.672</text:p>
          </table:table-cell>
          <table:table-cell table:formula="of:=([.G200]-[.$G$204])^2+([.H200]-[.$H$204])^2" office:value-type="float" office:value="38.6771913818966" calcext:value-type="float">
            <text:p>38.6771913819</text:p>
          </table:table-cell>
          <table:table-cell table:style-name="ce1" table:formula="of:=([.G200]-[.$G$48])^2+([.H200]-[.$H$48])^2" office:value-type="float" office:value="1614.37130493856" calcext:value-type="float">
            <text:p>1614.3713049386</text:p>
          </table:table-cell>
          <table:table-cell table:style-name="ce1" table:formula="of:=([.G200]-[.$G$112])^2+([.H200]-[.$H$112])^2" office:value-type="float" office:value="368.238447688793" calcext:value-type="float">
            <text:p>368.2384476888</text:p>
          </table:table-cell>
          <table:table-cell table:style-name="ce5" table:formula="of:=MIN([.I200:.K200])=[.I20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Serbia</text:p>
          </table:table-cell>
          <table:table-cell table:formula="of:=VLOOKUP([.F201];[.B$1:.D$1048576];2;0)" office:value-type="float" office:value="11.612" calcext:value-type="float">
            <text:p>11.612</text:p>
          </table:table-cell>
          <table:table-cell table:formula="of:=VLOOKUP([.F201];[.B$1:.D$1048576];3;0)" office:value-type="float" office:value="74.083" calcext:value-type="float">
            <text:p>74.083</text:p>
          </table:table-cell>
          <table:table-cell table:formula="of:=([.G201]-[.$G$204])^2+([.H201]-[.$H$204])^2" office:value-type="float" office:value="8.33449351672774" calcext:value-type="float">
            <text:p>8.3344935167</text:p>
          </table:table-cell>
          <table:table-cell table:style-name="ce1" table:formula="of:=([.G201]-[.$G$48])^2+([.H201]-[.$H$48])^2" office:value-type="float" office:value="1109.31704954726" calcext:value-type="float">
            <text:p>1109.3170495473</text:p>
          </table:table-cell>
          <table:table-cell table:style-name="ce1" table:formula="of:=([.G201]-[.$G$112])^2+([.H201]-[.$H$112])^2" office:value-type="float" office:value="171.711174213383" calcext:value-type="float">
            <text:p>171.7111742134</text:p>
          </table:table-cell>
          <table:table-cell table:style-name="ce5" table:formula="of:=MIN([.I201:.K201])=[.I201]" office:value-type="boolean" office:boolean-value="true" calcext:value-type="boolean">
            <text:p>TRUE</text:p>
          </table:table-cell>
          <table:table-cell office:value-type="string" calcext:value-type="string">
            <text:p>Number of countries in Cluster 3: 8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ited Kingdom</text:p>
          </table:table-cell>
          <table:table-cell table:formula="of:=VLOOKUP([.F202];[.B$1:.D$1048576];2;0)" office:value-type="float" office:value="12.195" calcext:value-type="float">
            <text:p>12.195</text:p>
          </table:table-cell>
          <table:table-cell table:formula="of:=VLOOKUP([.F202];[.B$1:.D$1048576];3;0)" office:value-type="float" office:value="79.499" calcext:value-type="float">
            <text:p>79.499</text:p>
          </table:table-cell>
          <table:table-cell table:formula="of:=([.G202]-[.$G$204])^2+([.H202]-[.$H$204])^2" office:value-type="float" office:value="8.66604519088505" calcext:value-type="float">
            <text:p>8.6660451909</text:p>
          </table:table-cell>
          <table:table-cell table:style-name="ce1" table:formula="of:=([.G202]-[.$G$48])^2+([.H202]-[.$H$48])^2" office:value-type="float" office:value="1330.714364069" calcext:value-type="float">
            <text:p>1330.714364069</text:p>
          </table:table-cell>
          <table:table-cell table:style-name="ce1" table:formula="of:=([.G202]-[.$G$112])^2+([.H202]-[.$H$112])^2" office:value-type="float" office:value="233.582466623219" calcext:value-type="float">
            <text:p>233.5824666232</text:p>
          </table:table-cell>
          <table:table-cell table:style-name="ce5" table:formula="of:=MIN([.I202:.K202])=[.I202]" office:value-type="boolean" office:boolean-value="true" calcext:value-type="boolean">
            <text:p>TRUE</text:p>
          </table:table-cell>
          <table:table-cell office:value-type="string" calcext:value-type="string">
            <text:p>The mean Life Expectancy in Cluster 3: 76.649460674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Greece</text:p>
          </table:table-cell>
          <table:table-cell table:formula="of:=VLOOKUP([.F203];[.B$1:.D$1048576];2;0)" office:value-type="float" office:value="9.65" calcext:value-type="float">
            <text:p>9.65</text:p>
          </table:table-cell>
          <table:table-cell table:formula="of:=VLOOKUP([.F203];[.B$1:.D$1048576];3;0)" office:value-type="float" office:value="79.594" calcext:value-type="float">
            <text:p>79.594</text:p>
          </table:table-cell>
          <table:table-cell table:formula="of:=([.G203]-[.$G$204])^2+([.H203]-[.$H$204])^2" office:value-type="float" office:value="19.455189235829" calcext:value-type="float">
            <text:p>19.4551892358</text:p>
          </table:table-cell>
          <table:table-cell table:style-name="ce1" table:formula="of:=([.G203]-[.$G$48])^2+([.H203]-[.$H$48])^2" office:value-type="float" office:value="1472.68089059074" calcext:value-type="float">
            <text:p>1472.6808905907</text:p>
          </table:table-cell>
          <table:table-cell table:style-name="ce1" table:formula="of:=([.G203]-[.$G$112])^2+([.H203]-[.$H$112])^2" office:value-type="float" office:value="301.944840065842" calcext:value-type="float">
            <text:p>301.9448400658</text:p>
          </table:table-cell>
          <table:table-cell table:style-name="ce5" table:formula="of:=MIN([.I203:.K203])=[.I203]" office:value-type="boolean" office:boolean-value="true" calcext:value-type="boolean">
            <text:p>TRUE</text:p>
          </table:table-cell>
          <table:table-cell office:value-type="string" calcext:value-type="string">
            <text:p>The mean Birth Rate in Cluster 3: 12.9340337079</text:p>
          </table:table-cell>
        </table:table-row>
        <table:table-row table:style-name="ro1">
          <table:table-cell table:number-columns-repeated="6"/>
          <table:table-cell table:style-name="ce4" table:formula="of:=AVERAGE([.G115:.G203])" office:value-type="float" office:value="12.9340337078652" calcext:value-type="float">
            <text:p>12.9340337079</text:p>
          </table:table-cell>
          <table:table-cell table:style-name="ce4" table:formula="of:=AVERAGE([.H115:.H203])" office:value-type="float" office:value="76.6494606741573" calcext:value-type="float">
            <text:p>76.6494606742</text:p>
          </table:table-cell>
          <table:table-cell table:style-name="ce4" table:formula="of:=SUM([.I115:.I203])" office:value-type="float" office:value="2092.62673901124" calcext:value-type="float">
            <text:p>2092.6267390112</text:p>
          </table:table-cell>
          <table:table-cell table:style-name="ce1" table:number-columns-repeated="2"/>
          <table:table-cell table:style-name="ce5"/>
          <table:table-cell office:value-type="float" office:value="2092.62673901124" calcext:value-type="float">
            <text:p>2092.6267390112</text:p>
          </table:table-cell>
        </table:table-row>
        <table:table-row table:style-name="ro1" table:number-rows-repeated="104837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Both Data (Check)" table:style-name="ta1">
        <table:table-column table:style-name="co1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table:style-name="ce6" office:value-type="string" calcext:value-type="string">
            <text:p>Data 1953</text:p>
          </table:table-cell>
          <table:table-cell table:number-columns-repeated="4"/>
          <table:table-cell table:style-name="ce6" office:value-type="string" calcext:value-type="string">
            <text:p>Data 2008</text:p>
          </table:table-cell>
          <table:table-cell office:value-type="string" calcext:value-type="string">
            <text:p>In 1953</text:p>
          </table:table-cell>
          <table:table-cell table:number-columns-repeated="3"/>
          <table:table-cell table:style-name="ce6" office:value-type="string" calcext:value-type="string">
            <text:p>Data Bo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Countries in Cluster 1:</text:p>
          </table:table-cell>
          <table:table-cell/>
          <table:table-cell table:style-name="ce8" office:value-type="string" calcext:value-type="string">
            <text:p>Number of countries in Cluster 1: 88</text:p>
          </table:table-cell>
          <table:table-cell table:number-columns-repeated="2"/>
          <table:table-cell office:value-type="string" calcext:value-type="string">
            <text:p>The Countries in Cluster 1:</text:p>
          </table:table-cell>
          <table:table-cell table:formula="of:=VLOOKUP([.F2];[.A$1:.B$1048576];2;0)" office:value-type="float" office:value="0" calcext:value-type="float">
            <text:p/>
          </table:table-cell>
          <table:table-cell office:value-type="string" calcext:value-type="string">
            <text:p>Number of countries in Cluster 1: 91</text:p>
          </table:table-cell>
          <table:table-cell table:number-columns-repeated="2"/>
          <table:table-cell office:value-type="string" calcext:value-type="string">
            <text:p>The Countries in Cluster 1:</text:p>
          </table:table-cell>
          <table:table-cell/>
          <table:table-cell office:value-type="string" calcext:value-type="string">
            <text:p>Number of countries in Cluster 1: 88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string" calcext:value-type="string">
            <text:p>Low</text:p>
          </table:table-cell>
          <table:table-cell table:style-name="ce8" office:value-type="string" calcext:value-type="string">
            <text:p>Number of countries in Cluster 2: 60</text:p>
          </table:table-cell>
          <table:table-cell table:number-columns-repeated="2"/>
          <table:table-cell office:value-type="string" calcext:value-type="string">
            <text:p>Canada</text:p>
          </table:table-cell>
          <table:table-cell table:style-name="ce9" table:formula="of:=VLOOKUP([.F3];[.A$1:.B$1048576];2;0)" office:value-type="string" office:string-value="High" calcext:value-type="string">
            <text:p>High</text:p>
          </table:table-cell>
          <table:table-cell office:value-type="string" calcext:value-type="string">
            <text:p>Number of countries in Cluster 2: 62</text:p>
          </table:table-cell>
          <table:table-cell table:number-columns-repeated="2"/>
          <table:table-cell office:value-type="string" calcext:value-type="string">
            <text:p>(1953)Nicaragua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umber of countries in Cluster 2: 99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string" calcext:value-type="string">
            <text:p>Low</text:p>
          </table:table-cell>
          <table:table-cell table:style-name="ce8" office:value-type="string" calcext:value-type="string">
            <text:p>Number of countries in Cluster 3: 48</text:p>
          </table:table-cell>
          <table:table-cell table:number-columns-repeated="2"/>
          <table:table-cell office:value-type="string" calcext:value-type="string">
            <text:p>Lithuania</text:p>
          </table:table-cell>
          <table:table-cell table:style-name="ce9" table:formula="of:=VLOOKUP([.F4];[.A$1:.B$1048576];2;0)" office:value-type="string" office:string-value="High" calcext:value-type="string">
            <text:p>High</text:p>
          </table:table-cell>
          <table:table-cell office:value-type="string" calcext:value-type="string">
            <text:p>Number of countries in Cluster 3: 43</text:p>
          </table:table-cell>
          <table:table-cell table:number-columns-repeated="2"/>
          <table:table-cell office:value-type="string" calcext:value-type="string">
            <text:p>(1953)Saudi Arabia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umber of countries in Cluster 3: 108</text:p>
          </table:table-cell>
        </table:table-row>
        <table:table-row table:style-name="ro1">
          <table:table-cell office:value-type="string" calcext:value-type="string">
            <text:p>Swaziland</text:p>
          </table:table-cell>
          <table:table-cell office:value-type="string" calcext:value-type="string">
            <text:p>Low</text:p>
          </table:table-cell>
          <table:table-cell table:style-name="ce8"/>
          <table:table-cell table:number-columns-repeated="2"/>
          <table:table-cell office:value-type="string" calcext:value-type="string">
            <text:p>Switzerland</text:p>
          </table:table-cell>
          <table:table-cell table:style-name="ce9" table:formula="of:=VLOOKUP([.F5];[.A$1:.B$1048576];2;0)" office:value-type="string" office:string-value="High" calcext:value-type="string">
            <text:p>High</text:p>
          </table:table-cell>
          <table:table-cell table:number-columns-repeated="3"/>
          <table:table-cell office:value-type="string" calcext:value-type="string">
            <text:p>(1953)Iraq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umber of countries in Cluster 4: 97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Low</text:p>
          </table:table-cell>
          <table:table-cell table:style-name="ce8" office:value-type="string" calcext:value-type="string">
            <text:p>The mean Life Expectancy in Cluster 1: 39.4179490909</text:p>
          </table:table-cell>
          <table:table-cell table:number-columns-repeated="2"/>
          <table:table-cell office:value-type="string" calcext:value-type="string">
            <text:p>Aruba</text:p>
          </table:table-cell>
          <table:table-cell table:style-name="ce9" table:formula="of:=VLOOKUP([.F6];[.A$1:.B$1048576];2;0)" office:value-type="string" office:string-value="Med" calcext:value-type="string">
            <text:p>Med</text:p>
          </table:table-cell>
          <table:table-cell office:value-type="string" calcext:value-type="string">
            <text:p>The mean Life Expectancy in Cluster 1: 76.5568241758</text:p>
          </table:table-cell>
          <table:table-cell table:number-columns-repeated="2"/>
          <table:table-cell office:value-type="string" calcext:value-type="string">
            <text:p>(1953)Nepal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Low</text:p>
          </table:table-cell>
          <table:table-cell table:style-name="ce8" office:value-type="string" calcext:value-type="string">
            <text:p>The mean Life Expectancy in Cluster 2: 55.3596333333</text:p>
          </table:table-cell>
          <table:table-cell table:number-columns-repeated="2"/>
          <table:table-cell office:value-type="string" calcext:value-type="string">
            <text:p>Argentina</text:p>
          </table:table-cell>
          <table:table-cell table:style-name="ce9" table:formula="of:=VLOOKUP([.F7];[.A$1:.B$1048576];2;0)" office:value-type="string" office:string-value="High" calcext:value-type="string">
            <text:p>High</text:p>
          </table:table-cell>
          <table:table-cell office:value-type="string" calcext:value-type="string">
            <text:p>The mean Life Expectancy in Cluster 2: 69.3874354839</text:p>
          </table:table-cell>
          <table:table-cell table:number-columns-repeated="2"/>
          <table:table-cell office:value-type="string" calcext:value-type="string">
            <text:p>(1953)China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he mean Life Expectancy in Cluster 1: 39.4040740909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string" calcext:value-type="string">
            <text:p>Low</text:p>
          </table:table-cell>
          <table:table-cell table:style-name="ce8" office:value-type="string" calcext:value-type="string">
            <text:p>The mean Life Expectancy in Cluster 3: 65.8907708333</text:p>
          </table:table-cell>
          <table:table-cell table:number-columns-repeated="2"/>
          <table:table-cell office:value-type="string" calcext:value-type="string">
            <text:p>Japan</text:p>
          </table:table-cell>
          <table:table-cell table:style-name="ce9" table:formula="of:=VLOOKUP([.F8];[.A$1:.B$1048576];2;0)" office:value-type="string" office:string-value="High" calcext:value-type="string">
            <text:p>High</text:p>
          </table:table-cell>
          <table:table-cell office:value-type="string" calcext:value-type="string">
            <text:p>The mean Life Expectancy in Cluster 3: 52.8678604651</text:p>
          </table:table-cell>
          <table:table-cell table:number-columns-repeated="2"/>
          <table:table-cell office:value-type="string" calcext:value-type="string">
            <text:p>(1953)Haiti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he mean Life Expectancy in Cluster 2: 66.6516161616</text:p>
          </table:table-cell>
        </table:table-row>
        <table:table-row table:style-name="ro1">
          <table:table-cell office:value-type="string" calcext:value-type="string">
            <text:p>Congo <text:s/>Dem. Rep.</text:p>
          </table:table-cell>
          <table:table-cell office:value-type="string" calcext:value-type="string">
            <text:p>Low</text:p>
          </table:table-cell>
          <table:table-cell table:style-name="ce8"/>
          <table:table-cell table:number-columns-repeated="2"/>
          <table:table-cell office:value-type="string" calcext:value-type="string">
            <text:p>Channel Islands</text:p>
          </table:table-cell>
          <table:table-cell table:style-name="ce9" table:formula="of:=VLOOKUP([.F9];[.A$1:.B$1048576];2;0)" office:value-type="string" office:string-value="High" calcext:value-type="string">
            <text:p>High</text:p>
          </table:table-cell>
          <table:table-cell table:number-columns-repeated="3"/>
          <table:table-cell office:value-type="string" calcext:value-type="string">
            <text:p>(1953)Lao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he mean Life Expectancy in Cluster 3: 75.7113703704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string" calcext:value-type="string">
            <text:p>Low</text:p>
          </table:table-cell>
          <table:table-cell table:style-name="ce8" office:value-type="string" calcext:value-type="string">
            <text:p>The mean Birth Rate in Cluster 1: 47.3681704545</text:p>
          </table:table-cell>
          <table:table-cell table:number-columns-repeated="2"/>
          <table:table-cell office:value-type="string" calcext:value-type="string">
            <text:p>Slovenia</text:p>
          </table:table-cell>
          <table:table-cell table:style-name="ce9" table:formula="of:=VLOOKUP([.F10];[.A$1:.B$1048576];2;0)" office:value-type="string" office:string-value="High" calcext:value-type="string">
            <text:p>High</text:p>
          </table:table-cell>
          <table:table-cell office:value-type="string" calcext:value-type="string">
            <text:p>The mean Birth Rate in Cluster 1: 13.047032967</text:p>
          </table:table-cell>
          <table:table-cell table:number-columns-repeated="2"/>
          <table:table-cell office:value-type="string" calcext:value-type="string">
            <text:p>(1953)Congo <text:s/>Rep.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he mean Life Expectancy in Cluster 4: 54.1466804124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string" calcext:value-type="string">
            <text:p>Low</text:p>
          </table:table-cell>
          <table:table-cell table:style-name="ce8" office:value-type="string" calcext:value-type="string">
            <text:p>The mean Birth Rate in Cluster 2: 41.2236666667</text:p>
          </table:table-cell>
          <table:table-cell table:number-columns-repeated="2"/>
          <table:table-cell office:value-type="string" calcext:value-type="string">
            <text:p>Bosnia and Herzegovina</text:p>
          </table:table-cell>
          <table:table-cell table:style-name="ce9" table:formula="of:=VLOOKUP([.F11];[.A$1:.B$1048576];2;0)" office:value-type="string" office:string-value="Med" calcext:value-type="string">
            <text:p>Med</text:p>
          </table:table-cell>
          <table:table-cell office:value-type="string" calcext:value-type="string">
            <text:p>The mean Birth Rate in Cluster 2: 24.6376612903</text:p>
          </table:table-cell>
          <table:table-cell table:number-columns-repeated="2"/>
          <table:table-cell office:value-type="string" calcext:value-type="string">
            <text:p>(1953)Maldives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Cape Verde</text:p>
          </table:table-cell>
          <table:table-cell office:value-type="string" calcext:value-type="string">
            <text:p>Low</text:p>
          </table:table-cell>
          <table:table-cell table:style-name="ce8" office:value-type="string" calcext:value-type="string">
            <text:p>The mean Birth Rate in Cluster 3: 22.017625</text:p>
          </table:table-cell>
          <table:table-cell table:number-columns-repeated="2"/>
          <table:table-cell office:value-type="string" calcext:value-type="string">
            <text:p>Kuwait</text:p>
          </table:table-cell>
          <table:table-cell table:style-name="ce9" table:formula="of:=VLOOKUP([.F12];[.A$1:.B$1048576];2;0)" office:value-type="string" office:string-value="Med" calcext:value-type="string">
            <text:p>Med</text:p>
          </table:table-cell>
          <table:table-cell office:value-type="string" calcext:value-type="string">
            <text:p>The mean Birth Rate in Cluster 3: 38.1495116279</text:p>
          </table:table-cell>
          <table:table-cell table:number-columns-repeated="2"/>
          <table:table-cell office:value-type="string" calcext:value-type="string">
            <text:p>(1953)Congo <text:s/>Dem. Rep.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he mean Birth Rate in Cluster 1: 47.3486363636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Low</text:p>
          </table:table-cell>
          <table:table-cell table:number-columns-repeated="3"/>
          <table:table-cell office:value-type="string" calcext:value-type="string">
            <text:p>Spain</text:p>
          </table:table-cell>
          <table:table-cell table:style-name="ce9" table:formula="of:=VLOOKUP([.F13];[.A$1:.B$1048576];2;0)" office:value-type="string" office:string-value="High" calcext:value-type="string">
            <text:p>High</text:p>
          </table:table-cell>
          <table:table-cell table:number-columns-repeated="3"/>
          <table:table-cell office:value-type="string" calcext:value-type="string">
            <text:p>(1953)Sierra Leon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he mean Birth Rate in Cluster 2: 24.7670707071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office:value-type="string" calcext:value-type="string">
            <text:p>Low</text:p>
          </table:table-cell>
          <table:table-cell table:number-columns-repeated="3"/>
          <table:table-cell office:value-type="string" calcext:value-type="string">
            <text:p>Maldives</text:p>
          </table:table-cell>
          <table:table-cell table:style-name="ce9" table:formula="of:=VLOOKUP([.F14];[.A$1:.B$1048576];2;0)" office:value-type="string" office:string-value="Low" calcext:value-type="string">
            <text:p>Low</text:p>
          </table:table-cell>
          <table:table-cell table:number-columns-repeated="3"/>
          <table:table-cell office:value-type="string" calcext:value-type="string">
            <text:p>(1953)Hondura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he mean Birth Rate in Cluster 3: 13.8158796296</text:p>
          </table:table-cell>
        </table:table-row>
        <table:table-row table:style-name="ro1">
          <table:table-cell office:value-type="string" calcext:value-type="string">
            <text:p>Maldives</text:p>
          </table:table-cell>
          <table:table-cell office:value-type="string" calcext:value-type="string">
            <text:p>Low</text:p>
          </table:table-cell>
          <table:table-cell table:number-columns-repeated="3"/>
          <table:table-cell office:value-type="string" calcext:value-type="string">
            <text:p>Martinique</text:p>
          </table:table-cell>
          <table:table-cell table:style-name="ce9" table:formula="of:=VLOOKUP([.F15];[.A$1:.B$1048576];2;0)" office:value-type="string" office:string-value="Med" calcext:value-type="string">
            <text:p>Med</text:p>
          </table:table-cell>
          <table:table-cell table:number-columns-repeated="3"/>
          <table:table-cell office:value-type="string" calcext:value-type="string">
            <text:p>(1953)Cape Verd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he mean Birth Rate in Cluster 4: 40.6512783505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string" calcext:value-type="string">
            <text:p>Low</text:p>
          </table:table-cell>
          <table:table-cell table:number-columns-repeated="3"/>
          <table:table-cell office:value-type="string" calcext:value-type="string">
            <text:p>New Zealand</text:p>
          </table:table-cell>
          <table:table-cell table:style-name="ce9" table:formula="of:=VLOOKUP([.F16];[.A$1:.B$1048576];2;0)" office:value-type="string" office:string-value="High" calcext:value-type="string">
            <text:p>High</text:p>
          </table:table-cell>
          <table:table-cell table:number-columns-repeated="3"/>
          <table:table-cell office:value-type="string" calcext:value-type="string">
            <text:p>(1953)Gambia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Oman</text:p>
          </table:table-cell>
          <table:table-cell office:value-type="string" calcext:value-type="string">
            <text:p>Low</text:p>
          </table:table-cell>
          <table:table-cell table:number-columns-repeated="3"/>
          <table:table-cell office:value-type="string" calcext:value-type="string">
            <text:p>Albania</text:p>
          </table:table-cell>
          <table:table-cell table:style-name="ce9" table:formula="of:=VLOOKUP([.F17];[.A$1:.B$1048576];2;0)" office:value-type="string" office:string-value="Med" calcext:value-type="string">
            <text:p>Med</text:p>
          </table:table-cell>
          <table:table-cell table:number-columns-repeated="3"/>
          <table:table-cell office:value-type="string" calcext:value-type="string">
            <text:p>(1953)Swaziland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Low</text:p>
          </table:table-cell>
          <table:table-cell table:number-columns-repeated="3"/>
          <table:table-cell office:value-type="string" calcext:value-type="string">
            <text:p>Slovak Republic</text:p>
          </table:table-cell>
          <table:table-cell table:style-name="ce9" table:formula="of:=VLOOKUP([.F18];[.A$1:.B$1048576];2;0)" office:value-type="string" office:string-value="High" calcext:value-type="string">
            <text:p>High</text:p>
          </table:table-cell>
          <table:table-cell table:number-columns-repeated="3"/>
          <table:table-cell office:value-type="string" calcext:value-type="string">
            <text:p>(1953)Iran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West Bank and Gaza</text:p>
          </table:table-cell>
          <table:table-cell office:value-type="string" calcext:value-type="string">
            <text:p>Low</text:p>
          </table:table-cell>
          <table:table-cell table:number-columns-repeated="3"/>
          <table:table-cell office:value-type="string" calcext:value-type="string">
            <text:p>United Arab Emirates</text:p>
          </table:table-cell>
          <table:table-cell table:style-name="ce9" table:formula="of:=VLOOKUP([.F19];[.A$1:.B$1048576];2;0)" office:value-type="string" office:string-value="Low" calcext:value-type="string">
            <text:p>Low</text:p>
          </table:table-cell>
          <table:table-cell table:number-columns-repeated="3"/>
          <table:table-cell office:value-type="string" calcext:value-type="string">
            <text:p>(1953)Algeria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Gabon</text:p>
          </table:table-cell>
          <table:table-cell office:value-type="string" calcext:value-type="string">
            <text:p>Low</text:p>
          </table:table-cell>
          <table:table-cell table:number-columns-repeated="3"/>
          <table:table-cell office:value-type="string" calcext:value-type="string">
            <text:p>Guam</text:p>
          </table:table-cell>
          <table:table-cell table:style-name="ce9" table:formula="of:=VLOOKUP([.F20];[.A$1:.B$1048576];2;0)" office:value-type="string" office:string-value="Med" calcext:value-type="string">
            <text:p>Med</text:p>
          </table:table-cell>
          <table:table-cell table:number-columns-repeated="3"/>
          <table:table-cell office:value-type="string" calcext:value-type="string">
            <text:p>(1953)Mongolia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Samoa</text:p>
          </table:table-cell>
          <table:table-cell office:value-type="string" calcext:value-type="string">
            <text:p>Low</text:p>
          </table:table-cell>
          <table:table-cell table:number-columns-repeated="3"/>
          <table:table-cell office:value-type="string" calcext:value-type="string">
            <text:p>Saint Vincent and the Grenadines</text:p>
          </table:table-cell>
          <table:table-cell table:style-name="ce9" table:formula="of:=VLOOKUP([.F21];[.A$1:.B$1048576];2;0)" office:value-type="string" office:string-value="Med" calcext:value-type="string">
            <text:p>Med</text:p>
          </table:table-cell>
          <table:table-cell table:number-columns-repeated="3"/>
          <table:table-cell office:value-type="string" calcext:value-type="string">
            <text:p>(1953)Bolivia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string" calcext:value-type="string">
            <text:p>Low</text:p>
          </table:table-cell>
          <table:table-cell table:number-columns-repeated="3"/>
          <table:table-cell office:value-type="string" calcext:value-type="string">
            <text:p>Turkey</text:p>
          </table:table-cell>
          <table:table-cell table:style-name="ce9" table:formula="of:=VLOOKUP([.F22];[.A$1:.B$1048576];2;0)" office:value-type="string" office:string-value="Low" calcext:value-type="string">
            <text:p>Low</text:p>
          </table:table-cell>
          <table:table-cell table:number-columns-repeated="3"/>
          <table:table-cell office:value-type="string" calcext:value-type="string">
            <text:p>(1953)Comoros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Low</text:p>
          </table:table-cell>
          <table:table-cell table:number-columns-repeated="3"/>
          <table:table-cell office:value-type="string" calcext:value-type="string">
            <text:p>Saint Lucia</text:p>
          </table:table-cell>
          <table:table-cell table:style-name="ce9" table:formula="of:=VLOOKUP([.F23];[.A$1:.B$1048576];2;0)" office:value-type="string" office:string-value="Med" calcext:value-type="string">
            <text:p>Med</text:p>
          </table:table-cell>
          <table:table-cell table:number-columns-repeated="3"/>
          <table:table-cell office:value-type="string" calcext:value-type="string">
            <text:p>(1953)Samoa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Lesotho</text:p>
          </table:table-cell>
          <table:table-cell office:value-type="string" calcext:value-type="string">
            <text:p>Low</text:p>
          </table:table-cell>
          <table:table-cell table:number-columns-repeated="3"/>
          <table:table-cell office:value-type="string" calcext:value-type="string">
            <text:p>French Polynesia</text:p>
          </table:table-cell>
          <table:table-cell table:style-name="ce9" table:formula="of:=VLOOKUP([.F24];[.A$1:.B$1048576];2;0)" office:value-type="string" office:string-value="Med" calcext:value-type="string">
            <text:p>Med</text:p>
          </table:table-cell>
          <table:table-cell table:number-columns-repeated="3"/>
          <table:table-cell office:value-type="string" calcext:value-type="string">
            <text:p>(1953)Nigeria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Kenya</text:p>
          </table:table-cell>
          <table:table-cell office:value-type="string" calcext:value-type="string">
            <text:p>Low</text:p>
          </table:table-cell>
          <table:table-cell table:number-columns-repeated="3"/>
          <table:table-cell office:value-type="string" calcext:value-type="string">
            <text:p>France</text:p>
          </table:table-cell>
          <table:table-cell table:style-name="ce9" table:formula="of:=VLOOKUP([.F25];[.A$1:.B$1048576];2;0)" office:value-type="string" office:string-value="High" calcext:value-type="string">
            <text:p>High</text:p>
          </table:table-cell>
          <table:table-cell table:number-columns-repeated="3"/>
          <table:table-cell office:value-type="string" calcext:value-type="string">
            <text:p>(1953)Senegal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Low</text:p>
          </table:table-cell>
          <table:table-cell table:number-columns-repeated="3"/>
          <table:table-cell office:value-type="string" calcext:value-type="string">
            <text:p>Norway</text:p>
          </table:table-cell>
          <table:table-cell table:style-name="ce9" table:formula="of:=VLOOKUP([.F26];[.A$1:.B$1048576];2;0)" office:value-type="string" office:string-value="High" calcext:value-type="string">
            <text:p>High</text:p>
          </table:table-cell>
          <table:table-cell table:number-columns-repeated="3"/>
          <table:table-cell office:value-type="string" calcext:value-type="string">
            <text:p>(1953)Western Sahara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Low</text:p>
          </table:table-cell>
          <table:table-cell table:number-columns-repeated="3"/>
          <table:table-cell office:value-type="string" calcext:value-type="string">
            <text:p>Cuba</text:p>
          </table:table-cell>
          <table:table-cell table:style-name="ce9" table:formula="of:=VLOOKUP([.F27];[.A$1:.B$1048576];2;0)" office:value-type="string" office:string-value="Med" calcext:value-type="string">
            <text:p>Med</text:p>
          </table:table-cell>
          <table:table-cell table:number-columns-repeated="3"/>
          <table:table-cell office:value-type="string" calcext:value-type="string">
            <text:p>(1953)Turkey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Bangladesh</text:p>
          </table:table-cell>
          <table:table-cell office:value-type="string" calcext:value-type="string">
            <text:p>Low</text:p>
          </table:table-cell>
          <table:table-cell table:number-columns-repeated="3"/>
          <table:table-cell office:value-type="string" calcext:value-type="string">
            <text:p>Montenegro</text:p>
          </table:table-cell>
          <table:table-cell table:style-name="ce9" table:formula="of:=VLOOKUP([.F28];[.A$1:.B$1048576];2;0)" office:value-type="string" office:string-value="High" calcext:value-type="string">
            <text:p>High</text:p>
          </table:table-cell>
          <table:table-cell table:number-columns-repeated="3"/>
          <table:table-cell office:value-type="string" calcext:value-type="string">
            <text:p>(1953)Botswana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Mauritania</text:p>
          </table:table-cell>
          <table:table-cell office:value-type="string" calcext:value-type="string">
            <text:p>Low</text:p>
          </table:table-cell>
          <table:table-cell table:number-columns-repeated="3"/>
          <table:table-cell office:value-type="string" calcext:value-type="string">
            <text:p>Macedonia <text:s/>FYR</text:p>
          </table:table-cell>
          <table:table-cell table:style-name="ce9" table:formula="of:=VLOOKUP([.F29];[.A$1:.B$1048576];2;0)" office:value-type="string" office:string-value="Med" calcext:value-type="string">
            <text:p>Med</text:p>
          </table:table-cell>
          <table:table-cell table:number-columns-repeated="3"/>
          <table:table-cell office:value-type="string" calcext:value-type="string">
            <text:p>(1953)Uganda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Solomon Islands</text:p>
          </table:table-cell>
          <table:table-cell office:value-type="string" calcext:value-type="string">
            <text:p>Low</text:p>
          </table:table-cell>
          <table:table-cell table:number-columns-repeated="3"/>
          <table:table-cell office:value-type="string" calcext:value-type="string">
            <text:p>China</text:p>
          </table:table-cell>
          <table:table-cell table:style-name="ce9" table:formula="of:=VLOOKUP([.F30];[.A$1:.B$1048576];2;0)" office:value-type="string" office:string-value="Low" calcext:value-type="string">
            <text:p>Low</text:p>
          </table:table-cell>
          <table:table-cell table:number-columns-repeated="3"/>
          <table:table-cell office:value-type="string" calcext:value-type="string">
            <text:p>(1953)Tanzania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Rwanda</text:p>
          </table:table-cell>
          <table:table-cell office:value-type="string" calcext:value-type="string">
            <text:p>Low</text:p>
          </table:table-cell>
          <table:table-cell table:number-columns-repeated="3"/>
          <table:table-cell office:value-type="string" calcext:value-type="string">
            <text:p>Armenia</text:p>
          </table:table-cell>
          <table:table-cell table:style-name="ce9" table:formula="of:=VLOOKUP([.F31];[.A$1:.B$1048576];2;0)" office:value-type="string" office:string-value="Med" calcext:value-type="string">
            <text:p>Med</text:p>
          </table:table-cell>
          <table:table-cell table:number-columns-repeated="3"/>
          <table:table-cell office:value-type="string" calcext:value-type="string">
            <text:p>(1953)Mozambique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Somalia</text:p>
          </table:table-cell>
          <table:table-cell office:value-type="string" calcext:value-type="string">
            <text:p>Low</text:p>
          </table:table-cell>
          <table:table-cell table:number-columns-repeated="3"/>
          <table:table-cell office:value-type="string" calcext:value-type="string">
            <text:p>Ukraine</text:p>
          </table:table-cell>
          <table:table-cell table:style-name="ce9" table:formula="of:=VLOOKUP([.F32];[.A$1:.B$1048576];2;0)" office:value-type="string" office:string-value="High" calcext:value-type="string">
            <text:p>High</text:p>
          </table:table-cell>
          <table:table-cell table:number-columns-repeated="3"/>
          <table:table-cell office:value-type="string" calcext:value-type="string">
            <text:p>(1953)Dominican Rep.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Low</text:p>
          </table:table-cell>
          <table:table-cell table:number-columns-repeated="3"/>
          <table:table-cell office:value-type="string" calcext:value-type="string">
            <text:p>Bahrain</text:p>
          </table:table-cell>
          <table:table-cell table:style-name="ce9" table:formula="of:=VLOOKUP([.F33];[.A$1:.B$1048576];2;0)" office:value-type="string" office:string-value="Low" calcext:value-type="string">
            <text:p>Low</text:p>
          </table:table-cell>
          <table:table-cell table:number-columns-repeated="3"/>
          <table:table-cell office:value-type="string" calcext:value-type="string">
            <text:p>(1953)Liberia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Laos</text:p>
          </table:table-cell>
          <table:table-cell office:value-type="string" calcext:value-type="string">
            <text:p>Low</text:p>
          </table:table-cell>
          <table:table-cell table:number-columns-repeated="3"/>
          <table:table-cell office:value-type="string" calcext:value-type="string">
            <text:p>Finland</text:p>
          </table:table-cell>
          <table:table-cell table:style-name="ce9" table:formula="of:=VLOOKUP([.F34];[.A$1:.B$1048576];2;0)" office:value-type="string" office:string-value="High" calcext:value-type="string">
            <text:p>High</text:p>
          </table:table-cell>
          <table:table-cell table:number-columns-repeated="3"/>
          <table:table-cell office:value-type="string" calcext:value-type="string">
            <text:p>(1953)Cameroon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Cote d'Ivoire</text:p>
          </table:table-cell>
          <table:table-cell office:value-type="string" calcext:value-type="string">
            <text:p>Low</text:p>
          </table:table-cell>
          <table:table-cell table:number-columns-repeated="3"/>
          <table:table-cell office:value-type="string" calcext:value-type="string">
            <text:p>Korea <text:s/>Rep.</text:p>
          </table:table-cell>
          <table:table-cell table:style-name="ce9" table:formula="of:=VLOOKUP([.F35];[.A$1:.B$1048576];2;0)" office:value-type="string" office:string-value="Med" calcext:value-type="string">
            <text:p>Med</text:p>
          </table:table-cell>
          <table:table-cell table:number-columns-repeated="3"/>
          <table:table-cell office:value-type="string" calcext:value-type="string">
            <text:p>(1953)Indonesia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Benin</text:p>
          </table:table-cell>
          <table:table-cell office:value-type="string" calcext:value-type="string">
            <text:p>Low</text:p>
          </table:table-cell>
          <table:table-cell table:number-columns-repeated="3"/>
          <table:table-cell office:value-type="string" calcext:value-type="string">
            <text:p>Mauritius</text:p>
          </table:table-cell>
          <table:table-cell table:style-name="ce9" table:formula="of:=VLOOKUP([.F36];[.A$1:.B$1048576];2;0)" office:value-type="string" office:string-value="Med" calcext:value-type="string">
            <text:p>Med</text:p>
          </table:table-cell>
          <table:table-cell table:number-columns-repeated="3"/>
          <table:table-cell office:value-type="string" calcext:value-type="string">
            <text:p>(1953)Sudan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Western Sahara</text:p>
          </table:table-cell>
          <table:table-cell office:value-type="string" calcext:value-type="string">
            <text:p>Low</text:p>
          </table:table-cell>
          <table:table-cell table:number-columns-repeated="3"/>
          <table:table-cell office:value-type="string" calcext:value-type="string">
            <text:p>Sweden</text:p>
          </table:table-cell>
          <table:table-cell table:style-name="ce9" table:formula="of:=VLOOKUP([.F37];[.A$1:.B$1048576];2;0)" office:value-type="string" office:string-value="High" calcext:value-type="string">
            <text:p>High</text:p>
          </table:table-cell>
          <table:table-cell table:number-columns-repeated="3"/>
          <table:table-cell office:value-type="string" calcext:value-type="string">
            <text:p>(1953)Oman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Togo</text:p>
          </table:table-cell>
          <table:table-cell office:value-type="string" calcext:value-type="string">
            <text:p>Low</text:p>
          </table:table-cell>
          <table:table-cell table:number-columns-repeated="3"/>
          <table:table-cell office:value-type="string" calcext:value-type="string">
            <text:p>Belarus</text:p>
          </table:table-cell>
          <table:table-cell table:style-name="ce9" table:formula="of:=VLOOKUP([.F38];[.A$1:.B$1048576];2;0)" office:value-type="string" office:string-value="High" calcext:value-type="string">
            <text:p>High</text:p>
          </table:table-cell>
          <table:table-cell table:number-columns-repeated="3"/>
          <table:table-cell office:value-type="string" calcext:value-type="string">
            <text:p>(1953)Guatemala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Low</text:p>
          </table:table-cell>
          <table:table-cell table:number-columns-repeated="3"/>
          <table:table-cell office:value-type="string" calcext:value-type="string">
            <text:p>Russia</text:p>
          </table:table-cell>
          <table:table-cell table:style-name="ce9" table:formula="of:=VLOOKUP([.F39];[.A$1:.B$1048576];2;0)" office:value-type="string" office:string-value="High" calcext:value-type="string">
            <text:p>High</text:p>
          </table:table-cell>
          <table:table-cell table:number-columns-repeated="3"/>
          <table:table-cell table:style-name="ce12" office:value-type="string" calcext:value-type="string">
            <text:p>(2008)Afghanistan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Bahrain</text:p>
          </table:table-cell>
          <table:table-cell office:value-type="string" calcext:value-type="string">
            <text:p>Low</text:p>
          </table:table-cell>
          <table:table-cell table:number-columns-repeated="3"/>
          <table:table-cell office:value-type="string" calcext:value-type="string">
            <text:p>Bulgaria</text:p>
          </table:table-cell>
          <table:table-cell table:style-name="ce9" table:formula="of:=VLOOKUP([.F40];[.A$1:.B$1048576];2;0)" office:value-type="string" office:string-value="High" calcext:value-type="string">
            <text:p>High</text:p>
          </table:table-cell>
          <table:table-cell table:number-columns-repeated="3"/>
          <table:table-cell office:value-type="string" calcext:value-type="string">
            <text:p>(1953)Djibouti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Libya</text:p>
          </table:table-cell>
          <table:table-cell office:value-type="string" calcext:value-type="string">
            <text:p>Low</text:p>
          </table:table-cell>
          <table:table-cell table:number-columns-repeated="3"/>
          <table:table-cell table:style-name="ce7" office:value-type="string" calcext:value-type="string">
            <text:p>United States</text:p>
          </table:table-cell>
          <table:table-cell table:style-name="ce9" table:formula="of:=VLOOKUP([.F41];[.A$1:.B$1048576];2;0)" office:value-type="string" office:string-value="High" calcext:value-type="string">
            <text:p>High</text:p>
          </table:table-cell>
          <table:table-cell table:number-columns-repeated="3"/>
          <table:table-cell office:value-type="string" calcext:value-type="string">
            <text:p>(1953)Papua New Guinea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Dominican Rep.</text:p>
          </table:table-cell>
          <table:table-cell office:value-type="string" calcext:value-type="string">
            <text:p>Low</text:p>
          </table:table-cell>
          <table:table-cell table:number-columns-repeated="3"/>
          <table:table-cell office:value-type="string" calcext:value-type="string">
            <text:p>Romania</text:p>
          </table:table-cell>
          <table:table-cell table:style-name="ce9" table:formula="of:=VLOOKUP([.F42];[.A$1:.B$1048576];2;0)" office:value-type="string" office:string-value="High" calcext:value-type="string">
            <text:p>High</text:p>
          </table:table-cell>
          <table:table-cell table:number-columns-repeated="3"/>
          <table:table-cell office:value-type="string" calcext:value-type="string">
            <text:p>(1953)West Bank and Gaza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Indonesia</text:p>
          </table:table-cell>
          <table:table-cell office:value-type="string" calcext:value-type="string">
            <text:p>Low</text:p>
          </table:table-cell>
          <table:table-cell table:number-columns-repeated="3"/>
          <table:table-cell office:value-type="string" calcext:value-type="string">
            <text:p>Czech Rep.</text:p>
          </table:table-cell>
          <table:table-cell table:style-name="ce9" table:formula="of:=VLOOKUP([.F43];[.A$1:.B$1048576];2;0)" office:value-type="string" office:string-value="High" calcext:value-type="string">
            <text:p>High</text:p>
          </table:table-cell>
          <table:table-cell table:number-columns-repeated="3"/>
          <table:table-cell office:value-type="string" calcext:value-type="string">
            <text:p>(1953)Bhutan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Mali</text:p>
          </table:table-cell>
          <table:table-cell office:value-type="string" calcext:value-type="string">
            <text:p>Low</text:p>
          </table:table-cell>
          <table:table-cell table:number-columns-repeated="3"/>
          <table:table-cell office:value-type="string" calcext:value-type="string">
            <text:p>Cyprus</text:p>
          </table:table-cell>
          <table:table-cell table:style-name="ce9" table:formula="of:=VLOOKUP([.F44];[.A$1:.B$1048576];2;0)" office:value-type="string" office:string-value="High" calcext:value-type="string">
            <text:p>High</text:p>
          </table:table-cell>
          <table:table-cell table:number-columns-repeated="3"/>
          <table:table-cell office:value-type="string" calcext:value-type="string">
            <text:p>(1953)Timor-Leste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Chad</text:p>
          </table:table-cell>
          <table:table-cell office:value-type="string" calcext:value-type="string">
            <text:p>Low</text:p>
          </table:table-cell>
          <table:table-cell table:number-columns-repeated="3"/>
          <table:table-cell office:value-type="string" calcext:value-type="string">
            <text:p>Qatar</text:p>
          </table:table-cell>
          <table:table-cell table:style-name="ce9" table:formula="of:=VLOOKUP([.F45];[.A$1:.B$1048576];2;0)" office:value-type="string" office:string-value="Med" calcext:value-type="string">
            <text:p>Med</text:p>
          </table:table-cell>
          <table:table-cell table:number-columns-repeated="3"/>
          <table:table-cell office:value-type="string" calcext:value-type="string">
            <text:p>(1953)Malawi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table:style-name="ce2" office:value-type="string" calcext:value-type="string">
            <text:p>South Africa</text:p>
          </table:table-cell>
          <table:table-cell office:value-type="string" calcext:value-type="string">
            <text:p>Low</text:p>
          </table:table-cell>
          <table:table-cell table:number-columns-repeated="3"/>
          <table:table-cell office:value-type="string" calcext:value-type="string">
            <text:p>Austria</text:p>
          </table:table-cell>
          <table:table-cell table:style-name="ce9" table:formula="of:=VLOOKUP([.F46];[.A$1:.B$1048576];2;0)" office:value-type="string" office:string-value="High" calcext:value-type="string">
            <text:p>High</text:p>
          </table:table-cell>
          <table:table-cell table:number-columns-repeated="3"/>
          <table:table-cell office:value-type="string" calcext:value-type="string">
            <text:p>(1953)United Arab Emirates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Vietnam</text:p>
          </table:table-cell>
          <table:table-cell office:value-type="string" calcext:value-type="string">
            <text:p>Low</text:p>
          </table:table-cell>
          <table:table-cell table:number-columns-repeated="3"/>
          <table:table-cell office:value-type="string" calcext:value-type="string">
            <text:p>Vietnam</text:p>
          </table:table-cell>
          <table:table-cell table:style-name="ce9" table:formula="of:=VLOOKUP([.F47];[.A$1:.B$1048576];2;0)" office:value-type="string" office:string-value="Low" calcext:value-type="string">
            <text:p>Low</text:p>
          </table:table-cell>
          <table:table-cell table:number-columns-repeated="3"/>
          <table:table-cell office:value-type="string" calcext:value-type="string">
            <text:p>(1953)Egypt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Mozambique</text:p>
          </table:table-cell>
          <table:table-cell office:value-type="string" calcext:value-type="string">
            <text:p>Low</text:p>
          </table:table-cell>
          <table:table-cell table:number-columns-repeated="3"/>
          <table:table-cell office:value-type="string" calcext:value-type="string">
            <text:p>Hungary</text:p>
          </table:table-cell>
          <table:table-cell table:style-name="ce9" table:formula="of:=VLOOKUP([.F48];[.A$1:.B$1048576];2;0)" office:value-type="string" office:string-value="High" calcext:value-type="string">
            <text:p>High</text:p>
          </table:table-cell>
          <table:table-cell table:number-columns-repeated="3"/>
          <table:table-cell office:value-type="string" calcext:value-type="string">
            <text:p>(1953)Ghana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Low</text:p>
          </table:table-cell>
          <table:table-cell table:number-columns-repeated="3"/>
          <table:table-cell office:value-type="string" calcext:value-type="string">
            <text:p>Brazil</text:p>
          </table:table-cell>
          <table:table-cell table:style-name="ce9" table:formula="of:=VLOOKUP([.F49];[.A$1:.B$1048576];2;0)" office:value-type="string" office:string-value="Med" calcext:value-type="string">
            <text:p>Med</text:p>
          </table:table-cell>
          <table:table-cell table:number-columns-repeated="3"/>
          <table:table-cell office:value-type="string" calcext:value-type="string">
            <text:p>(1953)Yemen <text:s/>Rep.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Niger</text:p>
          </table:table-cell>
          <table:table-cell office:value-type="string" calcext:value-type="string">
            <text:p>Low</text:p>
          </table:table-cell>
          <table:table-cell table:number-columns-repeated="3"/>
          <table:table-cell office:value-type="string" calcext:value-type="string">
            <text:p>Virgin Islands</text:p>
          </table:table-cell>
          <table:table-cell table:style-name="ce9" table:formula="of:=VLOOKUP([.F50];[.A$1:.B$1048576];2;0)" office:value-type="string" office:string-value="Med" calcext:value-type="string">
            <text:p>Med</text:p>
          </table:table-cell>
          <table:table-cell table:number-columns-repeated="3"/>
          <table:table-cell office:value-type="string" calcext:value-type="string">
            <text:p>(1953)India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Guinea</text:p>
          </table:table-cell>
          <table:table-cell office:value-type="string" calcext:value-type="string">
            <text:p>Low</text:p>
          </table:table-cell>
          <table:table-cell table:number-columns-repeated="3"/>
          <table:table-cell office:value-type="string" calcext:value-type="string">
            <text:p>Costa Rica</text:p>
          </table:table-cell>
          <table:table-cell table:style-name="ce9" table:formula="of:=VLOOKUP([.F51];[.A$1:.B$1048576];2;0)" office:value-type="string" office:string-value="Med" calcext:value-type="string">
            <text:p>Med</text:p>
          </table:table-cell>
          <table:table-cell table:number-columns-repeated="3"/>
          <table:table-cell office:value-type="string" calcext:value-type="string">
            <text:p>(1953)Syria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Nigeria</text:p>
          </table:table-cell>
          <table:table-cell office:value-type="string" calcext:value-type="string">
            <text:p>Low</text:p>
          </table:table-cell>
          <table:table-cell table:number-columns-repeated="3"/>
          <table:table-cell office:value-type="string" calcext:value-type="string">
            <text:p>Luxembourg</text:p>
          </table:table-cell>
          <table:table-cell table:style-name="ce9" table:formula="of:=VLOOKUP([.F52];[.A$1:.B$1048576];2;0)" office:value-type="string" office:string-value="High" calcext:value-type="string">
            <text:p>High</text:p>
          </table:table-cell>
          <table:table-cell table:number-columns-repeated="3"/>
          <table:table-cell office:value-type="string" calcext:value-type="string">
            <text:p>(1953)Central African Rep.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Yemen <text:s/>Rep.</text:p>
          </table:table-cell>
          <table:table-cell office:value-type="string" calcext:value-type="string">
            <text:p>Low</text:p>
          </table:table-cell>
          <table:table-cell table:number-columns-repeated="3"/>
          <table:table-cell office:value-type="string" calcext:value-type="string">
            <text:p>Korea <text:s/>Dem. Rep.</text:p>
          </table:table-cell>
          <table:table-cell table:style-name="ce9" table:formula="of:=VLOOKUP([.F53];[.A$1:.B$1048576];2;0)" office:value-type="string" office:string-value="High" calcext:value-type="string">
            <text:p>High</text:p>
          </table:table-cell>
          <table:table-cell table:number-columns-repeated="3"/>
          <table:table-cell office:value-type="string" calcext:value-type="string">
            <text:p>(1953)Zambia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Iran</text:p>
          </table:table-cell>
          <table:table-cell office:value-type="string" calcext:value-type="string">
            <text:p>Low</text:p>
          </table:table-cell>
          <table:table-cell table:number-columns-repeated="3"/>
          <table:table-cell office:value-type="string" calcext:value-type="string">
            <text:p>Bahamas</text:p>
          </table:table-cell>
          <table:table-cell table:style-name="ce9" table:formula="of:=VLOOKUP([.F54];[.A$1:.B$1048576];2;0)" office:value-type="string" office:string-value="Med" calcext:value-type="string">
            <text:p>Med</text:p>
          </table:table-cell>
          <table:table-cell table:number-columns-repeated="3"/>
          <table:table-cell office:value-type="string" calcext:value-type="string">
            <text:p>(1953)Myanmar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Low</text:p>
          </table:table-cell>
          <table:table-cell table:number-columns-repeated="3"/>
          <table:table-cell office:value-type="string" calcext:value-type="string">
            <text:p>Ireland</text:p>
          </table:table-cell>
          <table:table-cell table:style-name="ce9" table:formula="of:=VLOOKUP([.F55];[.A$1:.B$1048576];2;0)" office:value-type="string" office:string-value="High" calcext:value-type="string">
            <text:p>High</text:p>
          </table:table-cell>
          <table:table-cell table:number-columns-repeated="3"/>
          <table:table-cell office:value-type="string" calcext:value-type="string">
            <text:p>(1953)Cote d'Ivoire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Low</text:p>
          </table:table-cell>
          <table:table-cell table:number-columns-repeated="3"/>
          <table:table-cell office:value-type="string" calcext:value-type="string">
            <text:p>Brunei</text:p>
          </table:table-cell>
          <table:table-cell table:style-name="ce9" table:formula="of:=VLOOKUP([.F56];[.A$1:.B$1048576];2;0)" office:value-type="string" office:string-value="Med" calcext:value-type="string">
            <text:p>Med</text:p>
          </table:table-cell>
          <table:table-cell table:number-columns-repeated="3"/>
          <table:table-cell office:value-type="string" calcext:value-type="string">
            <text:p>(1953)Afghanistan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Low</text:p>
          </table:table-cell>
          <table:table-cell table:number-columns-repeated="3"/>
          <table:table-cell office:value-type="string" calcext:value-type="string">
            <text:p>Australia</text:p>
          </table:table-cell>
          <table:table-cell table:style-name="ce9" table:formula="of:=VLOOKUP([.F57];[.A$1:.B$1048576];2;0)" office:value-type="string" office:string-value="High" calcext:value-type="string">
            <text:p>High</text:p>
          </table:table-cell>
          <table:table-cell table:number-columns-repeated="3"/>
          <table:table-cell office:value-type="string" calcext:value-type="string">
            <text:p>(1953)Kenya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string" calcext:value-type="string">
            <text:p>Low</text:p>
          </table:table-cell>
          <table:table-cell table:number-columns-repeated="3"/>
          <table:table-cell office:value-type="string" calcext:value-type="string">
            <text:p>Chile</text:p>
          </table:table-cell>
          <table:table-cell table:style-name="ce9" table:formula="of:=VLOOKUP([.F58];[.A$1:.B$1048576];2;0)" office:value-type="string" office:string-value="Med" calcext:value-type="string">
            <text:p>Med</text:p>
          </table:table-cell>
          <table:table-cell table:number-columns-repeated="3"/>
          <table:table-cell office:value-type="string" calcext:value-type="string">
            <text:p>(1953)Morocco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Gambia</text:p>
          </table:table-cell>
          <table:table-cell office:value-type="string" calcext:value-type="string">
            <text:p>Low</text:p>
          </table:table-cell>
          <table:table-cell table:number-columns-repeated="3"/>
          <table:table-cell office:value-type="string" calcext:value-type="string">
            <text:p>Puerto Rico</text:p>
          </table:table-cell>
          <table:table-cell table:style-name="ce9" table:formula="of:=VLOOKUP([.F59];[.A$1:.B$1048576];2;0)" office:value-type="string" office:string-value="Med" calcext:value-type="string">
            <text:p>Med</text:p>
          </table:table-cell>
          <table:table-cell table:number-columns-repeated="3"/>
          <table:table-cell office:value-type="string" calcext:value-type="string">
            <text:p>(1953)Libya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Morocco</text:p>
          </table:table-cell>
          <table:table-cell office:value-type="string" calcext:value-type="string">
            <text:p>Low</text:p>
          </table:table-cell>
          <table:table-cell table:number-columns-repeated="3"/>
          <table:table-cell office:value-type="string" calcext:value-type="string">
            <text:p>Belgium</text:p>
          </table:table-cell>
          <table:table-cell table:style-name="ce9" table:formula="of:=VLOOKUP([.F60];[.A$1:.B$1048576];2;0)" office:value-type="string" office:string-value="High" calcext:value-type="string">
            <text:p>High</text:p>
          </table:table-cell>
          <table:table-cell table:number-columns-repeated="3"/>
          <table:table-cell office:value-type="string" calcext:value-type="string">
            <text:p>(1953)Solomon Islands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Low</text:p>
          </table:table-cell>
          <table:table-cell table:number-columns-repeated="3"/>
          <table:table-cell office:value-type="string" calcext:value-type="string">
            <text:p>Thailand</text:p>
          </table:table-cell>
          <table:table-cell table:style-name="ce9" table:formula="of:=VLOOKUP([.F61];[.A$1:.B$1048576];2;0)" office:value-type="string" office:string-value="Med" calcext:value-type="string">
            <text:p>Med</text:p>
          </table:table-cell>
          <table:table-cell table:number-columns-repeated="3"/>
          <table:table-cell office:value-type="string" calcext:value-type="string">
            <text:p>(1953)Niger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string" calcext:value-type="string">
            <text:p>Low</text:p>
          </table:table-cell>
          <table:table-cell table:number-columns-repeated="3"/>
          <table:table-cell office:value-type="string" calcext:value-type="string">
            <text:p>Georgia</text:p>
          </table:table-cell>
          <table:table-cell table:style-name="ce9" table:formula="of:=VLOOKUP([.F62];[.A$1:.B$1048576];2;0)" office:value-type="string" office:string-value="High" calcext:value-type="string">
            <text:p>High</text:p>
          </table:table-cell>
          <table:table-cell table:number-columns-repeated="3"/>
          <table:table-cell office:value-type="string" calcext:value-type="string">
            <text:p>(1953)Chad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Low</text:p>
          </table:table-cell>
          <table:table-cell table:number-columns-repeated="3"/>
          <table:table-cell office:value-type="string" calcext:value-type="string">
            <text:p>Moldova</text:p>
          </table:table-cell>
          <table:table-cell table:style-name="ce9" table:formula="of:=VLOOKUP([.F63];[.A$1:.B$1048576];2;0)" office:value-type="string" office:string-value="High" calcext:value-type="string">
            <text:p>High</text:p>
          </table:table-cell>
          <table:table-cell table:number-columns-repeated="3"/>
          <table:table-cell office:value-type="string" calcext:value-type="string">
            <text:p>(1953)Vietnam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Iraq</text:p>
          </table:table-cell>
          <table:table-cell office:value-type="string" calcext:value-type="string">
            <text:p>Low</text:p>
          </table:table-cell>
          <table:table-cell table:number-columns-repeated="3"/>
          <table:table-cell office:value-type="string" calcext:value-type="string">
            <text:p>Croatia</text:p>
          </table:table-cell>
          <table:table-cell table:style-name="ce9" table:formula="of:=VLOOKUP([.F64];[.A$1:.B$1048576];2;0)" office:value-type="string" office:string-value="High" calcext:value-type="string">
            <text:p>High</text:p>
          </table:table-cell>
          <table:table-cell table:number-columns-repeated="3"/>
          <table:table-cell office:value-type="string" calcext:value-type="string">
            <text:p>(1953)Madagascar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Tunisia</text:p>
          </table:table-cell>
          <table:table-cell office:value-type="string" calcext:value-type="string">
            <text:p>Low</text:p>
          </table:table-cell>
          <table:table-cell table:number-columns-repeated="3"/>
          <table:table-cell office:value-type="string" calcext:value-type="string">
            <text:p>Grenada</text:p>
          </table:table-cell>
          <table:table-cell table:style-name="ce9" table:formula="of:=VLOOKUP([.F65];[.A$1:.B$1048576];2;0)" office:value-type="string" office:string-value="Med" calcext:value-type="string">
            <text:p>Med</text:p>
          </table:table-cell>
          <table:table-cell table:number-columns-repeated="3"/>
          <table:table-cell office:value-type="string" calcext:value-type="string">
            <text:p>(1953)Benin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Djibouti</text:p>
          </table:table-cell>
          <table:table-cell office:value-type="string" calcext:value-type="string">
            <text:p>Low</text:p>
          </table:table-cell>
          <table:table-cell table:number-columns-repeated="3"/>
          <table:table-cell office:value-type="string" calcext:value-type="string">
            <text:p>Portugal</text:p>
          </table:table-cell>
          <table:table-cell table:style-name="ce9" table:formula="of:=VLOOKUP([.F66];[.A$1:.B$1048576];2;0)" office:value-type="string" office:string-value="High" calcext:value-type="string">
            <text:p>High</text:p>
          </table:table-cell>
          <table:table-cell table:number-columns-repeated="3"/>
          <table:table-cell office:value-type="string" calcext:value-type="string">
            <text:p>(1953)Lesotho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string" calcext:value-type="string">
            <text:p>Low</text:p>
          </table:table-cell>
          <table:table-cell table:number-columns-repeated="3"/>
          <table:table-cell office:value-type="string" calcext:value-type="string">
            <text:p>Estonia</text:p>
          </table:table-cell>
          <table:table-cell table:style-name="ce9" table:formula="of:=VLOOKUP([.F67];[.A$1:.B$1048576];2;0)" office:value-type="string" office:string-value="High" calcext:value-type="string">
            <text:p>High</text:p>
          </table:table-cell>
          <table:table-cell table:number-columns-repeated="3"/>
          <table:table-cell office:value-type="string" calcext:value-type="string">
            <text:p>(1953)Tunisia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Burundi</text:p>
          </table:table-cell>
          <table:table-cell office:value-type="string" calcext:value-type="string">
            <text:p>Low</text:p>
          </table:table-cell>
          <table:table-cell table:number-columns-repeated="3"/>
          <table:table-cell office:value-type="string" calcext:value-type="string">
            <text:p>Uruguay</text:p>
          </table:table-cell>
          <table:table-cell table:style-name="ce9" table:formula="of:=VLOOKUP([.F68];[.A$1:.B$1048576];2;0)" office:value-type="string" office:string-value="High" calcext:value-type="string">
            <text:p>High</text:p>
          </table:table-cell>
          <table:table-cell table:number-columns-repeated="3"/>
          <table:table-cell office:value-type="string" calcext:value-type="string">
            <text:p>(1953)Ethiopia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Madagascar</text:p>
          </table:table-cell>
          <table:table-cell office:value-type="string" calcext:value-type="string">
            <text:p>Low</text:p>
          </table:table-cell>
          <table:table-cell table:number-columns-repeated="3"/>
          <table:table-cell office:value-type="string" calcext:value-type="string">
            <text:p>Mexico</text:p>
          </table:table-cell>
          <table:table-cell table:style-name="ce9" table:formula="of:=VLOOKUP([.F69];[.A$1:.B$1048576];2;0)" office:value-type="string" office:string-value="Med" calcext:value-type="string">
            <text:p>Med</text:p>
          </table:table-cell>
          <table:table-cell table:number-columns-repeated="3"/>
          <table:table-cell office:value-type="string" calcext:value-type="string">
            <text:p>(1953)Bangladesh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Bhutan</text:p>
          </table:table-cell>
          <table:table-cell office:value-type="string" calcext:value-type="string">
            <text:p>Low</text:p>
          </table:table-cell>
          <table:table-cell table:number-columns-repeated="3"/>
          <table:table-cell office:value-type="string" calcext:value-type="string">
            <text:p>Lebanon</text:p>
          </table:table-cell>
          <table:table-cell table:style-name="ce9" table:formula="of:=VLOOKUP([.F70];[.A$1:.B$1048576];2;0)" office:value-type="string" office:string-value="Med" calcext:value-type="string">
            <text:p>Med</text:p>
          </table:table-cell>
          <table:table-cell table:number-columns-repeated="3"/>
          <table:table-cell office:value-type="string" calcext:value-type="string">
            <text:p>(1953)Mali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Sudan</text:p>
          </table:table-cell>
          <table:table-cell office:value-type="string" calcext:value-type="string">
            <text:p>Low</text:p>
          </table:table-cell>
          <table:table-cell table:number-columns-repeated="3"/>
          <table:table-cell office:value-type="string" calcext:value-type="string">
            <text:p>Tunisia</text:p>
          </table:table-cell>
          <table:table-cell table:style-name="ce9" table:formula="of:=VLOOKUP([.F71];[.A$1:.B$1048576];2;0)" office:value-type="string" office:string-value="Low" calcext:value-type="string">
            <text:p>Low</text:p>
          </table:table-cell>
          <table:table-cell table:number-columns-repeated="3"/>
          <table:table-cell office:value-type="string" calcext:value-type="string">
            <text:p>(1953)El Salvador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Nepal</text:p>
          </table:table-cell>
          <table:table-cell office:value-type="string" calcext:value-type="string">
            <text:p>Low</text:p>
          </table:table-cell>
          <table:table-cell table:number-columns-repeated="3"/>
          <table:table-cell office:value-type="string" calcext:value-type="string">
            <text:p>Reunion</text:p>
          </table:table-cell>
          <table:table-cell table:style-name="ce9" table:formula="of:=VLOOKUP([.F72];[.A$1:.B$1048576];2;0)" office:value-type="string" office:string-value="Med" calcext:value-type="string">
            <text:p>Med</text:p>
          </table:table-cell>
          <table:table-cell table:number-columns-repeated="3"/>
          <table:table-cell office:value-type="string" calcext:value-type="string">
            <text:p>(1953)Guinea-Bissau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Low</text:p>
          </table:table-cell>
          <table:table-cell table:number-columns-repeated="3"/>
          <table:table-cell office:value-type="string" calcext:value-type="string">
            <text:p>Macao <text:s/>China</text:p>
          </table:table-cell>
          <table:table-cell table:style-name="ce9" table:formula="of:=VLOOKUP([.F73];[.A$1:.B$1048576];2;0)" office:value-type="string" office:string-value="Med" calcext:value-type="string">
            <text:p>Med</text:p>
          </table:table-cell>
          <table:table-cell table:number-columns-repeated="3"/>
          <table:table-cell office:value-type="string" calcext:value-type="string">
            <text:p>(1953)Equatorial Guinea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Congo <text:s/>Rep.</text:p>
          </table:table-cell>
          <table:table-cell office:value-type="string" calcext:value-type="string">
            <text:p>Low</text:p>
          </table:table-cell>
          <table:table-cell table:number-columns-repeated="3"/>
          <table:table-cell office:value-type="string" calcext:value-type="string">
            <text:p>Barbados</text:p>
          </table:table-cell>
          <table:table-cell table:style-name="ce9" table:formula="of:=VLOOKUP([.F74];[.A$1:.B$1048576];2;0)" office:value-type="string" office:string-value="Med" calcext:value-type="string">
            <text:p>Med</text:p>
          </table:table-cell>
          <table:table-cell table:number-columns-repeated="3"/>
          <table:table-cell office:value-type="string" calcext:value-type="string">
            <text:p>(1953)Burkina Faso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Central African Rep.</text:p>
          </table:table-cell>
          <table:table-cell office:value-type="string" calcext:value-type="string">
            <text:p>Low</text:p>
          </table:table-cell>
          <table:table-cell table:number-columns-repeated="3"/>
          <table:table-cell office:value-type="string" calcext:value-type="string">
            <text:p>Italy</text:p>
          </table:table-cell>
          <table:table-cell table:style-name="ce9" table:formula="of:=VLOOKUP([.F75];[.A$1:.B$1048576];2;0)" office:value-type="string" office:string-value="High" calcext:value-type="string">
            <text:p>High</text:p>
          </table:table-cell>
          <table:table-cell table:number-columns-repeated="3"/>
          <table:table-cell office:value-type="string" calcext:value-type="string">
            <text:p>(1953)Somalia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Zambia</text:p>
          </table:table-cell>
          <table:table-cell office:value-type="string" calcext:value-type="string">
            <text:p>Low</text:p>
          </table:table-cell>
          <table:table-cell table:number-columns-repeated="3"/>
          <table:table-cell office:value-type="string" calcext:value-type="string">
            <text:p>Malta</text:p>
          </table:table-cell>
          <table:table-cell table:style-name="ce9" table:formula="of:=VLOOKUP([.F76];[.A$1:.B$1048576];2;0)" office:value-type="string" office:string-value="High" calcext:value-type="string">
            <text:p>High</text:p>
          </table:table-cell>
          <table:table-cell table:number-columns-repeated="3"/>
          <table:table-cell office:value-type="string" calcext:value-type="string">
            <text:p>(1953)Namibia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Senegal</text:p>
          </table:table-cell>
          <table:table-cell office:value-type="string" calcext:value-type="string">
            <text:p>Low</text:p>
          </table:table-cell>
          <table:table-cell table:number-columns-repeated="3"/>
          <table:table-cell office:value-type="string" calcext:value-type="string">
            <text:p>Netherlands</text:p>
          </table:table-cell>
          <table:table-cell table:style-name="ce9" table:formula="of:=VLOOKUP([.F77];[.A$1:.B$1048576];2;0)" office:value-type="string" office:string-value="High" calcext:value-type="string">
            <text:p>High</text:p>
          </table:table-cell>
          <table:table-cell table:number-columns-repeated="3"/>
          <table:table-cell office:value-type="string" calcext:value-type="string">
            <text:p>(1953)Rwanda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string" calcext:value-type="string">
            <text:p>Low</text:p>
          </table:table-cell>
          <table:table-cell table:number-columns-repeated="3"/>
          <table:table-cell office:value-type="string" calcext:value-type="string">
            <text:p>Netherlands Antilles</text:p>
          </table:table-cell>
          <table:table-cell table:style-name="ce9" table:formula="of:=VLOOKUP([.F78];[.A$1:.B$1048576];2;0)" office:value-type="string" office:string-value="Med" calcext:value-type="string">
            <text:p>Med</text:p>
          </table:table-cell>
          <table:table-cell table:number-columns-repeated="3"/>
          <table:table-cell office:value-type="string" calcext:value-type="string">
            <text:p>(1953)Guinea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Malawi</text:p>
          </table:table-cell>
          <table:table-cell office:value-type="string" calcext:value-type="string">
            <text:p>Low</text:p>
          </table:table-cell>
          <table:table-cell table:number-columns-repeated="3"/>
          <table:table-cell office:value-type="string" calcext:value-type="string">
            <text:p>Israel</text:p>
          </table:table-cell>
          <table:table-cell table:style-name="ce9" table:formula="of:=VLOOKUP([.F79];[.A$1:.B$1048576];2;0)" office:value-type="string" office:string-value="High" calcext:value-type="string">
            <text:p>High</text:p>
          </table:table-cell>
          <table:table-cell table:number-columns-repeated="3"/>
          <table:table-cell table:style-name="ce2" office:value-type="string" calcext:value-type="string">
            <text:p>(1953)South Africa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Zimbabwe</text:p>
          </table:table-cell>
          <table:table-cell office:value-type="string" calcext:value-type="string">
            <text:p>Low</text:p>
          </table:table-cell>
          <table:table-cell table:number-columns-repeated="3"/>
          <table:table-cell office:value-type="string" calcext:value-type="string">
            <text:p>Iceland</text:p>
          </table:table-cell>
          <table:table-cell table:style-name="ce9" table:formula="of:=VLOOKUP([.F80];[.A$1:.B$1048576];2;0)" office:value-type="string" office:string-value="High" calcext:value-type="string">
            <text:p>High</text:p>
          </table:table-cell>
          <table:table-cell table:number-columns-repeated="3"/>
          <table:table-cell office:value-type="string" calcext:value-type="string">
            <text:p>(1953)Togo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Vanuatu</text:p>
          </table:table-cell>
          <table:table-cell office:value-type="string" calcext:value-type="string">
            <text:p>Low</text:p>
          </table:table-cell>
          <table:table-cell table:number-columns-repeated="3"/>
          <table:table-cell office:value-type="string" calcext:value-type="string">
            <text:p>Trinidad and Tobago</text:p>
          </table:table-cell>
          <table:table-cell table:style-name="ce9" table:formula="of:=VLOOKUP([.F81];[.A$1:.B$1048576];2;0)" office:value-type="string" office:string-value="Med" calcext:value-type="string">
            <text:p>Med</text:p>
          </table:table-cell>
          <table:table-cell table:number-columns-repeated="3"/>
          <table:table-cell office:value-type="string" calcext:value-type="string">
            <text:p>(1953)Peru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Eritrea</text:p>
          </table:table-cell>
          <table:table-cell office:value-type="string" calcext:value-type="string">
            <text:p>Low</text:p>
          </table:table-cell>
          <table:table-cell table:number-columns-repeated="3"/>
          <table:table-cell office:value-type="string" calcext:value-type="string">
            <text:p>Germany</text:p>
          </table:table-cell>
          <table:table-cell table:style-name="ce9" table:formula="of:=VLOOKUP([.F82];[.A$1:.B$1048576];2;0)" office:value-type="string" office:string-value="High" calcext:value-type="string">
            <text:p>High</text:p>
          </table:table-cell>
          <table:table-cell table:number-columns-repeated="3"/>
          <table:table-cell office:value-type="string" calcext:value-type="string">
            <text:p>(1953)Gabon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Syria</text:p>
          </table:table-cell>
          <table:table-cell office:value-type="string" calcext:value-type="string">
            <text:p>Low</text:p>
          </table:table-cell>
          <table:table-cell table:number-columns-repeated="3"/>
          <table:table-cell office:value-type="string" calcext:value-type="string">
            <text:p>Denmark</text:p>
          </table:table-cell>
          <table:table-cell table:style-name="ce9" table:formula="of:=VLOOKUP([.F83];[.A$1:.B$1048576];2;0)" office:value-type="string" office:string-value="High" calcext:value-type="string">
            <text:p>High</text:p>
          </table:table-cell>
          <table:table-cell table:number-columns-repeated="3"/>
          <table:table-cell office:value-type="string" calcext:value-type="string">
            <text:p>(1953)Eritrea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Honduras</text:p>
          </table:table-cell>
          <table:table-cell office:value-type="string" calcext:value-type="string">
            <text:p>Low</text:p>
          </table:table-cell>
          <table:table-cell table:number-columns-repeated="3"/>
          <table:table-cell office:value-type="string" calcext:value-type="string">
            <text:p>Poland</text:p>
          </table:table-cell>
          <table:table-cell table:style-name="ce9" table:formula="of:=VLOOKUP([.F84];[.A$1:.B$1048576];2;0)" office:value-type="string" office:string-value="High" calcext:value-type="string">
            <text:p>High</text:p>
          </table:table-cell>
          <table:table-cell table:number-columns-repeated="3"/>
          <table:table-cell office:value-type="string" calcext:value-type="string">
            <text:p>(1953)Angola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Myanmar</text:p>
          </table:table-cell>
          <table:table-cell office:value-type="string" calcext:value-type="string">
            <text:p>Low</text:p>
          </table:table-cell>
          <table:table-cell table:number-columns-repeated="3"/>
          <table:table-cell office:value-type="string" calcext:value-type="string">
            <text:p>Hong Kong <text:s/>China</text:p>
          </table:table-cell>
          <table:table-cell table:style-name="ce9" table:formula="of:=VLOOKUP([.F85];[.A$1:.B$1048576];2;0)" office:value-type="string" office:string-value="Med" calcext:value-type="string">
            <text:p>Med</text:p>
          </table:table-cell>
          <table:table-cell table:number-columns-repeated="3"/>
          <table:table-cell office:value-type="string" calcext:value-type="string">
            <text:p>(1953)Burundi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string" calcext:value-type="string">
            <text:p>Low</text:p>
          </table:table-cell>
          <table:table-cell table:number-columns-repeated="3"/>
          <table:table-cell office:value-type="string" calcext:value-type="string">
            <text:p>New Caledonia</text:p>
          </table:table-cell>
          <table:table-cell table:style-name="ce9" table:formula="of:=VLOOKUP([.F86];[.A$1:.B$1048576];2;0)" office:value-type="string" office:string-value="Med" calcext:value-type="string">
            <text:p>Med</text:p>
          </table:table-cell>
          <table:table-cell table:number-columns-repeated="3"/>
          <table:table-cell office:value-type="string" calcext:value-type="string">
            <text:p>(1953)Pakistan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Low</text:p>
          </table:table-cell>
          <table:table-cell table:number-columns-repeated="3"/>
          <table:table-cell office:value-type="string" calcext:value-type="string">
            <text:p>Sri Lanka</text:p>
          </table:table-cell>
          <table:table-cell table:style-name="ce9" table:formula="of:=VLOOKUP([.F87];[.A$1:.B$1048576];2;0)" office:value-type="string" office:string-value="Med" calcext:value-type="string">
            <text:p>Med</text:p>
          </table:table-cell>
          <table:table-cell table:number-columns-repeated="3"/>
          <table:table-cell office:value-type="string" calcext:value-type="string">
            <text:p>(1953)Vanuatu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Low</text:p>
          </table:table-cell>
          <table:table-cell table:number-columns-repeated="3"/>
          <table:table-cell office:value-type="string" calcext:value-type="string">
            <text:p>Latvia</text:p>
          </table:table-cell>
          <table:table-cell table:style-name="ce9" table:formula="of:=VLOOKUP([.F88];[.A$1:.B$1048576];2;0)" office:value-type="string" office:string-value="High" calcext:value-type="string">
            <text:p>High</text:p>
          </table:table-cell>
          <table:table-cell table:number-columns-repeated="3"/>
          <table:table-cell office:value-type="string" calcext:value-type="string">
            <text:p>(1953)Bahrain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Botswana</text:p>
          </table:table-cell>
          <table:table-cell office:value-type="string" calcext:value-type="string">
            <text:p>Low</text:p>
          </table:table-cell>
          <table:table-cell table:number-columns-repeated="3"/>
          <table:table-cell office:value-type="string" calcext:value-type="string">
            <text:p>Guadeloupe</text:p>
          </table:table-cell>
          <table:table-cell table:style-name="ce9" table:formula="of:=VLOOKUP([.F89];[.A$1:.B$1048576];2;0)" office:value-type="string" office:string-value="Med" calcext:value-type="string">
            <text:p>Med</text:p>
          </table:table-cell>
          <table:table-cell table:number-columns-repeated="3"/>
          <table:table-cell office:value-type="string" calcext:value-type="string">
            <text:p>(1953)Cambodia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Comoros</text:p>
          </table:table-cell>
          <table:table-cell office:value-type="string" calcext:value-type="string">
            <text:p>Low</text:p>
          </table:table-cell>
          <table:table-cell table:number-columns-repeated="3"/>
          <table:table-cell office:value-type="string" calcext:value-type="string">
            <text:p>Singapore</text:p>
          </table:table-cell>
          <table:table-cell table:style-name="ce9" table:formula="of:=VLOOKUP([.F90];[.A$1:.B$1048576];2;0)" office:value-type="string" office:string-value="Med" calcext:value-type="string">
            <text:p>Med</text:p>
          </table:table-cell>
          <table:table-cell table:number-columns-repeated="3"/>
          <table:table-cell office:value-type="string" calcext:value-type="string">
            <text:p>(1953)Mauritania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Serbia</text:p>
          </table:table-cell>
          <table:table-cell table:style-name="ce9" table:formula="of:=VLOOKUP([.F91];[.A$1:.B$1048576];2;0)" office:value-type="string" office:string-value="High" calcext:value-type="string">
            <text:p>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Countries in Cluster 2:</text:p>
          </table:table-cell>
          <table:table-cell table:number-columns-repeated="4"/>
          <table:table-cell office:value-type="string" calcext:value-type="string">
            <text:p>United Kingdom</text:p>
          </table:table-cell>
          <table:table-cell table:style-name="ce9" table:formula="of:=VLOOKUP([.F92];[.A$1:.B$1048576];2;0)" office:value-type="string" office:string-value="High" calcext:value-type="string">
            <text:p>High</text:p>
          </table:table-cell>
          <table:table-cell table:number-columns-repeated="3"/>
          <table:table-cell office:value-type="string" calcext:value-type="string">
            <text:p>The Countries in Cluster 2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string" calcext:value-type="string">
            <text:p>Med</text:p>
          </table:table-cell>
          <table:table-cell table:number-columns-repeated="3"/>
          <table:table-cell office:value-type="string" calcext:value-type="string">
            <text:p>Greece</text:p>
          </table:table-cell>
          <table:table-cell table:style-name="ce9" table:formula="of:=VLOOKUP([.F93];[.A$1:.B$1048576];2;0)" office:value-type="string" office:string-value="High" calcext:value-type="string">
            <text:p>High</text:p>
          </table:table-cell>
          <table:table-cell table:number-columns-repeated="3"/>
          <table:table-cell office:value-type="string" calcext:value-type="string">
            <text:p>(1953)Finland</text:p>
          </table:table-cell>
          <table:table-cell office:value-type="string" calcext:value-type="string">
            <text:p>Med +</text:p>
          </table:table-cell>
          <table:table-cell/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string" calcext:value-type="string">
            <text:p>Med</text:p>
          </table:table-cell>
          <table:table-cell table:number-columns-repeated="8"/>
          <table:table-cell office:value-type="string" calcext:value-type="string">
            <text:p>(1953)Greece</text:p>
          </table:table-cell>
          <table:table-cell office:value-type="string" calcext:value-type="string">
            <text:p>Med +</text:p>
          </table:table-cell>
          <table:table-cell/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Med</text:p>
          </table:table-cell>
          <table:table-cell table:number-columns-repeated="3"/>
          <table:table-cell office:value-type="string" calcext:value-type="string">
            <text:p>The Countries in Cluster 2:</text:p>
          </table:table-cell>
          <table:table-cell table:number-columns-repeated="4"/>
          <table:table-cell office:value-type="string" calcext:value-type="string">
            <text:p>(2008)Suriname</text:p>
          </table:table-cell>
          <table:table-cell office:value-type="string" calcext:value-type="string">
            <text:p>Med +</text:p>
          </table:table-cell>
          <table:table-cell/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string" calcext:value-type="string">
            <text:p>Med</text:p>
          </table:table-cell>
          <table:table-cell table:number-columns-repeated="3"/>
          <table:table-cell office:value-type="string" calcext:value-type="string">
            <text:p>Sao Tome and Principe</text:p>
          </table:table-cell>
          <table:table-cell table:style-name="ce10" table:formula="of:=VLOOKUP([.F96];[.A$1:.B$1048576];2;0)" office:value-type="string" office:string-value="Med" calcext:value-type="string">
            <text:p>Med</text:p>
          </table:table-cell>
          <table:table-cell table:number-columns-repeated="3"/>
          <table:table-cell office:value-type="string" calcext:value-type="string">
            <text:p>(2008)Honduras</text:p>
          </table:table-cell>
          <table:table-cell office:value-type="string" calcext:value-type="string">
            <text:p>Med +</text:p>
          </table:table-cell>
          <table:table-cell/>
        </table:table-row>
        <table:table-row table:style-name="ro1">
          <table:table-cell office:value-type="string" calcext:value-type="string">
            <text:p>Kuwait</text:p>
          </table:table-cell>
          <table:table-cell office:value-type="string" calcext:value-type="string">
            <text:p>Med</text:p>
          </table:table-cell>
          <table:table-cell table:number-columns-repeated="3"/>
          <table:table-cell office:value-type="string" calcext:value-type="string">
            <text:p>Turkmenistan</text:p>
          </table:table-cell>
          <table:table-cell table:style-name="ce10" table:formula="of:=VLOOKUP([.F97];[.A$1:.B$1048576];2;0)" office:value-type="string" office:string-value="Med" calcext:value-type="string">
            <text:p>Med</text:p>
          </table:table-cell>
          <table:table-cell table:number-columns-repeated="3"/>
          <table:table-cell office:value-type="string" calcext:value-type="string">
            <text:p>(1953)Ireland</text:p>
          </table:table-cell>
          <table:table-cell office:value-type="string" calcext:value-type="string">
            <text:p>Med +</text:p>
          </table:table-cell>
          <table:table-cell/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Med</text:p>
          </table:table-cell>
          <table:table-cell table:number-columns-repeated="3"/>
          <table:table-cell office:value-type="string" calcext:value-type="string">
            <text:p>Cambodia</text:p>
          </table:table-cell>
          <table:table-cell table:style-name="ce10" table:formula="of:=VLOOKUP([.F98];[.A$1:.B$1048576];2;0)" office:value-type="string" office:string-value="Low" calcext:value-type="string">
            <text:p>Low</text:p>
          </table:table-cell>
          <table:table-cell table:number-columns-repeated="3"/>
          <table:table-cell office:value-type="string" calcext:value-type="string">
            <text:p>(1953)Croatia</text:p>
          </table:table-cell>
          <table:table-cell office:value-type="string" calcext:value-type="string">
            <text:p>Med +</text:p>
          </table:table-cell>
          <table:table-cell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Med</text:p>
          </table:table-cell>
          <table:table-cell table:number-columns-repeated="3"/>
          <table:table-cell office:value-type="string" calcext:value-type="string">
            <text:p>Bolivia</text:p>
          </table:table-cell>
          <table:table-cell table:style-name="ce10" table:formula="of:=VLOOKUP([.F99];[.A$1:.B$1048576];2;0)" office:value-type="string" office:string-value="Low" calcext:value-type="string">
            <text:p>Low</text:p>
          </table:table-cell>
          <table:table-cell table:number-columns-repeated="3"/>
          <table:table-cell office:value-type="string" calcext:value-type="string">
            <text:p>(2008)Bangladesh</text:p>
          </table:table-cell>
          <table:table-cell office:value-type="string" calcext:value-type="string">
            <text:p>Med +</text:p>
          </table:table-cell>
          <table:table-cell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Med</text:p>
          </table:table-cell>
          <table:table-cell table:number-columns-repeated="3"/>
          <table:table-cell office:value-type="string" calcext:value-type="string">
            <text:p>Ghana</text:p>
          </table:table-cell>
          <table:table-cell table:style-name="ce10" table:formula="of:=VLOOKUP([.F100];[.A$1:.B$1048576];2;0)" office:value-type="string" office:string-value="Low" calcext:value-type="string">
            <text:p>Low</text:p>
          </table:table-cell>
          <table:table-cell table:number-columns-repeated="3"/>
          <table:table-cell office:value-type="string" calcext:value-type="string">
            <text:p>(2008)Guyana</text:p>
          </table:table-cell>
          <table:table-cell office:value-type="string" calcext:value-type="string">
            <text:p>Med +</text:p>
          </table:table-cell>
          <table:table-cell/>
        </table:table-row>
        <table:table-row table:style-name="ro1">
          <table:table-cell office:value-type="string" calcext:value-type="string">
            <text:p>Albania</text:p>
          </table:table-cell>
          <table:table-cell office:value-type="string" calcext:value-type="string">
            <text:p>Med</text:p>
          </table:table-cell>
          <table:table-cell table:number-columns-repeated="3"/>
          <table:table-cell office:value-type="string" calcext:value-type="string">
            <text:p>Saudi Arabia</text:p>
          </table:table-cell>
          <table:table-cell table:style-name="ce10" table:formula="of:=VLOOKUP([.F101];[.A$1:.B$1048576];2;0)" office:value-type="string" office:string-value="Low" calcext:value-type="string">
            <text:p>Low</text:p>
          </table:table-cell>
          <table:table-cell table:number-columns-repeated="3"/>
          <table:table-cell office:value-type="string" calcext:value-type="string">
            <text:p>(2008)Cape Verde</text:p>
          </table:table-cell>
          <table:table-cell office:value-type="string" calcext:value-type="string">
            <text:p>Med +</text:p>
          </table:table-cell>
          <table:table-cell/>
        </table:table-row>
        <table:table-row table:style-name="ro1">
          <table:table-cell office:value-type="string" calcext:value-type="string">
            <text:p>Guam</text:p>
          </table:table-cell>
          <table:table-cell office:value-type="string" calcext:value-type="string">
            <text:p>Med</text:p>
          </table:table-cell>
          <table:table-cell table:number-columns-repeated="3"/>
          <table:table-cell office:value-type="string" calcext:value-type="string">
            <text:p>Cape Verde</text:p>
          </table:table-cell>
          <table:table-cell table:style-name="ce10" table:formula="of:=VLOOKUP([.F102];[.A$1:.B$1048576];2;0)" office:value-type="string" office:string-value="Low" calcext:value-type="string">
            <text:p>Low</text:p>
          </table:table-cell>
          <table:table-cell table:number-columns-repeated="3"/>
          <table:table-cell office:value-type="string" calcext:value-type="string">
            <text:p>(2008)Algeria</text:p>
          </table:table-cell>
          <table:table-cell office:value-type="string" calcext:value-type="string">
            <text:p>Med +</text:p>
          </table:table-cell>
          <table:table-cell/>
        </table:table-row>
        <table:table-row table:style-name="ro1">
          <table:table-cell office:value-type="string" calcext:value-type="string">
            <text:p>Azerbaijan</text:p>
          </table:table-cell>
          <table:table-cell office:value-type="string" calcext:value-type="string">
            <text:p>Med</text:p>
          </table:table-cell>
          <table:table-cell table:number-columns-repeated="3"/>
          <table:table-cell office:value-type="string" calcext:value-type="string">
            <text:p>Guatemala</text:p>
          </table:table-cell>
          <table:table-cell table:style-name="ce10" table:formula="of:=VLOOKUP([.F103];[.A$1:.B$1048576];2;0)" office:value-type="string" office:string-value="Low" calcext:value-type="string">
            <text:p>Low</text:p>
          </table:table-cell>
          <table:table-cell table:number-columns-repeated="3"/>
          <table:table-cell office:value-type="string" calcext:value-type="string">
            <text:p>(1953)Israel</text:p>
          </table:table-cell>
          <table:table-cell office:value-type="string" calcext:value-type="string">
            <text:p>Med +</text:p>
          </table:table-cell>
          <table:table-cell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Med</text:p>
          </table:table-cell>
          <table:table-cell table:number-columns-repeated="3"/>
          <table:table-cell office:value-type="string" calcext:value-type="string">
            <text:p>Jordan</text:p>
          </table:table-cell>
          <table:table-cell table:style-name="ce10" table:formula="of:=VLOOKUP([.F104];[.A$1:.B$1048576];2;0)" office:value-type="string" office:string-value="Med" calcext:value-type="string">
            <text:p>Med</text:p>
          </table:table-cell>
          <table:table-cell table:number-columns-repeated="3"/>
          <table:table-cell office:value-type="string" calcext:value-type="string">
            <text:p>(1953)Slovenia</text:p>
          </table:table-cell>
          <table:table-cell office:value-type="string" calcext:value-type="string">
            <text:p>Med +</text:p>
          </table:table-cell>
          <table:table-cell/>
        </table:table-row>
        <table:table-row table:style-name="ro1">
          <table:table-cell office:value-type="string" calcext:value-type="string">
            <text:p>Tajikistan</text:p>
          </table:table-cell>
          <table:table-cell office:value-type="string" calcext:value-type="string">
            <text:p>Med</text:p>
          </table:table-cell>
          <table:table-cell table:number-columns-repeated="3"/>
          <table:table-cell office:value-type="string" calcext:value-type="string">
            <text:p>Pakistan</text:p>
          </table:table-cell>
          <table:table-cell table:style-name="ce10" table:formula="of:=VLOOKUP([.F105];[.A$1:.B$1048576];2;0)" office:value-type="string" office:string-value="Low" calcext:value-type="string">
            <text:p>Low</text:p>
          </table:table-cell>
          <table:table-cell table:number-columns-repeated="3"/>
          <table:table-cell office:value-type="string" calcext:value-type="string">
            <text:p>(2008)Guatemala</text:p>
          </table:table-cell>
          <table:table-cell office:value-type="string" calcext:value-type="string">
            <text:p>Med +</text:p>
          </table:table-cell>
          <table:table-cell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Med</text:p>
          </table:table-cell>
          <table:table-cell table:number-columns-repeated="3"/>
          <table:table-cell office:value-type="string" calcext:value-type="string">
            <text:p>Oman</text:p>
          </table:table-cell>
          <table:table-cell table:style-name="ce10" table:formula="of:=VLOOKUP([.F106];[.A$1:.B$1048576];2;0)" office:value-type="string" office:string-value="Low" calcext:value-type="string">
            <text:p>Low</text:p>
          </table:table-cell>
          <table:table-cell table:number-columns-repeated="3"/>
          <table:table-cell office:value-type="string" calcext:value-type="string">
            <text:p>(1953)Portugal</text:p>
          </table:table-cell>
          <table:table-cell office:value-type="string" calcext:value-type="string">
            <text:p>Med +</text:p>
          </table:table-cell>
          <table:table-cell/>
        </table:table-row>
        <table:table-row table:style-name="ro1">
          <table:table-cell office:value-type="string" calcext:value-type="string">
            <text:p>Kyrgyzstan</text:p>
          </table:table-cell>
          <table:table-cell office:value-type="string" calcext:value-type="string">
            <text:p>Med</text:p>
          </table:table-cell>
          <table:table-cell table:number-columns-repeated="3"/>
          <table:table-cell office:value-type="string" calcext:value-type="string">
            <text:p>West Bank and Gaza</text:p>
          </table:table-cell>
          <table:table-cell table:style-name="ce10" table:formula="of:=VLOOKUP([.F107];[.A$1:.B$1048576];2;0)" office:value-type="string" office:string-value="Low" calcext:value-type="string">
            <text:p>Low</text:p>
          </table:table-cell>
          <table:table-cell table:number-columns-repeated="3"/>
          <table:table-cell office:value-type="string" calcext:value-type="string">
            <text:p>(1953)Netherlands</text:p>
          </table:table-cell>
          <table:table-cell office:value-type="string" calcext:value-type="string">
            <text:p>Med +</text:p>
          </table:table-cell>
          <table:table-cell/>
        </table:table-row>
        <table:table-row table:style-name="ro1">
          <table:table-cell office:value-type="string" calcext:value-type="string">
            <text:p>French Polynesia</text:p>
          </table:table-cell>
          <table:table-cell office:value-type="string" calcext:value-type="string">
            <text:p>Med</text:p>
          </table:table-cell>
          <table:table-cell table:number-columns-repeated="3"/>
          <table:table-cell office:value-type="string" calcext:value-type="string">
            <text:p>Gabon</text:p>
          </table:table-cell>
          <table:table-cell table:style-name="ce10" table:formula="of:=VLOOKUP([.F108];[.A$1:.B$1048576];2;0)" office:value-type="string" office:string-value="Low" calcext:value-type="string">
            <text:p>Low</text:p>
          </table:table-cell>
          <table:table-cell table:number-columns-repeated="3"/>
          <table:table-cell office:value-type="string" calcext:value-type="string">
            <text:p>(1953)Korea <text:s/>Dem. Rep.</text:p>
          </table:table-cell>
          <table:table-cell office:value-type="string" calcext:value-type="string">
            <text:p>Med +</text:p>
          </table:table-cell>
          <table:table-cell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Med</text:p>
          </table:table-cell>
          <table:table-cell table:number-columns-repeated="3"/>
          <table:table-cell office:value-type="string" calcext:value-type="string">
            <text:p>Jamaica</text:p>
          </table:table-cell>
          <table:table-cell table:style-name="ce10" table:formula="of:=VLOOKUP([.F109];[.A$1:.B$1048576];2;0)" office:value-type="string" office:string-value="Med" calcext:value-type="string">
            <text:p>Med</text:p>
          </table:table-cell>
          <table:table-cell table:number-columns-repeated="3"/>
          <table:table-cell office:value-type="string" calcext:value-type="string">
            <text:p>(2008)Azerbaijan</text:p>
          </table:table-cell>
          <table:table-cell office:value-type="string" calcext:value-type="string">
            <text:p>Med +</text:p>
          </table:table-cell>
          <table:table-cell/>
        </table:table-row>
        <table:table-row table:style-name="ro1">
          <table:table-cell office:value-type="string" calcext:value-type="string">
            <text:p>Macedonia <text:s/>FYR</text:p>
          </table:table-cell>
          <table:table-cell office:value-type="string" calcext:value-type="string">
            <text:p>Med</text:p>
          </table:table-cell>
          <table:table-cell table:number-columns-repeated="3"/>
          <table:table-cell office:value-type="string" calcext:value-type="string">
            <text:p>Samoa</text:p>
          </table:table-cell>
          <table:table-cell table:style-name="ce10" table:formula="of:=VLOOKUP([.F110];[.A$1:.B$1048576];2;0)" office:value-type="string" office:string-value="Low" calcext:value-type="string">
            <text:p>Low</text:p>
          </table:table-cell>
          <table:table-cell table:number-columns-repeated="3"/>
          <table:table-cell office:value-type="string" calcext:value-type="string">
            <text:p>(1953)Canada</text:p>
          </table:table-cell>
          <table:table-cell office:value-type="string" calcext:value-type="string">
            <text:p>Med +</text:p>
          </table:table-cell>
          <table:table-cell/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Med</text:p>
          </table:table-cell>
          <table:table-cell table:number-columns-repeated="3"/>
          <table:table-cell office:value-type="string" calcext:value-type="string">
            <text:p>India</text:p>
          </table:table-cell>
          <table:table-cell table:style-name="ce10" table:formula="of:=VLOOKUP([.F111];[.A$1:.B$1048576];2;0)" office:value-type="string" office:string-value="Low" calcext:value-type="string">
            <text:p>Low</text:p>
          </table:table-cell>
          <table:table-cell table:number-columns-repeated="3"/>
          <table:table-cell office:value-type="string" calcext:value-type="string">
            <text:p>(2008)Samoa</text:p>
          </table:table-cell>
          <table:table-cell office:value-type="string" calcext:value-type="string">
            <text:p>Med +</text:p>
          </table:table-cell>
          <table:table-cell/>
        </table:table-row>
        <table:table-row table:style-name="ro1">
          <table:table-cell office:value-type="string" calcext:value-type="string">
            <text:p>Tonga</text:p>
          </table:table-cell>
          <table:table-cell office:value-type="string" calcext:value-type="string">
            <text:p>Med</text:p>
          </table:table-cell>
          <table:table-cell table:number-columns-repeated="3"/>
          <table:table-cell office:value-type="string" calcext:value-type="string">
            <text:p>Azerbaijan</text:p>
          </table:table-cell>
          <table:table-cell table:style-name="ce10" table:formula="of:=VLOOKUP([.F112];[.A$1:.B$1048576];2;0)" office:value-type="string" office:string-value="Med" calcext:value-type="string">
            <text:p>Med</text:p>
          </table:table-cell>
          <table:table-cell table:number-columns-repeated="3"/>
          <table:table-cell office:value-type="string" calcext:value-type="string">
            <text:p>(1953)Cyprus</text:p>
          </table:table-cell>
          <table:table-cell office:value-type="string" calcext:value-type="string">
            <text:p>Med +</text:p>
          </table:table-cell>
          <table:table-cell/>
        </table:table-row>
        <table:table-row table:style-name="ro1">
          <table:table-cell office:value-type="string" calcext:value-type="string">
            <text:p>Korea <text:s/>Rep.</text:p>
          </table:table-cell>
          <table:table-cell office:value-type="string" calcext:value-type="string">
            <text:p>Med</text:p>
          </table:table-cell>
          <table:table-cell table:number-columns-repeated="3"/>
          <table:table-cell office:value-type="string" calcext:value-type="string">
            <text:p>Tajikistan</text:p>
          </table:table-cell>
          <table:table-cell table:style-name="ce10" table:formula="of:=VLOOKUP([.F113];[.A$1:.B$1048576];2;0)" office:value-type="string" office:string-value="Med" calcext:value-type="string">
            <text:p>Med</text:p>
          </table:table-cell>
          <table:table-cell table:number-columns-repeated="3"/>
          <table:table-cell office:value-type="string" calcext:value-type="string">
            <text:p>(2008)West Bank and Gaza</text:p>
          </table:table-cell>
          <table:table-cell office:value-type="string" calcext:value-type="string">
            <text:p>Med +</text:p>
          </table:table-cell>
          <table:table-cell/>
        </table:table-row>
        <table:table-row table:style-name="ro1">
          <table:table-cell office:value-type="string" calcext:value-type="string">
            <text:p>Mauritius</text:p>
          </table:table-cell>
          <table:table-cell office:value-type="string" calcext:value-type="string">
            <text:p>Med</text:p>
          </table:table-cell>
          <table:table-cell table:number-columns-repeated="3"/>
          <table:table-cell office:value-type="string" calcext:value-type="string">
            <text:p>Bangladesh</text:p>
          </table:table-cell>
          <table:table-cell table:style-name="ce10" table:formula="of:=VLOOKUP([.F114];[.A$1:.B$1048576];2;0)" office:value-type="string" office:string-value="Low" calcext:value-type="string">
            <text:p>Low</text:p>
          </table:table-cell>
          <table:table-cell table:number-columns-repeated="3"/>
          <table:table-cell office:value-type="string" calcext:value-type="string">
            <text:p>(2008)Ghana</text:p>
          </table:table-cell>
          <table:table-cell office:value-type="string" calcext:value-type="string">
            <text:p>Med +</text:p>
          </table:table-cell>
          <table:table-cell/>
        </table:table-row>
        <table:table-row table:style-name="ro1">
          <table:table-cell office:value-type="string" calcext:value-type="string">
            <text:p>Qatar</text:p>
          </table:table-cell>
          <table:table-cell office:value-type="string" calcext:value-type="string">
            <text:p>Med</text:p>
          </table:table-cell>
          <table:table-cell table:number-columns-repeated="3"/>
          <table:table-cell office:value-type="string" calcext:value-type="string">
            <text:p>Solomon Islands</text:p>
          </table:table-cell>
          <table:table-cell table:style-name="ce10" table:formula="of:=VLOOKUP([.F115];[.A$1:.B$1048576];2;0)" office:value-type="string" office:string-value="Low" calcext:value-type="string">
            <text:p>Low</text:p>
          </table:table-cell>
          <table:table-cell table:number-columns-repeated="3"/>
          <table:table-cell office:value-type="string" calcext:value-type="string">
            <text:p>(2008)Sudan</text:p>
          </table:table-cell>
          <table:table-cell office:value-type="string" calcext:value-type="string">
            <text:p>Med +</text:p>
          </table:table-cell>
          <table:table-cell/>
        </table:table-row>
        <table:table-row table:style-name="ro1">
          <table:table-cell office:value-type="string" calcext:value-type="string">
            <text:p>Malaysia</text:p>
          </table:table-cell>
          <table:table-cell office:value-type="string" calcext:value-type="string">
            <text:p>Med</text:p>
          </table:table-cell>
          <table:table-cell table:number-columns-repeated="3"/>
          <table:table-cell office:value-type="string" calcext:value-type="string">
            <text:p>Kyrgyzstan</text:p>
          </table:table-cell>
          <table:table-cell table:style-name="ce10" table:formula="of:=VLOOKUP([.F116];[.A$1:.B$1048576];2;0)" office:value-type="string" office:string-value="Med" calcext:value-type="string">
            <text:p>Med</text:p>
          </table:table-cell>
          <table:table-cell table:number-columns-repeated="3"/>
          <table:table-cell office:value-type="string" calcext:value-type="string">
            <text:p>(2008)India</text:p>
          </table:table-cell>
          <table:table-cell office:value-type="string" calcext:value-type="string">
            <text:p>Med +</text:p>
          </table:table-cell>
          <table:table-cell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Med</text:p>
          </table:table-cell>
          <table:table-cell table:number-columns-repeated="3"/>
          <table:table-cell office:value-type="string" calcext:value-type="string">
            <text:p>Peru</text:p>
          </table:table-cell>
          <table:table-cell table:style-name="ce10" table:formula="of:=VLOOKUP([.F117];[.A$1:.B$1048576];2;0)" office:value-type="string" office:string-value="Low" calcext:value-type="string">
            <text:p>Low</text:p>
          </table:table-cell>
          <table:table-cell table:number-columns-repeated="3"/>
          <table:table-cell office:value-type="string" calcext:value-type="string">
            <text:p>(2008)Mongolia</text:p>
          </table:table-cell>
          <table:table-cell office:value-type="string" calcext:value-type="string">
            <text:p>Med +</text:p>
          </table:table-cell>
          <table:table-cell/>
        </table:table-row>
        <table:table-row table:style-name="ro1">
          <table:table-cell office:value-type="string" calcext:value-type="string">
            <text:p>Virgin Islands</text:p>
          </table:table-cell>
          <table:table-cell office:value-type="string" calcext:value-type="string">
            <text:p>Med</text:p>
          </table:table-cell>
          <table:table-cell table:number-columns-repeated="3"/>
          <table:table-cell office:value-type="string" calcext:value-type="string">
            <text:p>Laos</text:p>
          </table:table-cell>
          <table:table-cell table:style-name="ce10" table:formula="of:=VLOOKUP([.F118];[.A$1:.B$1048576];2;0)" office:value-type="string" office:string-value="Low" calcext:value-type="string">
            <text:p>Low</text:p>
          </table:table-cell>
          <table:table-cell table:number-columns-repeated="3"/>
          <table:table-cell office:value-type="string" calcext:value-type="string">
            <text:p>(2008)Haiti</text:p>
          </table:table-cell>
          <table:table-cell office:value-type="string" calcext:value-type="string">
            <text:p>Med +</text:p>
          </table:table-cell>
          <table:table-cell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Med</text:p>
          </table:table-cell>
          <table:table-cell table:number-columns-repeated="3"/>
          <table:table-cell office:value-type="string" calcext:value-type="string">
            <text:p>Western Sahara</text:p>
          </table:table-cell>
          <table:table-cell table:style-name="ce10" table:formula="of:=VLOOKUP([.F119];[.A$1:.B$1048576];2;0)" office:value-type="string" office:string-value="Low" calcext:value-type="string">
            <text:p>Low</text:p>
          </table:table-cell>
          <table:table-cell table:number-columns-repeated="3"/>
          <table:table-cell office:value-type="string" calcext:value-type="string">
            <text:p>(2008)Bhutan</text:p>
          </table:table-cell>
          <table:table-cell office:value-type="string" calcext:value-type="string">
            <text:p>Med +</text:p>
          </table:table-cell>
          <table:table-cell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Med</text:p>
          </table:table-cell>
          <table:table-cell table:number-columns-repeated="3"/>
          <table:table-cell office:value-type="string" calcext:value-type="string">
            <text:p>Tonga</text:p>
          </table:table-cell>
          <table:table-cell table:style-name="ce10" table:formula="of:=VLOOKUP([.F120];[.A$1:.B$1048576];2;0)" office:value-type="string" office:string-value="Med" calcext:value-type="string">
            <text:p>Med</text:p>
          </table:table-cell>
          <table:table-cell table:number-columns-repeated="3"/>
          <table:table-cell office:value-type="string" calcext:value-type="string">
            <text:p>(2008)Uzbekistan</text:p>
          </table:table-cell>
          <table:table-cell office:value-type="string" calcext:value-type="string">
            <text:p>Med +</text:p>
          </table:table-cell>
          <table:table-cell/>
        </table:table-row>
        <table:table-row table:style-name="ro1">
          <table:table-cell office:value-type="string" calcext:value-type="string">
            <text:p>Bahamas</text:p>
          </table:table-cell>
          <table:table-cell office:value-type="string" calcext:value-type="string">
            <text:p>Med</text:p>
          </table:table-cell>
          <table:table-cell table:number-columns-repeated="3"/>
          <table:table-cell office:value-type="string" calcext:value-type="string">
            <text:p>Libya</text:p>
          </table:table-cell>
          <table:table-cell table:style-name="ce10" table:formula="of:=VLOOKUP([.F121];[.A$1:.B$1048576];2;0)" office:value-type="string" office:string-value="Low" calcext:value-type="string">
            <text:p>Low</text:p>
          </table:table-cell>
          <table:table-cell table:number-columns-repeated="3"/>
          <table:table-cell office:value-type="string" calcext:value-type="string">
            <text:p>(1953)Argentina</text:p>
          </table:table-cell>
          <table:table-cell office:value-type="string" calcext:value-type="string">
            <text:p>Med +</text:p>
          </table:table-cell>
          <table:table-cell/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Med</text:p>
          </table:table-cell>
          <table:table-cell table:number-columns-repeated="3"/>
          <table:table-cell office:value-type="string" calcext:value-type="string">
            <text:p>Dominican Rep.</text:p>
          </table:table-cell>
          <table:table-cell table:style-name="ce10" table:formula="of:=VLOOKUP([.F122];[.A$1:.B$1048576];2;0)" office:value-type="string" office:string-value="Low" calcext:value-type="string">
            <text:p>Low</text:p>
          </table:table-cell>
          <table:table-cell table:number-columns-repeated="3"/>
          <table:table-cell office:value-type="string" calcext:value-type="string">
            <text:p>(2008)Solomon Islands</text:p>
          </table:table-cell>
          <table:table-cell office:value-type="string" calcext:value-type="string">
            <text:p>Med +</text:p>
          </table:table-cell>
          <table:table-cell/>
        </table:table-row>
        <table:table-row table:style-name="ro1">
          <table:table-cell office:value-type="string" calcext:value-type="string">
            <text:p>Brunei</text:p>
          </table:table-cell>
          <table:table-cell office:value-type="string" calcext:value-type="string">
            <text:p>Med</text:p>
          </table:table-cell>
          <table:table-cell table:number-columns-repeated="3"/>
          <table:table-cell office:value-type="string" calcext:value-type="string">
            <text:p>Indonesia</text:p>
          </table:table-cell>
          <table:table-cell table:style-name="ce10" table:formula="of:=VLOOKUP([.F123];[.A$1:.B$1048576];2;0)" office:value-type="string" office:string-value="Low" calcext:value-type="string">
            <text:p>Low</text:p>
          </table:table-cell>
          <table:table-cell table:number-columns-repeated="3"/>
          <table:table-cell office:value-type="string" calcext:value-type="string">
            <text:p>(2008)Myanmar</text:p>
          </table:table-cell>
          <table:table-cell office:value-type="string" calcext:value-type="string">
            <text:p>Med +</text:p>
          </table:table-cell>
          <table:table-cell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Med</text:p>
          </table:table-cell>
          <table:table-cell table:number-columns-repeated="3"/>
          <table:table-cell office:value-type="string" calcext:value-type="string">
            <text:p>Malaysia</text:p>
          </table:table-cell>
          <table:table-cell table:style-name="ce10" table:formula="of:=VLOOKUP([.F124];[.A$1:.B$1048576];2;0)" office:value-type="string" office:string-value="Med" calcext:value-type="string">
            <text:p>Med</text:p>
          </table:table-cell>
          <table:table-cell table:number-columns-repeated="3"/>
          <table:table-cell office:value-type="string" calcext:value-type="string">
            <text:p>(1953)Belarus</text:p>
          </table:table-cell>
          <table:table-cell office:value-type="string" calcext:value-type="string">
            <text:p>Med +</text:p>
          </table:table-cell>
          <table:table-cell/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string" calcext:value-type="string">
            <text:p>Med</text:p>
          </table:table-cell>
          <table:table-cell table:number-columns-repeated="3"/>
          <table:table-cell office:value-type="string" calcext:value-type="string">
            <text:p>Panama</text:p>
          </table:table-cell>
          <table:table-cell table:style-name="ce10" table:formula="of:=VLOOKUP([.F125];[.A$1:.B$1048576];2;0)" office:value-type="string" office:string-value="Med" calcext:value-type="string">
            <text:p>Med</text:p>
          </table:table-cell>
          <table:table-cell table:number-columns-repeated="3"/>
          <table:table-cell office:value-type="string" calcext:value-type="string">
            <text:p>(2008)Saudi Arabia</text:p>
          </table:table-cell>
          <table:table-cell office:value-type="string" calcext:value-type="string">
            <text:p>Med +</text:p>
          </table:table-cell>
          <table:table-cell/>
        </table:table-row>
        <table:table-row table:style-name="ro1">
          <table:table-cell office:value-type="string" calcext:value-type="string">
            <text:p>Thailand</text:p>
          </table:table-cell>
          <table:table-cell office:value-type="string" calcext:value-type="string">
            <text:p>Med</text:p>
          </table:table-cell>
          <table:table-cell table:number-columns-repeated="3"/>
          <table:table-cell office:value-type="string" calcext:value-type="string">
            <text:p>Ecuador</text:p>
          </table:table-cell>
          <table:table-cell table:style-name="ce10" table:formula="of:=VLOOKUP([.F126];[.A$1:.B$1048576];2;0)" office:value-type="string" office:string-value="Med" calcext:value-type="string">
            <text:p>Med</text:p>
          </table:table-cell>
          <table:table-cell table:number-columns-repeated="3"/>
          <table:table-cell office:value-type="string" calcext:value-type="string">
            <text:p>(1953)Poland</text:p>
          </table:table-cell>
          <table:table-cell office:value-type="string" calcext:value-type="string">
            <text:p>Med +</text:p>
          </table:table-cell>
          <table:table-cell/>
        </table:table-row>
        <table:table-row table:style-name="ro1">
          <table:table-cell office:value-type="string" calcext:value-type="string">
            <text:p>Belize</text:p>
          </table:table-cell>
          <table:table-cell office:value-type="string" calcext:value-type="string">
            <text:p>Med</text:p>
          </table:table-cell>
          <table:table-cell table:number-columns-repeated="3"/>
          <table:table-cell office:value-type="string" calcext:value-type="string">
            <text:p>Iran</text:p>
          </table:table-cell>
          <table:table-cell table:style-name="ce10" table:formula="of:=VLOOKUP([.F127];[.A$1:.B$1048576];2;0)" office:value-type="string" office:string-value="Low" calcext:value-type="string">
            <text:p>Low</text:p>
          </table:table-cell>
          <table:table-cell table:number-columns-repeated="3"/>
          <table:table-cell office:value-type="string" calcext:value-type="string">
            <text:p>(1953)Serbia</text:p>
          </table:table-cell>
          <table:table-cell office:value-type="string" calcext:value-type="string">
            <text:p>Med +</text:p>
          </table:table-cell>
          <table:table-cell/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string" calcext:value-type="string">
            <text:p>Med</text:p>
          </table:table-cell>
          <table:table-cell table:number-columns-repeated="3"/>
          <table:table-cell office:value-type="string" calcext:value-type="string">
            <text:p>Algeria</text:p>
          </table:table-cell>
          <table:table-cell table:style-name="ce10" table:formula="of:=VLOOKUP([.F128];[.A$1:.B$1048576];2;0)" office:value-type="string" office:string-value="Low" calcext:value-type="string">
            <text:p>Low</text:p>
          </table:table-cell>
          <table:table-cell table:number-columns-repeated="3"/>
          <table:table-cell office:value-type="string" calcext:value-type="string">
            <text:p>(1953)Uruguay</text:p>
          </table:table-cell>
          <table:table-cell office:value-type="string" calcext:value-type="string">
            <text:p>Med +</text:p>
          </table:table-cell>
          <table:table-cell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Med</text:p>
          </table:table-cell>
          <table:table-cell table:number-columns-repeated="3"/>
          <table:table-cell office:value-type="string" calcext:value-type="string">
            <text:p>El Salvador</text:p>
          </table:table-cell>
          <table:table-cell table:style-name="ce10" table:formula="of:=VLOOKUP([.F129];[.A$1:.B$1048576];2;0)" office:value-type="string" office:string-value="Low" calcext:value-type="string">
            <text:p>Low</text:p>
          </table:table-cell>
          <table:table-cell table:number-columns-repeated="3"/>
          <table:table-cell office:value-type="string" calcext:value-type="string">
            <text:p>(2008)Oman</text:p>
          </table:table-cell>
          <table:table-cell office:value-type="string" calcext:value-type="string">
            <text:p>Med +</text:p>
          </table:table-cell>
          <table:table-cell/>
        </table:table-row>
        <table:table-row table:style-name="ro1">
          <table:table-cell office:value-type="string" calcext:value-type="string">
            <text:p>Micronesia <text:s/>Fed. Sts.</text:p>
          </table:table-cell>
          <table:table-cell office:value-type="string" calcext:value-type="string">
            <text:p>Med</text:p>
          </table:table-cell>
          <table:table-cell table:number-columns-repeated="3"/>
          <table:table-cell office:value-type="string" calcext:value-type="string">
            <text:p>Haiti</text:p>
          </table:table-cell>
          <table:table-cell table:style-name="ce10" table:formula="of:=VLOOKUP([.F130];[.A$1:.B$1048576];2;0)" office:value-type="string" office:string-value="Low" calcext:value-type="string">
            <text:p>Low</text:p>
          </table:table-cell>
          <table:table-cell table:number-columns-repeated="3"/>
          <table:table-cell table:style-name="ce7" office:value-type="string" calcext:value-type="string">
            <text:p>(1953)United States</text:p>
          </table:table-cell>
          <table:table-cell office:value-type="string" calcext:value-type="string">
            <text:p>Med +</text:p>
          </table:table-cell>
          <table:table-cell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ed</text:p>
          </table:table-cell>
          <table:table-cell table:number-columns-repeated="3"/>
          <table:table-cell office:value-type="string" calcext:value-type="string">
            <text:p>Belize</text:p>
          </table:table-cell>
          <table:table-cell table:style-name="ce10" table:formula="of:=VLOOKUP([.F131];[.A$1:.B$1048576];2;0)" office:value-type="string" office:string-value="Med" calcext:value-type="string">
            <text:p>Med</text:p>
          </table:table-cell>
          <table:table-cell table:number-columns-repeated="3"/>
          <table:table-cell office:value-type="string" calcext:value-type="string">
            <text:p>(2008)Pakistan</text:p>
          </table:table-cell>
          <table:table-cell office:value-type="string" calcext:value-type="string">
            <text:p>Med +</text:p>
          </table:table-cell>
          <table:table-cell/>
        </table:table-row>
        <table:table-row table:style-name="ro1">
          <table:table-cell office:value-type="string" calcext:value-type="string">
            <text:p>Lebanon</text:p>
          </table:table-cell>
          <table:table-cell office:value-type="string" calcext:value-type="string">
            <text:p>Med</text:p>
          </table:table-cell>
          <table:table-cell table:number-columns-repeated="3"/>
          <table:table-cell office:value-type="string" calcext:value-type="string">
            <text:p>Philippines</text:p>
          </table:table-cell>
          <table:table-cell table:style-name="ce10" table:formula="of:=VLOOKUP([.F132];[.A$1:.B$1048576];2;0)" office:value-type="string" office:string-value="Med" calcext:value-type="string">
            <text:p>Med</text:p>
          </table:table-cell>
          <table:table-cell table:number-columns-repeated="3"/>
          <table:table-cell office:value-type="string" calcext:value-type="string">
            <text:p>(2008)El Salvador</text:p>
          </table:table-cell>
          <table:table-cell office:value-type="string" calcext:value-type="string">
            <text:p>Med +</text:p>
          </table:table-cell>
          <table:table-cell/>
        </table:table-row>
        <table:table-row table:style-name="ro1">
          <table:table-cell office:value-type="string" calcext:value-type="string">
            <text:p>Uzbekistan</text:p>
          </table:table-cell>
          <table:table-cell office:value-type="string" calcext:value-type="string">
            <text:p>Med</text:p>
          </table:table-cell>
          <table:table-cell table:number-columns-repeated="3"/>
          <table:table-cell office:value-type="string" calcext:value-type="string">
            <text:p>Morocco</text:p>
          </table:table-cell>
          <table:table-cell table:style-name="ce10" table:formula="of:=VLOOKUP([.F133];[.A$1:.B$1048576];2;0)" office:value-type="string" office:string-value="Low" calcext:value-type="string">
            <text:p>Low</text:p>
          </table:table-cell>
          <table:table-cell table:number-columns-repeated="3"/>
          <table:table-cell office:value-type="string" calcext:value-type="string">
            <text:p>(1953)Lithuania</text:p>
          </table:table-cell>
          <table:table-cell office:value-type="string" calcext:value-type="string">
            <text:p>Med +</text:p>
          </table:table-cell>
          <table:table-cell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Med</text:p>
          </table:table-cell>
          <table:table-cell table:number-columns-repeated="3"/>
          <table:table-cell office:value-type="string" calcext:value-type="string">
            <text:p>Mongolia</text:p>
          </table:table-cell>
          <table:table-cell table:style-name="ce10" table:formula="of:=VLOOKUP([.F134];[.A$1:.B$1048576];2;0)" office:value-type="string" office:string-value="Low" calcext:value-type="string">
            <text:p>Low</text:p>
          </table:table-cell>
          <table:table-cell table:number-columns-repeated="3"/>
          <table:table-cell office:value-type="string" calcext:value-type="string">
            <text:p>(2008)Nepal</text:p>
          </table:table-cell>
          <table:table-cell office:value-type="string" calcext:value-type="string">
            <text:p>Med +</text:p>
          </table:table-cell>
          <table:table-cell/>
        </table:table-row>
        <table:table-row table:style-name="ro1">
          <table:table-cell office:value-type="string" calcext:value-type="string">
            <text:p>Reunion</text:p>
          </table:table-cell>
          <table:table-cell office:value-type="string" calcext:value-type="string">
            <text:p>Med</text:p>
          </table:table-cell>
          <table:table-cell table:number-columns-repeated="3"/>
          <table:table-cell office:value-type="string" calcext:value-type="string">
            <text:p>Namibia</text:p>
          </table:table-cell>
          <table:table-cell table:style-name="ce10" table:formula="of:=VLOOKUP([.F135];[.A$1:.B$1048576];2;0)" office:value-type="string" office:string-value="Low" calcext:value-type="string">
            <text:p>Low</text:p>
          </table:table-cell>
          <table:table-cell table:number-columns-repeated="3"/>
          <table:table-cell office:value-type="string" calcext:value-type="string">
            <text:p>(2008)Libya</text:p>
          </table:table-cell>
          <table:table-cell office:value-type="string" calcext:value-type="string">
            <text:p>Med +</text:p>
          </table:table-cell>
          <table:table-cell/>
        </table:table-row>
        <table:table-row table:style-name="ro1">
          <table:table-cell office:value-type="string" calcext:value-type="string">
            <text:p>Macao <text:s/>China</text:p>
          </table:table-cell>
          <table:table-cell office:value-type="string" calcext:value-type="string">
            <text:p>Med</text:p>
          </table:table-cell>
          <table:table-cell table:number-columns-repeated="3"/>
          <table:table-cell office:value-type="string" calcext:value-type="string">
            <text:p>Micronesia <text:s/>Fed. Sts.</text:p>
          </table:table-cell>
          <table:table-cell table:style-name="ce10" table:formula="of:=VLOOKUP([.F136];[.A$1:.B$1048576];2;0)" office:value-type="string" office:string-value="Med" calcext:value-type="string">
            <text:p>Med</text:p>
          </table:table-cell>
          <table:table-cell table:number-columns-repeated="3"/>
          <table:table-cell office:value-type="string" calcext:value-type="string">
            <text:p>(1953)Italy</text:p>
          </table:table-cell>
          <table:table-cell office:value-type="string" calcext:value-type="string">
            <text:p>Med +</text:p>
          </table:table-cell>
          <table:table-cell/>
        </table:table-row>
        <table:table-row table:style-name="ro1">
          <table:table-cell office:value-type="string" calcext:value-type="string">
            <text:p>Fiji</text:p>
          </table:table-cell>
          <table:table-cell office:value-type="string" calcext:value-type="string">
            <text:p>Med</text:p>
          </table:table-cell>
          <table:table-cell table:number-columns-repeated="3"/>
          <table:table-cell office:value-type="string" calcext:value-type="string">
            <text:p>Iraq</text:p>
          </table:table-cell>
          <table:table-cell table:style-name="ce10" table:formula="of:=VLOOKUP([.F137];[.A$1:.B$1048576];2;0)" office:value-type="string" office:string-value="Low" calcext:value-type="string">
            <text:p>Low</text:p>
          </table:table-cell>
          <table:table-cell table:number-columns-repeated="3"/>
          <table:table-cell office:value-type="string" calcext:value-type="string">
            <text:p>(2008)Morocco</text:p>
          </table:table-cell>
          <table:table-cell office:value-type="string" calcext:value-type="string">
            <text:p>Med +</text:p>
          </table:table-cell>
          <table:table-cell/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Med</text:p>
          </table:table-cell>
          <table:table-cell table:number-columns-repeated="3"/>
          <table:table-cell office:value-type="string" calcext:value-type="string">
            <text:p>Uzbekistan</text:p>
          </table:table-cell>
          <table:table-cell table:style-name="ce10" table:formula="of:=VLOOKUP([.F138];[.A$1:.B$1048576];2;0)" office:value-type="string" office:string-value="Med" calcext:value-type="string">
            <text:p>Med</text:p>
          </table:table-cell>
          <table:table-cell table:number-columns-repeated="3"/>
          <table:table-cell office:value-type="string" calcext:value-type="string">
            <text:p>(1953)Japan</text:p>
          </table:table-cell>
          <table:table-cell office:value-type="string" calcext:value-type="string">
            <text:p>Med +</text:p>
          </table:table-cell>
          <table:table-cell/>
        </table:table-row>
        <table:table-row table:style-name="ro1">
          <table:table-cell office:value-type="string" calcext:value-type="string">
            <text:p>Suriname</text:p>
          </table:table-cell>
          <table:table-cell office:value-type="string" calcext:value-type="string">
            <text:p>Med</text:p>
          </table:table-cell>
          <table:table-cell table:number-columns-repeated="3"/>
          <table:table-cell office:value-type="string" calcext:value-type="string">
            <text:p>Colombia</text:p>
          </table:table-cell>
          <table:table-cell table:style-name="ce10" table:formula="of:=VLOOKUP([.F139];[.A$1:.B$1048576];2;0)" office:value-type="string" office:string-value="Med" calcext:value-type="string">
            <text:p>Med</text:p>
          </table:table-cell>
          <table:table-cell table:number-columns-repeated="3"/>
          <table:table-cell office:value-type="string" calcext:value-type="string">
            <text:p>(1953)New Zealand</text:p>
          </table:table-cell>
          <table:table-cell office:value-type="string" calcext:value-type="string">
            <text:p>Med +</text:p>
          </table:table-cell>
          <table:table-cell/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Med</text:p>
          </table:table-cell>
          <table:table-cell table:number-columns-repeated="3"/>
          <table:table-cell office:value-type="string" calcext:value-type="string">
            <text:p>Fiji</text:p>
          </table:table-cell>
          <table:table-cell table:style-name="ce10" table:formula="of:=VLOOKUP([.F140];[.A$1:.B$1048576];2;0)" office:value-type="string" office:string-value="Med" calcext:value-type="string">
            <text:p>Med</text:p>
          </table:table-cell>
          <table:table-cell table:number-columns-repeated="3"/>
          <table:table-cell office:value-type="string" calcext:value-type="string">
            <text:p>(1953)Hungary</text:p>
          </table:table-cell>
          <table:table-cell office:value-type="string" calcext:value-type="string">
            <text:p>Med +</text:p>
          </table:table-cell>
          <table:table-cell/>
        </table:table-row>
        <table:table-row table:style-name="ro1">
          <table:table-cell office:value-type="string" calcext:value-type="string">
            <text:p>Netherlands Antilles</text:p>
          </table:table-cell>
          <table:table-cell office:value-type="string" calcext:value-type="string">
            <text:p>Med</text:p>
          </table:table-cell>
          <table:table-cell table:number-columns-repeated="3"/>
          <table:table-cell office:value-type="string" calcext:value-type="string">
            <text:p>Madagascar</text:p>
          </table:table-cell>
          <table:table-cell table:style-name="ce10" table:formula="of:=VLOOKUP([.F141];[.A$1:.B$1048576];2;0)" office:value-type="string" office:string-value="Low" calcext:value-type="string">
            <text:p>Low</text:p>
          </table:table-cell>
          <table:table-cell table:number-columns-repeated="3"/>
          <table:table-cell office:value-type="string" calcext:value-type="string">
            <text:p>(2008)French Guiana</text:p>
          </table:table-cell>
          <table:table-cell office:value-type="string" calcext:value-type="string">
            <text:p>Med +</text:p>
          </table:table-cell>
          <table:table-cell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Med</text:p>
          </table:table-cell>
          <table:table-cell table:number-columns-repeated="3"/>
          <table:table-cell office:value-type="string" calcext:value-type="string">
            <text:p>Bhutan</text:p>
          </table:table-cell>
          <table:table-cell table:style-name="ce10" table:formula="of:=VLOOKUP([.F142];[.A$1:.B$1048576];2;0)" office:value-type="string" office:string-value="Low" calcext:value-type="string">
            <text:p>Low</text:p>
          </table:table-cell>
          <table:table-cell table:number-columns-repeated="3"/>
          <table:table-cell office:value-type="string" calcext:value-type="string">
            <text:p>(2008)Belize</text:p>
          </table:table-cell>
          <table:table-cell office:value-type="string" calcext:value-type="string">
            <text:p>Med +</text:p>
          </table:table-cell>
          <table:table-cell/>
        </table:table-row>
        <table:table-row table:style-name="ro1">
          <table:table-cell office:value-type="string" calcext:value-type="string">
            <text:p>Kazakhstan</text:p>
          </table:table-cell>
          <table:table-cell office:value-type="string" calcext:value-type="string">
            <text:p>Med</text:p>
          </table:table-cell>
          <table:table-cell table:number-columns-repeated="3"/>
          <table:table-cell office:value-type="string" calcext:value-type="string">
            <text:p>Nepal</text:p>
          </table:table-cell>
          <table:table-cell table:style-name="ce10" table:formula="of:=VLOOKUP([.F143];[.A$1:.B$1048576];2;0)" office:value-type="string" office:string-value="Low" calcext:value-type="string">
            <text:p>Low</text:p>
          </table:table-cell>
          <table:table-cell table:number-columns-repeated="3"/>
          <table:table-cell office:value-type="string" calcext:value-type="string">
            <text:p>(1953)Ukraine</text:p>
          </table:table-cell>
          <table:table-cell office:value-type="string" calcext:value-type="string">
            <text:p>Med +</text:p>
          </table:table-cell>
          <table:table-cell/>
        </table:table-row>
        <table:table-row table:style-name="ro1">
          <table:table-cell office:value-type="string" calcext:value-type="string">
            <text:p>Hong Kong <text:s/>China</text:p>
          </table:table-cell>
          <table:table-cell office:value-type="string" calcext:value-type="string">
            <text:p>Med</text:p>
          </table:table-cell>
          <table:table-cell table:number-columns-repeated="3"/>
          <table:table-cell office:value-type="string" calcext:value-type="string">
            <text:p>Suriname</text:p>
          </table:table-cell>
          <table:table-cell table:style-name="ce10" table:formula="of:=VLOOKUP([.F144];[.A$1:.B$1048576];2;0)" office:value-type="string" office:string-value="Med" calcext:value-type="string">
            <text:p>Med</text:p>
          </table:table-cell>
          <table:table-cell table:number-columns-repeated="3"/>
          <table:table-cell office:value-type="string" calcext:value-type="string">
            <text:p>(2008)Syria</text:p>
          </table:table-cell>
          <table:table-cell office:value-type="string" calcext:value-type="string">
            <text:p>Med +</text:p>
          </table:table-cell>
          <table:table-cell/>
        </table:table-row>
        <table:table-row table:style-name="ro1">
          <table:table-cell office:value-type="string" calcext:value-type="string">
            <text:p>Mayotte</text:p>
          </table:table-cell>
          <table:table-cell office:value-type="string" calcext:value-type="string">
            <text:p>Med</text:p>
          </table:table-cell>
          <table:table-cell table:number-columns-repeated="3"/>
          <table:table-cell office:value-type="string" calcext:value-type="string">
            <text:p>Venezuela</text:p>
          </table:table-cell>
          <table:table-cell table:style-name="ce10" table:formula="of:=VLOOKUP([.F145];[.A$1:.B$1048576];2;0)" office:value-type="string" office:string-value="Med" calcext:value-type="string">
            <text:p>Med</text:p>
          </table:table-cell>
          <table:table-cell table:number-columns-repeated="3"/>
          <table:table-cell office:value-type="string" calcext:value-type="string">
            <text:p>(1953)Iceland</text:p>
          </table:table-cell>
          <table:table-cell office:value-type="string" calcext:value-type="string">
            <text:p>Med +</text:p>
          </table:table-cell>
          <table:table-cell/>
        </table:table-row>
        <table:table-row table:style-name="ro1">
          <table:table-cell office:value-type="string" calcext:value-type="string">
            <text:p>New Caledonia</text:p>
          </table:table-cell>
          <table:table-cell office:value-type="string" calcext:value-type="string">
            <text:p>Med</text:p>
          </table:table-cell>
          <table:table-cell table:number-columns-repeated="3"/>
          <table:table-cell office:value-type="string" calcext:value-type="string">
            <text:p>Papua New Guinea</text:p>
          </table:table-cell>
          <table:table-cell table:style-name="ce10" table:formula="of:=VLOOKUP([.F146];[.A$1:.B$1048576];2;0)" office:value-type="string" office:string-value="Low" calcext:value-type="string">
            <text:p>Low</text:p>
          </table:table-cell>
          <table:table-cell table:number-columns-repeated="3"/>
          <table:table-cell office:value-type="string" calcext:value-type="string">
            <text:p>(2008)Bolivia</text:p>
          </table:table-cell>
          <table:table-cell office:value-type="string" calcext:value-type="string">
            <text:p>Med +</text:p>
          </table:table-cell>
          <table:table-cell/>
        </table:table-row>
        <table:table-row table:style-name="ro1">
          <table:table-cell office:value-type="string" calcext:value-type="string">
            <text:p>Sri Lanka</text:p>
          </table:table-cell>
          <table:table-cell office:value-type="string" calcext:value-type="string">
            <text:p>Med</text:p>
          </table:table-cell>
          <table:table-cell table:number-columns-repeated="3"/>
          <table:table-cell office:value-type="string" calcext:value-type="string">
            <text:p>Vanuatu</text:p>
          </table:table-cell>
          <table:table-cell table:style-name="ce10" table:formula="of:=VLOOKUP([.F147];[.A$1:.B$1048576];2;0)" office:value-type="string" office:string-value="Low" calcext:value-type="string">
            <text:p>Low</text:p>
          </table:table-cell>
          <table:table-cell table:number-columns-repeated="3"/>
          <table:table-cell office:value-type="string" calcext:value-type="string">
            <text:p>(1953)Russia</text:p>
          </table:table-cell>
          <table:table-cell office:value-type="string" calcext:value-type="string">
            <text:p>Med +</text:p>
          </table:table-cell>
          <table:table-cell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Med</text:p>
          </table:table-cell>
          <table:table-cell table:number-columns-repeated="3"/>
          <table:table-cell office:value-type="string" calcext:value-type="string">
            <text:p>Kazakhstan</text:p>
          </table:table-cell>
          <table:table-cell table:style-name="ce10" table:formula="of:=VLOOKUP([.F148];[.A$1:.B$1048576];2;0)" office:value-type="string" office:string-value="Med" calcext:value-type="string">
            <text:p>Med</text:p>
          </table:table-cell>
          <table:table-cell table:number-columns-repeated="3"/>
          <table:table-cell office:value-type="string" calcext:value-type="string">
            <text:p>(2008)Botswana</text:p>
          </table:table-cell>
          <table:table-cell office:value-type="string" calcext:value-type="string">
            <text:p>Med +</text:p>
          </table:table-cell>
          <table:table-cell/>
        </table:table-row>
        <table:table-row table:style-name="ro1">
          <table:table-cell office:value-type="string" calcext:value-type="string">
            <text:p>Guadeloupe</text:p>
          </table:table-cell>
          <table:table-cell office:value-type="string" calcext:value-type="string">
            <text:p>Med</text:p>
          </table:table-cell>
          <table:table-cell table:number-columns-repeated="3"/>
          <table:table-cell office:value-type="string" calcext:value-type="string">
            <text:p>Mayotte</text:p>
          </table:table-cell>
          <table:table-cell table:style-name="ce10" table:formula="of:=VLOOKUP([.F149];[.A$1:.B$1048576];2;0)" office:value-type="string" office:string-value="Med" calcext:value-type="string">
            <text:p>Med</text:p>
          </table:table-cell>
          <table:table-cell table:number-columns-repeated="3"/>
          <table:table-cell office:value-type="string" calcext:value-type="string">
            <text:p>(2008)Mayotte</text:p>
          </table:table-cell>
          <table:table-cell office:value-type="string" calcext:value-type="string">
            <text:p>Med +</text:p>
          </table:table-cell>
          <table:table-cell/>
        </table:table-row>
        <table:table-row table:style-name="ro1">
          <table:table-cell office:value-type="string" calcext:value-type="string">
            <text:p>Singapore</text:p>
          </table:table-cell>
          <table:table-cell office:value-type="string" calcext:value-type="string">
            <text:p>Med</text:p>
          </table:table-cell>
          <table:table-cell table:number-columns-repeated="3"/>
          <table:table-cell office:value-type="string" calcext:value-type="string">
            <text:p>Guyana</text:p>
          </table:table-cell>
          <table:table-cell table:style-name="ce10" table:formula="of:=VLOOKUP([.F150];[.A$1:.B$1048576];2;0)" office:value-type="string" office:string-value="Med" calcext:value-type="string">
            <text:p>Med</text:p>
          </table:table-cell>
          <table:table-cell table:number-columns-repeated="3"/>
          <table:table-cell office:value-type="string" calcext:value-type="string">
            <text:p>(1953)Australia</text:p>
          </table:table-cell>
          <table:table-cell office:value-type="string" calcext:value-type="string">
            <text:p>Med +</text:p>
          </table:table-cell>
          <table:table-cell/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Med</text:p>
          </table:table-cell>
          <table:table-cell table:number-columns-repeated="3"/>
          <table:table-cell office:value-type="string" calcext:value-type="string">
            <text:p>Syria</text:p>
          </table:table-cell>
          <table:table-cell table:style-name="ce10" table:formula="of:=VLOOKUP([.F151];[.A$1:.B$1048576];2;0)" office:value-type="string" office:string-value="Low" calcext:value-type="string">
            <text:p>Low</text:p>
          </table:table-cell>
          <table:table-cell table:number-columns-repeated="3"/>
          <table:table-cell office:value-type="string" calcext:value-type="string">
            <text:p>(2008)Sao Tome and Principe</text:p>
          </table:table-cell>
          <table:table-cell office:value-type="string" calcext:value-type="string">
            <text:p>Med +</text:p>
          </table:table-cell>
          <table:table-cell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Med</text:p>
          </table:table-cell>
          <table:table-cell table:number-columns-repeated="3"/>
          <table:table-cell office:value-type="string" calcext:value-type="string">
            <text:p>Honduras</text:p>
          </table:table-cell>
          <table:table-cell table:style-name="ce10" table:formula="of:=VLOOKUP([.F152];[.A$1:.B$1048576];2;0)" office:value-type="string" office:string-value="Low" calcext:value-type="string">
            <text:p>Low</text:p>
          </table:table-cell>
          <table:table-cell table:number-columns-repeated="3"/>
          <table:table-cell office:value-type="string" calcext:value-type="string">
            <text:p>(2008)Kyrgyzstan</text:p>
          </table:table-cell>
          <table:table-cell office:value-type="string" calcext:value-type="string">
            <text:p>Med +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Myanmar</text:p>
          </table:table-cell>
          <table:table-cell table:style-name="ce10" table:formula="of:=VLOOKUP([.F153];[.A$1:.B$1048576];2;0)" office:value-type="string" office:string-value="Low" calcext:value-type="string">
            <text:p>Low</text:p>
          </table:table-cell>
          <table:table-cell table:number-columns-repeated="3"/>
          <table:table-cell office:value-type="string" calcext:value-type="string">
            <text:p>(1953)Georgia</text:p>
          </table:table-cell>
          <table:table-cell office:value-type="string" calcext:value-type="string">
            <text:p>Med +</text:p>
          </table:table-cell>
          <table:table-cell/>
        </table:table-row>
        <table:table-row table:style-name="ro1">
          <table:table-cell office:value-type="string" calcext:value-type="string">
            <text:p>The Countries in Cluster 3:</text:p>
          </table:table-cell>
          <table:table-cell table:number-columns-repeated="4"/>
          <table:table-cell office:value-type="string" calcext:value-type="string">
            <text:p>Egypt</text:p>
          </table:table-cell>
          <table:table-cell table:style-name="ce10" table:formula="of:=VLOOKUP([.F154];[.A$1:.B$1048576];2;0)" office:value-type="string" office:string-value="Low" calcext:value-type="string">
            <text:p>Low</text:p>
          </table:table-cell>
          <table:table-cell table:number-columns-repeated="3"/>
          <table:table-cell office:value-type="string" calcext:value-type="string">
            <text:p>(2008)Philippines</text:p>
          </table:table-cell>
          <table:table-cell office:value-type="string" calcext:value-type="string">
            <text:p>Med +</text:p>
          </table:table-cell>
          <table:table-cell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High</text:p>
          </table:table-cell>
          <table:table-cell table:number-columns-repeated="3"/>
          <table:table-cell office:value-type="string" calcext:value-type="string">
            <text:p>Nicaragua</text:p>
          </table:table-cell>
          <table:table-cell table:style-name="ce10" table:formula="of:=VLOOKUP([.F155];[.A$1:.B$1048576];2;0)" office:value-type="string" office:string-value="Low" calcext:value-type="string">
            <text:p>Low</text:p>
          </table:table-cell>
          <table:table-cell table:number-columns-repeated="3"/>
          <table:table-cell table:style-name="ce2" office:value-type="string" calcext:value-type="string">
            <text:p>(2008)South Africa</text:p>
          </table:table-cell>
          <table:table-cell office:value-type="string" calcext:value-type="string">
            <text:p>Med +</text:p>
          </table:table-cell>
          <table:table-cell/>
        </table:table-row>
        <table:table-row table:style-name="ro1">
          <table:table-cell office:value-type="string" calcext:value-type="string">
            <text:p>Lithuania</text:p>
          </table:table-cell>
          <table:table-cell office:value-type="string" calcext:value-type="string">
            <text:p>High</text:p>
          </table:table-cell>
          <table:table-cell table:number-columns-repeated="3"/>
          <table:table-cell office:value-type="string" calcext:value-type="string">
            <text:p>Paraguay</text:p>
          </table:table-cell>
          <table:table-cell table:style-name="ce10" table:formula="of:=VLOOKUP([.F156];[.A$1:.B$1048576];2;0)" office:value-type="string" office:string-value="Med" calcext:value-type="string">
            <text:p>Med</text:p>
          </table:table-cell>
          <table:table-cell table:number-columns-repeated="3"/>
          <table:table-cell office:value-type="string" calcext:value-type="string">
            <text:p>(1953)Czech Rep.</text:p>
          </table:table-cell>
          <table:table-cell office:value-type="string" calcext:value-type="string">
            <text:p>Med +</text:p>
          </table:table-cell>
          <table:table-cell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High</text:p>
          </table:table-cell>
          <table:table-cell table:number-columns-repeated="3"/>
          <table:table-cell office:value-type="string" calcext:value-type="string">
            <text:p>French Guiana</text:p>
          </table:table-cell>
          <table:table-cell table:style-name="ce10" table:formula="of:=VLOOKUP([.F157];[.A$1:.B$1048576];2;0)" office:value-type="string" office:string-value="Med" calcext:value-type="string">
            <text:p>Med</text:p>
          </table:table-cell>
          <table:table-cell table:number-columns-repeated="3"/>
          <table:table-cell office:value-type="string" calcext:value-type="string">
            <text:p>(2008)Tajikistan</text:p>
          </table:table-cell>
          <table:table-cell office:value-type="string" calcext:value-type="string">
            <text:p>Med +</text:p>
          </table:table-cell>
          <table:table-cell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High</text:p>
          </table:table-cell>
          <table:table-cell table:number-columns-repeated="8"/>
          <table:table-cell office:value-type="string" calcext:value-type="string">
            <text:p>(2008)Cambodia</text:p>
          </table:table-cell>
          <table:table-cell office:value-type="string" calcext:value-type="string">
            <text:p>Med +</text:p>
          </table:table-cell>
          <table:table-cell/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High</text:p>
          </table:table-cell>
          <table:table-cell table:number-columns-repeated="3"/>
          <table:table-cell office:value-type="string" calcext:value-type="string">
            <text:p>The Countries in Cluster 3:</text:p>
          </table:table-cell>
          <table:table-cell table:number-columns-repeated="4"/>
          <table:table-cell office:value-type="string" calcext:value-type="string">
            <text:p>(2008)Papua New Guinea</text:p>
          </table:table-cell>
          <table:table-cell office:value-type="string" calcext:value-type="string">
            <text:p>Med +</text:p>
          </table:table-cell>
          <table:table-cell/>
        </table:table-row>
        <table:table-row table:style-name="ro1">
          <table:table-cell office:value-type="string" calcext:value-type="string">
            <text:p>Channel Islands</text:p>
          </table:table-cell>
          <table:table-cell office:value-type="string" calcext:value-type="string">
            <text:p>High</text:p>
          </table:table-cell>
          <table:table-cell table:number-columns-repeated="3"/>
          <table:table-cell office:value-type="string" calcext:value-type="string">
            <text:p>Ethiopia</text:p>
          </table:table-cell>
          <table:table-cell table:style-name="ce11" table:formula="of:=VLOOKUP([.F160];[.A$1:.B$1048576];2;0)" office:value-type="string" office:string-value="Low" calcext:value-type="string">
            <text:p>Low</text:p>
          </table:table-cell>
          <table:table-cell table:number-columns-repeated="3"/>
          <table:table-cell office:value-type="string" calcext:value-type="string">
            <text:p>(1953)Montenegro</text:p>
          </table:table-cell>
          <table:table-cell office:value-type="string" calcext:value-type="string">
            <text:p>Med +</text:p>
          </table:table-cell>
          <table:table-cell/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High</text:p>
          </table:table-cell>
          <table:table-cell table:number-columns-repeated="3"/>
          <table:table-cell office:value-type="string" calcext:value-type="string">
            <text:p>Swaziland</text:p>
          </table:table-cell>
          <table:table-cell table:style-name="ce11" table:formula="of:=VLOOKUP([.F161];[.A$1:.B$1048576];2;0)" office:value-type="string" office:string-value="Low" calcext:value-type="string">
            <text:p>Low</text:p>
          </table:table-cell>
          <table:table-cell table:number-columns-repeated="3"/>
          <table:table-cell office:value-type="string" calcext:value-type="string">
            <text:p>(2008)Jordan</text:p>
          </table:table-cell>
          <table:table-cell office:value-type="string" calcext:value-type="string">
            <text:p>Med +</text:p>
          </table:table-cell>
          <table:table-cell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High</text:p>
          </table:table-cell>
          <table:table-cell table:number-columns-repeated="3"/>
          <table:table-cell office:value-type="string" calcext:value-type="string">
            <text:p>Cameroon</text:p>
          </table:table-cell>
          <table:table-cell table:style-name="ce11" table:formula="of:=VLOOKUP([.F162];[.A$1:.B$1048576];2;0)" office:value-type="string" office:string-value="Low" calcext:value-type="string">
            <text:p>Low</text:p>
          </table:table-cell>
          <table:table-cell table:number-columns-repeated="3"/>
          <table:table-cell office:value-type="string" calcext:value-type="string">
            <text:p>(2008)Kazakhstan</text:p>
          </table:table-cell>
          <table:table-cell office:value-type="string" calcext:value-type="string">
            <text:p>Med +</text:p>
          </table:table-cell>
          <table:table-cell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string" calcext:value-type="string">
            <text:p>High</text:p>
          </table:table-cell>
          <table:table-cell table:number-columns-repeated="3"/>
          <table:table-cell office:value-type="string" calcext:value-type="string">
            <text:p>Burkina Faso</text:p>
          </table:table-cell>
          <table:table-cell table:style-name="ce11" table:formula="of:=VLOOKUP([.F163];[.A$1:.B$1048576];2;0)" office:value-type="string" office:string-value="Low" calcext:value-type="string">
            <text:p>Low</text:p>
          </table:table-cell>
          <table:table-cell table:number-columns-repeated="3"/>
          <table:table-cell office:value-type="string" calcext:value-type="string">
            <text:p>(1953)Malta</text:p>
          </table:table-cell>
          <table:table-cell office:value-type="string" calcext:value-type="string">
            <text:p>Med +</text:p>
          </table:table-cell>
          <table:table-cell/>
        </table:table-row>
        <table:table-row table:style-name="ro1">
          <table:table-cell office:value-type="string" calcext:value-type="string">
            <text:p>Slovak Republic</text:p>
          </table:table-cell>
          <table:table-cell office:value-type="string" calcext:value-type="string">
            <text:p>High</text:p>
          </table:table-cell>
          <table:table-cell table:number-columns-repeated="3"/>
          <table:table-cell office:value-type="string" calcext:value-type="string">
            <text:p>Congo <text:s/>Dem. Rep.</text:p>
          </table:table-cell>
          <table:table-cell table:style-name="ce11" table:formula="of:=VLOOKUP([.F164];[.A$1:.B$1048576];2;0)" office:value-type="string" office:string-value="Low" calcext:value-type="string">
            <text:p>Low</text:p>
          </table:table-cell>
          <table:table-cell table:number-columns-repeated="3"/>
          <table:table-cell office:value-type="string" calcext:value-type="string">
            <text:p>(2008)Paraguay</text:p>
          </table:table-cell>
          <table:table-cell office:value-type="string" calcext:value-type="string">
            <text:p>Med +</text:p>
          </table:table-cell>
          <table:table-cell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High</text:p>
          </table:table-cell>
          <table:table-cell table:number-columns-repeated="3"/>
          <table:table-cell office:value-type="string" calcext:value-type="string">
            <text:p>Liberia</text:p>
          </table:table-cell>
          <table:table-cell table:style-name="ce11" table:formula="of:=VLOOKUP([.F165];[.A$1:.B$1048576];2;0)" office:value-type="string" office:string-value="Low" calcext:value-type="string">
            <text:p>Low</text:p>
          </table:table-cell>
          <table:table-cell table:number-columns-repeated="3"/>
          <table:table-cell office:value-type="string" calcext:value-type="string">
            <text:p>(1953)France</text:p>
          </table:table-cell>
          <table:table-cell office:value-type="string" calcext:value-type="string">
            <text:p>Med +</text:p>
          </table:table-cell>
          <table:table-cell/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High</text:p>
          </table:table-cell>
          <table:table-cell table:number-columns-repeated="3"/>
          <table:table-cell office:value-type="string" calcext:value-type="string">
            <text:p>Tanzania</text:p>
          </table:table-cell>
          <table:table-cell table:style-name="ce11" table:formula="of:=VLOOKUP([.F166];[.A$1:.B$1048576];2;0)" office:value-type="string" office:string-value="Low" calcext:value-type="string">
            <text:p>Low</text:p>
          </table:table-cell>
          <table:table-cell table:number-columns-repeated="3"/>
          <table:table-cell office:value-type="string" calcext:value-type="string">
            <text:p>(1953)Latvia</text:p>
          </table:table-cell>
          <table:table-cell office:value-type="string" calcext:value-type="string">
            <text:p>Med +</text:p>
          </table:table-cell>
          <table:table-cell/>
        </table:table-row>
        <table:table-row table:style-name="ro1">
          <table:table-cell office:value-type="string" calcext:value-type="string">
            <text:p>Montenegro</text:p>
          </table:table-cell>
          <table:table-cell office:value-type="string" calcext:value-type="string">
            <text:p>High</text:p>
          </table:table-cell>
          <table:table-cell table:number-columns-repeated="3"/>
          <table:table-cell office:value-type="string" calcext:value-type="string">
            <text:p>Lesotho</text:p>
          </table:table-cell>
          <table:table-cell table:style-name="ce11" table:formula="of:=VLOOKUP([.F167];[.A$1:.B$1048576];2;0)" office:value-type="string" office:string-value="Low" calcext:value-type="string">
            <text:p>Low</text:p>
          </table:table-cell>
          <table:table-cell table:number-columns-repeated="3"/>
          <table:table-cell office:value-type="string" calcext:value-type="string">
            <text:p>(2008)Turkmenistan</text:p>
          </table:table-cell>
          <table:table-cell office:value-type="string" calcext:value-type="string">
            <text:p>Med +</text:p>
          </table:table-cell>
          <table:table-cell/>
        </table:table-row>
        <table:table-row table:style-name="ro1">
          <table:table-cell office:value-type="string" calcext:value-type="string">
            <text:p>Ukraine</text:p>
          </table:table-cell>
          <table:table-cell office:value-type="string" calcext:value-type="string">
            <text:p>High</text:p>
          </table:table-cell>
          <table:table-cell table:number-columns-repeated="3"/>
          <table:table-cell office:value-type="string" calcext:value-type="string">
            <text:p>Kenya</text:p>
          </table:table-cell>
          <table:table-cell table:style-name="ce11" table:formula="of:=VLOOKUP([.F168];[.A$1:.B$1048576];2;0)" office:value-type="string" office:string-value="Low" calcext:value-type="string">
            <text:p>Low</text:p>
          </table:table-cell>
          <table:table-cell table:number-columns-repeated="3"/>
          <table:table-cell office:value-type="string" calcext:value-type="string">
            <text:p>(2008)Gabon</text:p>
          </table:table-cell>
          <table:table-cell office:value-type="string" calcext:value-type="string">
            <text:p>Med +</text:p>
          </table:table-cell>
          <table:table-cell/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High</text:p>
          </table:table-cell>
          <table:table-cell table:number-columns-repeated="3"/>
          <table:table-cell office:value-type="string" calcext:value-type="string">
            <text:p>Afghanistan</text:p>
          </table:table-cell>
          <table:table-cell table:style-name="ce11" table:formula="of:=VLOOKUP([.F169];[.A$1:.B$1048576];2;0)" office:value-type="string" office:string-value="Low" calcext:value-type="string">
            <text:p>Low</text:p>
          </table:table-cell>
          <table:table-cell table:number-columns-repeated="3"/>
          <table:table-cell office:value-type="string" calcext:value-type="string">
            <text:p>(2008)Nicaragua</text:p>
          </table:table-cell>
          <table:table-cell office:value-type="string" calcext:value-type="string">
            <text:p>Med +</text:p>
          </table:table-cell>
          <table:table-cell/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High</text:p>
          </table:table-cell>
          <table:table-cell table:number-columns-repeated="3"/>
          <table:table-cell office:value-type="string" calcext:value-type="string">
            <text:p>Mauritania</text:p>
          </table:table-cell>
          <table:table-cell table:style-name="ce11" table:formula="of:=VLOOKUP([.F170];[.A$1:.B$1048576];2;0)" office:value-type="string" office:string-value="Low" calcext:value-type="string">
            <text:p>Low</text:p>
          </table:table-cell>
          <table:table-cell table:number-columns-repeated="3"/>
          <table:table-cell office:value-type="string" calcext:value-type="string">
            <text:p>(1953)Slovak Republic</text:p>
          </table:table-cell>
          <table:table-cell office:value-type="string" calcext:value-type="string">
            <text:p>Med +</text:p>
          </table:table-cell>
          <table:table-cell/>
        </table:table-row>
        <table:table-row table:style-name="ro1">
          <table:table-cell office:value-type="string" calcext:value-type="string">
            <text:p>Belarus</text:p>
          </table:table-cell>
          <table:table-cell office:value-type="string" calcext:value-type="string">
            <text:p>High</text:p>
          </table:table-cell>
          <table:table-cell table:number-columns-repeated="3"/>
          <table:table-cell office:value-type="string" calcext:value-type="string">
            <text:p>Rwanda</text:p>
          </table:table-cell>
          <table:table-cell table:style-name="ce11" table:formula="of:=VLOOKUP([.F171];[.A$1:.B$1048576];2;0)" office:value-type="string" office:string-value="Low" calcext:value-type="string">
            <text:p>Low</text:p>
          </table:table-cell>
          <table:table-cell table:number-columns-repeated="3"/>
          <table:table-cell office:value-type="string" calcext:value-type="string">
            <text:p>(2008)Madagascar</text:p>
          </table:table-cell>
          <table:table-cell office:value-type="string" calcext:value-type="string">
            <text:p>Med +</text:p>
          </table:table-cell>
          <table:table-cell/>
        </table:table-row>
        <table:table-row table:style-name="ro1">
          <table:table-cell office:value-type="string" calcext:value-type="string">
            <text:p>Russia</text:p>
          </table:table-cell>
          <table:table-cell office:value-type="string" calcext:value-type="string">
            <text:p>High</text:p>
          </table:table-cell>
          <table:table-cell table:number-columns-repeated="3"/>
          <table:table-cell office:value-type="string" calcext:value-type="string">
            <text:p>Somalia</text:p>
          </table:table-cell>
          <table:table-cell table:style-name="ce11" table:formula="of:=VLOOKUP([.F172];[.A$1:.B$1048576];2;0)" office:value-type="string" office:string-value="Low" calcext:value-type="string">
            <text:p>Low</text:p>
          </table:table-cell>
          <table:table-cell table:number-columns-repeated="3"/>
          <table:table-cell office:value-type="string" calcext:value-type="string">
            <text:p>(2008)Vanuatu</text:p>
          </table:table-cell>
          <table:table-cell office:value-type="string" calcext:value-type="string">
            <text:p>Med +</text:p>
          </table:table-cell>
          <table:table-cell/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High</text:p>
          </table:table-cell>
          <table:table-cell table:number-columns-repeated="3"/>
          <table:table-cell office:value-type="string" calcext:value-type="string">
            <text:p>Cote d'Ivoire</text:p>
          </table:table-cell>
          <table:table-cell table:style-name="ce11" table:formula="of:=VLOOKUP([.F173];[.A$1:.B$1048576];2;0)" office:value-type="string" office:string-value="Low" calcext:value-type="string">
            <text:p>Low</text:p>
          </table:table-cell>
          <table:table-cell table:number-columns-repeated="3"/>
          <table:table-cell office:value-type="string" calcext:value-type="string">
            <text:p>(2008)Fiji</text:p>
          </table:table-cell>
          <table:table-cell office:value-type="string" calcext:value-type="string">
            <text:p>Med +</text:p>
          </table:table-cell>
          <table:table-cell/>
        </table:table-row>
        <table:table-row table:style-name="ro1">
          <table:table-cell table:style-name="ce7" office:value-type="string" calcext:value-type="string">
            <text:p>United States</text:p>
          </table:table-cell>
          <table:table-cell office:value-type="string" calcext:value-type="string">
            <text:p>High</text:p>
          </table:table-cell>
          <table:table-cell table:number-columns-repeated="3"/>
          <table:table-cell office:value-type="string" calcext:value-type="string">
            <text:p>Benin</text:p>
          </table:table-cell>
          <table:table-cell table:style-name="ce11" table:formula="of:=VLOOKUP([.F174];[.A$1:.B$1048576];2;0)" office:value-type="string" office:string-value="Low" calcext:value-type="string">
            <text:p>Low</text:p>
          </table:table-cell>
          <table:table-cell table:number-columns-repeated="3"/>
          <table:table-cell office:value-type="string" calcext:value-type="string">
            <text:p>(1953)Cuba</text:p>
          </table:table-cell>
          <table:table-cell office:value-type="string" calcext:value-type="string">
            <text:p>Med +</text:p>
          </table:table-cell>
          <table:table-cell/>
        </table:table-row>
        <table:table-row table:style-name="ro1">
          <table:table-cell office:value-type="string" calcext:value-type="string">
            <text:p>Romania</text:p>
          </table:table-cell>
          <table:table-cell office:value-type="string" calcext:value-type="string">
            <text:p>High</text:p>
          </table:table-cell>
          <table:table-cell table:number-columns-repeated="3"/>
          <table:table-cell office:value-type="string" calcext:value-type="string">
            <text:p>Togo</text:p>
          </table:table-cell>
          <table:table-cell table:style-name="ce11" table:formula="of:=VLOOKUP([.F175];[.A$1:.B$1048576];2;0)" office:value-type="string" office:string-value="Low" calcext:value-type="string">
            <text:p>Low</text:p>
          </table:table-cell>
          <table:table-cell table:number-columns-repeated="3"/>
          <table:table-cell office:value-type="string" calcext:value-type="string">
            <text:p>(1953)Spain</text:p>
          </table:table-cell>
          <table:table-cell office:value-type="string" calcext:value-type="string">
            <text:p>Med +</text:p>
          </table:table-cell>
          <table:table-cell/>
        </table:table-row>
        <table:table-row table:style-name="ro1">
          <table:table-cell office:value-type="string" calcext:value-type="string">
            <text:p>Czech Rep.</text:p>
          </table:table-cell>
          <table:table-cell office:value-type="string" calcext:value-type="string">
            <text:p>High</text:p>
          </table:table-cell>
          <table:table-cell table:number-columns-repeated="3"/>
          <table:table-cell office:value-type="string" calcext:value-type="string">
            <text:p>Mali</text:p>
          </table:table-cell>
          <table:table-cell table:style-name="ce11" table:formula="of:=VLOOKUP([.F176];[.A$1:.B$1048576];2;0)" office:value-type="string" office:string-value="Low" calcext:value-type="string">
            <text:p>Low</text:p>
          </table:table-cell>
          <table:table-cell table:number-columns-repeated="3"/>
          <table:table-cell office:value-type="string" calcext:value-type="string">
            <text:p>(2008)Iraq</text:p>
          </table:table-cell>
          <table:table-cell office:value-type="string" calcext:value-type="string">
            <text:p>Med +</text:p>
          </table:table-cell>
          <table:table-cell/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High</text:p>
          </table:table-cell>
          <table:table-cell table:number-columns-repeated="3"/>
          <table:table-cell office:value-type="string" calcext:value-type="string">
            <text:p>Chad</text:p>
          </table:table-cell>
          <table:table-cell table:style-name="ce11" table:formula="of:=VLOOKUP([.F177];[.A$1:.B$1048576];2;0)" office:value-type="string" office:string-value="Low" calcext:value-type="string">
            <text:p>Low</text:p>
          </table:table-cell>
          <table:table-cell table:number-columns-repeated="3"/>
          <table:table-cell office:value-type="string" calcext:value-type="string">
            <text:p>(2008)Egypt</text:p>
          </table:table-cell>
          <table:table-cell office:value-type="string" calcext:value-type="string">
            <text:p>Med +</text:p>
          </table:table-cell>
          <table:table-cell/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High</text:p>
          </table:table-cell>
          <table:table-cell table:number-columns-repeated="3"/>
          <table:table-cell table:style-name="ce2" office:value-type="string" calcext:value-type="string">
            <text:p>South Africa</text:p>
          </table:table-cell>
          <table:table-cell table:style-name="ce11" table:formula="of:=VLOOKUP([.F178];[.A$1:.B$1048576];2;0)" office:value-type="string" office:string-value="Low" calcext:value-type="string">
            <text:p>Low</text:p>
          </table:table-cell>
          <table:table-cell table:number-columns-repeated="3"/>
          <table:table-cell office:value-type="string" calcext:value-type="string">
            <text:p>(1953)Armenia</text:p>
          </table:table-cell>
          <table:table-cell office:value-type="string" calcext:value-type="string">
            <text:p>Med +</text:p>
          </table:table-cell>
          <table:table-cell/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High</text:p>
          </table:table-cell>
          <table:table-cell table:number-columns-repeated="3"/>
          <table:table-cell office:value-type="string" calcext:value-type="string">
            <text:p>Mozambique</text:p>
          </table:table-cell>
          <table:table-cell table:style-name="ce11" table:formula="of:=VLOOKUP([.F179];[.A$1:.B$1048576];2;0)" office:value-type="string" office:string-value="Low" calcext:value-type="string">
            <text:p>Low</text:p>
          </table:table-cell>
          <table:table-cell table:number-columns-repeated="3"/>
          <table:table-cell office:value-type="string" calcext:value-type="string">
            <text:p>(2008)Djibouti</text:p>
          </table:table-cell>
          <table:table-cell office:value-type="string" calcext:value-type="string">
            <text:p>Med +</text:p>
          </table:table-cell>
          <table:table-cell/>
        </table:table-row>
        <table:table-row table:style-name="ro1">
          <table:table-cell office:value-type="string" calcext:value-type="string">
            <text:p>Luxembourg</text:p>
          </table:table-cell>
          <table:table-cell office:value-type="string" calcext:value-type="string">
            <text:p>High</text:p>
          </table:table-cell>
          <table:table-cell table:number-columns-repeated="3"/>
          <table:table-cell office:value-type="string" calcext:value-type="string">
            <text:p>Uganda</text:p>
          </table:table-cell>
          <table:table-cell table:style-name="ce11" table:formula="of:=VLOOKUP([.F180];[.A$1:.B$1048576];2;0)" office:value-type="string" office:string-value="Low" calcext:value-type="string">
            <text:p>Low</text:p>
          </table:table-cell>
          <table:table-cell table:number-columns-repeated="3"/>
          <table:table-cell office:value-type="string" calcext:value-type="string">
            <text:p>(2008)Peru</text:p>
          </table:table-cell>
          <table:table-cell office:value-type="string" calcext:value-type="string">
            <text:p>Med +</text:p>
          </table:table-cell>
          <table:table-cell/>
        </table:table-row>
        <table:table-row table:style-name="ro1">
          <table:table-cell office:value-type="string" calcext:value-type="string">
            <text:p>Korea <text:s/>Dem. Rep.</text:p>
          </table:table-cell>
          <table:table-cell office:value-type="string" calcext:value-type="string">
            <text:p>High</text:p>
          </table:table-cell>
          <table:table-cell table:number-columns-repeated="3"/>
          <table:table-cell office:value-type="string" calcext:value-type="string">
            <text:p>Niger</text:p>
          </table:table-cell>
          <table:table-cell table:style-name="ce11" table:formula="of:=VLOOKUP([.F181];[.A$1:.B$1048576];2;0)" office:value-type="string" office:string-value="Low" calcext:value-type="string">
            <text:p>Low</text:p>
          </table:table-cell>
          <table:table-cell table:number-columns-repeated="3"/>
          <table:table-cell office:value-type="string" calcext:value-type="string">
            <text:p>(1953)Moldova</text:p>
          </table:table-cell>
          <table:table-cell office:value-type="string" calcext:value-type="string">
            <text:p>Med +</text:p>
          </table:table-cell>
          <table:table-cell/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High</text:p>
          </table:table-cell>
          <table:table-cell table:number-columns-repeated="3"/>
          <table:table-cell office:value-type="string" calcext:value-type="string">
            <text:p>Guinea</text:p>
          </table:table-cell>
          <table:table-cell table:style-name="ce11" table:formula="of:=VLOOKUP([.F182];[.A$1:.B$1048576];2;0)" office:value-type="string" office:string-value="Low" calcext:value-type="string">
            <text:p>Low</text:p>
          </table:table-cell>
          <table:table-cell table:number-columns-repeated="3"/>
          <table:table-cell office:value-type="string" calcext:value-type="string">
            <text:p>(1953)Estonia</text:p>
          </table:table-cell>
          <table:table-cell office:value-type="string" calcext:value-type="string">
            <text:p>Med +</text:p>
          </table:table-cell>
          <table:table-cell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High</text:p>
          </table:table-cell>
          <table:table-cell table:number-columns-repeated="3"/>
          <table:table-cell office:value-type="string" calcext:value-type="string">
            <text:p>Nigeria</text:p>
          </table:table-cell>
          <table:table-cell table:style-name="ce11" table:formula="of:=VLOOKUP([.F183];[.A$1:.B$1048576];2;0)" office:value-type="string" office:string-value="Low" calcext:value-type="string">
            <text:p>Low</text:p>
          </table:table-cell>
          <table:table-cell table:number-columns-repeated="3"/>
          <table:table-cell office:value-type="string" calcext:value-type="string">
            <text:p>(1953)Bulgaria</text:p>
          </table:table-cell>
          <table:table-cell office:value-type="string" calcext:value-type="string">
            <text:p>Med +</text:p>
          </table:table-cell>
          <table:table-cell/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High</text:p>
          </table:table-cell>
          <table:table-cell table:number-columns-repeated="3"/>
          <table:table-cell office:value-type="string" calcext:value-type="string">
            <text:p>Yemen <text:s/>Rep.</text:p>
          </table:table-cell>
          <table:table-cell table:style-name="ce11" table:formula="of:=VLOOKUP([.F184];[.A$1:.B$1048576];2;0)" office:value-type="string" office:string-value="Low" calcext:value-type="string">
            <text:p>Low</text:p>
          </table:table-cell>
          <table:table-cell table:number-columns-repeated="3"/>
          <table:table-cell office:value-type="string" calcext:value-type="string">
            <text:p>(2008)Tonga</text:p>
          </table:table-cell>
          <table:table-cell office:value-type="string" calcext:value-type="string">
            <text:p>Med +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High</text:p>
          </table:table-cell>
          <table:table-cell table:number-columns-repeated="3"/>
          <table:table-cell office:value-type="string" calcext:value-type="string">
            <text:p>Sierra Leone</text:p>
          </table:table-cell>
          <table:table-cell table:style-name="ce11" table:formula="of:=VLOOKUP([.F185];[.A$1:.B$1048576];2;0)" office:value-type="string" office:string-value="Low" calcext:value-type="string">
            <text:p>Low</text:p>
          </table:table-cell>
          <table:table-cell table:number-columns-repeated="3"/>
          <table:table-cell office:value-type="string" calcext:value-type="string">
            <text:p>(2008)Dominican Rep.</text:p>
          </table:table-cell>
          <table:table-cell office:value-type="string" calcext:value-type="string">
            <text:p>Med +</text:p>
          </table:table-cell>
          <table:table-cell/>
        </table:table-row>
        <table:table-row table:style-name="ro1">
          <table:table-cell office:value-type="string" calcext:value-type="string">
            <text:p>Moldova</text:p>
          </table:table-cell>
          <table:table-cell office:value-type="string" calcext:value-type="string">
            <text:p>High</text:p>
          </table:table-cell>
          <table:table-cell table:number-columns-repeated="3"/>
          <table:table-cell office:value-type="string" calcext:value-type="string">
            <text:p>Gambia</text:p>
          </table:table-cell>
          <table:table-cell table:style-name="ce11" table:formula="of:=VLOOKUP([.F186];[.A$1:.B$1048576];2;0)" office:value-type="string" office:string-value="Low" calcext:value-type="string">
            <text:p>Low</text:p>
          </table:table-cell>
          <table:table-cell table:number-columns-repeated="3"/>
          <table:table-cell office:value-type="string" calcext:value-type="string">
            <text:p>(2008)Laos</text:p>
          </table:table-cell>
          <table:table-cell office:value-type="string" calcext:value-type="string">
            <text:p>Med +</text:p>
          </table:table-cell>
          <table:table-cell/>
        </table:table-row>
        <table:table-row table:style-name="ro1">
          <table:table-cell office:value-type="string" calcext:value-type="string">
            <text:p>Croatia</text:p>
          </table:table-cell>
          <table:table-cell office:value-type="string" calcext:value-type="string">
            <text:p>High</text:p>
          </table:table-cell>
          <table:table-cell table:number-columns-repeated="3"/>
          <table:table-cell office:value-type="string" calcext:value-type="string">
            <text:p>Guinea-Bissau</text:p>
          </table:table-cell>
          <table:table-cell table:style-name="ce11" table:formula="of:=VLOOKUP([.F187];[.A$1:.B$1048576];2;0)" office:value-type="string" office:string-value="Low" calcext:value-type="string">
            <text:p>Low</text:p>
          </table:table-cell>
          <table:table-cell table:number-columns-repeated="3"/>
          <table:table-cell office:value-type="string" calcext:value-type="string">
            <text:p>(2008)Western Sahara</text:p>
          </table:table-cell>
          <table:table-cell office:value-type="string" calcext:value-type="string">
            <text:p>Med +</text:p>
          </table:table-cell>
          <table:table-cell/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High</text:p>
          </table:table-cell>
          <table:table-cell table:number-columns-repeated="3"/>
          <table:table-cell office:value-type="string" calcext:value-type="string">
            <text:p>Djibouti</text:p>
          </table:table-cell>
          <table:table-cell table:style-name="ce11" table:formula="of:=VLOOKUP([.F188];[.A$1:.B$1048576];2;0)" office:value-type="string" office:string-value="Low" calcext:value-type="string">
            <text:p>Low</text:p>
          </table:table-cell>
          <table:table-cell table:number-columns-repeated="3"/>
          <table:table-cell office:value-type="string" calcext:value-type="string">
            <text:p>(1953)Romania</text:p>
          </table:table-cell>
          <table:table-cell office:value-type="string" calcext:value-type="string">
            <text:p>Med +</text:p>
          </table:table-cell>
          <table:table-cell/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High</text:p>
          </table:table-cell>
          <table:table-cell table:number-columns-repeated="3"/>
          <table:table-cell office:value-type="string" calcext:value-type="string">
            <text:p>Timor-Leste</text:p>
          </table:table-cell>
          <table:table-cell table:style-name="ce11" table:formula="of:=VLOOKUP([.F189];[.A$1:.B$1048576];2;0)" office:value-type="string" office:string-value="Low" calcext:value-type="string">
            <text:p>Low</text:p>
          </table:table-cell>
          <table:table-cell table:number-columns-repeated="3"/>
          <table:table-cell office:value-type="string" calcext:value-type="string">
            <text:p>(2008)Indonesia</text:p>
          </table:table-cell>
          <table:table-cell office:value-type="string" calcext:value-type="string">
            <text:p>Med +</text:p>
          </table:table-cell>
          <table:table-cell/>
        </table:table-row>
        <table:table-row table:style-name="ro1">
          <table:table-cell office:value-type="string" calcext:value-type="string">
            <text:p>Uruguay</text:p>
          </table:table-cell>
          <table:table-cell office:value-type="string" calcext:value-type="string">
            <text:p>High</text:p>
          </table:table-cell>
          <table:table-cell table:number-columns-repeated="3"/>
          <table:table-cell office:value-type="string" calcext:value-type="string">
            <text:p>Burundi</text:p>
          </table:table-cell>
          <table:table-cell table:style-name="ce11" table:formula="of:=VLOOKUP([.F190];[.A$1:.B$1048576];2;0)" office:value-type="string" office:string-value="Low" calcext:value-type="string">
            <text:p>Low</text:p>
          </table:table-cell>
          <table:table-cell table:number-columns-repeated="3"/>
          <table:table-cell office:value-type="string" calcext:value-type="string">
            <text:p>(2008)Namibia</text:p>
          </table:table-cell>
          <table:table-cell office:value-type="string" calcext:value-type="string">
            <text:p>Med +</text:p>
          </table:table-cell>
          <table:table-cell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High</text:p>
          </table:table-cell>
          <table:table-cell table:number-columns-repeated="3"/>
          <table:table-cell office:value-type="string" calcext:value-type="string">
            <text:p>Sudan</text:p>
          </table:table-cell>
          <table:table-cell table:style-name="ce11" table:formula="of:=VLOOKUP([.F191];[.A$1:.B$1048576];2;0)" office:value-type="string" office:string-value="Low" calcext:value-type="string">
            <text:p>Low</text:p>
          </table:table-cell>
          <table:table-cell table:number-columns-repeated="3"/>
          <table:table-cell office:value-type="string" calcext:value-type="string">
            <text:p>(2008)Micronesia <text:s/>Fed. Sts.</text:p>
          </table:table-cell>
          <table:table-cell office:value-type="string" calcext:value-type="string">
            <text:p>Med +</text:p>
          </table:table-cell>
          <table:table-cell/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High</text:p>
          </table:table-cell>
          <table:table-cell table:number-columns-repeated="3"/>
          <table:table-cell office:value-type="string" calcext:value-type="string">
            <text:p>Angola</text:p>
          </table:table-cell>
          <table:table-cell table:style-name="ce11" table:formula="of:=VLOOKUP([.F192];[.A$1:.B$1048576];2;0)" office:value-type="string" office:string-value="Low" calcext:value-type="string">
            <text:p>Lo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High</text:p>
          </table:table-cell>
          <table:table-cell table:number-columns-repeated="3"/>
          <table:table-cell office:value-type="string" calcext:value-type="string">
            <text:p>Congo <text:s/>Rep.</text:p>
          </table:table-cell>
          <table:table-cell table:style-name="ce11" table:formula="of:=VLOOKUP([.F193];[.A$1:.B$1048576];2;0)" office:value-type="string" office:string-value="Low" calcext:value-type="string">
            <text:p>Low</text:p>
          </table:table-cell>
          <table:table-cell table:number-columns-repeated="3"/>
          <table:table-cell office:value-type="string" calcext:value-type="string">
            <text:p>The Countries in Cluster 3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High</text:p>
          </table:table-cell>
          <table:table-cell table:number-columns-repeated="3"/>
          <table:table-cell office:value-type="string" calcext:value-type="string">
            <text:p>Central African Rep.</text:p>
          </table:table-cell>
          <table:table-cell table:style-name="ce11" table:formula="of:=VLOOKUP([.F194];[.A$1:.B$1048576];2;0)" office:value-type="string" office:string-value="Low" calcext:value-type="string">
            <text:p>Low</text:p>
          </table:table-cell>
          <table:table-cell table:number-columns-repeated="3"/>
          <table:table-cell table:style-name="ce12" office:value-type="string" calcext:value-type="string">
            <text:p>(1953)Luxembourg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office:value-type="string" calcext:value-type="string">
            <text:p>Iceland</text:p>
          </table:table-cell>
          <table:table-cell office:value-type="string" calcext:value-type="string">
            <text:p>High</text:p>
          </table:table-cell>
          <table:table-cell table:number-columns-repeated="3"/>
          <table:table-cell office:value-type="string" calcext:value-type="string">
            <text:p>Zambia</text:p>
          </table:table-cell>
          <table:table-cell table:style-name="ce11" table:formula="of:=VLOOKUP([.F195];[.A$1:.B$1048576];2;0)" office:value-type="string" office:string-value="Low" calcext:value-type="string">
            <text:p>Low</text:p>
          </table:table-cell>
          <table:table-cell table:number-columns-repeated="3"/>
          <table:table-cell office:value-type="string" calcext:value-type="string">
            <text:p>(2008)Saint Lucia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High</text:p>
          </table:table-cell>
          <table:table-cell table:number-columns-repeated="3"/>
          <table:table-cell office:value-type="string" calcext:value-type="string">
            <text:p>Senegal</text:p>
          </table:table-cell>
          <table:table-cell table:style-name="ce11" table:formula="of:=VLOOKUP([.F196];[.A$1:.B$1048576];2;0)" office:value-type="string" office:string-value="Low" calcext:value-type="string">
            <text:p>Low</text:p>
          </table:table-cell>
          <table:table-cell table:number-columns-repeated="3"/>
          <table:table-cell office:value-type="string" calcext:value-type="string">
            <text:p>(2008)New Caledonia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High</text:p>
          </table:table-cell>
          <table:table-cell table:number-columns-repeated="3"/>
          <table:table-cell office:value-type="string" calcext:value-type="string">
            <text:p>Malawi</text:p>
          </table:table-cell>
          <table:table-cell table:style-name="ce11" table:formula="of:=VLOOKUP([.F197];[.A$1:.B$1048576];2;0)" office:value-type="string" office:string-value="Low" calcext:value-type="string">
            <text:p>Low</text:p>
          </table:table-cell>
          <table:table-cell table:number-columns-repeated="3"/>
          <table:table-cell office:value-type="string" calcext:value-type="string">
            <text:p>(2008)Maldives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High</text:p>
          </table:table-cell>
          <table:table-cell table:number-columns-repeated="3"/>
          <table:table-cell office:value-type="string" calcext:value-type="string">
            <text:p>Zimbabwe</text:p>
          </table:table-cell>
          <table:table-cell table:style-name="ce11" table:formula="of:=VLOOKUP([.F198];[.A$1:.B$1048576];2;0)" office:value-type="string" office:string-value="Low" calcext:value-type="string">
            <text:p>Low</text:p>
          </table:table-cell>
          <table:table-cell table:number-columns-repeated="3"/>
          <table:table-cell table:style-name="ce12" office:value-type="string" calcext:value-type="string">
            <text:p>(1953)Norway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office:value-type="string" calcext:value-type="string">
            <text:p>Latvia</text:p>
          </table:table-cell>
          <table:table-cell office:value-type="string" calcext:value-type="string">
            <text:p>High</text:p>
          </table:table-cell>
          <table:table-cell table:number-columns-repeated="3"/>
          <table:table-cell office:value-type="string" calcext:value-type="string">
            <text:p>Eritrea</text:p>
          </table:table-cell>
          <table:table-cell table:style-name="ce11" table:formula="of:=VLOOKUP([.F199];[.A$1:.B$1048576];2;0)" office:value-type="string" office:string-value="Low" calcext:value-type="string">
            <text:p>Low</text:p>
          </table:table-cell>
          <table:table-cell table:number-columns-repeated="3"/>
          <table:table-cell office:value-type="string" calcext:value-type="string">
            <text:p>(2008)Austria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High</text:p>
          </table:table-cell>
          <table:table-cell table:number-columns-repeated="3"/>
          <table:table-cell office:value-type="string" calcext:value-type="string">
            <text:p>Equatorial Guinea</text:p>
          </table:table-cell>
          <table:table-cell table:style-name="ce11" table:formula="of:=VLOOKUP([.F200];[.A$1:.B$1048576];2;0)" office:value-type="string" office:string-value="Low" calcext:value-type="string">
            <text:p>Low</text:p>
          </table:table-cell>
          <table:table-cell table:number-columns-repeated="3"/>
          <table:table-cell office:value-type="string" calcext:value-type="string">
            <text:p>(2008)Guadeloupe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High</text:p>
          </table:table-cell>
          <table:table-cell table:number-columns-repeated="3"/>
          <table:table-cell office:value-type="string" calcext:value-type="string">
            <text:p>Botswana</text:p>
          </table:table-cell>
          <table:table-cell table:style-name="ce11" table:formula="of:=VLOOKUP([.F201];[.A$1:.B$1048576];2;0)" office:value-type="string" office:string-value="Low" calcext:value-type="string">
            <text:p>Low</text:p>
          </table:table-cell>
          <table:table-cell table:number-columns-repeated="3"/>
          <table:table-cell office:value-type="string" calcext:value-type="string">
            <text:p>(2008)Martinique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High</text:p>
          </table:table-cell>
          <table:table-cell table:number-columns-repeated="3"/>
          <table:table-cell office:value-type="string" calcext:value-type="string">
            <text:p>Comoros</text:p>
          </table:table-cell>
          <table:table-cell table:style-name="ce11" table:formula="of:=VLOOKUP([.F202];[.A$1:.B$1048576];2;0)" office:value-type="string" office:string-value="Low" calcext:value-type="string">
            <text:p>Low</text:p>
          </table:table-cell>
          <table:table-cell table:number-columns-repeated="3"/>
          <table:table-cell office:value-type="string" calcext:value-type="string">
            <text:p>(2008)Belarus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Greece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Poland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10"/>
          <table:table-cell table:style-name="ce12" office:value-type="string" calcext:value-type="string">
            <text:p>(1953)Austria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Barbados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Germany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Qatar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Ukraine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Slovenia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Trinidad and Tobago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Montenegro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Armenia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Switzerland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Bahrain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Vietnam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Israel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10"/>
          <table:table-cell table:style-name="ce12" office:value-type="string" calcext:value-type="string">
            <text:p>(1953)Belgium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Albania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Hong Kong <text:s/>China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Italy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French Polynesia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Finland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Kuwait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Cyprus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Korea <text:s/>Rep.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Cuba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Brunei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Ireland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China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Denmark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10"/>
          <table:table-cell table:style-name="ce12" office:value-type="string" calcext:value-type="string">
            <text:p>(1953)Germany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Singapore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Argentina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Aruba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Virgin Islands (U.S.)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Macedonia <text:s/>FYR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New Zealand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10"/>
          <table:table-cell table:style-name="ce12" office:value-type="string" calcext:value-type="string">
            <text:p>(1953)Denmark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Lithuania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Georgia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Lebanon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Netherlands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Netherlands Antilles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Channel Islands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Bosnia and Herzegovina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Estonia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Czech Rep.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Malta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Costa Rica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Puerto Rico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Malaysia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Romania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10"/>
          <table:table-cell table:style-name="ce12" office:value-type="string" calcext:value-type="string">
            <text:p>(1953)Sweden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10"/>
          <table:table-cell table:style-name="ce7" office:value-type="string" calcext:value-type="string">
            <text:p>(2008)United States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Colombia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Ecuador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Bulgaria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Croatia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Luxembourg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Thailand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Hungary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10"/>
          <table:table-cell table:style-name="ce12" office:value-type="string" calcext:value-type="string">
            <text:p>(1953)Switzerland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Korea <text:s/>Dem. Rep.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10"/>
          <table:table-cell table:style-name="ce12" office:value-type="string" calcext:value-type="string">
            <text:p>(1953)United Kingdom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Jamaica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United Arab Emirates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Serbia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Reunion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Chile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Japan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Brazil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10"/>
          <table:table-cell table:style-name="ce12" office:value-type="string" calcext:value-type="string">
            <text:p>(1953)Channel Islands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Turkey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Australia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Iceland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Grenada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Venezuela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Tunisia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France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Sri Lanka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Macao <text:s/>China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Panama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Iran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Bahamas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Mauritius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Uruguay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Portugal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Russia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Mexico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Canada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Norway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Sweden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Moldova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Belgium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United Kingdom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Latvia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Guam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Saint Vincent and the Grenadines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Spain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Slovak Republic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The Countries in Cluster 4: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(1953)Grenada</text:p>
          </table:table-cell>
          <table:table-cell office:value-type="string" calcext:value-type="string">
            <text:p>Med -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Uganda</text:p>
          </table:table-cell>
          <table:table-cell office:value-type="string" calcext:value-type="string">
            <text:p>Med -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Guinea</text:p>
          </table:table-cell>
          <table:table-cell office:value-type="string" calcext:value-type="string">
            <text:p>Med -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Niger</text:p>
          </table:table-cell>
          <table:table-cell office:value-type="string" calcext:value-type="string">
            <text:p>Med -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1953)Mauritius</text:p>
          </table:table-cell>
          <table:table-cell office:value-type="string" calcext:value-type="string">
            <text:p>Med -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Kenya</text:p>
          </table:table-cell>
          <table:table-cell office:value-type="string" calcext:value-type="string">
            <text:p>Med -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Liberia</text:p>
          </table:table-cell>
          <table:table-cell office:value-type="string" calcext:value-type="string">
            <text:p>Med -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Benin</text:p>
          </table:table-cell>
          <table:table-cell office:value-type="string" calcext:value-type="string">
            <text:p>Med -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Central African Rep.</text:p>
          </table:table-cell>
          <table:table-cell office:value-type="string" calcext:value-type="string">
            <text:p>Med -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1953)Guam</text:p>
          </table:table-cell>
          <table:table-cell office:value-type="string" calcext:value-type="string">
            <text:p>Med -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1953)Albania</text:p>
          </table:table-cell>
          <table:table-cell office:value-type="string" calcext:value-type="string">
            <text:p>Med -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1953)Tajikistan</text:p>
          </table:table-cell>
          <table:table-cell office:value-type="string" calcext:value-type="string">
            <text:p>Med -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1953)Jordan</text:p>
          </table:table-cell>
          <table:table-cell office:value-type="string" calcext:value-type="string">
            <text:p>Med -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Congo <text:s/>Dem. Rep.</text:p>
          </table:table-cell>
          <table:table-cell office:value-type="string" calcext:value-type="string">
            <text:p>Med -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1953)Ecuador</text:p>
          </table:table-cell>
          <table:table-cell office:value-type="string" calcext:value-type="string">
            <text:p>Med -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1953)Fiji</text:p>
          </table:table-cell>
          <table:table-cell office:value-type="string" calcext:value-type="string">
            <text:p>Med -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1953)Puerto Rico</text:p>
          </table:table-cell>
          <table:table-cell office:value-type="string" calcext:value-type="string">
            <text:p>Med -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1953)Kuwait</text:p>
          </table:table-cell>
          <table:table-cell office:value-type="string" calcext:value-type="string">
            <text:p>Med -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1953)Saint Lucia</text:p>
          </table:table-cell>
          <table:table-cell office:value-type="string" calcext:value-type="string">
            <text:p>Med -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Nigeria</text:p>
          </table:table-cell>
          <table:table-cell office:value-type="string" calcext:value-type="string">
            <text:p>Med -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Eritrea</text:p>
          </table:table-cell>
          <table:table-cell office:value-type="string" calcext:value-type="string">
            <text:p>Med -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1953)Suriname</text:p>
          </table:table-cell>
          <table:table-cell office:value-type="string" calcext:value-type="string">
            <text:p>Med -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1953)Aruba</text:p>
          </table:table-cell>
          <table:table-cell office:value-type="string" calcext:value-type="string">
            <text:p>Med -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1953)Hong Kong <text:s/>China</text:p>
          </table:table-cell>
          <table:table-cell office:value-type="string" calcext:value-type="string">
            <text:p>Med -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Comoros</text:p>
          </table:table-cell>
          <table:table-cell office:value-type="string" calcext:value-type="string">
            <text:p>Med -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Yemen <text:s/>Rep.</text:p>
          </table:table-cell>
          <table:table-cell office:value-type="string" calcext:value-type="string">
            <text:p>Med -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Chad</text:p>
          </table:table-cell>
          <table:table-cell office:value-type="string" calcext:value-type="string">
            <text:p>Med -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Gambia</text:p>
          </table:table-cell>
          <table:table-cell office:value-type="string" calcext:value-type="string">
            <text:p>Med -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Rwanda</text:p>
          </table:table-cell>
          <table:table-cell office:value-type="string" calcext:value-type="string">
            <text:p>Med -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1953)French Guiana</text:p>
          </table:table-cell>
          <table:table-cell office:value-type="string" calcext:value-type="string">
            <text:p>Med -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1953)Paraguay</text:p>
          </table:table-cell>
          <table:table-cell office:value-type="string" calcext:value-type="string">
            <text:p>Med -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1953)Azerbaijan</text:p>
          </table:table-cell>
          <table:table-cell office:value-type="string" calcext:value-type="string">
            <text:p>Med -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1953)Martinique</text:p>
          </table:table-cell>
          <table:table-cell office:value-type="string" calcext:value-type="string">
            <text:p>Med -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1953)Belize</text:p>
          </table:table-cell>
          <table:table-cell office:value-type="string" calcext:value-type="string">
            <text:p>Med -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1953)Malaysia</text:p>
          </table:table-cell>
          <table:table-cell office:value-type="string" calcext:value-type="string">
            <text:p>Med -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1953)Saint Vincent and the Grenadines</text:p>
          </table:table-cell>
          <table:table-cell office:value-type="string" calcext:value-type="string">
            <text:p>Med -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1953)Kazakhstan</text:p>
          </table:table-cell>
          <table:table-cell office:value-type="string" calcext:value-type="string">
            <text:p>Med -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1953)Panama</text:p>
          </table:table-cell>
          <table:table-cell office:value-type="string" calcext:value-type="string">
            <text:p>Med -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1953)Virgin Islands (U.S.)</text:p>
          </table:table-cell>
          <table:table-cell office:value-type="string" calcext:value-type="string">
            <text:p>Med -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1953)Chile</text:p>
          </table:table-cell>
          <table:table-cell office:value-type="string" calcext:value-type="string">
            <text:p>Med -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Zambia</text:p>
          </table:table-cell>
          <table:table-cell office:value-type="string" calcext:value-type="string">
            <text:p>Med -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1953)Lebanon</text:p>
          </table:table-cell>
          <table:table-cell office:value-type="string" calcext:value-type="string">
            <text:p>Med -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Cote d'Ivoire</text:p>
          </table:table-cell>
          <table:table-cell office:value-type="string" calcext:value-type="string">
            <text:p>Med -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1953)French Polynesia</text:p>
          </table:table-cell>
          <table:table-cell office:value-type="string" calcext:value-type="string">
            <text:p>Med -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1953)Barbados</text:p>
          </table:table-cell>
          <table:table-cell office:value-type="string" calcext:value-type="string">
            <text:p>Med -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1953)Guadeloupe</text:p>
          </table:table-cell>
          <table:table-cell office:value-type="string" calcext:value-type="string">
            <text:p>Med -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1953)Micronesia <text:s/>Fed. Sts.</text:p>
          </table:table-cell>
          <table:table-cell office:value-type="string" calcext:value-type="string">
            <text:p>Med -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1953)Macao <text:s/>China</text:p>
          </table:table-cell>
          <table:table-cell office:value-type="string" calcext:value-type="string">
            <text:p>Med -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Guinea-Bissau</text:p>
          </table:table-cell>
          <table:table-cell office:value-type="string" calcext:value-type="string">
            <text:p>Med -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1953)Qatar</text:p>
          </table:table-cell>
          <table:table-cell office:value-type="string" calcext:value-type="string">
            <text:p>Med -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1953)Philippines</text:p>
          </table:table-cell>
          <table:table-cell office:value-type="string" calcext:value-type="string">
            <text:p>Med -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1953)Thailand</text:p>
          </table:table-cell>
          <table:table-cell office:value-type="string" calcext:value-type="string">
            <text:p>Med -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Cameroon</text:p>
          </table:table-cell>
          <table:table-cell office:value-type="string" calcext:value-type="string">
            <text:p>Med -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1953)Tonga</text:p>
          </table:table-cell>
          <table:table-cell office:value-type="string" calcext:value-type="string">
            <text:p>Med -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1953)Mayotte</text:p>
          </table:table-cell>
          <table:table-cell office:value-type="string" calcext:value-type="string">
            <text:p>Med -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1953)Guyana</text:p>
          </table:table-cell>
          <table:table-cell office:value-type="string" calcext:value-type="string">
            <text:p>Med -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1953)Kyrgyzstan</text:p>
          </table:table-cell>
          <table:table-cell office:value-type="string" calcext:value-type="string">
            <text:p>Med -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Sierra Leone</text:p>
          </table:table-cell>
          <table:table-cell office:value-type="string" calcext:value-type="string">
            <text:p>Med -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1953)Mexico</text:p>
          </table:table-cell>
          <table:table-cell office:value-type="string" calcext:value-type="string">
            <text:p>Med -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Lesotho</text:p>
          </table:table-cell>
          <table:table-cell office:value-type="string" calcext:value-type="string">
            <text:p>Med -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1953)Korea <text:s/>Rep.</text:p>
          </table:table-cell>
          <table:table-cell office:value-type="string" calcext:value-type="string">
            <text:p>Med -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1953)Venezuela</text:p>
          </table:table-cell>
          <table:table-cell office:value-type="string" calcext:value-type="string">
            <text:p>Med -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1953)Reunion</text:p>
          </table:table-cell>
          <table:table-cell office:value-type="string" calcext:value-type="string">
            <text:p>Med -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Burkina Faso</text:p>
          </table:table-cell>
          <table:table-cell office:value-type="string" calcext:value-type="string">
            <text:p>Med -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1953)Zimbabwe</text:p>
          </table:table-cell>
          <table:table-cell office:value-type="string" calcext:value-type="string">
            <text:p>Med -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1953)Jamaica</text:p>
          </table:table-cell>
          <table:table-cell office:value-type="string" calcext:value-type="string">
            <text:p>Med -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Senegal</text:p>
          </table:table-cell>
          <table:table-cell office:value-type="string" calcext:value-type="string">
            <text:p>Med -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1953)Trinidad and Tobago</text:p>
          </table:table-cell>
          <table:table-cell office:value-type="string" calcext:value-type="string">
            <text:p>Med -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Angola</text:p>
          </table:table-cell>
          <table:table-cell office:value-type="string" calcext:value-type="string">
            <text:p>Med -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1953)Bahamas</text:p>
          </table:table-cell>
          <table:table-cell office:value-type="string" calcext:value-type="string">
            <text:p>Med -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1953)Uzbekistan</text:p>
          </table:table-cell>
          <table:table-cell office:value-type="string" calcext:value-type="string">
            <text:p>Med -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1953)Singapore</text:p>
          </table:table-cell>
          <table:table-cell office:value-type="string" calcext:value-type="string">
            <text:p>Med -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Mali</text:p>
          </table:table-cell>
          <table:table-cell office:value-type="string" calcext:value-type="string">
            <text:p>Med -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Congo <text:s/>Rep.</text:p>
          </table:table-cell>
          <table:table-cell office:value-type="string" calcext:value-type="string">
            <text:p>Med -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Ethiopia</text:p>
          </table:table-cell>
          <table:table-cell office:value-type="string" calcext:value-type="string">
            <text:p>Med -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1953)Costa Rica</text:p>
          </table:table-cell>
          <table:table-cell office:value-type="string" calcext:value-type="string">
            <text:p>Med -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1953)Brunei</text:p>
          </table:table-cell>
          <table:table-cell office:value-type="string" calcext:value-type="string">
            <text:p>Med -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Swaziland</text:p>
          </table:table-cell>
          <table:table-cell office:value-type="string" calcext:value-type="string">
            <text:p>Med -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Equatorial Guinea</text:p>
          </table:table-cell>
          <table:table-cell office:value-type="string" calcext:value-type="string">
            <text:p>Med -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1953)Colombia</text:p>
          </table:table-cell>
          <table:table-cell office:value-type="string" calcext:value-type="string">
            <text:p>Med -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Somalia</text:p>
          </table:table-cell>
          <table:table-cell office:value-type="string" calcext:value-type="string">
            <text:p>Med -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Timor-Leste</text:p>
          </table:table-cell>
          <table:table-cell office:value-type="string" calcext:value-type="string">
            <text:p>Med -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1953)Turkmenistan</text:p>
          </table:table-cell>
          <table:table-cell office:value-type="string" calcext:value-type="string">
            <text:p>Med -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Tanzania</text:p>
          </table:table-cell>
          <table:table-cell office:value-type="string" calcext:value-type="string">
            <text:p>Med -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1953)New Caledonia</text:p>
          </table:table-cell>
          <table:table-cell office:value-type="string" calcext:value-type="string">
            <text:p>Med -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1953)Sao Tome and Principe</text:p>
          </table:table-cell>
          <table:table-cell office:value-type="string" calcext:value-type="string">
            <text:p>Med -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Togo</text:p>
          </table:table-cell>
          <table:table-cell office:value-type="string" calcext:value-type="string">
            <text:p>Med -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Mozambique</text:p>
          </table:table-cell>
          <table:table-cell office:value-type="string" calcext:value-type="string">
            <text:p>Med -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1953)Bosnia and Herzegovina</text:p>
          </table:table-cell>
          <table:table-cell office:value-type="string" calcext:value-type="string">
            <text:p>Med -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Malawi</text:p>
          </table:table-cell>
          <table:table-cell office:value-type="string" calcext:value-type="string">
            <text:p>Med -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1953)Sri Lanka</text:p>
          </table:table-cell>
          <table:table-cell office:value-type="string" calcext:value-type="string">
            <text:p>Med -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Zimbabwe</text:p>
          </table:table-cell>
          <table:table-cell office:value-type="string" calcext:value-type="string">
            <text:p>Med -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1953)Brazil</text:p>
          </table:table-cell>
          <table:table-cell office:value-type="string" calcext:value-type="string">
            <text:p>Med -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Mauritania</text:p>
          </table:table-cell>
          <table:table-cell office:value-type="string" calcext:value-type="string">
            <text:p>Med -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2008)Burundi</text:p>
          </table:table-cell>
          <table:table-cell office:value-type="string" calcext:value-type="string">
            <text:p>Med -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1953)Netherlands Antilles</text:p>
          </table:table-cell>
          <table:table-cell office:value-type="string" calcext:value-type="string">
            <text:p>Med -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(1953)Macedonia <text:s/>FYR</text:p>
          </table:table-cell>
          <table:table-cell office:value-type="string" calcext:value-type="string">
            <text:p>Med -</text:p>
          </table:table-cell>
          <table:table-cell/>
        </table:table-row>
      </table:table>
      <table:named-expressions/>
      <table:database-ranges>
        <table:database-range table:name="__Anonymous_Sheet_DB__0" table:target-range-address="data2008.A1:data2008.E197">
          <table:sort>
            <table:sort-by table:field-number="3" table:data-type="automatic"/>
            <table:sort-by table:field-number="0" table:data-type="automatic"/>
          </table:sort>
        </table:database-range>
        <table:database-range table:name="__Anonymous_Sheet_DB__1" table:target-range-address="Check.A1:Check.D1048576">
          <table:sort>
            <table:sort-by table:field-number="1" table:data-type="automatic"/>
          </table:sort>
        </table:database-range>
        <table:database-range table:name="__Anonymous_Sheet_DB__2" table:target-range-address="'Both Data (Check)'.A1:'Both Data (Check)'.M40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5">00/00/0000</text:date>, <text:time style:data-style-name="N2" text:time-value="20:33:40.1103472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5T21:25:19.790364347</dc:date>
    <meta:editing-duration>PT2H8M3S</meta:editing-duration>
    <meta:editing-cycles>13</meta:editing-cycles>
    <meta:generator>LibreOffice/5.1.6.2$Linux_X86_64 LibreOffice_project/10m0$Build-2</meta:generator>
    <meta:document-statistic meta:table-count="3" meta:cell-count="478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6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4cm" svg:height="9.006cm" xlink:href="." xlink:type="simple" chart:class="chart:scatter" chart:style-name="ch1">
        <chart:plot-area chart:style-name="ch2" chart:data-source-has-labels="both" svg:x="0.32cm" svg:y="0.18cm" svg:width="15.374cm" svg:height="8.646cm">
          <chartooo:coordinate-region svg:x="0.941cm" svg:y="0.38cm" svg:width="14.566cm" svg:height="7.799cm"/>
          <chart:axis chart:dimension="x" chart:name="primary-x" chart:style-name="ch3" chartooo:axis-type="auto">
            <chart:categories table:cell-range-address="local-table.$A$2:.$A$66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local-table.$C$2:.$C$66" chart:label-cell-address="local-table.$C$1" chart:class="chart:scatter">
            <chart:domain table:cell-range-address="local-table.$B$2:.$B$66"/>
            <chart:data-point chart:repeated="6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LifeExpectancy(2008)</text:p>
              </table:table-cell>
            </table:table-row>
          </table:table-header-rows>
          <table:table-rows>
            <table:table-row>
              <table:table-cell office:value-type="float" office:value="46.613">
                <text:p>46.613</text:p>
              </table:table-cell>
              <table:table-cell office:value-type="float" office:value="46.613">
                <text:p>46.613</text:p>
              </table:table-cell>
              <table:table-cell office:value-type="float" office:value="47.532">
                <text:p>47.532</text:p>
              </table:table-cell>
            </table:table-row>
            <table:table-row>
              <table:table-cell office:value-type="float" office:value="42.908">
                <text:p>42.908</text:p>
              </table:table-cell>
              <table:table-cell office:value-type="float" office:value="42.908">
                <text:p>42.908</text:p>
              </table:table-cell>
              <table:table-cell office:value-type="float" office:value="49.879">
                <text:p>49.879</text:p>
              </table:table-cell>
            </table:table-row>
            <table:table-row>
              <table:table-cell office:value-type="float" office:value="24.916">
                <text:p>24.916</text:p>
              </table:table-cell>
              <table:table-cell office:value-type="float" office:value="24.916">
                <text:p>24.916</text:p>
              </table:table-cell>
              <table:table-cell office:value-type="float" office:value="75.388">
                <text:p>75.388</text:p>
              </table:table-cell>
            </table:table-row>
            <table:table-row>
              <table:table-cell office:value-type="float" office:value="39.599">
                <text:p>39.599</text:p>
              </table:table-cell>
              <table:table-cell office:value-type="float" office:value="39.599">
                <text:p>39.599</text:p>
              </table:table-cell>
              <table:table-cell office:value-type="float" office:value="54.86">
                <text:p>54.86</text:p>
              </table:table-cell>
            </table:table-row>
            <table:table-row>
              <table:table-cell office:value-type="float" office:value="27.349">
                <text:p>27.349</text:p>
              </table:table-cell>
              <table:table-cell office:value-type="float" office:value="27.349">
                <text:p>27.349</text:p>
              </table:table-cell>
              <table:table-cell office:value-type="float" office:value="65.701">
                <text:p>65.701</text:p>
              </table:table-cell>
            </table:table-row>
            <table:table-row>
              <table:table-cell office:value-type="float" office:value="47.819">
                <text:p>47.819</text:p>
              </table:table-cell>
              <table:table-cell office:value-type="float" office:value="47.819">
                <text:p>47.819</text:p>
              </table:table-cell>
              <table:table-cell office:value-type="float" office:value="54.065">
                <text:p>54.065</text:p>
              </table:table-cell>
            </table:table-row>
            <table:table-row>
              <table:table-cell office:value-type="float" office:value="37.113">
                <text:p>37.113</text:p>
              </table:table-cell>
              <table:table-cell office:value-type="float" office:value="37.113">
                <text:p>37.113</text:p>
              </table:table-cell>
              <table:table-cell office:value-type="float" office:value="50.194">
                <text:p>50.194</text:p>
              </table:table-cell>
            </table:table-row>
            <table:table-row>
              <table:table-cell office:value-type="float" office:value="24.261">
                <text:p>24.261</text:p>
              </table:table-cell>
              <table:table-cell office:value-type="float" office:value="24.261">
                <text:p>24.261</text:p>
              </table:table-cell>
              <table:table-cell office:value-type="float" office:value="73.587">
                <text:p>73.587</text:p>
              </table:table-cell>
            </table:table-row>
            <table:table-row>
              <table:table-cell office:value-type="float" office:value="45.84">
                <text:p>45.84</text:p>
              </table:table-cell>
              <table:table-cell office:value-type="float" office:value="45.84">
                <text:p>45.84</text:p>
              </table:table-cell>
              <table:table-cell office:value-type="float" office:value="48.634">
                <text:p>48.634</text:p>
              </table:table-cell>
            </table:table-row>
            <table:table-row>
              <table:table-cell office:value-type="float" office:value="32.746">
                <text:p>32.746</text:p>
              </table:table-cell>
              <table:table-cell office:value-type="float" office:value="32.746">
                <text:p>32.746</text:p>
              </table:table-cell>
              <table:table-cell office:value-type="float" office:value="59.882">
                <text:p>59.882</text:p>
              </table:table-cell>
            </table:table-row>
            <table:table-row>
              <table:table-cell office:value-type="float" office:value="45.058">
                <text:p>45.058</text:p>
              </table:table-cell>
              <table:table-cell office:value-type="float" office:value="45.058">
                <text:p>45.058</text:p>
              </table:table-cell>
              <table:table-cell office:value-type="float" office:value="47.588">
                <text:p>47.588</text:p>
              </table:table-cell>
            </table:table-row>
            <table:table-row>
              <table:table-cell office:value-type="float" office:value="34.744">
                <text:p>34.744</text:p>
              </table:table-cell>
              <table:table-cell office:value-type="float" office:value="34.744">
                <text:p>34.744</text:p>
              </table:table-cell>
              <table:table-cell office:value-type="float" office:value="56.187">
                <text:p>56.187</text:p>
              </table:table-cell>
            </table:table-row>
            <table:table-row>
              <table:table-cell office:value-type="float" office:value="35.127">
                <text:p>35.127</text:p>
              </table:table-cell>
              <table:table-cell office:value-type="float" office:value="35.127">
                <text:p>35.127</text:p>
              </table:table-cell>
              <table:table-cell office:value-type="float" office:value="53.328">
                <text:p>53.328</text:p>
              </table:table-cell>
            </table:table-row>
            <table:table-row>
              <table:table-cell office:value-type="float" office:value="24.83">
                <text:p>24.83</text:p>
              </table:table-cell>
              <table:table-cell office:value-type="float" office:value="24.83">
                <text:p>24.83</text:p>
              </table:table-cell>
              <table:table-cell office:value-type="float" office:value="72.507">
                <text:p>72.507</text:p>
              </table:table-cell>
            </table:table-row>
            <table:table-row>
              <table:table-cell office:value-type="float" office:value="38.027">
                <text:p>38.027</text:p>
              </table:table-cell>
              <table:table-cell office:value-type="float" office:value="38.027">
                <text:p>38.027</text:p>
              </table:table-cell>
              <table:table-cell office:value-type="float" office:value="50.2">
                <text:p>50.2</text:p>
              </table:table-cell>
            </table:table-row>
            <table:table-row>
              <table:table-cell office:value-type="float" office:value="37.283">
                <text:p>37.283</text:p>
              </table:table-cell>
              <table:table-cell office:value-type="float" office:value="37.283">
                <text:p>37.283</text:p>
              </table:table-cell>
              <table:table-cell office:value-type="float" office:value="60.272">
                <text:p>60.272</text:p>
              </table:table-cell>
            </table:table-row>
            <table:table-row>
              <table:table-cell office:value-type="float" office:value="38.558">
                <text:p>38.558</text:p>
              </table:table-cell>
              <table:table-cell office:value-type="float" office:value="38.558">
                <text:p>38.558</text:p>
              </table:table-cell>
              <table:table-cell office:value-type="float" office:value="57.481">
                <text:p>57.481</text:p>
              </table:table-cell>
            </table:table-row>
            <table:table-row>
              <table:table-cell office:value-type="float" office:value="25.229">
                <text:p>25.229</text:p>
              </table:table-cell>
              <table:table-cell office:value-type="float" office:value="25.229">
                <text:p>25.229</text:p>
              </table:table-cell>
              <table:table-cell office:value-type="float" office:value="75.979">
                <text:p>75.979</text:p>
              </table:table-cell>
            </table:table-row>
            <table:table-row>
              <table:table-cell office:value-type="float" office:value="36.993">
                <text:p>36.993</text:p>
              </table:table-cell>
              <table:table-cell office:value-type="float" office:value="36.993">
                <text:p>36.993</text:p>
              </table:table-cell>
              <table:table-cell office:value-type="float" office:value="57.522">
                <text:p>57.522</text:p>
              </table:table-cell>
            </table:table-row>
            <table:table-row>
              <table:table-cell office:value-type="float" office:value="32.507">
                <text:p>32.507</text:p>
              </table:table-cell>
              <table:table-cell office:value-type="float" office:value="32.507">
                <text:p>32.507</text:p>
              </table:table-cell>
              <table:table-cell office:value-type="float" office:value="62.88">
                <text:p>62.88</text:p>
              </table:table-cell>
            </table:table-row>
            <table:table-row>
              <table:table-cell office:value-type="float" office:value="33.25">
                <text:p>33.25</text:p>
              </table:table-cell>
              <table:table-cell office:value-type="float" office:value="33.25">
                <text:p>33.25</text:p>
              </table:table-cell>
              <table:table-cell office:value-type="float" office:value="70.447">
                <text:p>70.447</text:p>
              </table:table-cell>
            </table:table-row>
            <table:table-row>
              <table:table-cell office:value-type="float" office:value="39.88">
                <text:p>39.88</text:p>
              </table:table-cell>
              <table:table-cell office:value-type="float" office:value="39.88">
                <text:p>39.88</text:p>
              </table:table-cell>
              <table:table-cell office:value-type="float" office:value="52.692">
                <text:p>52.692</text:p>
              </table:table-cell>
            </table:table-row>
            <table:table-row>
              <table:table-cell office:value-type="float" office:value="41.357">
                <text:p>41.357</text:p>
              </table:table-cell>
              <table:table-cell office:value-type="float" office:value="41.357">
                <text:p>41.357</text:p>
              </table:table-cell>
              <table:table-cell office:value-type="float" office:value="46.979">
                <text:p>46.979</text:p>
              </table:table-cell>
            </table:table-row>
            <table:table-row>
              <table:table-cell office:value-type="float" office:value="27.748">
                <text:p>27.748</text:p>
              </table:table-cell>
              <table:table-cell office:value-type="float" office:value="27.748">
                <text:p>27.748</text:p>
              </table:table-cell>
              <table:table-cell office:value-type="float" office:value="72.247">
                <text:p>72.247</text:p>
              </table:table-cell>
            </table:table-row>
            <table:table-row>
              <table:table-cell office:value-type="float" office:value="31.585">
                <text:p>31.585</text:p>
              </table:table-cell>
              <table:table-cell office:value-type="float" office:value="31.585">
                <text:p>31.585</text:p>
              </table:table-cell>
              <table:table-cell office:value-type="float" office:value="67.812">
                <text:p>67.812</text:p>
              </table:table-cell>
            </table:table-row>
            <table:table-row>
              <table:table-cell office:value-type="float" office:value="26.04">
                <text:p>26.04</text:p>
              </table:table-cell>
              <table:table-cell office:value-type="float" office:value="26.04">
                <text:p>26.04</text:p>
              </table:table-cell>
              <table:table-cell office:value-type="float" office:value="72.989">
                <text:p>72.989</text:p>
              </table:table-cell>
            </table:table-row>
            <table:table-row>
              <table:table-cell office:value-type="float" office:value="39.026">
                <text:p>39.026</text:p>
              </table:table-cell>
              <table:table-cell office:value-type="float" office:value="39.026">
                <text:p>39.026</text:p>
              </table:table-cell>
              <table:table-cell office:value-type="float" office:value="55.179">
                <text:p>55.179</text:p>
              </table:table-cell>
            </table:table-row>
            <table:table-row>
              <table:table-cell office:value-type="float" office:value="27.612">
                <text:p>27.612</text:p>
              </table:table-cell>
              <table:table-cell office:value-type="float" office:value="27.612">
                <text:p>27.612</text:p>
              </table:table-cell>
              <table:table-cell office:value-type="float" office:value="66.237">
                <text:p>66.237</text:p>
              </table:table-cell>
            </table:table-row>
            <table:table-row>
              <table:table-cell office:value-type="float" office:value="38.556">
                <text:p>38.556</text:p>
              </table:table-cell>
              <table:table-cell office:value-type="float" office:value="38.556">
                <text:p>38.556</text:p>
              </table:table-cell>
              <table:table-cell office:value-type="float" office:value="54.77">
                <text:p>54.77</text:p>
              </table:table-cell>
            </table:table-row>
            <table:table-row>
              <table:table-cell office:value-type="float" office:value="23.415">
                <text:p>23.415</text:p>
              </table:table-cell>
              <table:table-cell office:value-type="float" office:value="23.415">
                <text:p>23.415</text:p>
              </table:table-cell>
              <table:table-cell office:value-type="float" office:value="74.143">
                <text:p>74.143</text:p>
              </table:table-cell>
            </table:table-row>
            <table:table-row>
              <table:table-cell office:value-type="float" office:value="36.191">
                <text:p>36.191</text:p>
              </table:table-cell>
              <table:table-cell office:value-type="float" office:value="36.191">
                <text:p>36.191</text:p>
              </table:table-cell>
              <table:table-cell office:value-type="float" office:value="65.856">
                <text:p>65.856</text:p>
              </table:table-cell>
            </table:table-row>
            <table:table-row>
              <table:table-cell office:value-type="float" office:value="40.455">
                <text:p>40.455</text:p>
              </table:table-cell>
              <table:table-cell office:value-type="float" office:value="40.455">
                <text:p>40.455</text:p>
              </table:table-cell>
              <table:table-cell office:value-type="float" office:value="51.866">
                <text:p>51.866</text:p>
              </table:table-cell>
            </table:table-row>
            <table:table-row>
              <table:table-cell office:value-type="float" office:value="42.79">
                <text:p>42.79</text:p>
              </table:table-cell>
              <table:table-cell office:value-type="float" office:value="42.79">
                <text:p>42.79</text:p>
              </table:table-cell>
              <table:table-cell office:value-type="float" office:value="50.194">
                <text:p>50.194</text:p>
              </table:table-cell>
            </table:table-row>
            <table:table-row>
              <table:table-cell office:value-type="float" office:value="33.798">
                <text:p>33.798</text:p>
              </table:table-cell>
              <table:table-cell office:value-type="float" office:value="33.798">
                <text:p>33.798</text:p>
              </table:table-cell>
              <table:table-cell office:value-type="float" office:value="57.711">
                <text:p>57.711</text:p>
              </table:table-cell>
            </table:table-row>
            <table:table-row>
              <table:table-cell office:value-type="float" office:value="25.391">
                <text:p>25.391</text:p>
              </table:table-cell>
              <table:table-cell office:value-type="float" office:value="25.391">
                <text:p>25.391</text:p>
              </table:table-cell>
              <table:table-cell office:value-type="float" office:value="77.147">
                <text:p>77.147</text:p>
              </table:table-cell>
            </table:table-row>
            <table:table-row>
              <table:table-cell office:value-type="float" office:value="25.487">
                <text:p>25.487</text:p>
              </table:table-cell>
              <table:table-cell office:value-type="float" office:value="25.487">
                <text:p>25.487</text:p>
              </table:table-cell>
              <table:table-cell office:value-type="float" office:value="68.434">
                <text:p>68.434</text:p>
              </table:table-cell>
            </table:table-row>
            <table:table-row>
              <table:table-cell office:value-type="float" office:value="39.509">
                <text:p>39.509</text:p>
              </table:table-cell>
              <table:table-cell office:value-type="float" office:value="39.509">
                <text:p>39.509</text:p>
              </table:table-cell>
              <table:table-cell office:value-type="float" office:value="48.976">
                <text:p>48.976</text:p>
              </table:table-cell>
            </table:table-row>
            <table:table-row>
              <table:table-cell office:value-type="float" office:value="25.611">
                <text:p>25.611</text:p>
              </table:table-cell>
              <table:table-cell office:value-type="float" office:value="25.611">
                <text:p>25.611</text:p>
              </table:table-cell>
              <table:table-cell office:value-type="float" office:value="67.589">
                <text:p>67.589</text:p>
              </table:table-cell>
            </table:table-row>
            <table:table-row>
              <table:table-cell office:value-type="float" office:value="24.848">
                <text:p>24.848</text:p>
              </table:table-cell>
              <table:table-cell office:value-type="float" office:value="24.848">
                <text:p>24.848</text:p>
              </table:table-cell>
              <table:table-cell office:value-type="float" office:value="73.153">
                <text:p>73.153</text:p>
              </table:table-cell>
            </table:table-row>
            <table:table-row>
              <table:table-cell office:value-type="float" office:value="54.053">
                <text:p>54.053</text:p>
              </table:table-cell>
              <table:table-cell office:value-type="float" office:value="54.053">
                <text:p>54.053</text:p>
              </table:table-cell>
              <table:table-cell office:value-type="float" office:value="53.322">
                <text:p>53.322</text:p>
              </table:table-cell>
            </table:table-row>
            <table:table-row>
              <table:table-cell office:value-type="float" office:value="40.134">
                <text:p>40.134</text:p>
              </table:table-cell>
              <table:table-cell office:value-type="float" office:value="40.134">
                <text:p>40.134</text:p>
              </table:table-cell>
              <table:table-cell office:value-type="float" office:value="50.497">
                <text:p>50.497</text:p>
              </table:table-cell>
            </table:table-row>
            <table:table-row>
              <table:table-cell office:value-type="float" office:value="30.209">
                <text:p>30.209</text:p>
              </table:table-cell>
              <table:table-cell office:value-type="float" office:value="30.209">
                <text:p>30.209</text:p>
              </table:table-cell>
              <table:table-cell office:value-type="float" office:value="64.709">
                <text:p>64.709</text:p>
              </table:table-cell>
            </table:table-row>
            <table:table-row>
              <table:table-cell office:value-type="float" office:value="31.684">
                <text:p>31.684</text:p>
              </table:table-cell>
              <table:table-cell office:value-type="float" office:value="31.684">
                <text:p>31.684</text:p>
              </table:table-cell>
              <table:table-cell office:value-type="float" office:value="61.683">
                <text:p>61.683</text:p>
              </table:table-cell>
            </table:table-row>
            <table:table-row>
              <table:table-cell office:value-type="float" office:value="24.822">
                <text:p>24.822</text:p>
              </table:table-cell>
              <table:table-cell office:value-type="float" office:value="24.822">
                <text:p>24.822</text:p>
              </table:table-cell>
              <table:table-cell office:value-type="float" office:value="71.854">
                <text:p>71.854</text:p>
              </table:table-cell>
            </table:table-row>
            <table:table-row>
              <table:table-cell office:value-type="float" office:value="24.963">
                <text:p>24.963</text:p>
              </table:table-cell>
              <table:table-cell office:value-type="float" office:value="24.963">
                <text:p>24.963</text:p>
              </table:table-cell>
              <table:table-cell office:value-type="float" office:value="67.963">
                <text:p>67.963</text:p>
              </table:table-cell>
            </table:table-row>
            <table:table-row>
              <table:table-cell office:value-type="float" office:value="41.033">
                <text:p>41.033</text:p>
              </table:table-cell>
              <table:table-cell office:value-type="float" office:value="41.033">
                <text:p>41.033</text:p>
              </table:table-cell>
              <table:table-cell office:value-type="float" office:value="54.252">
                <text:p>54.252</text:p>
              </table:table-cell>
            </table:table-row>
            <table:table-row>
              <table:table-cell office:value-type="float" office:value="23.764">
                <text:p>23.764</text:p>
              </table:table-cell>
              <table:table-cell office:value-type="float" office:value="23.764">
                <text:p>23.764</text:p>
              </table:table-cell>
              <table:table-cell office:value-type="float" office:value="71.679">
                <text:p>71.679</text:p>
              </table:table-cell>
            </table:table-row>
            <table:table-row>
              <table:table-cell office:value-type="float" office:value="32.399">
                <text:p>32.399</text:p>
              </table:table-cell>
              <table:table-cell office:value-type="float" office:value="32.399">
                <text:p>32.399</text:p>
              </table:table-cell>
              <table:table-cell office:value-type="float" office:value="63.935">
                <text:p>63.935</text:p>
              </table:table-cell>
            </table:table-row>
            <table:table-row>
              <table:table-cell office:value-type="float" office:value="23.569">
                <text:p>23.569</text:p>
              </table:table-cell>
              <table:table-cell office:value-type="float" office:value="23.569">
                <text:p>23.569</text:p>
              </table:table-cell>
              <table:table-cell office:value-type="float" office:value="73.25">
                <text:p>73.25</text:p>
              </table:table-cell>
            </table:table-row>
            <table:table-row>
              <table:table-cell office:value-type="float" office:value="38.776">
                <text:p>38.776</text:p>
              </table:table-cell>
              <table:table-cell office:value-type="float" office:value="38.776">
                <text:p>38.776</text:p>
              </table:table-cell>
              <table:table-cell office:value-type="float" office:value="58.348">
                <text:p>58.348</text:p>
              </table:table-cell>
            </table:table-row>
            <table:table-row>
              <table:table-cell office:value-type="float" office:value="40.441">
                <text:p>40.441</text:p>
              </table:table-cell>
              <table:table-cell office:value-type="float" office:value="40.441">
                <text:p>40.441</text:p>
              </table:table-cell>
              <table:table-cell office:value-type="float" office:value="46.44">
                <text:p>46.44</text:p>
              </table:table-cell>
            </table:table-row>
            <table:table-row>
              <table:table-cell office:value-type="float" office:value="30.79">
                <text:p>30.79</text:p>
              </table:table-cell>
              <table:table-cell office:value-type="float" office:value="30.79">
                <text:p>30.79</text:p>
              </table:table-cell>
              <table:table-cell office:value-type="float" office:value="66.656">
                <text:p>66.656</text:p>
              </table:table-cell>
            </table:table-row>
            <table:table-row>
              <table:table-cell office:value-type="float" office:value="44.239">
                <text:p>44.239</text:p>
              </table:table-cell>
              <table:table-cell office:value-type="float" office:value="44.239">
                <text:p>44.239</text:p>
              </table:table-cell>
              <table:table-cell office:value-type="float" office:value="50.429">
                <text:p>50.429</text:p>
              </table:table-cell>
            </table:table-row>
            <table:table-row>
              <table:table-cell office:value-type="float" office:value="31.616">
                <text:p>31.616</text:p>
              </table:table-cell>
              <table:table-cell office:value-type="float" office:value="31.616">
                <text:p>31.616</text:p>
              </table:table-cell>
              <table:table-cell office:value-type="float" office:value="60.485">
                <text:p>60.485</text:p>
              </table:table-cell>
            </table:table-row>
            <table:table-row>
              <table:table-cell office:value-type="float" office:value="28.231">
                <text:p>28.231</text:p>
              </table:table-cell>
              <table:table-cell office:value-type="float" office:value="28.231">
                <text:p>28.231</text:p>
              </table:table-cell>
              <table:table-cell office:value-type="float" office:value="75.417">
                <text:p>75.417</text:p>
              </table:table-cell>
            </table:table-row>
            <table:table-row>
              <table:table-cell office:value-type="float" office:value="28.139">
                <text:p>28.139</text:p>
              </table:table-cell>
              <table:table-cell office:value-type="float" office:value="28.139">
                <text:p>28.139</text:p>
              </table:table-cell>
              <table:table-cell office:value-type="float" office:value="66.581">
                <text:p>66.581</text:p>
              </table:table-cell>
            </table:table-row>
            <table:table-row>
              <table:table-cell office:value-type="float" office:value="41.648">
                <text:p>41.648</text:p>
              </table:table-cell>
              <table:table-cell office:value-type="float" office:value="41.648">
                <text:p>41.648</text:p>
              </table:table-cell>
              <table:table-cell office:value-type="float" office:value="55.821">
                <text:p>55.821</text:p>
              </table:table-cell>
            </table:table-row>
            <table:table-row>
              <table:table-cell office:value-type="float" office:value="40.201">
                <text:p>40.201</text:p>
              </table:table-cell>
              <table:table-cell office:value-type="float" office:value="40.201">
                <text:p>40.201</text:p>
              </table:table-cell>
              <table:table-cell office:value-type="float" office:value="61.095">
                <text:p>61.095</text:p>
              </table:table-cell>
            </table:table-row>
            <table:table-row>
              <table:table-cell office:value-type="float" office:value="33.058">
                <text:p>33.058</text:p>
              </table:table-cell>
              <table:table-cell office:value-type="float" office:value="33.058">
                <text:p>33.058</text:p>
              </table:table-cell>
              <table:table-cell office:value-type="float" office:value="55.915">
                <text:p>55.915</text:p>
              </table:table-cell>
            </table:table-row>
            <table:table-row>
              <table:table-cell office:value-type="float" office:value="28.167">
                <text:p>28.167</text:p>
              </table:table-cell>
              <table:table-cell office:value-type="float" office:value="28.167">
                <text:p>28.167</text:p>
              </table:table-cell>
              <table:table-cell office:value-type="float" office:value="71.911">
                <text:p>71.911</text:p>
              </table:table-cell>
            </table:table-row>
            <table:table-row>
              <table:table-cell office:value-type="float" office:value="46.345">
                <text:p>46.345</text:p>
              </table:table-cell>
              <table:table-cell office:value-type="float" office:value="46.345">
                <text:p>46.345</text:p>
              </table:table-cell>
              <table:table-cell office:value-type="float" office:value="52.489">
                <text:p>52.489</text:p>
              </table:table-cell>
            </table:table-row>
            <table:table-row>
              <table:table-cell office:value-type="float" office:value="30.443">
                <text:p>30.443</text:p>
              </table:table-cell>
              <table:table-cell office:value-type="float" office:value="30.443">
                <text:p>30.443</text:p>
              </table:table-cell>
              <table:table-cell office:value-type="float" office:value="70.151">
                <text:p>70.151</text:p>
              </table:table-cell>
            </table:table-row>
            <table:table-row>
              <table:table-cell office:value-type="float" office:value="35.855">
                <text:p>35.855</text:p>
              </table:table-cell>
              <table:table-cell office:value-type="float" office:value="35.855">
                <text:p>35.855</text:p>
              </table:table-cell>
              <table:table-cell office:value-type="float" office:value="72.274">
                <text:p>72.274</text:p>
              </table:table-cell>
            </table:table-row>
            <table:table-row>
              <table:table-cell office:value-type="float" office:value="37.1">
                <text:p>37.1</text:p>
              </table:table-cell>
              <table:table-cell office:value-type="float" office:value="37.1">
                <text:p>37.1</text:p>
              </table:table-cell>
              <table:table-cell office:value-type="float" office:value="64.176">
                <text:p>64.176</text:p>
              </table:table-cell>
            </table:table-row>
            <table:table-row>
              <table:table-cell office:value-type="float" office:value="43.152">
                <text:p>43.152</text:p>
              </table:table-cell>
              <table:table-cell office:value-type="float" office:value="43.152">
                <text:p>43.152</text:p>
              </table:table-cell>
              <table:table-cell office:value-type="float" office:value="47.112">
                <text:p>47.1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6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4cm" svg:height="9.006cm" xlink:href="." xlink:type="simple" chart:class="chart:scatter" chart:style-name="ch1">
        <chart:plot-area chart:style-name="ch2" chart:data-source-has-labels="both" svg:x="0.32cm" svg:y="0.18cm" svg:width="15.374cm" svg:height="8.646cm">
          <chartooo:coordinate-region svg:x="0.941cm" svg:y="0.38cm" svg:width="14.566cm" svg:height="7.799cm"/>
          <chart:axis chart:dimension="x" chart:name="primary-x" chart:style-name="ch3" chartooo:axis-type="auto">
            <chart:categories table:cell-range-address="local-table.$A$2:.$A$62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local-table.$C$2:.$C$62" chart:label-cell-address="local-table.$C$1" chart:class="chart:scatter">
            <chart:domain table:cell-range-address="local-table.$B$2:.$B$62"/>
            <chart:data-point chart:repeated="6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LifeExpectancy(2008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.222">
                <text:p>15.222</text:p>
              </table:table-cell>
              <table:table-cell office:value-type="float" office:value="73.794">
                <text:p>73.79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846">
                <text:p>11.846</text:p>
              </table:table-cell>
              <table:table-cell office:value-type="float" office:value="74.811">
                <text:p>74.8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70.15">
                <text:p>70.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.589">
                <text:p>21.589</text:p>
              </table:table-cell>
              <table:table-cell office:value-type="float" office:value="68.007">
                <text:p>68.0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237">
                <text:p>11.237</text:p>
              </table:table-cell>
              <table:table-cell office:value-type="float" office:value="76.343">
                <text:p>76.3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97">
                <text:p>9.97</text:p>
              </table:table-cell>
              <table:table-cell office:value-type="float" office:value="69.194">
                <text:p>69.1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522">
                <text:p>21.522</text:p>
              </table:table-cell>
              <table:table-cell office:value-type="float" office:value="66.066">
                <text:p>66.0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168">
                <text:p>9.168</text:p>
              </table:table-cell>
              <table:table-cell office:value-type="float" office:value="75.221">
                <text:p>75.2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.676">
                <text:p>24.676</text:p>
              </table:table-cell>
              <table:table-cell office:value-type="float" office:value="52.812">
                <text:p>52.8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.405">
                <text:p>16.405</text:p>
              </table:table-cell>
              <table:table-cell office:value-type="float" office:value="72.464">
                <text:p>72.4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558">
                <text:p>9.558</text:p>
              </table:table-cell>
              <table:table-cell office:value-type="float" office:value="73.317">
                <text:p>73.3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.581">
                <text:p>34.581</text:p>
              </table:table-cell>
              <table:table-cell office:value-type="float" office:value="49.054">
                <text:p>49.0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.89">
                <text:p>24.89</text:p>
              </table:table-cell>
              <table:table-cell office:value-type="float" office:value="61.736">
                <text:p>61.7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.623">
                <text:p>35.623</text:p>
              </table:table-cell>
              <table:table-cell office:value-type="float" office:value="46.217">
                <text:p>46.2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536">
                <text:p>13.536</text:p>
              </table:table-cell>
              <table:table-cell office:value-type="float" office:value="73.099">
                <text:p>73.0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.556">
                <text:p>9.556</text:p>
              </table:table-cell>
              <table:table-cell office:value-type="float" office:value="76.075">
                <text:p>76.0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564">
                <text:p>10.564</text:p>
              </table:table-cell>
              <table:table-cell office:value-type="float" office:value="77.26">
                <text:p>77.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.687">
                <text:p>28.687</text:p>
              </table:table-cell>
              <table:table-cell office:value-type="float" office:value="56.784">
                <text:p>56.7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.377">
                <text:p>20.377</text:p>
              </table:table-cell>
              <table:table-cell office:value-type="float" office:value="71.543">
                <text:p>71.5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.766">
                <text:p>11.766</text:p>
              </table:table-cell>
              <table:table-cell office:value-type="float" office:value="73.23">
                <text:p>73.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.11">
                <text:p>21.11</text:p>
              </table:table-cell>
              <table:table-cell office:value-type="float" office:value="68.858">
                <text:p>68.8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.483">
                <text:p>27.483</text:p>
              </table:table-cell>
              <table:table-cell office:value-type="float" office:value="61.391">
                <text:p>61.3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.116">
                <text:p>12.116</text:p>
              </table:table-cell>
              <table:table-cell office:value-type="float" office:value="73.19">
                <text:p>73.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.043">
                <text:p>18.043</text:p>
              </table:table-cell>
              <table:table-cell office:value-type="float" office:value="68.841">
                <text:p>68.8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.852">
                <text:p>27.852</text:p>
              </table:table-cell>
              <table:table-cell office:value-type="float" office:value="61.106">
                <text:p>61.1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.858">
                <text:p>9.858</text:p>
              </table:table-cell>
              <table:table-cell office:value-type="float" office:value="73.48">
                <text:p>73.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.966">
                <text:p>22.966</text:p>
              </table:table-cell>
              <table:table-cell office:value-type="float" office:value="64.382">
                <text:p>64.3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.756">
                <text:p>18.756</text:p>
              </table:table-cell>
              <table:table-cell office:value-type="float" office:value="68.118">
                <text:p>68.1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.94">
                <text:p>18.94</text:p>
              </table:table-cell>
              <table:table-cell office:value-type="float" office:value="72.199">
                <text:p>72.1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.775">
                <text:p>19.775</text:p>
              </table:table-cell>
              <table:table-cell office:value-type="float" office:value="65.999">
                <text:p>65.9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.812">
                <text:p>13.812</text:p>
              </table:table-cell>
              <table:table-cell office:value-type="float" office:value="68.577">
                <text:p>68.5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.38">
                <text:p>22.38</text:p>
              </table:table-cell>
              <table:table-cell office:value-type="float" office:value="66.899">
                <text:p>66.8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.143">
                <text:p>10.143</text:p>
              </table:table-cell>
              <table:table-cell office:value-type="float" office:value="72.518">
                <text:p>72.5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.844">
                <text:p>15.844</text:p>
              </table:table-cell>
              <table:table-cell office:value-type="float" office:value="72.079">
                <text:p>72.0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.112">
                <text:p>29.112</text:p>
              </table:table-cell>
              <table:table-cell office:value-type="float" office:value="46.119">
                <text:p>46.1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.468">
                <text:p>9.468</text:p>
              </table:table-cell>
              <table:table-cell office:value-type="float" office:value="71.84">
                <text:p>71.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.918">
                <text:p>10.918</text:p>
              </table:table-cell>
              <table:table-cell office:value-type="float" office:value="74.32">
                <text:p>74.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.112">
                <text:p>14.112</text:p>
              </table:table-cell>
              <table:table-cell office:value-type="float" office:value="72.916">
                <text:p>72.9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.291">
                <text:p>12.291</text:p>
              </table:table-cell>
              <table:table-cell office:value-type="float" office:value="68.438">
                <text:p>68.4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.955">
                <text:p>18.955</text:p>
              </table:table-cell>
              <table:table-cell office:value-type="float" office:value="67.466">
                <text:p>67.4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.076">
                <text:p>12.076</text:p>
              </table:table-cell>
              <table:table-cell office:value-type="float" office:value="74.096">
                <text:p>74.0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.536">
                <text:p>20.536</text:p>
              </table:table-cell>
              <table:table-cell office:value-type="float" office:value="71.323">
                <text:p>71.3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.651">
                <text:p>20.651</text:p>
              </table:table-cell>
              <table:table-cell office:value-type="float" office:value="63.823">
                <text:p>63.8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7.8">
                <text:p>27.8</text:p>
              </table:table-cell>
              <table:table-cell office:value-type="float" office:value="61.112">
                <text:p>61.1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.792">
                <text:p>9.792</text:p>
              </table:table-cell>
              <table:table-cell office:value-type="float" office:value="75.678">
                <text:p>75.6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.045">
                <text:p>10.045</text:p>
              </table:table-cell>
              <table:table-cell office:value-type="float" office:value="73.275">
                <text:p>73.2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.828">
                <text:p>10.828</text:p>
              </table:table-cell>
              <table:table-cell office:value-type="float" office:value="67.89">
                <text:p>67.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.725">
                <text:p>17.725</text:p>
              </table:table-cell>
              <table:table-cell office:value-type="float" office:value="71.713">
                <text:p>71.7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.612">
                <text:p>11.612</text:p>
              </table:table-cell>
              <table:table-cell office:value-type="float" office:value="74.083">
                <text:p>74.08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.176">
                <text:p>10.176</text:p>
              </table:table-cell>
              <table:table-cell office:value-type="float" office:value="74.88">
                <text:p>74.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2.113">
                <text:p>22.113</text:p>
              </table:table-cell>
              <table:table-cell office:value-type="float" office:value="51.37">
                <text:p>51.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.121">
                <text:p>19.121</text:p>
              </table:table-cell>
              <table:table-cell office:value-type="float" office:value="69.741">
                <text:p>69.7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.014">
                <text:p>30.014</text:p>
              </table:table-cell>
              <table:table-cell office:value-type="float" office:value="47.391">
                <text:p>47.3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.577">
                <text:p>14.577</text:p>
              </table:table-cell>
              <table:table-cell office:value-type="float" office:value="73.646">
                <text:p>73.6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.828">
                <text:p>14.828</text:p>
              </table:table-cell>
              <table:table-cell office:value-type="float" office:value="69.445">
                <text:p>69.4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.093">
                <text:p>16.093</text:p>
              </table:table-cell>
              <table:table-cell office:value-type="float" office:value="73.995">
                <text:p>73.9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2.014">
                <text:p>22.014</text:p>
              </table:table-cell>
              <table:table-cell office:value-type="float" office:value="64.658">
                <text:p>64.6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.879">
                <text:p>9.879</text:p>
              </table:table-cell>
              <table:table-cell office:value-type="float" office:value="68.306">
                <text:p>68.3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.36">
                <text:p>20.36</text:p>
              </table:table-cell>
              <table:table-cell office:value-type="float" office:value="67.585">
                <text:p>67.5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3.34">
                <text:p>23.34</text:p>
              </table:table-cell>
              <table:table-cell office:value-type="float" office:value="66.168">
                <text:p>66.1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.028">
                <text:p>30.028</text:p>
              </table:table-cell>
              <table:table-cell office:value-type="float" office:value="47.199">
                <text:p>47.1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6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minimum="0" chart:maximum="9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5cm" svg:height="9.005cm" xlink:href="." xlink:type="simple" chart:class="chart:scatter" chart:style-name="ch1">
        <chart:plot-area chart:style-name="ch2" chart:data-source-has-labels="both" svg:x="0.32cm" svg:y="0.18cm" svg:width="15.375cm" svg:height="8.645cm">
          <chartooo:coordinate-region svg:x="0.941cm" svg:y="0.379cm" svg:width="14.567cm" svg:height="7.799cm"/>
          <chart:axis chart:dimension="x" chart:name="primary-x" chart:style-name="ch3" chartooo:axis-type="auto">
            <chart:categories table:cell-range-address="local-table.$A$2:.$A$71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local-table.$C$2:.$C$71" chart:label-cell-address="local-table.$C$1" chart:class="chart:scatter">
            <chart:domain table:cell-range-address="local-table.$B$2:.$B$71"/>
            <chart:data-point chart:repeated="7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LifeExpectancy(2008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69">
                <text:p>14.69</text:p>
              </table:table-cell>
              <table:table-cell office:value-type="float" office:value="76.492">
                <text:p>76.49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.804">
                <text:p>20.804</text:p>
              </table:table-cell>
              <table:table-cell office:value-type="float" office:value="72.44">
                <text:p>72.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.372">
                <text:p>17.372</text:p>
              </table:table-cell>
              <table:table-cell office:value-type="float" office:value="75.387">
                <text:p>75.3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741">
                <text:p>12.741</text:p>
              </table:table-cell>
              <table:table-cell office:value-type="float" office:value="81.567">
                <text:p>81.5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138">
                <text:p>9.138</text:p>
              </table:table-cell>
              <table:table-cell office:value-type="float" office:value="80.51">
                <text:p>80.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.863">
                <text:p>16.863</text:p>
              </table:table-cell>
              <table:table-cell office:value-type="float" office:value="74.848">
                <text:p>74.8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.151">
                <text:p>18.151</text:p>
              </table:table-cell>
              <table:table-cell office:value-type="float" office:value="74.675">
                <text:p>74.6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293">
                <text:p>11.293</text:p>
              </table:table-cell>
              <table:table-cell office:value-type="float" office:value="79.777">
                <text:p>79.7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.061">
                <text:p>20.061</text:p>
              </table:table-cell>
              <table:table-cell office:value-type="float" office:value="77.6">
                <text:p>77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625">
                <text:p>10.625</text:p>
              </table:table-cell>
              <table:table-cell office:value-type="float" office:value="80.743">
                <text:p>80.7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426">
                <text:p>9.426</text:p>
              </table:table-cell>
              <table:table-cell office:value-type="float" office:value="79.586">
                <text:p>79.5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04">
                <text:p>15.04</text:p>
              </table:table-cell>
              <table:table-cell office:value-type="float" office:value="78.561">
                <text:p>78.5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.605">
                <text:p>20.605</text:p>
              </table:table-cell>
              <table:table-cell office:value-type="float" office:value="73.041">
                <text:p>73.0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.643">
                <text:p>16.643</text:p>
              </table:table-cell>
              <table:table-cell office:value-type="float" office:value="78.94">
                <text:p>78.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499">
                <text:p>10.499</text:p>
              </table:table-cell>
              <table:table-cell office:value-type="float" office:value="78.565">
                <text:p>78.5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514">
                <text:p>11.514</text:p>
              </table:table-cell>
              <table:table-cell office:value-type="float" office:value="79.058">
                <text:p>79.0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.546">
                <text:p>11.546</text:p>
              </table:table-cell>
              <table:table-cell office:value-type="float" office:value="78.408">
                <text:p>78.4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.719">
                <text:p>22.719</text:p>
              </table:table-cell>
              <table:table-cell office:value-type="float" office:value="72.678">
                <text:p>72.6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.989">
                <text:p>20.989</text:p>
              </table:table-cell>
              <table:table-cell office:value-type="float" office:value="75.15">
                <text:p>75.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.127">
                <text:p>11.127</text:p>
              </table:table-cell>
              <table:table-cell office:value-type="float" office:value="79.699">
                <text:p>79.6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.21">
                <text:p>12.21</text:p>
              </table:table-cell>
              <table:table-cell office:value-type="float" office:value="81.254">
                <text:p>81.2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.075">
                <text:p>18.075</text:p>
              </table:table-cell>
              <table:table-cell office:value-type="float" office:value="74.584">
                <text:p>74.5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136">
                <text:p>8.136</text:p>
              </table:table-cell>
              <table:table-cell office:value-type="float" office:value="80.06">
                <text:p>80.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.65">
                <text:p>9.65</text:p>
              </table:table-cell>
              <table:table-cell office:value-type="float" office:value="79.594">
                <text:p>79.5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.412">
                <text:p>19.412</text:p>
              </table:table-cell>
              <table:table-cell office:value-type="float" office:value="75.457">
                <text:p>75.4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.452">
                <text:p>14.452</text:p>
              </table:table-cell>
              <table:table-cell office:value-type="float" office:value="79.437">
                <text:p>79.4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.459">
                <text:p>18.459</text:p>
              </table:table-cell>
              <table:table-cell office:value-type="float" office:value="75.606">
                <text:p>75.6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.165">
                <text:p>8.165</text:p>
              </table:table-cell>
              <table:table-cell office:value-type="float" office:value="81.832">
                <text:p>81.8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.738">
                <text:p>14.738</text:p>
              </table:table-cell>
              <table:table-cell office:value-type="float" office:value="81.846">
                <text:p>81.8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.645">
                <text:p>15.645</text:p>
              </table:table-cell>
              <table:table-cell office:value-type="float" office:value="79.94">
                <text:p>79.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.028">
                <text:p>20.028</text:p>
              </table:table-cell>
              <table:table-cell office:value-type="float" office:value="80.836">
                <text:p>80.8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.258">
                <text:p>9.258</text:p>
              </table:table-cell>
              <table:table-cell office:value-type="float" office:value="81.236">
                <text:p>81.2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.461">
                <text:p>19.461</text:p>
              </table:table-cell>
              <table:table-cell office:value-type="float" office:value="72.362">
                <text:p>72.3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.201">
                <text:p>8.201</text:p>
              </table:table-cell>
              <table:table-cell office:value-type="float" office:value="82.81">
                <text:p>82.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.488">
                <text:p>9.488</text:p>
              </table:table-cell>
              <table:table-cell office:value-type="float" office:value="80.064">
                <text:p>80.0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.911">
                <text:p>17.911</text:p>
              </table:table-cell>
              <table:table-cell office:value-type="float" office:value="74.234">
                <text:p>74.2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.389">
                <text:p>11.389</text:p>
              </table:table-cell>
              <table:table-cell office:value-type="float" office:value="79.563">
                <text:p>79.5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.28">
                <text:p>8.28</text:p>
              </table:table-cell>
              <table:table-cell office:value-type="float" office:value="80.198">
                <text:p>80.1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.534">
                <text:p>20.534</text:p>
              </table:table-cell>
              <table:table-cell office:value-type="float" office:value="73.52">
                <text:p>73.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.82">
                <text:p>18.82</text:p>
              </table:table-cell>
              <table:table-cell office:value-type="float" office:value="75.791">
                <text:p>75.7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.04">
                <text:p>9.04</text:p>
              </table:table-cell>
              <table:table-cell office:value-type="float" office:value="78.951">
                <text:p>78.9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.643">
                <text:p>12.643</text:p>
              </table:table-cell>
              <table:table-cell office:value-type="float" office:value="80.131">
                <text:p>80.1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.091">
                <text:p>19.091</text:p>
              </table:table-cell>
              <table:table-cell office:value-type="float" office:value="76.303">
                <text:p>76.3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.259">
                <text:p>11.259</text:p>
              </table:table-cell>
              <table:table-cell office:value-type="float" office:value="80.024">
                <text:p>80.0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.401">
                <text:p>13.401</text:p>
              </table:table-cell>
              <table:table-cell office:value-type="float" office:value="76.184">
                <text:p>76.1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.477">
                <text:p>16.477</text:p>
              </table:table-cell>
              <table:table-cell office:value-type="float" office:value="75.525">
                <text:p>75.5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.831">
                <text:p>13.831</text:p>
              </table:table-cell>
              <table:table-cell office:value-type="float" office:value="80.301">
                <text:p>80.3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.304">
                <text:p>12.304</text:p>
              </table:table-cell>
              <table:table-cell office:value-type="float" office:value="80.672">
                <text:p>80.6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2.058">
                <text:p>22.058</text:p>
              </table:table-cell>
              <table:table-cell office:value-type="float" office:value="72.765">
                <text:p>72.7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.819">
                <text:p>20.819</text:p>
              </table:table-cell>
              <table:table-cell office:value-type="float" office:value="75.605">
                <text:p>75.6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.342">
                <text:p>21.342</text:p>
              </table:table-cell>
              <table:table-cell office:value-type="float" office:value="73.315">
                <text:p>73.3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.873">
                <text:p>9.873</text:p>
              </table:table-cell>
              <table:table-cell office:value-type="float" office:value="78.771">
                <text:p>78.77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.19">
                <text:p>13.19</text:p>
              </table:table-cell>
              <table:table-cell office:value-type="float" office:value="78.823">
                <text:p>78.8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.197">
                <text:p>12.197</text:p>
              </table:table-cell>
              <table:table-cell office:value-type="float" office:value="77.948">
                <text:p>77.9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.55">
                <text:p>18.55</text:p>
              </table:table-cell>
              <table:table-cell office:value-type="float" office:value="77.297">
                <text:p>77.2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.049">
                <text:p>18.049</text:p>
              </table:table-cell>
              <table:table-cell office:value-type="float" office:value="73.995">
                <text:p>73.9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.191">
                <text:p>8.191</text:p>
              </table:table-cell>
              <table:table-cell office:value-type="float" office:value="80.672">
                <text:p>80.6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.628">
                <text:p>9.628</text:p>
              </table:table-cell>
              <table:table-cell office:value-type="float" office:value="78.414">
                <text:p>78.4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.016">
                <text:p>11.016</text:p>
              </table:table-cell>
              <table:table-cell office:value-type="float" office:value="80.935">
                <text:p>80.9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.287">
                <text:p>18.287</text:p>
              </table:table-cell>
              <table:table-cell office:value-type="float" office:value="74.456">
                <text:p>74.4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.72">
                <text:p>11.72</text:p>
              </table:table-cell>
              <table:table-cell office:value-type="float" office:value="80.973">
                <text:p>80.9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.69">
                <text:p>9.69</text:p>
              </table:table-cell>
              <table:table-cell office:value-type="float" office:value="81.898">
                <text:p>81.8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.426">
                <text:p>18.426</text:p>
              </table:table-cell>
              <table:table-cell office:value-type="float" office:value="73.156">
                <text:p>73.1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.027">
                <text:p>14.027</text:p>
              </table:table-cell>
              <table:table-cell office:value-type="float" office:value="76.035">
                <text:p>76.0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.195">
                <text:p>12.195</text:p>
              </table:table-cell>
              <table:table-cell office:value-type="float" office:value="79.499">
                <text:p>79.4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.191">
                <text:p>14.191</text:p>
              </table:table-cell>
              <table:table-cell office:value-type="float" office:value="77.8">
                <text:p>77.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.089">
                <text:p>15.089</text:p>
              </table:table-cell>
              <table:table-cell office:value-type="float" office:value="76.453">
                <text:p>76.4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1.439">
                <text:p>21.439</text:p>
              </table:table-cell>
              <table:table-cell office:value-type="float" office:value="73.815">
                <text:p>73.8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.312">
                <text:p>17.312</text:p>
              </table:table-cell>
              <table:table-cell office:value-type="float" office:value="74.51">
                <text:p>74.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.536">
                <text:p>13.536</text:p>
              </table:table-cell>
              <table:table-cell office:value-type="float" office:value="79.014">
                <text:p>79.0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